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2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clock-off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NTP seconds</text:p>
          </table:table-cell>
          <table:table-cell office:value-type="string" calcext:value-type="string">
            <text:p>NTP ms</text:p>
          </table:table-cell>
          <table:table-cell office:value-type="string" calcext:value-type="string">
            <text:p>local seconds</text:p>
          </table:table-cell>
          <table:table-cell office:value-type="string" calcext:value-type="string">
            <text:p>local ms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P_ppm</text:p>
          </table:table-cell>
          <table:table-cell table:style-name="Default" office:value-type="string" calcext:value-type="string">
            <text:p>D_ppm</text:p>
          </table:table-cell>
          <table:table-cell office:value-type="string" calcext:value-type="string">
            <text:p>ticks_ms</text:p>
          </table:table-cell>
          <table:table-cell office:value-type="string" calcext:value-type="string">
            <text:p>rtt ms</text:p>
          </table:table-cell>
          <table:table-cell office:value-type="string" calcext:value-type="string">
            <text:p>rtt over 18ms</text:p>
          </table:table-cell>
          <table:table-cell table:style-name="Default" office:value-type="string" calcext:value-type="string">
            <text:p>offset adjust</text:p>
          </table:table-cell>
        </table:table-row>
        <table:table-row table:style-name="ro1">
          <table:table-cell office:value-type="float" office:value="1738335255" calcext:value-type="float">
            <text:p>1738335255</text:p>
          </table:table-cell>
          <table:table-cell office:value-type="float" office:value="763.1326" calcext:value-type="float">
            <text:p>763.1326</text:p>
          </table:table-cell>
          <table:table-cell office:value-type="float" office:value="1738335255" calcext:value-type="float">
            <text:p>1738335255</text:p>
          </table:table-cell>
          <table:table-cell office:value-type="float" office:value="759" calcext:value-type="float">
            <text:p>759</text:p>
          </table:table-cell>
          <table:table-cell office:value-type="float" office:value="4.132568" calcext:value-type="float">
            <text:p>4.133</text:p>
          </table:table-cell>
          <table:table-cell office:value-type="float" office:value="4.035711" calcext:value-type="float">
            <text:p>4.036</text:p>
          </table:table-cell>
          <table:table-cell office:value-type="float" office:value="0" calcext:value-type="float">
            <text:p>0.000</text:p>
          </table:table-cell>
          <table:table-cell office:value-type="float" office:value="365272905" calcext:value-type="float">
            <text:p>365272905</text:p>
          </table:table-cell>
          <table:table-cell office:value-type="float" office:value="23" calcext:value-type="float">
            <text:p>23</text:p>
          </table:table-cell>
          <table:table-cell table:formula="of:=[.I2]-18" office:value-type="float" office:value="5" calcext:value-type="float">
            <text:p>5</text:p>
          </table:table-cell>
          <table:table-cell table:formula="of:=[.E2]+[.J2]" office:value-type="float" office:value="9.132568" calcext:value-type="float">
            <text:p>9.133</text:p>
          </table:table-cell>
        </table:table-row>
        <table:table-row table:style-name="ro1">
          <table:table-cell office:value-type="float" office:value="1738335319" calcext:value-type="float">
            <text:p>1738335319</text:p>
          </table:table-cell>
          <table:table-cell office:value-type="float" office:value="828.7474" calcext:value-type="float">
            <text:p>828.7474</text:p>
          </table:table-cell>
          <table:table-cell office:value-type="float" office:value="1738335319" calcext:value-type="float">
            <text:p>1738335319</text:p>
          </table:table-cell>
          <table:table-cell office:value-type="float" office:value="790" calcext:value-type="float">
            <text:p>790</text:p>
          </table:table-cell>
          <table:table-cell office:value-type="float" office:value="38.74744" calcext:value-type="float">
            <text:p>38.747</text:p>
          </table:table-cell>
          <table:table-cell office:value-type="float" office:value="37.83929" calcext:value-type="float">
            <text:p>37.839</text:p>
          </table:table-cell>
          <table:table-cell office:value-type="float" office:value="249.6684" calcext:value-type="float">
            <text:p>249.668</text:p>
          </table:table-cell>
          <table:table-cell office:value-type="float" office:value="365336975" calcext:value-type="float">
            <text:p>365336975</text:p>
          </table:table-cell>
          <table:table-cell office:value-type="float" office:value="61" calcext:value-type="float">
            <text:p>61</text:p>
          </table:table-cell>
          <table:table-cell table:formula="of:=[.I3]-18" office:value-type="float" office:value="43" calcext:value-type="float">
            <text:p>43</text:p>
          </table:table-cell>
          <table:table-cell table:formula="of:=[.E3]+[.J3]" office:value-type="float" office:value="81.74744" calcext:value-type="float">
            <text:p>81.747</text:p>
          </table:table-cell>
        </table:table-row>
        <table:table-row table:style-name="ro1">
          <table:table-cell office:value-type="float" office:value="1738335383" calcext:value-type="float">
            <text:p>1738335383</text:p>
          </table:table-cell>
          <table:table-cell office:value-type="float" office:value="862.022" calcext:value-type="float">
            <text:p>862.022</text:p>
          </table:table-cell>
          <table:table-cell office:value-type="float" office:value="1738335383" calcext:value-type="float">
            <text:p>1738335383</text:p>
          </table:table-cell>
          <table:table-cell office:value-type="float" office:value="878" calcext:value-type="float">
            <text:p>878</text:p>
          </table:table-cell>
          <table:table-cell office:value-type="float" office:value="-15.97797" calcext:value-type="float">
            <text:p>-15.978</text:p>
          </table:table-cell>
          <table:table-cell office:value-type="float" office:value="-15.60348" calcext:value-type="float">
            <text:p>-15.603</text:p>
          </table:table-cell>
          <table:table-cell office:value-type="float" office:value="-7.757647" calcext:value-type="float">
            <text:p>-7.758</text:p>
          </table:table-cell>
          <table:table-cell office:value-type="float" office:value="365401004" calcext:value-type="float">
            <text:p>365401004</text:p>
          </table:table-cell>
          <table:table-cell office:value-type="float" office:value="20" calcext:value-type="float">
            <text:p>20</text:p>
          </table:table-cell>
          <table:table-cell table:formula="of:=[.I4]-18" office:value-type="float" office:value="2" calcext:value-type="float">
            <text:p>2</text:p>
          </table:table-cell>
          <table:table-cell table:formula="of:=[.E4]+[.J4]" office:value-type="float" office:value="-13.97797" calcext:value-type="float">
            <text:p>-13.978</text:p>
          </table:table-cell>
        </table:table-row>
        <table:table-row table:style-name="ro1">
          <table:table-cell office:value-type="float" office:value="1738335447" calcext:value-type="float">
            <text:p>1738335447</text:p>
          </table:table-cell>
          <table:table-cell office:value-type="float" office:value="893.9247" calcext:value-type="float">
            <text:p>893.9247</text:p>
          </table:table-cell>
          <table:table-cell office:value-type="float" office:value="1738335447" calcext:value-type="float">
            <text:p>1738335447</text:p>
          </table:table-cell>
          <table:table-cell office:value-type="float" office:value="909" calcext:value-type="float">
            <text:p>909</text:p>
          </table:table-cell>
          <table:table-cell office:value-type="float" office:value="-15.07526" calcext:value-type="float">
            <text:p>-15.075</text:p>
          </table:table-cell>
          <table:table-cell office:value-type="float" office:value="-14.72193" calcext:value-type="float">
            <text:p>-14.722</text:p>
          </table:table-cell>
          <table:table-cell office:value-type="float" office:value="-31.20893" calcext:value-type="float">
            <text:p>-31.209</text:p>
          </table:table-cell>
          <table:table-cell office:value-type="float" office:value="365465035" calcext:value-type="float">
            <text:p>365465035</text:p>
          </table:table-cell>
          <table:table-cell office:value-type="float" office:value="18" calcext:value-type="float">
            <text:p>18</text:p>
          </table:table-cell>
          <table:table-cell table:formula="of:=[.I5]-18" office:value-type="float" office:value="0" calcext:value-type="float">
            <text:p>0</text:p>
          </table:table-cell>
          <table:table-cell table:formula="of:=[.E5]+[.J5]" office:value-type="float" office:value="-15.07526" calcext:value-type="float">
            <text:p>-15.075</text:p>
          </table:table-cell>
        </table:table-row>
        <table:table-row table:style-name="ro1">
          <table:table-cell office:value-type="float" office:value="1738335511" calcext:value-type="float">
            <text:p>1738335511</text:p>
          </table:table-cell>
          <table:table-cell office:value-type="float" office:value="925.695" calcext:value-type="float">
            <text:p>925.695</text:p>
          </table:table-cell>
          <table:table-cell office:value-type="float" office:value="1738335511" calcext:value-type="float">
            <text:p>1738335511</text:p>
          </table:table-cell>
          <table:table-cell office:value-type="float" office:value="936" calcext:value-type="float">
            <text:p>936</text:p>
          </table:table-cell>
          <table:table-cell office:value-type="float" office:value="-10.30499" calcext:value-type="float">
            <text:p>-10.305</text:p>
          </table:table-cell>
          <table:table-cell office:value-type="float" office:value="-10.06347" calcext:value-type="float">
            <text:p>-10.063</text:p>
          </table:table-cell>
          <table:table-cell office:value-type="float" office:value="-26.53671" calcext:value-type="float">
            <text:p>-26.537</text:p>
          </table:table-cell>
          <table:table-cell office:value-type="float" office:value="365529066" calcext:value-type="float">
            <text:p>365529066</text:p>
          </table:table-cell>
          <table:table-cell office:value-type="float" office:value="20" calcext:value-type="float">
            <text:p>20</text:p>
          </table:table-cell>
          <table:table-cell table:formula="of:=[.I6]-18" office:value-type="float" office:value="2" calcext:value-type="float">
            <text:p>2</text:p>
          </table:table-cell>
          <table:table-cell table:formula="of:=[.E6]+[.J6]" office:value-type="float" office:value="-8.30499" calcext:value-type="float">
            <text:p>-8.305</text:p>
          </table:table-cell>
        </table:table-row>
        <table:table-row table:style-name="ro1">
          <table:table-cell office:value-type="float" office:value="1738335575" calcext:value-type="float">
            <text:p>1738335575</text:p>
          </table:table-cell>
          <table:table-cell office:value-type="float" office:value="958.3403" calcext:value-type="float">
            <text:p>958.3403</text:p>
          </table:table-cell>
          <table:table-cell office:value-type="float" office:value="1738335575" calcext:value-type="float">
            <text:p>1738335575</text:p>
          </table:table-cell>
          <table:table-cell office:value-type="float" office:value="962" calcext:value-type="float">
            <text:p>962</text:p>
          </table:table-cell>
          <table:table-cell office:value-type="float" office:value="-3.659668" calcext:value-type="float">
            <text:p>-3.660</text:p>
          </table:table-cell>
          <table:table-cell office:value-type="float" office:value="-3.573894" calcext:value-type="float">
            <text:p>-3.574</text:p>
          </table:table-cell>
          <table:table-cell office:value-type="float" office:value="-16.94911" calcext:value-type="float">
            <text:p>-16.949</text:p>
          </table:table-cell>
          <table:table-cell office:value-type="float" office:value="365593099" calcext:value-type="float">
            <text:p>365593099</text:p>
          </table:table-cell>
          <table:table-cell office:value-type="float" office:value="23" calcext:value-type="float">
            <text:p>23</text:p>
          </table:table-cell>
          <table:table-cell table:formula="of:=[.I7]-18" office:value-type="float" office:value="5" calcext:value-type="float">
            <text:p>5</text:p>
          </table:table-cell>
          <table:table-cell table:formula="of:=[.E7]+[.J7]" office:value-type="float" office:value="1.340332" calcext:value-type="float">
            <text:p>1.340</text:p>
          </table:table-cell>
        </table:table-row>
        <table:table-row table:style-name="ro1">
          <table:table-cell office:value-type="float" office:value="1738335639" calcext:value-type="float">
            <text:p>1738335639</text:p>
          </table:table-cell>
          <table:table-cell office:value-type="float" office:value="989.9781" calcext:value-type="float">
            <text:p>989.9781</text:p>
          </table:table-cell>
          <table:table-cell office:value-type="float" office:value="1738335639" calcext:value-type="float">
            <text:p>1738335639</text:p>
          </table:table-cell>
          <table:table-cell office:value-type="float" office:value="996" calcext:value-type="float">
            <text:p>996</text:p>
          </table:table-cell>
          <table:table-cell office:value-type="float" office:value="-6.021912" calcext:value-type="float">
            <text:p>-6.022</text:p>
          </table:table-cell>
          <table:table-cell office:value-type="float" office:value="-5.880773" calcext:value-type="float">
            <text:p>-5.881</text:p>
          </table:table-cell>
          <table:table-cell office:value-type="float" office:value="-15.05534" calcext:value-type="float">
            <text:p>-15.055</text:p>
          </table:table-cell>
          <table:table-cell office:value-type="float" office:value="365657130" calcext:value-type="float">
            <text:p>365657130</text:p>
          </table:table-cell>
          <table:table-cell office:value-type="float" office:value="18" calcext:value-type="float">
            <text:p>18</text:p>
          </table:table-cell>
          <table:table-cell table:formula="of:=[.I8]-18" office:value-type="float" office:value="0" calcext:value-type="float">
            <text:p>0</text:p>
          </table:table-cell>
          <table:table-cell table:formula="of:=[.E8]+[.J8]" office:value-type="float" office:value="-6.021912" calcext:value-type="float">
            <text:p>-6.022</text:p>
          </table:table-cell>
        </table:table-row>
        <table:table-row table:style-name="ro1">
          <table:table-cell office:value-type="float" office:value="1738335704" calcext:value-type="float">
            <text:p>1738335704</text:p>
          </table:table-cell>
          <table:table-cell office:value-type="float" office:value="28.59391" calcext:value-type="float">
            <text:p>28.59391</text:p>
          </table:table-cell>
          <table:table-cell office:value-type="float" office:value="1738335704" calcext:value-type="float">
            <text:p>1738335704</text:p>
          </table:table-cell>
          <table:table-cell office:value-type="float" office:value="26" calcext:value-type="float">
            <text:p>26</text:p>
          </table:table-cell>
          <table:table-cell office:value-type="float" office:value="2.593908" calcext:value-type="float">
            <text:p>2.594</text:p>
          </table:table-cell>
          <table:table-cell office:value-type="float" office:value="2.533113" calcext:value-type="float">
            <text:p>2.533</text:p>
          </table:table-cell>
          <table:table-cell office:value-type="float" office:value="-7.805845" calcext:value-type="float">
            <text:p>-7.806</text:p>
          </table:table-cell>
          <table:table-cell office:value-type="float" office:value="365721169" calcext:value-type="float">
            <text:p>365721169</text:p>
          </table:table-cell>
          <table:table-cell office:value-type="float" office:value="24" calcext:value-type="float">
            <text:p>24</text:p>
          </table:table-cell>
          <table:table-cell table:formula="of:=[.I9]-18" office:value-type="float" office:value="6" calcext:value-type="float">
            <text:p>6</text:p>
          </table:table-cell>
          <table:table-cell table:formula="of:=[.E9]+[.J9]" office:value-type="float" office:value="8.593908" calcext:value-type="float">
            <text:p>8.594</text:p>
          </table:table-cell>
        </table:table-row>
        <table:table-row table:style-name="ro1">
          <table:table-cell office:value-type="float" office:value="1738335768" calcext:value-type="float">
            <text:p>1738335768</text:p>
          </table:table-cell>
          <table:table-cell office:value-type="float" office:value="58.86368" calcext:value-type="float">
            <text:p>58.86368</text:p>
          </table:table-cell>
          <table:table-cell office:value-type="float" office:value="1738335768" calcext:value-type="float">
            <text:p>1738335768</text:p>
          </table:table-cell>
          <table:table-cell office:value-type="float" office:value="60" calcext:value-type="float">
            <text:p>60</text:p>
          </table:table-cell>
          <table:table-cell office:value-type="float" office:value="-1.136322" calcext:value-type="float">
            <text:p>-1.136</text:p>
          </table:table-cell>
          <table:table-cell office:value-type="float" office:value="-1.109689" calcext:value-type="float">
            <text:p>-1.110</text:p>
          </table:table-cell>
          <table:table-cell office:value-type="float" office:value="-5.984692" calcext:value-type="float">
            <text:p>-5.985</text:p>
          </table:table-cell>
          <table:table-cell office:value-type="float" office:value="365785198" calcext:value-type="float">
            <text:p>365785198</text:p>
          </table:table-cell>
          <table:table-cell office:value-type="float" office:value="20" calcext:value-type="float">
            <text:p>20</text:p>
          </table:table-cell>
          <table:table-cell table:formula="of:=[.I10]-18" office:value-type="float" office:value="2" calcext:value-type="float">
            <text:p>2</text:p>
          </table:table-cell>
          <table:table-cell table:formula="of:=[.E10]+[.J10]" office:value-type="float" office:value="0.863678" calcext:value-type="float">
            <text:p>0.864</text:p>
          </table:table-cell>
        </table:table-row>
        <table:table-row table:style-name="ro1">
          <table:table-cell office:value-type="float" office:value="1738335832" calcext:value-type="float">
            <text:p>1738335832</text:p>
          </table:table-cell>
          <table:table-cell office:value-type="float" office:value="88.94119" calcext:value-type="float">
            <text:p>88.94119</text:p>
          </table:table-cell>
          <table:table-cell office:value-type="float" office:value="1738335832" calcext:value-type="float">
            <text:p>1738335832</text:p>
          </table:table-cell>
          <table:table-cell office:value-type="float" office:value="89" calcext:value-type="float">
            <text:p>89</text:p>
          </table:table-cell>
          <table:table-cell office:value-type="float" office:value="-0.05880737" calcext:value-type="float">
            <text:p>-0.059</text:p>
          </table:table-cell>
          <table:table-cell office:value-type="float" office:value="-0.05742907" calcext:value-type="float">
            <text:p>-0.057</text:p>
          </table:table-cell>
          <table:table-cell office:value-type="float" office:value="-3.879326" calcext:value-type="float">
            <text:p>-3.879</text:p>
          </table:table-cell>
          <table:table-cell office:value-type="float" office:value="365849228" calcext:value-type="float">
            <text:p>365849228</text:p>
          </table:table-cell>
          <table:table-cell office:value-type="float" office:value="19" calcext:value-type="float">
            <text:p>19</text:p>
          </table:table-cell>
          <table:table-cell table:formula="of:=[.I11]-18" office:value-type="float" office:value="1" calcext:value-type="float">
            <text:p>1</text:p>
          </table:table-cell>
          <table:table-cell table:formula="of:=[.E11]+[.J11]" office:value-type="float" office:value="0.94119263" calcext:value-type="float">
            <text:p>0.941</text:p>
          </table:table-cell>
        </table:table-row>
        <table:table-row table:style-name="ro1">
          <table:table-cell office:value-type="float" office:value="1738336856" calcext:value-type="float">
            <text:p>1738336856</text:p>
          </table:table-cell>
          <table:table-cell office:value-type="float" office:value="135.6635" calcext:value-type="float">
            <text:p>135.6635</text:p>
          </table:table-cell>
          <table:table-cell office:value-type="float" office:value="1738336856" calcext:value-type="float">
            <text:p>1738336856</text:p>
          </table:table-cell>
          <table:table-cell office:value-type="float" office:value="117" calcext:value-type="float">
            <text:p>117</text:p>
          </table:table-cell>
          <table:table-cell office:value-type="float" office:value="18.66348" calcext:value-type="float">
            <text:p>18.663</text:p>
          </table:table-cell>
          <table:table-cell office:value-type="float" office:value="18.22606" calcext:value-type="float">
            <text:p>18.226</text:p>
          </table:table-cell>
          <table:table-cell office:value-type="float" office:value="5.206772" calcext:value-type="float">
            <text:p>5.207</text:p>
          </table:table-cell>
          <table:table-cell office:value-type="float" office:value="366873268" calcext:value-type="float">
            <text:p>366873268</text:p>
          </table:table-cell>
          <table:table-cell office:value-type="float" office:value="28" calcext:value-type="float">
            <text:p>28</text:p>
          </table:table-cell>
          <table:table-cell table:formula="of:=[.I12]-18" office:value-type="float" office:value="10" calcext:value-type="float">
            <text:p>10</text:p>
          </table:table-cell>
          <table:table-cell table:formula="of:=[.E12]+[.J12]" office:value-type="float" office:value="28.66348" calcext:value-type="float">
            <text:p>28.663</text:p>
          </table:table-cell>
        </table:table-row>
        <table:table-row table:style-name="ro1">
          <table:table-cell office:value-type="float" office:value="1738337880" calcext:value-type="float">
            <text:p>1738337880</text:p>
          </table:table-cell>
          <table:table-cell office:value-type="float" office:value="183.5409" calcext:value-type="float">
            <text:p>183.5409</text:p>
          </table:table-cell>
          <table:table-cell office:value-type="float" office:value="1738337880" calcext:value-type="float">
            <text:p>1738337880</text:p>
          </table:table-cell>
          <table:table-cell office:value-type="float" office:value="180" calcext:value-type="float">
            <text:p>180</text:p>
          </table:table-cell>
          <table:table-cell office:value-type="float" office:value="3.540878" calcext:value-type="float">
            <text:p>3.541</text:p>
          </table:table-cell>
          <table:table-cell office:value-type="float" office:value="3.457889" calcext:value-type="float">
            <text:p>3.458</text:p>
          </table:table-cell>
          <table:table-cell office:value-type="float" office:value="8.830515" calcext:value-type="float">
            <text:p>8.831</text:p>
          </table:table-cell>
          <table:table-cell office:value-type="float" office:value="367897311" calcext:value-type="float">
            <text:p>367897311</text:p>
          </table:table-cell>
          <table:table-cell office:value-type="float" office:value="31" calcext:value-type="float">
            <text:p>31</text:p>
          </table:table-cell>
          <table:table-cell table:formula="of:=[.I13]-18" office:value-type="float" office:value="13" calcext:value-type="float">
            <text:p>13</text:p>
          </table:table-cell>
          <table:table-cell table:formula="of:=[.E13]+[.J13]" office:value-type="float" office:value="16.540878" calcext:value-type="float">
            <text:p>16.541</text:p>
          </table:table-cell>
        </table:table-row>
        <table:table-row table:style-name="ro1">
          <table:table-cell office:value-type="float" office:value="1738338904" calcext:value-type="float">
            <text:p>1738338904</text:p>
          </table:table-cell>
          <table:table-cell office:value-type="float" office:value="238.0844" calcext:value-type="float">
            <text:p>238.0844</text:p>
          </table:table-cell>
          <table:table-cell office:value-type="float" office:value="1738338904" calcext:value-type="float">
            <text:p>1738338904</text:p>
          </table:table-cell>
          <table:table-cell office:value-type="float" office:value="238" calcext:value-type="float">
            <text:p>238</text:p>
          </table:table-cell>
          <table:table-cell office:value-type="float" office:value="0.0843811" calcext:value-type="float">
            <text:p>0.084</text:p>
          </table:table-cell>
          <table:table-cell office:value-type="float" office:value="0.08240341" calcext:value-type="float">
            <text:p>0.082</text:p>
          </table:table-cell>
          <table:table-cell office:value-type="float" office:value="8.272383" calcext:value-type="float">
            <text:p>8.272</text:p>
          </table:table-cell>
          <table:table-cell office:value-type="float" office:value="368921359" calcext:value-type="float">
            <text:p>368921359</text:p>
          </table:table-cell>
          <table:table-cell office:value-type="float" office:value="33" calcext:value-type="float">
            <text:p>33</text:p>
          </table:table-cell>
          <table:table-cell table:formula="of:=[.I14]-18" office:value-type="float" office:value="15" calcext:value-type="float">
            <text:p>15</text:p>
          </table:table-cell>
          <table:table-cell table:formula="of:=[.E14]+[.J14]" office:value-type="float" office:value="15.0843811" calcext:value-type="float">
            <text:p>15.084</text:p>
          </table:table-cell>
        </table:table-row>
        <table:table-row table:style-name="ro1">
          <table:table-cell office:value-type="float" office:value="1738339928" calcext:value-type="float">
            <text:p>1738339928</text:p>
          </table:table-cell>
          <table:table-cell office:value-type="float" office:value="283.4696" calcext:value-type="float">
            <text:p>283.4696</text:p>
          </table:table-cell>
          <table:table-cell office:value-type="float" office:value="1738339928" calcext:value-type="float">
            <text:p>1738339928</text:p>
          </table:table-cell>
          <table:table-cell office:value-type="float" office:value="289" calcext:value-type="float">
            <text:p>289</text:p>
          </table:table-cell>
          <table:table-cell office:value-type="float" office:value="-5.530426" calcext:value-type="float">
            <text:p>-5.530</text:p>
          </table:table-cell>
          <table:table-cell office:value-type="float" office:value="-5.400806" calcext:value-type="float">
            <text:p>-5.401</text:p>
          </table:table-cell>
          <table:table-cell office:value-type="float" office:value="7.379917" calcext:value-type="float">
            <text:p>7.380</text:p>
          </table:table-cell>
          <table:table-cell office:value-type="float" office:value="369945399" calcext:value-type="float">
            <text:p>369945399</text:p>
          </table:table-cell>
          <table:table-cell office:value-type="float" office:value="30" calcext:value-type="float">
            <text:p>30</text:p>
          </table:table-cell>
          <table:table-cell table:formula="of:=[.I15]-18" office:value-type="float" office:value="12" calcext:value-type="float">
            <text:p>12</text:p>
          </table:table-cell>
          <table:table-cell table:formula="of:=[.E15]+[.J15]" office:value-type="float" office:value="6.469574" calcext:value-type="float">
            <text:p>6.470</text:p>
          </table:table-cell>
        </table:table-row>
        <table:table-row table:style-name="ro1">
          <table:table-cell office:value-type="float" office:value="1738340952" calcext:value-type="float">
            <text:p>1738340952</text:p>
          </table:table-cell>
          <table:table-cell office:value-type="float" office:value="332.5198" calcext:value-type="float">
            <text:p>332.5198</text:p>
          </table:table-cell>
          <table:table-cell office:value-type="float" office:value="1738340952" calcext:value-type="float">
            <text:p>1738340952</text:p>
          </table:table-cell>
          <table:table-cell office:value-type="float" office:value="336" calcext:value-type="float">
            <text:p>336</text:p>
          </table:table-cell>
          <table:table-cell office:value-type="float" office:value="-3.480164" calcext:value-type="float">
            <text:p>-3.480</text:p>
          </table:table-cell>
          <table:table-cell office:value-type="float" office:value="-3.398597" calcext:value-type="float">
            <text:p>-3.399</text:p>
          </table:table-cell>
          <table:table-cell office:value-type="float" office:value="6.977676" calcext:value-type="float">
            <text:p>6.978</text:p>
          </table:table-cell>
          <table:table-cell office:value-type="float" office:value="370969442" calcext:value-type="float">
            <text:p>370969442</text:p>
          </table:table-cell>
          <table:table-cell office:value-type="float" office:value="28" calcext:value-type="float">
            <text:p>28</text:p>
          </table:table-cell>
          <table:table-cell table:formula="of:=[.I16]-18" office:value-type="float" office:value="10" calcext:value-type="float">
            <text:p>10</text:p>
          </table:table-cell>
          <table:table-cell table:formula="of:=[.E16]+[.J16]" office:value-type="float" office:value="6.519836" calcext:value-type="float">
            <text:p>6.520</text:p>
          </table:table-cell>
        </table:table-row>
        <table:table-row table:style-name="ro1">
          <table:table-cell office:value-type="float" office:value="1738341976" calcext:value-type="float">
            <text:p>1738341976</text:p>
          </table:table-cell>
          <table:table-cell office:value-type="float" office:value="375.5108" calcext:value-type="float">
            <text:p>375.5108</text:p>
          </table:table-cell>
          <table:table-cell office:value-type="float" office:value="1738341976" calcext:value-type="float">
            <text:p>1738341976</text:p>
          </table:table-cell>
          <table:table-cell office:value-type="float" office:value="376" calcext:value-type="float">
            <text:p>376</text:p>
          </table:table-cell>
          <table:table-cell office:value-type="float" office:value="-0.4892273" calcext:value-type="float">
            <text:p>-0.489</text:p>
          </table:table-cell>
          <table:table-cell office:value-type="float" office:value="-0.477761" calcext:value-type="float">
            <text:p>-0.478</text:p>
          </table:table-cell>
          <table:table-cell office:value-type="float" office:value="6.556606" calcext:value-type="float">
            <text:p>6.557</text:p>
          </table:table-cell>
          <table:table-cell office:value-type="float" office:value="371993479" calcext:value-type="float">
            <text:p>371993479</text:p>
          </table:table-cell>
          <table:table-cell office:value-type="float" office:value="28" calcext:value-type="float">
            <text:p>28</text:p>
          </table:table-cell>
          <table:table-cell table:formula="of:=[.I17]-18" office:value-type="float" office:value="10" calcext:value-type="float">
            <text:p>10</text:p>
          </table:table-cell>
          <table:table-cell table:formula="of:=[.E17]+[.J17]" office:value-type="float" office:value="9.5107727" calcext:value-type="float">
            <text:p>9.511</text:p>
          </table:table-cell>
        </table:table-row>
        <table:table-row table:style-name="ro1">
          <table:table-cell office:value-type="float" office:value="1738343000" calcext:value-type="float">
            <text:p>1738343000</text:p>
          </table:table-cell>
          <table:table-cell office:value-type="float" office:value="418.0121" calcext:value-type="float">
            <text:p>418.0121</text:p>
          </table:table-cell>
          <table:table-cell office:value-type="float" office:value="1738343000" calcext:value-type="float">
            <text:p>1738343000</text:p>
          </table:table-cell>
          <table:table-cell office:value-type="float" office:value="420" calcext:value-type="float">
            <text:p>420</text:p>
          </table:table-cell>
          <table:table-cell office:value-type="float" office:value="-1.987885" calcext:value-type="float">
            <text:p>-1.988</text:p>
          </table:table-cell>
          <table:table-cell office:value-type="float" office:value="-1.941293" calcext:value-type="float">
            <text:p>-1.941</text:p>
          </table:table-cell>
          <table:table-cell office:value-type="float" office:value="6.110901" calcext:value-type="float">
            <text:p>6.111</text:p>
          </table:table-cell>
          <table:table-cell office:value-type="float" office:value="373017516" calcext:value-type="float">
            <text:p>373017516</text:p>
          </table:table-cell>
          <table:table-cell office:value-type="float" office:value="28" calcext:value-type="float">
            <text:p>28</text:p>
          </table:table-cell>
          <table:table-cell table:formula="of:=[.I18]-18" office:value-type="float" office:value="10" calcext:value-type="float">
            <text:p>10</text:p>
          </table:table-cell>
          <table:table-cell table:formula="of:=[.E18]+[.J18]" office:value-type="float" office:value="8.012115" calcext:value-type="float">
            <text:p>8.012</text:p>
          </table:table-cell>
        </table:table-row>
        <table:table-row table:style-name="ro1">
          <table:table-cell office:value-type="float" office:value="1738344024" calcext:value-type="float">
            <text:p>1738344024</text:p>
          </table:table-cell>
          <table:table-cell office:value-type="float" office:value="467.5587" calcext:value-type="float">
            <text:p>467.5587</text:p>
          </table:table-cell>
          <table:table-cell office:value-type="float" office:value="1738344024" calcext:value-type="float">
            <text:p>1738344024</text:p>
          </table:table-cell>
          <table:table-cell office:value-type="float" office:value="466" calcext:value-type="float">
            <text:p>466</text:p>
          </table:table-cell>
          <table:table-cell office:value-type="float" office:value="1.558655" calcext:value-type="float">
            <text:p>1.559</text:p>
          </table:table-cell>
          <table:table-cell office:value-type="float" office:value="1.522124" calcext:value-type="float">
            <text:p>1.522</text:p>
          </table:table-cell>
          <table:table-cell office:value-type="float" office:value="6.084185" calcext:value-type="float">
            <text:p>6.084</text:p>
          </table:table-cell>
          <table:table-cell office:value-type="float" office:value="374041559" calcext:value-type="float">
            <text:p>374041559</text:p>
          </table:table-cell>
          <table:table-cell office:value-type="float" office:value="29" calcext:value-type="float">
            <text:p>29</text:p>
          </table:table-cell>
          <table:table-cell table:formula="of:=[.I19]-18" office:value-type="float" office:value="11" calcext:value-type="float">
            <text:p>11</text:p>
          </table:table-cell>
          <table:table-cell table:formula="of:=[.E19]+[.J19]" office:value-type="float" office:value="12.558655" calcext:value-type="float">
            <text:p>12.559</text:p>
          </table:table-cell>
        </table:table-row>
        <table:table-row table:style-name="ro1">
          <table:table-cell office:value-type="float" office:value="1738345048" calcext:value-type="float">
            <text:p>1738345048</text:p>
          </table:table-cell>
          <table:table-cell office:value-type="float" office:value="564.0494" calcext:value-type="float">
            <text:p>564.0494</text:p>
          </table:table-cell>
          <table:table-cell office:value-type="float" office:value="1738345048" calcext:value-type="float">
            <text:p>1738345048</text:p>
          </table:table-cell>
          <table:table-cell office:value-type="float" office:value="517" calcext:value-type="float">
            <text:p>517</text:p>
          </table:table-cell>
          <table:table-cell office:value-type="float" office:value="47.04944" calcext:value-type="float">
            <text:p>47.049</text:p>
          </table:table-cell>
          <table:table-cell office:value-type="float" office:value="45.94672" calcext:value-type="float">
            <text:p>45.947</text:p>
          </table:table-cell>
          <table:table-cell office:value-type="float" office:value="7.13152" calcext:value-type="float">
            <text:p>7.132</text:p>
          </table:table-cell>
          <table:table-cell office:value-type="float" office:value="375065650" calcext:value-type="float">
            <text:p>375065650</text:p>
          </table:table-cell>
          <table:table-cell office:value-type="float" office:value="75" calcext:value-type="float">
            <text:p>75</text:p>
          </table:table-cell>
          <table:table-cell table:formula="of:=[.I20]-18" office:value-type="float" office:value="57" calcext:value-type="float">
            <text:p>57</text:p>
          </table:table-cell>
          <table:table-cell table:formula="of:=[.E20]+[.J20]" office:value-type="float" office:value="104.04944" calcext:value-type="float">
            <text:p>104.049</text:p>
          </table:table-cell>
        </table:table-row>
        <table:table-row table:style-name="ro1">
          <table:table-cell office:value-type="float" office:value="1738346072" calcext:value-type="float">
            <text:p>1738346072</text:p>
          </table:table-cell>
          <table:table-cell office:value-type="float" office:value="612.9461" calcext:value-type="float">
            <text:p>612.9461</text:p>
          </table:table-cell>
          <table:table-cell office:value-type="float" office:value="1738346072" calcext:value-type="float">
            <text:p>1738346072</text:p>
          </table:table-cell>
          <table:table-cell office:value-type="float" office:value="658" calcext:value-type="float">
            <text:p>658</text:p>
          </table:table-cell>
          <table:table-cell office:value-type="float" office:value="-45.05389" calcext:value-type="float">
            <text:p>-45.054</text:p>
          </table:table-cell>
          <table:table-cell office:value-type="float" office:value="-43.99794" calcext:value-type="float">
            <text:p>-43.998</text:p>
          </table:table-cell>
          <table:table-cell office:value-type="float" office:value="6.545602" calcext:value-type="float">
            <text:p>6.546</text:p>
          </table:table-cell>
          <table:table-cell office:value-type="float" office:value="376089693" calcext:value-type="float">
            <text:p>376089693</text:p>
          </table:table-cell>
          <table:table-cell office:value-type="float" office:value="31" calcext:value-type="float">
            <text:p>31</text:p>
          </table:table-cell>
          <table:table-cell table:formula="of:=[.I21]-18" office:value-type="float" office:value="13" calcext:value-type="float">
            <text:p>13</text:p>
          </table:table-cell>
          <table:table-cell table:formula="of:=[.E21]+[.J21]" office:value-type="float" office:value="-32.05389" calcext:value-type="float">
            <text:p>-32.054</text:p>
          </table:table-cell>
        </table:table-row>
        <table:table-row table:style-name="ro1">
          <table:table-cell office:value-type="float" office:value="1738347096" calcext:value-type="float">
            <text:p>1738347096</text:p>
          </table:table-cell>
          <table:table-cell office:value-type="float" office:value="661.9156" calcext:value-type="float">
            <text:p>661.9156</text:p>
          </table:table-cell>
          <table:table-cell office:value-type="float" office:value="1738347096" calcext:value-type="float">
            <text:p>1738347096</text:p>
          </table:table-cell>
          <table:table-cell office:value-type="float" office:value="660" calcext:value-type="float">
            <text:p>660</text:p>
          </table:table-cell>
          <table:table-cell office:value-type="float" office:value="1.915588" calcext:value-type="float">
            <text:p>1.916</text:p>
          </table:table-cell>
          <table:table-cell office:value-type="float" office:value="1.870692" calcext:value-type="float">
            <text:p>1.871</text:p>
          </table:table-cell>
          <table:table-cell office:value-type="float" office:value="6.320702" calcext:value-type="float">
            <text:p>6.321</text:p>
          </table:table-cell>
          <table:table-cell office:value-type="float" office:value="377113736" calcext:value-type="float">
            <text:p>377113736</text:p>
          </table:table-cell>
          <table:table-cell office:value-type="float" office:value="33" calcext:value-type="float">
            <text:p>33</text:p>
          </table:table-cell>
          <table:table-cell table:formula="of:=[.I22]-18" office:value-type="float" office:value="15" calcext:value-type="float">
            <text:p>15</text:p>
          </table:table-cell>
          <table:table-cell table:formula="of:=[.E22]+[.J22]" office:value-type="float" office:value="16.915588" calcext:value-type="float">
            <text:p>16.916</text:p>
          </table:table-cell>
        </table:table-row>
        <table:table-row table:style-name="ro1">
          <table:table-cell office:value-type="float" office:value="1738348120" calcext:value-type="float">
            <text:p>1738348120</text:p>
          </table:table-cell>
          <table:table-cell office:value-type="float" office:value="713.5208" calcext:value-type="float">
            <text:p>713.5208</text:p>
          </table:table-cell>
          <table:table-cell office:value-type="float" office:value="1738348120" calcext:value-type="float">
            <text:p>1738348120</text:p>
          </table:table-cell>
          <table:table-cell office:value-type="float" office:value="717" calcext:value-type="float">
            <text:p>717</text:p>
          </table:table-cell>
          <table:table-cell office:value-type="float" office:value="-3.479187" calcext:value-type="float">
            <text:p>-3.479</text:p>
          </table:table-cell>
          <table:table-cell office:value-type="float" office:value="-3.397643" calcext:value-type="float">
            <text:p>-3.398</text:p>
          </table:table-cell>
          <table:table-cell office:value-type="float" office:value="6.078049" calcext:value-type="float">
            <text:p>6.078</text:p>
          </table:table-cell>
          <table:table-cell office:value-type="float" office:value="378137782" calcext:value-type="float">
            <text:p>378137782</text:p>
          </table:table-cell>
          <table:table-cell office:value-type="float" office:value="31" calcext:value-type="float">
            <text:p>31</text:p>
          </table:table-cell>
          <table:table-cell table:formula="of:=[.I23]-18" office:value-type="float" office:value="13" calcext:value-type="float">
            <text:p>13</text:p>
          </table:table-cell>
          <table:table-cell table:formula="of:=[.E23]+[.J23]" office:value-type="float" office:value="9.520813" calcext:value-type="float">
            <text:p>9.521</text:p>
          </table:table-cell>
        </table:table-row>
        <table:table-row table:style-name="ro1">
          <table:table-cell office:value-type="float" office:value="1738349144" calcext:value-type="float">
            <text:p>1738349144</text:p>
          </table:table-cell>
          <table:table-cell office:value-type="float" office:value="747.9246" calcext:value-type="float">
            <text:p>747.9246</text:p>
          </table:table-cell>
          <table:table-cell office:value-type="float" office:value="1738349144" calcext:value-type="float">
            <text:p>1738349144</text:p>
          </table:table-cell>
          <table:table-cell office:value-type="float" office:value="760" calcext:value-type="float">
            <text:p>760</text:p>
          </table:table-cell>
          <table:table-cell office:value-type="float" office:value="-12.07544" calcext:value-type="float">
            <text:p>-12.075</text:p>
          </table:table-cell>
          <table:table-cell office:value-type="float" office:value="-11.79242" calcext:value-type="float">
            <text:p>-11.792</text:p>
          </table:table-cell>
          <table:table-cell office:value-type="float" office:value="5.527657" calcext:value-type="float">
            <text:p>5.528</text:p>
          </table:table-cell>
          <table:table-cell office:value-type="float" office:value="379161811" calcext:value-type="float">
            <text:p>379161811</text:p>
          </table:table-cell>
          <table:table-cell office:value-type="float" office:value="18" calcext:value-type="float">
            <text:p>18</text:p>
          </table:table-cell>
          <table:table-cell table:formula="of:=[.I24]-18" office:value-type="float" office:value="0" calcext:value-type="float">
            <text:p>0</text:p>
          </table:table-cell>
          <table:table-cell table:formula="of:=[.E24]+[.J24]" office:value-type="float" office:value="-12.07544" calcext:value-type="float">
            <text:p>-12.075</text:p>
          </table:table-cell>
        </table:table-row>
        <table:table-row table:style-name="ro1">
          <table:table-cell office:value-type="float" office:value="1738350168" calcext:value-type="float">
            <text:p>1738350168</text:p>
          </table:table-cell>
          <table:table-cell office:value-type="float" office:value="799.2899" calcext:value-type="float">
            <text:p>799.2899</text:p>
          </table:table-cell>
          <table:table-cell office:value-type="float" office:value="1738350168" calcext:value-type="float">
            <text:p>1738350168</text:p>
          </table:table-cell>
          <table:table-cell office:value-type="float" office:value="787" calcext:value-type="float">
            <text:p>787</text:p>
          </table:table-cell>
          <table:table-cell office:value-type="float" office:value="12.28986" calcext:value-type="float">
            <text:p>12.290</text:p>
          </table:table-cell>
          <table:table-cell office:value-type="float" office:value="12.00181" calcext:value-type="float">
            <text:p>12.002</text:p>
          </table:table-cell>
          <table:table-cell office:value-type="float" office:value="5.409294" calcext:value-type="float">
            <text:p>5.409</text:p>
          </table:table-cell>
          <table:table-cell office:value-type="float" office:value="380185858" calcext:value-type="float">
            <text:p>380185858</text:p>
          </table:table-cell>
          <table:table-cell office:value-type="float" office:value="31" calcext:value-type="float">
            <text:p>31</text:p>
          </table:table-cell>
          <table:table-cell table:formula="of:=[.I25]-18" office:value-type="float" office:value="13" calcext:value-type="float">
            <text:p>13</text:p>
          </table:table-cell>
          <table:table-cell table:formula="of:=[.E25]+[.J25]" office:value-type="float" office:value="25.28986" calcext:value-type="float">
            <text:p>25.290</text:p>
          </table:table-cell>
        </table:table-row>
        <table:table-row table:style-name="ro1">
          <table:table-cell office:value-type="float" office:value="1738351192" calcext:value-type="float">
            <text:p>1738351192</text:p>
          </table:table-cell>
          <table:table-cell office:value-type="float" office:value="840.8833" calcext:value-type="float">
            <text:p>840.8833</text:p>
          </table:table-cell>
          <table:table-cell office:value-type="float" office:value="1738351192" calcext:value-type="float">
            <text:p>1738351192</text:p>
          </table:table-cell>
          <table:table-cell office:value-type="float" office:value="846" calcext:value-type="float">
            <text:p>846</text:p>
          </table:table-cell>
          <table:table-cell office:value-type="float" office:value="-5.116699" calcext:value-type="float">
            <text:p>-5.117</text:p>
          </table:table-cell>
          <table:table-cell office:value-type="float" office:value="-4.996777" calcext:value-type="float">
            <text:p>-4.997</text:p>
          </table:table-cell>
          <table:table-cell office:value-type="float" office:value="5.018697" calcext:value-type="float">
            <text:p>5.019</text:p>
          </table:table-cell>
          <table:table-cell office:value-type="float" office:value="381209893" calcext:value-type="float">
            <text:p>381209893</text:p>
          </table:table-cell>
          <table:table-cell office:value-type="float" office:value="24" calcext:value-type="float">
            <text:p>24</text:p>
          </table:table-cell>
          <table:table-cell table:formula="of:=[.I26]-18" office:value-type="float" office:value="6" calcext:value-type="float">
            <text:p>6</text:p>
          </table:table-cell>
          <table:table-cell table:formula="of:=[.E26]+[.J26]" office:value-type="float" office:value="0.883301" calcext:value-type="float">
            <text:p>0.883</text:p>
          </table:table-cell>
        </table:table-row>
        <table:table-row table:style-name="ro1">
          <table:table-cell office:value-type="float" office:value="1738352216" calcext:value-type="float">
            <text:p>1738352216</text:p>
          </table:table-cell>
          <table:table-cell office:value-type="float" office:value="886.7157" calcext:value-type="float">
            <text:p>886.7157</text:p>
          </table:table-cell>
          <table:table-cell office:value-type="float" office:value="1738352216" calcext:value-type="float">
            <text:p>1738352216</text:p>
          </table:table-cell>
          <table:table-cell office:value-type="float" office:value="880" calcext:value-type="float">
            <text:p>880</text:p>
          </table:table-cell>
          <table:table-cell office:value-type="float" office:value="6.715698" calcext:value-type="float">
            <text:p>6.716</text:p>
          </table:table-cell>
          <table:table-cell office:value-type="float" office:value="6.558299" calcext:value-type="float">
            <text:p>6.558</text:p>
          </table:table-cell>
          <table:table-cell office:value-type="float" office:value="4.710955" calcext:value-type="float">
            <text:p>4.711</text:p>
          </table:table-cell>
          <table:table-cell office:value-type="float" office:value="382233933" calcext:value-type="float">
            <text:p>382233933</text:p>
          </table:table-cell>
          <table:table-cell office:value-type="float" office:value="29" calcext:value-type="float">
            <text:p>29</text:p>
          </table:table-cell>
          <table:table-cell table:formula="of:=[.I27]-18" office:value-type="float" office:value="11" calcext:value-type="float">
            <text:p>11</text:p>
          </table:table-cell>
          <table:table-cell table:formula="of:=[.E27]+[.J27]" office:value-type="float" office:value="17.715698" calcext:value-type="float">
            <text:p>17.716</text:p>
          </table:table-cell>
        </table:table-row>
        <table:table-row table:style-name="ro1">
          <table:table-cell office:value-type="float" office:value="1738353240" calcext:value-type="float">
            <text:p>1738353240</text:p>
          </table:table-cell>
          <table:table-cell office:value-type="float" office:value="944.196" calcext:value-type="float">
            <text:p>944.196</text:p>
          </table:table-cell>
          <table:table-cell office:value-type="float" office:value="1738353240" calcext:value-type="float">
            <text:p>1738353240</text:p>
          </table:table-cell>
          <table:table-cell office:value-type="float" office:value="941" calcext:value-type="float">
            <text:p>941</text:p>
          </table:table-cell>
          <table:table-cell office:value-type="float" office:value="3.196045" calcext:value-type="float">
            <text:p>3.196</text:p>
          </table:table-cell>
          <table:table-cell office:value-type="float" office:value="3.121137" calcext:value-type="float">
            <text:p>3.121</text:p>
          </table:table-cell>
          <table:table-cell office:value-type="float" office:value="4.415047" calcext:value-type="float">
            <text:p>4.415</text:p>
          </table:table-cell>
          <table:table-cell office:value-type="float" office:value="383257990" calcext:value-type="float">
            <text:p>383257990</text:p>
          </table:table-cell>
          <table:table-cell office:value-type="float" office:value="36" calcext:value-type="float">
            <text:p>36</text:p>
          </table:table-cell>
          <table:table-cell table:formula="of:=[.I28]-18" office:value-type="float" office:value="18" calcext:value-type="float">
            <text:p>18</text:p>
          </table:table-cell>
          <table:table-cell table:formula="of:=[.E28]+[.J28]" office:value-type="float" office:value="21.196045" calcext:value-type="float">
            <text:p>21.196</text:p>
          </table:table-cell>
        </table:table-row>
        <table:table-row table:style-name="ro1">
          <table:table-cell office:value-type="float" office:value="1738354264" calcext:value-type="float">
            <text:p>1738354264</text:p>
          </table:table-cell>
          <table:table-cell office:value-type="float" office:value="993.8992" calcext:value-type="float">
            <text:p>993.8992</text:p>
          </table:table-cell>
          <table:table-cell office:value-type="float" office:value="1738354264" calcext:value-type="float">
            <text:p>1738354264</text:p>
          </table:table-cell>
          <table:table-cell office:value-type="float" office:value="996" calcext:value-type="float">
            <text:p>996</text:p>
          </table:table-cell>
          <table:table-cell office:value-type="float" office:value="-2.100769" calcext:value-type="float">
            <text:p>-2.101</text:p>
          </table:table-cell>
          <table:table-cell office:value-type="float" office:value="-2.051532" calcext:value-type="float">
            <text:p>-2.052</text:p>
          </table:table-cell>
          <table:table-cell office:value-type="float" office:value="4.130976" calcext:value-type="float">
            <text:p>4.131</text:p>
          </table:table-cell>
          <table:table-cell office:value-type="float" office:value="384282028" calcext:value-type="float">
            <text:p>384282028</text:p>
          </table:table-cell>
          <table:table-cell office:value-type="float" office:value="28" calcext:value-type="float">
            <text:p>28</text:p>
          </table:table-cell>
          <table:table-cell table:formula="of:=[.I29]-18" office:value-type="float" office:value="10" calcext:value-type="float">
            <text:p>10</text:p>
          </table:table-cell>
          <table:table-cell table:formula="of:=[.E29]+[.J29]" office:value-type="float" office:value="7.899231" calcext:value-type="float">
            <text:p>7.899</text:p>
          </table:table-cell>
        </table:table-row>
        <table:table-row table:style-name="ro1">
          <table:table-cell office:value-type="float" office:value="1738355289" calcext:value-type="float">
            <text:p>1738355289</text:p>
          </table:table-cell>
          <table:table-cell office:value-type="float" office:value="41.96193" calcext:value-type="float">
            <text:p>41.96193</text:p>
          </table:table-cell>
          <table:table-cell office:value-type="float" office:value="1738355289" calcext:value-type="float">
            <text:p>1738355289</text:p>
          </table:table-cell>
          <table:table-cell office:value-type="float" office:value="39" calcext:value-type="float">
            <text:p>39</text:p>
          </table:table-cell>
          <table:table-cell office:value-type="float" office:value="2.961933" calcext:value-type="float">
            <text:p>2.962</text:p>
          </table:table-cell>
          <table:table-cell office:value-type="float" office:value="2.892513" calcext:value-type="float">
            <text:p>2.893</text:p>
          </table:table-cell>
          <table:table-cell office:value-type="float" office:value="5.462581" calcext:value-type="float">
            <text:p>5.463</text:p>
          </table:table-cell>
          <table:table-cell office:value-type="float" office:value="385306071" calcext:value-type="float">
            <text:p>385306071</text:p>
          </table:table-cell>
          <table:table-cell office:value-type="float" office:value="29" calcext:value-type="float">
            <text:p>29</text:p>
          </table:table-cell>
          <table:table-cell table:formula="of:=[.I30]-18" office:value-type="float" office:value="11" calcext:value-type="float">
            <text:p>11</text:p>
          </table:table-cell>
          <table:table-cell table:formula="of:=[.E30]+[.J30]" office:value-type="float" office:value="13.961933" calcext:value-type="float">
            <text:p>13.962</text:p>
          </table:table-cell>
        </table:table-row>
        <table:table-row table:style-name="ro1">
          <table:table-cell office:value-type="float" office:value="1738356313" calcext:value-type="float">
            <text:p>1738356313</text:p>
          </table:table-cell>
          <table:table-cell office:value-type="float" office:value="88.66251" calcext:value-type="float">
            <text:p>88.66251</text:p>
          </table:table-cell>
          <table:table-cell office:value-type="float" office:value="1738356313" calcext:value-type="float">
            <text:p>1738356313</text:p>
          </table:table-cell>
          <table:table-cell office:value-type="float" office:value="88" calcext:value-type="float">
            <text:p>88</text:p>
          </table:table-cell>
          <table:table-cell office:value-type="float" office:value="0.6625137" calcext:value-type="float">
            <text:p>0.663</text:p>
          </table:table-cell>
          <table:table-cell office:value-type="float" office:value="0.646986" calcext:value-type="float">
            <text:p>0.647</text:p>
          </table:table-cell>
          <table:table-cell office:value-type="float" office:value="5.59278" calcext:value-type="float">
            <text:p>5.593</text:p>
          </table:table-cell>
          <table:table-cell office:value-type="float" office:value="386330112" calcext:value-type="float">
            <text:p>386330112</text:p>
          </table:table-cell>
          <table:table-cell office:value-type="float" office:value="30" calcext:value-type="float">
            <text:p>30</text:p>
          </table:table-cell>
          <table:table-cell table:formula="of:=[.I31]-18" office:value-type="float" office:value="12" calcext:value-type="float">
            <text:p>12</text:p>
          </table:table-cell>
          <table:table-cell table:formula="of:=[.E31]+[.J31]" office:value-type="float" office:value="12.6625137" calcext:value-type="float">
            <text:p>12.663</text:p>
          </table:table-cell>
        </table:table-row>
        <table:table-row table:style-name="ro1">
          <table:table-cell office:value-type="float" office:value="1738357337" calcext:value-type="float">
            <text:p>1738357337</text:p>
          </table:table-cell>
          <table:table-cell office:value-type="float" office:value="134.7295" calcext:value-type="float">
            <text:p>134.7295</text:p>
          </table:table-cell>
          <table:table-cell office:value-type="float" office:value="1738357337" calcext:value-type="float">
            <text:p>1738357337</text:p>
          </table:table-cell>
          <table:table-cell office:value-type="float" office:value="136" calcext:value-type="float">
            <text:p>136</text:p>
          </table:table-cell>
          <table:table-cell office:value-type="float" office:value="-1.270477" calcext:value-type="float">
            <text:p>-1.270</text:p>
          </table:table-cell>
          <table:table-cell office:value-type="float" office:value="-1.2407" calcext:value-type="float">
            <text:p>-1.241</text:p>
          </table:table-cell>
          <table:table-cell office:value-type="float" office:value="5.853181" calcext:value-type="float">
            <text:p>5.853</text:p>
          </table:table-cell>
          <table:table-cell office:value-type="float" office:value="387354153" calcext:value-type="float">
            <text:p>387354153</text:p>
          </table:table-cell>
          <table:table-cell office:value-type="float" office:value="28" calcext:value-type="float">
            <text:p>28</text:p>
          </table:table-cell>
          <table:table-cell table:formula="of:=[.I32]-18" office:value-type="float" office:value="10" calcext:value-type="float">
            <text:p>10</text:p>
          </table:table-cell>
          <table:table-cell table:formula="of:=[.E32]+[.J32]" office:value-type="float" office:value="8.729523" calcext:value-type="float">
            <text:p>8.730</text:p>
          </table:table-cell>
        </table:table-row>
        <table:table-row table:style-name="ro1">
          <table:table-cell office:value-type="float" office:value="1738358361" calcext:value-type="float">
            <text:p>1738358361</text:p>
          </table:table-cell>
          <table:table-cell office:value-type="float" office:value="183.1714" calcext:value-type="float">
            <text:p>183.1714</text:p>
          </table:table-cell>
          <table:table-cell office:value-type="float" office:value="1738358361" calcext:value-type="float">
            <text:p>1738358361</text:p>
          </table:table-cell>
          <table:table-cell office:value-type="float" office:value="178" calcext:value-type="float">
            <text:p>178</text:p>
          </table:table-cell>
          <table:table-cell office:value-type="float" office:value="5.171387" calcext:value-type="float">
            <text:p>5.171</text:p>
          </table:table-cell>
          <table:table-cell office:value-type="float" office:value="5.050182" calcext:value-type="float">
            <text:p>5.050</text:p>
          </table:table-cell>
          <table:table-cell office:value-type="float" office:value="5.924195" calcext:value-type="float">
            <text:p>5.924</text:p>
          </table:table-cell>
          <table:table-cell office:value-type="float" office:value="388378201" calcext:value-type="float">
            <text:p>388378201</text:p>
          </table:table-cell>
          <table:table-cell office:value-type="float" office:value="37" calcext:value-type="float">
            <text:p>37</text:p>
          </table:table-cell>
          <table:table-cell table:formula="of:=[.I33]-18" office:value-type="float" office:value="19" calcext:value-type="float">
            <text:p>19</text:p>
          </table:table-cell>
          <table:table-cell table:formula="of:=[.E33]+[.J33]" office:value-type="float" office:value="24.171387" calcext:value-type="float">
            <text:p>24.171</text:p>
          </table:table-cell>
        </table:table-row>
        <table:table-row table:style-name="ro1">
          <table:table-cell office:value-type="float" office:value="1738359385" calcext:value-type="float">
            <text:p>1738359385</text:p>
          </table:table-cell>
          <table:table-cell office:value-type="float" office:value="274.0528" calcext:value-type="float">
            <text:p>274.0528</text:p>
          </table:table-cell>
          <table:table-cell office:value-type="float" office:value="1738359385" calcext:value-type="float">
            <text:p>1738359385</text:p>
          </table:table-cell>
          <table:table-cell office:value-type="float" office:value="239" calcext:value-type="float">
            <text:p>239</text:p>
          </table:table-cell>
          <table:table-cell office:value-type="float" office:value="35.05276" calcext:value-type="float">
            <text:p>35.053</text:p>
          </table:table-cell>
          <table:table-cell office:value-type="float" office:value="34.23121" calcext:value-type="float">
            <text:p>34.231</text:p>
          </table:table-cell>
          <table:table-cell office:value-type="float" office:value="6.776414" calcext:value-type="float">
            <text:p>6.776</text:p>
          </table:table-cell>
          <table:table-cell office:value-type="float" office:value="389402281" calcext:value-type="float">
            <text:p>389402281</text:p>
          </table:table-cell>
          <table:table-cell office:value-type="float" office:value="67" calcext:value-type="float">
            <text:p>67</text:p>
          </table:table-cell>
          <table:table-cell table:formula="of:=[.I34]-18" office:value-type="float" office:value="49" calcext:value-type="float">
            <text:p>49</text:p>
          </table:table-cell>
          <table:table-cell table:formula="of:=[.E34]+[.J34]" office:value-type="float" office:value="84.05276" calcext:value-type="float">
            <text:p>84.053</text:p>
          </table:table-cell>
        </table:table-row>
        <table:table-row table:style-name="ro1">
          <table:table-cell office:value-type="float" office:value="1738360409" calcext:value-type="float">
            <text:p>1738360409</text:p>
          </table:table-cell>
          <table:table-cell office:value-type="float" office:value="318.7475" calcext:value-type="float">
            <text:p>318.7475</text:p>
          </table:table-cell>
          <table:table-cell office:value-type="float" office:value="1738360409" calcext:value-type="float">
            <text:p>1738360409</text:p>
          </table:table-cell>
          <table:table-cell office:value-type="float" office:value="360" calcext:value-type="float">
            <text:p>360</text:p>
          </table:table-cell>
          <table:table-cell office:value-type="float" office:value="-41.25247" calcext:value-type="float">
            <text:p>-41.252</text:p>
          </table:table-cell>
          <table:table-cell office:value-type="float" office:value="-40.28561" calcext:value-type="float">
            <text:p>-40.286</text:p>
          </table:table-cell>
          <table:table-cell office:value-type="float" office:value="6.462737" calcext:value-type="float">
            <text:p>6.463</text:p>
          </table:table-cell>
          <table:table-cell office:value-type="float" office:value="390426320" calcext:value-type="float">
            <text:p>390426320</text:p>
          </table:table-cell>
          <table:table-cell office:value-type="float" office:value="28" calcext:value-type="float">
            <text:p>28</text:p>
          </table:table-cell>
          <table:table-cell table:formula="of:=[.I35]-18" office:value-type="float" office:value="10" calcext:value-type="float">
            <text:p>10</text:p>
          </table:table-cell>
          <table:table-cell table:formula="of:=[.E35]+[.J35]" office:value-type="float" office:value="-31.25247" calcext:value-type="float">
            <text:p>-31.252</text:p>
          </table:table-cell>
        </table:table-row>
        <table:table-row table:style-name="ro1">
          <table:table-cell office:value-type="float" office:value="1738361433" calcext:value-type="float">
            <text:p>1738361433</text:p>
          </table:table-cell>
          <table:table-cell office:value-type="float" office:value="369.7399" calcext:value-type="float">
            <text:p>369.7399</text:p>
          </table:table-cell>
          <table:table-cell office:value-type="float" office:value="1738361433" calcext:value-type="float">
            <text:p>1738361433</text:p>
          </table:table-cell>
          <table:table-cell office:value-type="float" office:value="367" calcext:value-type="float">
            <text:p>367</text:p>
          </table:table-cell>
          <table:table-cell office:value-type="float" office:value="2.739929" calcext:value-type="float">
            <text:p>2.740</text:p>
          </table:table-cell>
          <table:table-cell office:value-type="float" office:value="2.675712" calcext:value-type="float">
            <text:p>2.676</text:p>
          </table:table-cell>
          <table:table-cell office:value-type="float" office:value="6.249677" calcext:value-type="float">
            <text:p>6.250</text:p>
          </table:table-cell>
          <table:table-cell office:value-type="float" office:value="391450365" calcext:value-type="float">
            <text:p>391450365</text:p>
          </table:table-cell>
          <table:table-cell office:value-type="float" office:value="31" calcext:value-type="float">
            <text:p>31</text:p>
          </table:table-cell>
          <table:table-cell table:formula="of:=[.I36]-18" office:value-type="float" office:value="13" calcext:value-type="float">
            <text:p>13</text:p>
          </table:table-cell>
          <table:table-cell table:formula="of:=[.E36]+[.J36]" office:value-type="float" office:value="15.739929" calcext:value-type="float">
            <text:p>15.740</text:p>
          </table:table-cell>
        </table:table-row>
        <table:table-row table:style-name="ro1">
          <table:table-cell office:value-type="float" office:value="1738362457" calcext:value-type="float">
            <text:p>1738362457</text:p>
          </table:table-cell>
          <table:table-cell office:value-type="float" office:value="417.496" calcext:value-type="float">
            <text:p>417.496</text:p>
          </table:table-cell>
          <table:table-cell office:value-type="float" office:value="1738362457" calcext:value-type="float">
            <text:p>1738362457</text:p>
          </table:table-cell>
          <table:table-cell office:value-type="float" office:value="417" calcext:value-type="float">
            <text:p>417</text:p>
          </table:table-cell>
          <table:table-cell office:value-type="float" office:value="0.4960022" calcext:value-type="float">
            <text:p>0.496</text:p>
          </table:table-cell>
          <table:table-cell office:value-type="float" office:value="0.4843771" calcext:value-type="float">
            <text:p>0.484</text:p>
          </table:table-cell>
          <table:table-cell office:value-type="float" office:value="6.113556" calcext:value-type="float">
            <text:p>6.114</text:p>
          </table:table-cell>
          <table:table-cell office:value-type="float" office:value="392474409" calcext:value-type="float">
            <text:p>392474409</text:p>
          </table:table-cell>
          <table:table-cell office:value-type="float" office:value="32" calcext:value-type="float">
            <text:p>32</text:p>
          </table:table-cell>
          <table:table-cell table:formula="of:=[.I37]-18" office:value-type="float" office:value="14" calcext:value-type="float">
            <text:p>14</text:p>
          </table:table-cell>
          <table:table-cell table:formula="of:=[.E37]+[.J37]" office:value-type="float" office:value="14.4960022" calcext:value-type="float">
            <text:p>14.496</text:p>
          </table:table-cell>
        </table:table-row>
        <table:table-row table:style-name="ro1">
          <table:table-cell office:value-type="float" office:value="1738363481" calcext:value-type="float">
            <text:p>1738363481</text:p>
          </table:table-cell>
          <table:table-cell office:value-type="float" office:value="467.1216" calcext:value-type="float">
            <text:p>467.1216</text:p>
          </table:table-cell>
          <table:table-cell office:value-type="float" office:value="1738363481" calcext:value-type="float">
            <text:p>1738363481</text:p>
          </table:table-cell>
          <table:table-cell office:value-type="float" office:value="469" calcext:value-type="float">
            <text:p>469</text:p>
          </table:table-cell>
          <table:table-cell office:value-type="float" office:value="-1.878387" calcext:value-type="float">
            <text:p>-1.878</text:p>
          </table:table-cell>
          <table:table-cell office:value-type="float" office:value="-1.834363" calcext:value-type="float">
            <text:p>-1.834</text:p>
          </table:table-cell>
          <table:table-cell office:value-type="float" office:value="5.782135" calcext:value-type="float">
            <text:p>5.782</text:p>
          </table:table-cell>
          <table:table-cell office:value-type="float" office:value="393498452" calcext:value-type="float">
            <text:p>393498452</text:p>
          </table:table-cell>
          <table:table-cell office:value-type="float" office:value="31" calcext:value-type="float">
            <text:p>31</text:p>
          </table:table-cell>
          <table:table-cell table:formula="of:=[.I38]-18" office:value-type="float" office:value="13" calcext:value-type="float">
            <text:p>13</text:p>
          </table:table-cell>
          <table:table-cell table:formula="of:=[.E38]+[.J38]" office:value-type="float" office:value="11.121613" calcext:value-type="float">
            <text:p>11.122</text:p>
          </table:table-cell>
        </table:table-row>
        <table:table-row table:style-name="ro1">
          <table:table-cell office:value-type="float" office:value="1738364505" calcext:value-type="float">
            <text:p>1738364505</text:p>
          </table:table-cell>
          <table:table-cell office:value-type="float" office:value="510.1804" calcext:value-type="float">
            <text:p>510.1804</text:p>
          </table:table-cell>
          <table:table-cell office:value-type="float" office:value="1738364505" calcext:value-type="float">
            <text:p>1738364505</text:p>
          </table:table-cell>
          <table:table-cell office:value-type="float" office:value="516" calcext:value-type="float">
            <text:p>516</text:p>
          </table:table-cell>
          <table:table-cell office:value-type="float" office:value="-5.819611" calcext:value-type="float">
            <text:p>-5.820</text:p>
          </table:table-cell>
          <table:table-cell office:value-type="float" office:value="-5.683213" calcext:value-type="float">
            <text:p>-5.683</text:p>
          </table:table-cell>
          <table:table-cell office:value-type="float" office:value="5.40929" calcext:value-type="float">
            <text:p>5.409</text:p>
          </table:table-cell>
          <table:table-cell office:value-type="float" office:value="394522490" calcext:value-type="float">
            <text:p>394522490</text:p>
          </table:table-cell>
          <table:table-cell office:value-type="float" office:value="26" calcext:value-type="float">
            <text:p>26</text:p>
          </table:table-cell>
          <table:table-cell table:formula="of:=[.I39]-18" office:value-type="float" office:value="8" calcext:value-type="float">
            <text:p>8</text:p>
          </table:table-cell>
          <table:table-cell table:formula="of:=[.E39]+[.J39]" office:value-type="float" office:value="2.180389" calcext:value-type="float">
            <text:p>2.180</text:p>
          </table:table-cell>
        </table:table-row>
        <table:table-row table:style-name="ro1">
          <table:table-cell office:value-type="float" office:value="1738365529" calcext:value-type="float">
            <text:p>1738365529</text:p>
          </table:table-cell>
          <table:table-cell office:value-type="float" office:value="550.9127" calcext:value-type="float">
            <text:p>550.9127</text:p>
          </table:table-cell>
          <table:table-cell office:value-type="float" office:value="1738365529" calcext:value-type="float">
            <text:p>1738365529</text:p>
          </table:table-cell>
          <table:table-cell office:value-type="float" office:value="552" calcext:value-type="float">
            <text:p>552</text:p>
          </table:table-cell>
          <table:table-cell office:value-type="float" office:value="-1.087341" calcext:value-type="float">
            <text:p>-1.087</text:p>
          </table:table-cell>
          <table:table-cell office:value-type="float" office:value="-1.061857" calcext:value-type="float">
            <text:p>-1.062</text:p>
          </table:table-cell>
          <table:table-cell office:value-type="float" office:value="4.912165" calcext:value-type="float">
            <text:p>4.912</text:p>
          </table:table-cell>
          <table:table-cell office:value-type="float" office:value="395546525" calcext:value-type="float">
            <text:p>395546525</text:p>
          </table:table-cell>
          <table:table-cell office:value-type="float" office:value="24" calcext:value-type="float">
            <text:p>24</text:p>
          </table:table-cell>
          <table:table-cell table:formula="of:=[.I40]-18" office:value-type="float" office:value="6" calcext:value-type="float">
            <text:p>6</text:p>
          </table:table-cell>
          <table:table-cell table:formula="of:=[.E40]+[.J40]" office:value-type="float" office:value="4.912659" calcext:value-type="float">
            <text:p>4.913</text:p>
          </table:table-cell>
        </table:table-row>
        <table:table-row table:style-name="ro1">
          <table:table-cell office:value-type="float" office:value="1738366553" calcext:value-type="float">
            <text:p>1738366553</text:p>
          </table:table-cell>
          <table:table-cell office:value-type="float" office:value="621.6744" calcext:value-type="float">
            <text:p>621.6744</text:p>
          </table:table-cell>
          <table:table-cell office:value-type="float" office:value="1738366553" calcext:value-type="float">
            <text:p>1738366553</text:p>
          </table:table-cell>
          <table:table-cell office:value-type="float" office:value="616" calcext:value-type="float">
            <text:p>616</text:p>
          </table:table-cell>
          <table:table-cell office:value-type="float" office:value="5.674438" calcext:value-type="float">
            <text:p>5.674</text:p>
          </table:table-cell>
          <table:table-cell office:value-type="float" office:value="5.541443" calcext:value-type="float">
            <text:p>5.541</text:p>
          </table:table-cell>
          <table:table-cell office:value-type="float" office:value="4.728701" calcext:value-type="float">
            <text:p>4.729</text:p>
          </table:table-cell>
          <table:table-cell office:value-type="float" office:value="396570592" calcext:value-type="float">
            <text:p>396570592</text:p>
          </table:table-cell>
          <table:table-cell office:value-type="float" office:value="29" calcext:value-type="float">
            <text:p>29</text:p>
          </table:table-cell>
          <table:table-cell table:formula="of:=[.I41]-18" office:value-type="float" office:value="11" calcext:value-type="float">
            <text:p>11</text:p>
          </table:table-cell>
          <table:table-cell table:formula="of:=[.E41]+[.J41]" office:value-type="float" office:value="16.674438" calcext:value-type="float">
            <text:p>16.674</text:p>
          </table:table-cell>
        </table:table-row>
        <table:table-row table:style-name="ro1">
          <table:table-cell office:value-type="float" office:value="1738367577" calcext:value-type="float">
            <text:p>1738367577</text:p>
          </table:table-cell>
          <table:table-cell office:value-type="float" office:value="672.0068" calcext:value-type="float">
            <text:p>672.0068</text:p>
          </table:table-cell>
          <table:table-cell office:value-type="float" office:value="1738367577" calcext:value-type="float">
            <text:p>1738367577</text:p>
          </table:table-cell>
          <table:table-cell office:value-type="float" office:value="669" calcext:value-type="float">
            <text:p>669</text:p>
          </table:table-cell>
          <table:table-cell office:value-type="float" office:value="3.006775" calcext:value-type="float">
            <text:p>3.007</text:p>
          </table:table-cell>
          <table:table-cell office:value-type="float" office:value="2.936303" calcext:value-type="float">
            <text:p>2.936</text:p>
          </table:table-cell>
          <table:table-cell office:value-type="float" office:value="4.521566" calcext:value-type="float">
            <text:p>4.522</text:p>
          </table:table-cell>
          <table:table-cell office:value-type="float" office:value="397594635" calcext:value-type="float">
            <text:p>397594635</text:p>
          </table:table-cell>
          <table:table-cell office:value-type="float" office:value="30" calcext:value-type="float">
            <text:p>30</text:p>
          </table:table-cell>
          <table:table-cell table:formula="of:=[.I42]-18" office:value-type="float" office:value="12" calcext:value-type="float">
            <text:p>12</text:p>
          </table:table-cell>
          <table:table-cell table:formula="of:=[.E42]+[.J42]" office:value-type="float" office:value="15.006775" calcext:value-type="float">
            <text:p>15.007</text:p>
          </table:table-cell>
        </table:table-row>
        <table:table-row table:style-name="ro1">
          <table:table-cell office:value-type="float" office:value="1738368601" calcext:value-type="float">
            <text:p>1738368601</text:p>
          </table:table-cell>
          <table:table-cell office:value-type="float" office:value="715.1409" calcext:value-type="float">
            <text:p>715.1409</text:p>
          </table:table-cell>
          <table:table-cell office:value-type="float" office:value="1738368601" calcext:value-type="float">
            <text:p>1738368601</text:p>
          </table:table-cell>
          <table:table-cell office:value-type="float" office:value="717" calcext:value-type="float">
            <text:p>717</text:p>
          </table:table-cell>
          <table:table-cell office:value-type="float" office:value="-1.85907" calcext:value-type="float">
            <text:p>-1.859</text:p>
          </table:table-cell>
          <table:table-cell office:value-type="float" office:value="-1.815498" calcext:value-type="float">
            <text:p>-1.815</text:p>
          </table:table-cell>
          <table:table-cell office:value-type="float" office:value="4.160556" calcext:value-type="float">
            <text:p>4.161</text:p>
          </table:table-cell>
          <table:table-cell office:value-type="float" office:value="398618673" calcext:value-type="float">
            <text:p>398618673</text:p>
          </table:table-cell>
          <table:table-cell office:value-type="float" office:value="26" calcext:value-type="float">
            <text:p>26</text:p>
          </table:table-cell>
          <table:table-cell table:formula="of:=[.I43]-18" office:value-type="float" office:value="8" calcext:value-type="float">
            <text:p>8</text:p>
          </table:table-cell>
          <table:table-cell table:formula="of:=[.E43]+[.J43]" office:value-type="float" office:value="6.14093" calcext:value-type="float">
            <text:p>6.141</text:p>
          </table:table-cell>
        </table:table-row>
        <table:table-row table:style-name="ro1">
          <table:table-cell office:value-type="float" office:value="1738369625" calcext:value-type="float">
            <text:p>1738369625</text:p>
          </table:table-cell>
          <table:table-cell office:value-type="float" office:value="761.1116" calcext:value-type="float">
            <text:p>761.1116</text:p>
          </table:table-cell>
          <table:table-cell office:value-type="float" office:value="1738369625" calcext:value-type="float">
            <text:p>1738369625</text:p>
          </table:table-cell>
          <table:table-cell office:value-type="float" office:value="761" calcext:value-type="float">
            <text:p>761</text:p>
          </table:table-cell>
          <table:table-cell office:value-type="float" office:value="0.1116333" calcext:value-type="float">
            <text:p>0.112</text:p>
          </table:table-cell>
          <table:table-cell office:value-type="float" office:value="0.1090169" calcext:value-type="float">
            <text:p>0.109</text:p>
          </table:table-cell>
          <table:table-cell office:value-type="float" office:value="5.036453" calcext:value-type="float">
            <text:p>5.036</text:p>
          </table:table-cell>
          <table:table-cell office:value-type="float" office:value="399642714" calcext:value-type="float">
            <text:p>399642714</text:p>
          </table:table-cell>
          <table:table-cell office:value-type="float" office:value="27" calcext:value-type="float">
            <text:p>27</text:p>
          </table:table-cell>
          <table:table-cell table:formula="of:=[.I44]-18" office:value-type="float" office:value="9" calcext:value-type="float">
            <text:p>9</text:p>
          </table:table-cell>
          <table:table-cell table:formula="of:=[.E44]+[.J44]" office:value-type="float" office:value="9.1116333" calcext:value-type="float">
            <text:p>9.112</text:p>
          </table:table-cell>
        </table:table-row>
        <table:table-row table:style-name="ro1">
          <table:table-cell office:value-type="float" office:value="1738370649" calcext:value-type="float">
            <text:p>1738370649</text:p>
          </table:table-cell>
          <table:table-cell office:value-type="float" office:value="808.2236" calcext:value-type="float">
            <text:p>808.2236</text:p>
          </table:table-cell>
          <table:table-cell office:value-type="float" office:value="1738370649" calcext:value-type="float">
            <text:p>1738370649</text:p>
          </table:table-cell>
          <table:table-cell office:value-type="float" office:value="809" calcext:value-type="float">
            <text:p>809</text:p>
          </table:table-cell>
          <table:table-cell office:value-type="float" office:value="-0.7764282" calcext:value-type="float">
            <text:p>-0.776</text:p>
          </table:table-cell>
          <table:table-cell office:value-type="float" office:value="-0.7582306" calcext:value-type="float">
            <text:p>-0.758</text:p>
          </table:table-cell>
          <table:table-cell office:value-type="float" office:value="4.924007" calcext:value-type="float">
            <text:p>4.924</text:p>
          </table:table-cell>
          <table:table-cell office:value-type="float" office:value="400666755" calcext:value-type="float">
            <text:p>400666755</text:p>
          </table:table-cell>
          <table:table-cell office:value-type="float" office:value="25" calcext:value-type="float">
            <text:p>25</text:p>
          </table:table-cell>
          <table:table-cell table:formula="of:=[.I45]-18" office:value-type="float" office:value="7" calcext:value-type="float">
            <text:p>7</text:p>
          </table:table-cell>
          <table:table-cell table:formula="of:=[.E45]+[.J45]" office:value-type="float" office:value="6.2235718" calcext:value-type="float">
            <text:p>6.224</text:p>
          </table:table-cell>
        </table:table-row>
        <table:table-row table:style-name="ro1">
          <table:table-cell office:value-type="float" office:value="1738371673" calcext:value-type="float">
            <text:p>1738371673</text:p>
          </table:table-cell>
          <table:table-cell office:value-type="float" office:value="856.5344" calcext:value-type="float">
            <text:p>856.5344</text:p>
          </table:table-cell>
          <table:table-cell office:value-type="float" office:value="1738371673" calcext:value-type="float">
            <text:p>1738371673</text:p>
          </table:table-cell>
          <table:table-cell office:value-type="float" office:value="849" calcext:value-type="float">
            <text:p>849</text:p>
          </table:table-cell>
          <table:table-cell office:value-type="float" office:value="7.534424" calcext:value-type="float">
            <text:p>7.534</text:p>
          </table:table-cell>
          <table:table-cell office:value-type="float" office:value="7.357835" calcext:value-type="float">
            <text:p>7.358</text:p>
          </table:table-cell>
          <table:table-cell office:value-type="float" office:value="5.054209" calcext:value-type="float">
            <text:p>5.054</text:p>
          </table:table-cell>
          <table:table-cell office:value-type="float" office:value="401690798" calcext:value-type="float">
            <text:p>401690798</text:p>
          </table:table-cell>
          <table:table-cell office:value-type="float" office:value="30" calcext:value-type="float">
            <text:p>30</text:p>
          </table:table-cell>
          <table:table-cell table:formula="of:=[.I46]-18" office:value-type="float" office:value="12" calcext:value-type="float">
            <text:p>12</text:p>
          </table:table-cell>
          <table:table-cell table:formula="of:=[.E46]+[.J46]" office:value-type="float" office:value="19.534424" calcext:value-type="float">
            <text:p>19.534</text:p>
          </table:table-cell>
        </table:table-row>
        <table:table-row table:style-name="ro1">
          <table:table-cell office:value-type="float" office:value="1738372697" calcext:value-type="float">
            <text:p>1738372697</text:p>
          </table:table-cell>
          <table:table-cell office:value-type="float" office:value="905.4196" calcext:value-type="float">
            <text:p>905.4196</text:p>
          </table:table-cell>
          <table:table-cell office:value-type="float" office:value="1738372697" calcext:value-type="float">
            <text:p>1738372697</text:p>
          </table:table-cell>
          <table:table-cell office:value-type="float" office:value="909" calcext:value-type="float">
            <text:p>909</text:p>
          </table:table-cell>
          <table:table-cell office:value-type="float" office:value="-3.580444" calcext:value-type="float">
            <text:p>-3.580</text:p>
          </table:table-cell>
          <table:table-cell office:value-type="float" office:value="-3.496527" calcext:value-type="float">
            <text:p>-3.497</text:p>
          </table:table-cell>
          <table:table-cell office:value-type="float" office:value="5.137064" calcext:value-type="float">
            <text:p>5.137</text:p>
          </table:table-cell>
          <table:table-cell office:value-type="float" office:value="402714842" calcext:value-type="float">
            <text:p>402714842</text:p>
          </table:table-cell>
          <table:table-cell office:value-type="float" office:value="27" calcext:value-type="float">
            <text:p>27</text:p>
          </table:table-cell>
          <table:table-cell table:formula="of:=[.I47]-18" office:value-type="float" office:value="9" calcext:value-type="float">
            <text:p>9</text:p>
          </table:table-cell>
          <table:table-cell table:formula="of:=[.E47]+[.J47]" office:value-type="float" office:value="5.419556" calcext:value-type="float">
            <text:p>5.420</text:p>
          </table:table-cell>
        </table:table-row>
        <table:table-row table:style-name="ro1">
          <table:table-cell office:value-type="float" office:value="1738373721" calcext:value-type="float">
            <text:p>1738373721</text:p>
          </table:table-cell>
          <table:table-cell office:value-type="float" office:value="942.3834" calcext:value-type="float">
            <text:p>942.3834</text:p>
          </table:table-cell>
          <table:table-cell office:value-type="float" office:value="1738373721" calcext:value-type="float">
            <text:p>1738373721</text:p>
          </table:table-cell>
          <table:table-cell office:value-type="float" office:value="949" calcext:value-type="float">
            <text:p>949</text:p>
          </table:table-cell>
          <table:table-cell office:value-type="float" office:value="-6.616577" calcext:value-type="float">
            <text:p>-6.617</text:p>
          </table:table-cell>
          <table:table-cell office:value-type="float" office:value="-6.461501" calcext:value-type="float">
            <text:p>-6.462</text:p>
          </table:table-cell>
          <table:table-cell office:value-type="float" office:value="5.10156" calcext:value-type="float">
            <text:p>5.102</text:p>
          </table:table-cell>
          <table:table-cell office:value-type="float" office:value="403738874" calcext:value-type="float">
            <text:p>403738874</text:p>
          </table:table-cell>
          <table:table-cell office:value-type="float" office:value="20" calcext:value-type="float">
            <text:p>20</text:p>
          </table:table-cell>
          <table:table-cell table:formula="of:=[.I48]-18" office:value-type="float" office:value="2" calcext:value-type="float">
            <text:p>2</text:p>
          </table:table-cell>
          <table:table-cell table:formula="of:=[.E48]+[.J48]" office:value-type="float" office:value="-4.616577" calcext:value-type="float">
            <text:p>-4.617</text:p>
          </table:table-cell>
        </table:table-row>
        <table:table-row table:style-name="ro1">
          <table:table-cell office:value-type="float" office:value="1738374745" calcext:value-type="float">
            <text:p>1738374745</text:p>
          </table:table-cell>
          <table:table-cell office:value-type="float" office:value="988.0464" calcext:value-type="float">
            <text:p>988.0464</text:p>
          </table:table-cell>
          <table:table-cell office:value-type="float" office:value="1738374745" calcext:value-type="float">
            <text:p>1738374745</text:p>
          </table:table-cell>
          <table:table-cell office:value-type="float" office:value="979" calcext:value-type="float">
            <text:p>979</text:p>
          </table:table-cell>
          <table:table-cell office:value-type="float" office:value="9.046448" calcext:value-type="float">
            <text:p>9.046</text:p>
          </table:table-cell>
          <table:table-cell office:value-type="float" office:value="8.834421" calcext:value-type="float">
            <text:p>8.834</text:p>
          </table:table-cell>
          <table:table-cell office:value-type="float" office:value="5.101565" calcext:value-type="float">
            <text:p>5.102</text:p>
          </table:table-cell>
          <table:table-cell office:value-type="float" office:value="404762914" calcext:value-type="float">
            <text:p>404762914</text:p>
          </table:table-cell>
          <table:table-cell office:value-type="float" office:value="28" calcext:value-type="float">
            <text:p>28</text:p>
          </table:table-cell>
          <table:table-cell table:formula="of:=[.I49]-18" office:value-type="float" office:value="10" calcext:value-type="float">
            <text:p>10</text:p>
          </table:table-cell>
          <table:table-cell table:formula="of:=[.E49]+[.J49]" office:value-type="float" office:value="19.046448" calcext:value-type="float">
            <text:p>19.046</text:p>
          </table:table-cell>
        </table:table-row>
        <table:table-row table:style-name="ro1">
          <table:table-cell office:value-type="float" office:value="1738375770" calcext:value-type="float">
            <text:p>1738375770</text:p>
          </table:table-cell>
          <table:table-cell office:value-type="float" office:value="36.79029" calcext:value-type="float">
            <text:p>36.79029</text:p>
          </table:table-cell>
          <table:table-cell office:value-type="float" office:value="1738375770" calcext:value-type="float">
            <text:p>1738375770</text:p>
          </table:table-cell>
          <table:table-cell office:value-type="float" office:value="32" calcext:value-type="float">
            <text:p>32</text:p>
          </table:table-cell>
          <table:table-cell office:value-type="float" office:value="4.790287" calcext:value-type="float">
            <text:p>4.790</text:p>
          </table:table-cell>
          <table:table-cell office:value-type="float" office:value="4.678014" calcext:value-type="float">
            <text:p>4.678</text:p>
          </table:table-cell>
          <table:table-cell office:value-type="float" office:value="5.249529" calcext:value-type="float">
            <text:p>5.250</text:p>
          </table:table-cell>
          <table:table-cell office:value-type="float" office:value="405786957" calcext:value-type="float">
            <text:p>405786957</text:p>
          </table:table-cell>
          <table:table-cell office:value-type="float" office:value="33" calcext:value-type="float">
            <text:p>33</text:p>
          </table:table-cell>
          <table:table-cell table:formula="of:=[.I50]-18" office:value-type="float" office:value="15" calcext:value-type="float">
            <text:p>15</text:p>
          </table:table-cell>
          <table:table-cell table:formula="of:=[.E50]+[.J50]" office:value-type="float" office:value="19.790287" calcext:value-type="float">
            <text:p>19.790</text:p>
          </table:table-cell>
        </table:table-row>
        <table:table-row table:style-name="ro1">
          <table:table-cell office:value-type="float" office:value="1738376794" calcext:value-type="float">
            <text:p>1738376794</text:p>
          </table:table-cell>
          <table:table-cell office:value-type="float" office:value="84.45916" calcext:value-type="float">
            <text:p>84.45916</text:p>
          </table:table-cell>
          <table:table-cell office:value-type="float" office:value="1738376794" calcext:value-type="float">
            <text:p>1738376794</text:p>
          </table:table-cell>
          <table:table-cell office:value-type="float" office:value="86" calcext:value-type="float">
            <text:p>86</text:p>
          </table:table-cell>
          <table:table-cell office:value-type="float" office:value="-1.54084" calcext:value-type="float">
            <text:p>-1.541</text:p>
          </table:table-cell>
          <table:table-cell office:value-type="float" office:value="-1.504727" calcext:value-type="float">
            <text:p>-1.505</text:p>
          </table:table-cell>
          <table:table-cell office:value-type="float" office:value="5.385648" calcext:value-type="float">
            <text:p>5.386</text:p>
          </table:table-cell>
          <table:table-cell office:value-type="float" office:value="406810999" calcext:value-type="float">
            <text:p>406810999</text:p>
          </table:table-cell>
          <table:table-cell office:value-type="float" office:value="31" calcext:value-type="float">
            <text:p>31</text:p>
          </table:table-cell>
          <table:table-cell table:formula="of:=[.I51]-18" office:value-type="float" office:value="13" calcext:value-type="float">
            <text:p>13</text:p>
          </table:table-cell>
          <table:table-cell table:formula="of:=[.E51]+[.J51]" office:value-type="float" office:value="11.45916" calcext:value-type="float">
            <text:p>11.459</text:p>
          </table:table-cell>
        </table:table-row>
        <table:table-row table:style-name="ro1">
          <table:table-cell office:value-type="float" office:value="1738377818" calcext:value-type="float">
            <text:p>1738377818</text:p>
          </table:table-cell>
          <table:table-cell office:value-type="float" office:value="134.6877" calcext:value-type="float">
            <text:p>134.6877</text:p>
          </table:table-cell>
          <table:table-cell office:value-type="float" office:value="1738377818" calcext:value-type="float">
            <text:p>1738377818</text:p>
          </table:table-cell>
          <table:table-cell office:value-type="float" office:value="131" calcext:value-type="float">
            <text:p>131</text:p>
          </table:table-cell>
          <table:table-cell office:value-type="float" office:value="3.687729" calcext:value-type="float">
            <text:p>3.688</text:p>
          </table:table-cell>
          <table:table-cell office:value-type="float" office:value="3.601298" calcext:value-type="float">
            <text:p>3.601</text:p>
          </table:table-cell>
          <table:table-cell office:value-type="float" office:value="5.746662" calcext:value-type="float">
            <text:p>5.747</text:p>
          </table:table-cell>
          <table:table-cell office:value-type="float" office:value="407835044" calcext:value-type="float">
            <text:p>407835044</text:p>
          </table:table-cell>
          <table:table-cell office:value-type="float" office:value="33" calcext:value-type="float">
            <text:p>33</text:p>
          </table:table-cell>
          <table:table-cell table:formula="of:=[.I52]-18" office:value-type="float" office:value="15" calcext:value-type="float">
            <text:p>15</text:p>
          </table:table-cell>
          <table:table-cell table:formula="of:=[.E52]+[.J52]" office:value-type="float" office:value="18.687729" calcext:value-type="float">
            <text:p>18.688</text:p>
          </table:table-cell>
        </table:table-row>
        <table:table-row table:style-name="ro1">
          <table:table-cell office:value-type="float" office:value="1738378842" calcext:value-type="float">
            <text:p>1738378842</text:p>
          </table:table-cell>
          <table:table-cell office:value-type="float" office:value="190.6496" calcext:value-type="float">
            <text:p>190.6496</text:p>
          </table:table-cell>
          <table:table-cell office:value-type="float" office:value="1738378842" calcext:value-type="float">
            <text:p>1738378842</text:p>
          </table:table-cell>
          <table:table-cell office:value-type="float" office:value="193" calcext:value-type="float">
            <text:p>193</text:p>
          </table:table-cell>
          <table:table-cell office:value-type="float" office:value="-2.350433" calcext:value-type="float">
            <text:p>-2.350</text:p>
          </table:table-cell>
          <table:table-cell office:value-type="float" office:value="-2.295345" calcext:value-type="float">
            <text:p>-2.295</text:p>
          </table:table-cell>
          <table:table-cell office:value-type="float" office:value="5.829513" calcext:value-type="float">
            <text:p>5.830</text:p>
          </table:table-cell>
          <table:table-cell office:value-type="float" office:value="408859095" calcext:value-type="float">
            <text:p>408859095</text:p>
          </table:table-cell>
          <table:table-cell office:value-type="float" office:value="30" calcext:value-type="float">
            <text:p>30</text:p>
          </table:table-cell>
          <table:table-cell table:formula="of:=[.I53]-18" office:value-type="float" office:value="12" calcext:value-type="float">
            <text:p>12</text:p>
          </table:table-cell>
          <table:table-cell table:formula="of:=[.E53]+[.J53]" office:value-type="float" office:value="9.649567" calcext:value-type="float">
            <text:p>9.650</text:p>
          </table:table-cell>
        </table:table-row>
        <table:table-row table:style-name="ro1">
          <table:table-cell office:value-type="float" office:value="1738379866" calcext:value-type="float">
            <text:p>1738379866</text:p>
          </table:table-cell>
          <table:table-cell office:value-type="float" office:value="236.267" calcext:value-type="float">
            <text:p>236.267</text:p>
          </table:table-cell>
          <table:table-cell office:value-type="float" office:value="1738379866" calcext:value-type="float">
            <text:p>1738379866</text:p>
          </table:table-cell>
          <table:table-cell office:value-type="float" office:value="240" calcext:value-type="float">
            <text:p>240</text:p>
          </table:table-cell>
          <table:table-cell office:value-type="float" office:value="-3.733047" calcext:value-type="float">
            <text:p>-3.733</text:p>
          </table:table-cell>
          <table:table-cell office:value-type="float" office:value="-3.645554" calcext:value-type="float">
            <text:p>-3.646</text:p>
          </table:table-cell>
          <table:table-cell office:value-type="float" office:value="5.693389" calcext:value-type="float">
            <text:p>5.693</text:p>
          </table:table-cell>
          <table:table-cell office:value-type="float" office:value="409883135" calcext:value-type="float">
            <text:p>409883135</text:p>
          </table:table-cell>
          <table:table-cell office:value-type="float" office:value="29" calcext:value-type="float">
            <text:p>29</text:p>
          </table:table-cell>
          <table:table-cell table:formula="of:=[.I54]-18" office:value-type="float" office:value="11" calcext:value-type="float">
            <text:p>11</text:p>
          </table:table-cell>
          <table:table-cell table:formula="of:=[.E54]+[.J54]" office:value-type="float" office:value="7.266953" calcext:value-type="float">
            <text:p>7.267</text:p>
          </table:table-cell>
        </table:table-row>
        <table:table-row table:style-name="ro1">
          <table:table-cell office:value-type="float" office:value="1738380890" calcext:value-type="float">
            <text:p>1738380890</text:p>
          </table:table-cell>
          <table:table-cell office:value-type="float" office:value="283.6679" calcext:value-type="float">
            <text:p>283.6679</text:p>
          </table:table-cell>
          <table:table-cell office:value-type="float" office:value="1738380890" calcext:value-type="float">
            <text:p>1738380890</text:p>
          </table:table-cell>
          <table:table-cell office:value-type="float" office:value="281" calcext:value-type="float">
            <text:p>281</text:p>
          </table:table-cell>
          <table:table-cell office:value-type="float" office:value="2.667938" calcext:value-type="float">
            <text:p>2.668</text:p>
          </table:table-cell>
          <table:table-cell office:value-type="float" office:value="2.605408" calcext:value-type="float">
            <text:p>2.605</text:p>
          </table:table-cell>
          <table:table-cell office:value-type="float" office:value="5.61645" calcext:value-type="float">
            <text:p>5.616</text:p>
          </table:table-cell>
          <table:table-cell office:value-type="float" office:value="410907178" calcext:value-type="float">
            <text:p>410907178</text:p>
          </table:table-cell>
          <table:table-cell office:value-type="float" office:value="31" calcext:value-type="float">
            <text:p>31</text:p>
          </table:table-cell>
          <table:table-cell table:formula="of:=[.I55]-18" office:value-type="float" office:value="13" calcext:value-type="float">
            <text:p>13</text:p>
          </table:table-cell>
          <table:table-cell table:formula="of:=[.E55]+[.J55]" office:value-type="float" office:value="15.667938" calcext:value-type="float">
            <text:p>15.668</text:p>
          </table:table-cell>
        </table:table-row>
        <table:table-row table:style-name="ro1">
          <table:table-cell office:value-type="float" office:value="1738381914" calcext:value-type="float">
            <text:p>1738381914</text:p>
          </table:table-cell>
          <table:table-cell office:value-type="float" office:value="328.6804" calcext:value-type="float">
            <text:p>328.6804</text:p>
          </table:table-cell>
          <table:table-cell office:value-type="float" office:value="1738381914" calcext:value-type="float">
            <text:p>1738381914</text:p>
          </table:table-cell>
          <table:table-cell office:value-type="float" office:value="332" calcext:value-type="float">
            <text:p>332</text:p>
          </table:table-cell>
          <table:table-cell office:value-type="float" office:value="-3.319611" calcext:value-type="float">
            <text:p>-3.320</text:p>
          </table:table-cell>
          <table:table-cell office:value-type="float" office:value="-3.241807" calcext:value-type="float">
            <text:p>-3.242</text:p>
          </table:table-cell>
          <table:table-cell office:value-type="float" office:value="5.586855" calcext:value-type="float">
            <text:p>5.587</text:p>
          </table:table-cell>
          <table:table-cell office:value-type="float" office:value="411931217" calcext:value-type="float">
            <text:p>411931217</text:p>
          </table:table-cell>
          <table:table-cell office:value-type="float" office:value="29" calcext:value-type="float">
            <text:p>29</text:p>
          </table:table-cell>
          <table:table-cell table:formula="of:=[.I56]-18" office:value-type="float" office:value="11" calcext:value-type="float">
            <text:p>11</text:p>
          </table:table-cell>
          <table:table-cell table:formula="of:=[.E56]+[.J56]" office:value-type="float" office:value="7.680389" calcext:value-type="float">
            <text:p>7.680</text:p>
          </table:table-cell>
        </table:table-row>
        <table:table-row table:style-name="ro1">
          <table:table-cell office:value-type="float" office:value="1738382938" calcext:value-type="float">
            <text:p>1738382938</text:p>
          </table:table-cell>
          <table:table-cell office:value-type="float" office:value="373.1374" calcext:value-type="float">
            <text:p>373.1374</text:p>
          </table:table-cell>
          <table:table-cell office:value-type="float" office:value="1738382938" calcext:value-type="float">
            <text:p>1738382938</text:p>
          </table:table-cell>
          <table:table-cell office:value-type="float" office:value="377" calcext:value-type="float">
            <text:p>377</text:p>
          </table:table-cell>
          <table:table-cell office:value-type="float" office:value="-3.86264" calcext:value-type="float">
            <text:p>-3.863</text:p>
          </table:table-cell>
          <table:table-cell office:value-type="float" office:value="-3.77211" calcext:value-type="float">
            <text:p>-3.772</text:p>
          </table:table-cell>
          <table:table-cell office:value-type="float" office:value="5.350124" calcext:value-type="float">
            <text:p>5.350</text:p>
          </table:table-cell>
          <table:table-cell office:value-type="float" office:value="412955257" calcext:value-type="float">
            <text:p>412955257</text:p>
          </table:table-cell>
          <table:table-cell office:value-type="float" office:value="25" calcext:value-type="float">
            <text:p>25</text:p>
          </table:table-cell>
          <table:table-cell table:formula="of:=[.I57]-18" office:value-type="float" office:value="7" calcext:value-type="float">
            <text:p>7</text:p>
          </table:table-cell>
          <table:table-cell table:formula="of:=[.E57]+[.J57]" office:value-type="float" office:value="3.13736" calcext:value-type="float">
            <text:p>3.137</text:p>
          </table:table-cell>
        </table:table-row>
        <table:table-row table:style-name="ro1">
          <table:table-cell office:value-type="float" office:value="1738383962" calcext:value-type="float">
            <text:p>1738383962</text:p>
          </table:table-cell>
          <table:table-cell office:value-type="float" office:value="421.8133" calcext:value-type="float">
            <text:p>421.8133</text:p>
          </table:table-cell>
          <table:table-cell office:value-type="float" office:value="1738383962" calcext:value-type="float">
            <text:p>1738383962</text:p>
          </table:table-cell>
          <table:table-cell office:value-type="float" office:value="416" calcext:value-type="float">
            <text:p>416</text:p>
          </table:table-cell>
          <table:table-cell office:value-type="float" office:value="5.813293" calcext:value-type="float">
            <text:p>5.813</text:p>
          </table:table-cell>
          <table:table-cell office:value-type="float" office:value="5.677044" calcext:value-type="float">
            <text:p>5.677</text:p>
          </table:table-cell>
          <table:table-cell office:value-type="float" office:value="5.018703" calcext:value-type="float">
            <text:p>5.019</text:p>
          </table:table-cell>
          <table:table-cell office:value-type="float" office:value="413979300" calcext:value-type="float">
            <text:p>413979300</text:p>
          </table:table-cell>
          <table:table-cell office:value-type="float" office:value="30" calcext:value-type="float">
            <text:p>30</text:p>
          </table:table-cell>
          <table:table-cell table:formula="of:=[.I58]-18" office:value-type="float" office:value="12" calcext:value-type="float">
            <text:p>12</text:p>
          </table:table-cell>
          <table:table-cell table:formula="of:=[.E58]+[.J58]" office:value-type="float" office:value="17.813293" calcext:value-type="float">
            <text:p>17.813</text:p>
          </table:table-cell>
        </table:table-row>
        <table:table-row table:style-name="ro1">
          <table:table-cell office:value-type="float" office:value="1738384986" calcext:value-type="float">
            <text:p>1738384986</text:p>
          </table:table-cell>
          <table:table-cell office:value-type="float" office:value="471.2953" calcext:value-type="float">
            <text:p>471.2953</text:p>
          </table:table-cell>
          <table:table-cell office:value-type="float" office:value="1738384986" calcext:value-type="float">
            <text:p>1738384986</text:p>
          </table:table-cell>
          <table:table-cell office:value-type="float" office:value="468" calcext:value-type="float">
            <text:p>468</text:p>
          </table:table-cell>
          <table:table-cell office:value-type="float" office:value="3.295288" calcext:value-type="float">
            <text:p>3.295</text:p>
          </table:table-cell>
          <table:table-cell office:value-type="float" office:value="3.218055" calcext:value-type="float">
            <text:p>3.218</text:p>
          </table:table-cell>
          <table:table-cell office:value-type="float" office:value="4.965441" calcext:value-type="float">
            <text:p>4.965</text:p>
          </table:table-cell>
          <table:table-cell office:value-type="float" office:value="415003344" calcext:value-type="float">
            <text:p>415003344</text:p>
          </table:table-cell>
          <table:table-cell office:value-type="float" office:value="30" calcext:value-type="float">
            <text:p>30</text:p>
          </table:table-cell>
          <table:table-cell table:formula="of:=[.I59]-18" office:value-type="float" office:value="12" calcext:value-type="float">
            <text:p>12</text:p>
          </table:table-cell>
          <table:table-cell table:formula="of:=[.E59]+[.J59]" office:value-type="float" office:value="15.295288" calcext:value-type="float">
            <text:p>15.295</text:p>
          </table:table-cell>
        </table:table-row>
        <table:table-row table:style-name="ro1">
          <table:table-cell office:value-type="float" office:value="1738386010" calcext:value-type="float">
            <text:p>1738386010</text:p>
          </table:table-cell>
          <table:table-cell office:value-type="float" office:value="519.8426" calcext:value-type="float">
            <text:p>519.8426</text:p>
          </table:table-cell>
          <table:table-cell office:value-type="float" office:value="1738386010" calcext:value-type="float">
            <text:p>1738386010</text:p>
          </table:table-cell>
          <table:table-cell office:value-type="float" office:value="521" calcext:value-type="float">
            <text:p>521</text:p>
          </table:table-cell>
          <table:table-cell office:value-type="float" office:value="-1.15741" calcext:value-type="float">
            <text:p>-1.157</text:p>
          </table:table-cell>
          <table:table-cell office:value-type="float" office:value="-1.130283" calcext:value-type="float">
            <text:p>-1.130</text:p>
          </table:table-cell>
          <table:table-cell office:value-type="float" office:value="5.048297" calcext:value-type="float">
            <text:p>5.048</text:p>
          </table:table-cell>
          <table:table-cell office:value-type="float" office:value="416027387" calcext:value-type="float">
            <text:p>416027387</text:p>
          </table:table-cell>
          <table:table-cell office:value-type="float" office:value="31" calcext:value-type="float">
            <text:p>31</text:p>
          </table:table-cell>
          <table:table-cell table:formula="of:=[.I60]-18" office:value-type="float" office:value="13" calcext:value-type="float">
            <text:p>13</text:p>
          </table:table-cell>
          <table:table-cell table:formula="of:=[.E60]+[.J60]" office:value-type="float" office:value="11.84259" calcext:value-type="float">
            <text:p>11.843</text:p>
          </table:table-cell>
        </table:table-row>
        <table:table-row table:style-name="ro1">
          <table:table-cell office:value-type="float" office:value="1738387034" calcext:value-type="float">
            <text:p>1738387034</text:p>
          </table:table-cell>
          <table:table-cell office:value-type="float" office:value="566.1672" calcext:value-type="float">
            <text:p>566.1672</text:p>
          </table:table-cell>
          <table:table-cell office:value-type="float" office:value="1738387034" calcext:value-type="float">
            <text:p>1738387034</text:p>
          </table:table-cell>
          <table:table-cell office:value-type="float" office:value="567" calcext:value-type="float">
            <text:p>567</text:p>
          </table:table-cell>
          <table:table-cell office:value-type="float" office:value="-0.8328247" calcext:value-type="float">
            <text:p>-0.833</text:p>
          </table:table-cell>
          <table:table-cell office:value-type="float" office:value="-0.8133053" calcext:value-type="float">
            <text:p>-0.813</text:p>
          </table:table-cell>
          <table:table-cell office:value-type="float" office:value="5.071972" calcext:value-type="float">
            <text:p>5.072</text:p>
          </table:table-cell>
          <table:table-cell office:value-type="float" office:value="417051428" calcext:value-type="float">
            <text:p>417051428</text:p>
          </table:table-cell>
          <table:table-cell office:value-type="float" office:value="28" calcext:value-type="float">
            <text:p>28</text:p>
          </table:table-cell>
          <table:table-cell table:formula="of:=[.I61]-18" office:value-type="float" office:value="10" calcext:value-type="float">
            <text:p>10</text:p>
          </table:table-cell>
          <table:table-cell table:formula="of:=[.E61]+[.J61]" office:value-type="float" office:value="9.1671753" calcext:value-type="float">
            <text:p>9.167</text:p>
          </table:table-cell>
        </table:table-row>
        <table:table-row table:style-name="ro1">
          <table:table-cell office:value-type="float" office:value="1738388058" calcext:value-type="float">
            <text:p>1738388058</text:p>
          </table:table-cell>
          <table:table-cell office:value-type="float" office:value="612.0522" calcext:value-type="float">
            <text:p>612.0522</text:p>
          </table:table-cell>
          <table:table-cell office:value-type="float" office:value="1738388058" calcext:value-type="float">
            <text:p>1738388058</text:p>
          </table:table-cell>
          <table:table-cell office:value-type="float" office:value="611" calcext:value-type="float">
            <text:p>611</text:p>
          </table:table-cell>
          <table:table-cell office:value-type="float" office:value="1.052246" calcext:value-type="float">
            <text:p>1.052</text:p>
          </table:table-cell>
          <table:table-cell office:value-type="float" office:value="1.027584" calcext:value-type="float">
            <text:p>1.028</text:p>
          </table:table-cell>
          <table:table-cell office:value-type="float" office:value="5.190341" calcext:value-type="float">
            <text:p>5.190</text:p>
          </table:table-cell>
          <table:table-cell office:value-type="float" office:value="418075468" calcext:value-type="float">
            <text:p>418075468</text:p>
          </table:table-cell>
          <table:table-cell office:value-type="float" office:value="30" calcext:value-type="float">
            <text:p>30</text:p>
          </table:table-cell>
          <table:table-cell table:formula="of:=[.I62]-18" office:value-type="float" office:value="12" calcext:value-type="float">
            <text:p>12</text:p>
          </table:table-cell>
          <table:table-cell table:formula="of:=[.E62]+[.J62]" office:value-type="float" office:value="13.052246" calcext:value-type="float">
            <text:p>13.052</text:p>
          </table:table-cell>
        </table:table-row>
        <table:table-row table:style-name="ro1">
          <table:table-cell office:value-type="float" office:value="1738389082" calcext:value-type="float">
            <text:p>1738389082</text:p>
          </table:table-cell>
          <table:table-cell office:value-type="float" office:value="656.9894" calcext:value-type="float">
            <text:p>656.9894</text:p>
          </table:table-cell>
          <table:table-cell office:value-type="float" office:value="1738389082" calcext:value-type="float">
            <text:p>1738389082</text:p>
          </table:table-cell>
          <table:table-cell office:value-type="float" office:value="660" calcext:value-type="float">
            <text:p>660</text:p>
          </table:table-cell>
          <table:table-cell office:value-type="float" office:value="-3.01062" calcext:value-type="float">
            <text:p>-3.011</text:p>
          </table:table-cell>
          <table:table-cell office:value-type="float" office:value="-2.940059" calcext:value-type="float">
            <text:p>-2.940</text:p>
          </table:table-cell>
          <table:table-cell office:value-type="float" office:value="5.22585" calcext:value-type="float">
            <text:p>5.226</text:p>
          </table:table-cell>
          <table:table-cell office:value-type="float" office:value="419099508" calcext:value-type="float">
            <text:p>419099508</text:p>
          </table:table-cell>
          <table:table-cell office:value-type="float" office:value="28" calcext:value-type="float">
            <text:p>28</text:p>
          </table:table-cell>
          <table:table-cell table:formula="of:=[.I63]-18" office:value-type="float" office:value="10" calcext:value-type="float">
            <text:p>10</text:p>
          </table:table-cell>
          <table:table-cell table:formula="of:=[.E63]+[.J63]" office:value-type="float" office:value="6.98938" calcext:value-type="float">
            <text:p>6.989</text:p>
          </table:table-cell>
        </table:table-row>
        <table:table-row table:style-name="ro1">
          <table:table-cell office:value-type="float" office:value="1738390106" calcext:value-type="float">
            <text:p>1738390106</text:p>
          </table:table-cell>
          <table:table-cell office:value-type="float" office:value="710.3434" calcext:value-type="float">
            <text:p>710.3434</text:p>
          </table:table-cell>
          <table:table-cell office:value-type="float" office:value="1738390106" calcext:value-type="float">
            <text:p>1738390106</text:p>
          </table:table-cell>
          <table:table-cell office:value-type="float" office:value="701" calcext:value-type="float">
            <text:p>701</text:p>
          </table:table-cell>
          <table:table-cell office:value-type="float" office:value="9.343445" calcext:value-type="float">
            <text:p>9.343</text:p>
          </table:table-cell>
          <table:table-cell office:value-type="float" office:value="9.124457" calcext:value-type="float">
            <text:p>9.124</text:p>
          </table:table-cell>
          <table:table-cell office:value-type="float" office:value="5.438905" calcext:value-type="float">
            <text:p>5.439</text:p>
          </table:table-cell>
          <table:table-cell office:value-type="float" office:value="420123556" calcext:value-type="float">
            <text:p>420123556</text:p>
          </table:table-cell>
          <table:table-cell office:value-type="float" office:value="37" calcext:value-type="float">
            <text:p>37</text:p>
          </table:table-cell>
          <table:table-cell table:formula="of:=[.I64]-18" office:value-type="float" office:value="19" calcext:value-type="float">
            <text:p>19</text:p>
          </table:table-cell>
          <table:table-cell table:formula="of:=[.E64]+[.J64]" office:value-type="float" office:value="28.343445" calcext:value-type="float">
            <text:p>28.343</text:p>
          </table:table-cell>
        </table:table-row>
        <table:table-row table:style-name="ro1">
          <table:table-cell office:value-type="float" office:value="1738391130" calcext:value-type="float">
            <text:p>1738391130</text:p>
          </table:table-cell>
          <table:table-cell office:value-type="float" office:value="760.7181" calcext:value-type="float">
            <text:p>760.7181</text:p>
          </table:table-cell>
          <table:table-cell office:value-type="float" office:value="1738391130" calcext:value-type="float">
            <text:p>1738391130</text:p>
          </table:table-cell>
          <table:table-cell office:value-type="float" office:value="766" calcext:value-type="float">
            <text:p>766</text:p>
          </table:table-cell>
          <table:table-cell office:value-type="float" office:value="-5.281921" calcext:value-type="float">
            <text:p>-5.282</text:p>
          </table:table-cell>
          <table:table-cell office:value-type="float" office:value="-5.158126" calcext:value-type="float">
            <text:p>-5.158</text:p>
          </table:table-cell>
          <table:table-cell office:value-type="float" office:value="5.48033" calcext:value-type="float">
            <text:p>5.480</text:p>
          </table:table-cell>
          <table:table-cell office:value-type="float" office:value="421147602" calcext:value-type="float">
            <text:p>421147602</text:p>
          </table:table-cell>
          <table:table-cell office:value-type="float" office:value="31" calcext:value-type="float">
            <text:p>31</text:p>
          </table:table-cell>
          <table:table-cell table:formula="of:=[.I65]-18" office:value-type="float" office:value="13" calcext:value-type="float">
            <text:p>13</text:p>
          </table:table-cell>
          <table:table-cell table:formula="of:=[.E65]+[.J65]" office:value-type="float" office:value="7.718079" calcext:value-type="float">
            <text:p>7.718</text:p>
          </table:table-cell>
        </table:table-row>
        <table:table-row table:style-name="ro1">
          <table:table-cell office:value-type="float" office:value="1738392154" calcext:value-type="float">
            <text:p>1738392154</text:p>
          </table:table-cell>
          <table:table-cell office:value-type="float" office:value="804.8887" calcext:value-type="float">
            <text:p>804.8887</text:p>
          </table:table-cell>
          <table:table-cell office:value-type="float" office:value="1738392154" calcext:value-type="float">
            <text:p>1738392154</text:p>
          </table:table-cell>
          <table:table-cell office:value-type="float" office:value="809" calcext:value-type="float">
            <text:p>809</text:p>
          </table:table-cell>
          <table:table-cell office:value-type="float" office:value="-4.111328" calcext:value-type="float">
            <text:p>-4.111</text:p>
          </table:table-cell>
          <table:table-cell office:value-type="float" office:value="-4.014969" calcext:value-type="float">
            <text:p>-4.015</text:p>
          </table:table-cell>
          <table:table-cell office:value-type="float" office:value="5.302782" calcext:value-type="float">
            <text:p>5.303</text:p>
          </table:table-cell>
          <table:table-cell office:value-type="float" office:value="422171640" calcext:value-type="float">
            <text:p>422171640</text:p>
          </table:table-cell>
          <table:table-cell office:value-type="float" office:value="27" calcext:value-type="float">
            <text:p>27</text:p>
          </table:table-cell>
          <table:table-cell table:formula="of:=[.I66]-18" office:value-type="float" office:value="9" calcext:value-type="float">
            <text:p>9</text:p>
          </table:table-cell>
          <table:table-cell table:formula="of:=[.E66]+[.J66]" office:value-type="float" office:value="4.888672" calcext:value-type="float">
            <text:p>4.889</text:p>
          </table:table-cell>
        </table:table-row>
        <table:table-row table:style-name="ro1">
          <table:table-cell office:value-type="float" office:value="1738393178" calcext:value-type="float">
            <text:p>1738393178</text:p>
          </table:table-cell>
          <table:table-cell office:value-type="float" office:value="876.8261" calcext:value-type="float">
            <text:p>876.8261</text:p>
          </table:table-cell>
          <table:table-cell office:value-type="float" office:value="1738393178" calcext:value-type="float">
            <text:p>1738393178</text:p>
          </table:table-cell>
          <table:table-cell office:value-type="float" office:value="875" calcext:value-type="float">
            <text:p>875</text:p>
          </table:table-cell>
          <table:table-cell office:value-type="float" office:value="1.826111" calcext:value-type="float">
            <text:p>1.826</text:p>
          </table:table-cell>
          <table:table-cell office:value-type="float" office:value="1.783311" calcext:value-type="float">
            <text:p>1.783</text:p>
          </table:table-cell>
          <table:table-cell office:value-type="float" office:value="5.048291" calcext:value-type="float">
            <text:p>5.048</text:p>
          </table:table-cell>
          <table:table-cell office:value-type="float" office:value="423195707" calcext:value-type="float">
            <text:p>423195707</text:p>
          </table:table-cell>
          <table:table-cell office:value-type="float" office:value="27" calcext:value-type="float">
            <text:p>27</text:p>
          </table:table-cell>
          <table:table-cell table:formula="of:=[.I67]-18" office:value-type="float" office:value="9" calcext:value-type="float">
            <text:p>9</text:p>
          </table:table-cell>
          <table:table-cell table:formula="of:=[.E67]+[.J67]" office:value-type="float" office:value="10.826111" calcext:value-type="float">
            <text:p>10.826</text:p>
          </table:table-cell>
        </table:table-row>
        <table:table-row table:style-name="ro1">
          <table:table-cell office:value-type="float" office:value="1738394202" calcext:value-type="float">
            <text:p>1738394202</text:p>
          </table:table-cell>
          <table:table-cell office:value-type="float" office:value="925.629" calcext:value-type="float">
            <text:p>925.629</text:p>
          </table:table-cell>
          <table:table-cell office:value-type="float" office:value="1738394202" calcext:value-type="float">
            <text:p>1738394202</text:p>
          </table:table-cell>
          <table:table-cell office:value-type="float" office:value="919" calcext:value-type="float">
            <text:p>919</text:p>
          </table:table-cell>
          <table:table-cell office:value-type="float" office:value="6.629028" calcext:value-type="float">
            <text:p>6.629</text:p>
          </table:table-cell>
          <table:table-cell office:value-type="float" office:value="6.47366" calcext:value-type="float">
            <text:p>6.474</text:p>
          </table:table-cell>
          <table:table-cell office:value-type="float" office:value="5.17257" calcext:value-type="float">
            <text:p>5.173</text:p>
          </table:table-cell>
          <table:table-cell office:value-type="float" office:value="424219750" calcext:value-type="float">
            <text:p>424219750</text:p>
          </table:table-cell>
          <table:table-cell office:value-type="float" office:value="32" calcext:value-type="float">
            <text:p>32</text:p>
          </table:table-cell>
          <table:table-cell table:formula="of:=[.I68]-18" office:value-type="float" office:value="14" calcext:value-type="float">
            <text:p>14</text:p>
          </table:table-cell>
          <table:table-cell table:formula="of:=[.E68]+[.J68]" office:value-type="float" office:value="20.629028" calcext:value-type="float">
            <text:p>20.629</text:p>
          </table:table-cell>
        </table:table-row>
        <table:table-row table:style-name="ro1">
          <table:table-cell office:value-type="float" office:value="1738395226" calcext:value-type="float">
            <text:p>1738395226</text:p>
          </table:table-cell>
          <table:table-cell office:value-type="float" office:value="972.8281" calcext:value-type="float">
            <text:p>972.8281</text:p>
          </table:table-cell>
          <table:table-cell office:value-type="float" office:value="1738395226" calcext:value-type="float">
            <text:p>1738395226</text:p>
          </table:table-cell>
          <table:table-cell office:value-type="float" office:value="976" calcext:value-type="float">
            <text:p>976</text:p>
          </table:table-cell>
          <table:table-cell office:value-type="float" office:value="-3.171875" calcext:value-type="float">
            <text:p>-3.172</text:p>
          </table:table-cell>
          <table:table-cell office:value-type="float" office:value="-3.097534" calcext:value-type="float">
            <text:p>-3.098</text:p>
          </table:table-cell>
          <table:table-cell office:value-type="float" office:value="5.083791" calcext:value-type="float">
            <text:p>5.084</text:p>
          </table:table-cell>
          <table:table-cell office:value-type="float" office:value="425243794" calcext:value-type="float">
            <text:p>425243794</text:p>
          </table:table-cell>
          <table:table-cell office:value-type="float" office:value="32" calcext:value-type="float">
            <text:p>32</text:p>
          </table:table-cell>
          <table:table-cell table:formula="of:=[.I69]-18" office:value-type="float" office:value="14" calcext:value-type="float">
            <text:p>14</text:p>
          </table:table-cell>
          <table:table-cell table:formula="of:=[.E69]+[.J69]" office:value-type="float" office:value="10.828125" calcext:value-type="float">
            <text:p>10.828</text:p>
          </table:table-cell>
        </table:table-row>
        <table:table-row table:style-name="ro1">
          <table:table-cell office:value-type="float" office:value="1738396251" calcext:value-type="float">
            <text:p>1738396251</text:p>
          </table:table-cell>
          <table:table-cell office:value-type="float" office:value="23.78533" calcext:value-type="float">
            <text:p>23.78533</text:p>
          </table:table-cell>
          <table:table-cell office:value-type="float" office:value="1738396251" calcext:value-type="float">
            <text:p>1738396251</text:p>
          </table:table-cell>
          <table:table-cell office:value-type="float" office:value="21" calcext:value-type="float">
            <text:p>21</text:p>
          </table:table-cell>
          <table:table-cell office:value-type="float" office:value="2.785326" calcext:value-type="float">
            <text:p>2.785</text:p>
          </table:table-cell>
          <table:table-cell office:value-type="float" office:value="2.720045" calcext:value-type="float">
            <text:p>2.720</text:p>
          </table:table-cell>
          <table:table-cell office:value-type="float" office:value="5.367863" calcext:value-type="float">
            <text:p>5.368</text:p>
          </table:table-cell>
          <table:table-cell office:value-type="float" office:value="426267837" calcext:value-type="float">
            <text:p>426267837</text:p>
          </table:table-cell>
          <table:table-cell office:value-type="float" office:value="32" calcext:value-type="float">
            <text:p>32</text:p>
          </table:table-cell>
          <table:table-cell table:formula="of:=[.I70]-18" office:value-type="float" office:value="14" calcext:value-type="float">
            <text:p>14</text:p>
          </table:table-cell>
          <table:table-cell table:formula="of:=[.E70]+[.J70]" office:value-type="float" office:value="16.785326" calcext:value-type="float">
            <text:p>16.785</text:p>
          </table:table-cell>
        </table:table-row>
        <table:table-row table:style-name="ro1">
          <table:table-cell office:value-type="float" office:value="1738397275" calcext:value-type="float">
            <text:p>1738397275</text:p>
          </table:table-cell>
          <table:table-cell office:value-type="float" office:value="74.38173" calcext:value-type="float">
            <text:p>74.38173</text:p>
          </table:table-cell>
          <table:table-cell office:value-type="float" office:value="1738397275" calcext:value-type="float">
            <text:p>1738397275</text:p>
          </table:table-cell>
          <table:table-cell office:value-type="float" office:value="70" calcext:value-type="float">
            <text:p>70</text:p>
          </table:table-cell>
          <table:table-cell office:value-type="float" office:value="4.381729" calcext:value-type="float">
            <text:p>4.382</text:p>
          </table:table-cell>
          <table:table-cell office:value-type="float" office:value="4.279032" calcext:value-type="float">
            <text:p>4.279</text:p>
          </table:table-cell>
          <table:table-cell office:value-type="float" office:value="5.527653" calcext:value-type="float">
            <text:p>5.528</text:p>
          </table:table-cell>
          <table:table-cell office:value-type="float" office:value="427291882" calcext:value-type="float">
            <text:p>427291882</text:p>
          </table:table-cell>
          <table:table-cell office:value-type="float" office:value="37" calcext:value-type="float">
            <text:p>37</text:p>
          </table:table-cell>
          <table:table-cell table:formula="of:=[.I71]-18" office:value-type="float" office:value="19" calcext:value-type="float">
            <text:p>19</text:p>
          </table:table-cell>
          <table:table-cell table:formula="of:=[.E71]+[.J71]" office:value-type="float" office:value="23.381729" calcext:value-type="float">
            <text:p>23.382</text:p>
          </table:table-cell>
        </table:table-row>
        <table:table-row table:style-name="ro1">
          <table:table-cell office:value-type="float" office:value="1738398299" calcext:value-type="float">
            <text:p>1738398299</text:p>
          </table:table-cell>
          <table:table-cell office:value-type="float" office:value="121.6324" calcext:value-type="float">
            <text:p>121.6324</text:p>
          </table:table-cell>
          <table:table-cell office:value-type="float" office:value="1738398299" calcext:value-type="float">
            <text:p>1738398299</text:p>
          </table:table-cell>
          <table:table-cell office:value-type="float" office:value="128" calcext:value-type="float">
            <text:p>128</text:p>
          </table:table-cell>
          <table:table-cell office:value-type="float" office:value="-6.367599" calcext:value-type="float">
            <text:p>-6.368</text:p>
          </table:table-cell>
          <table:table-cell office:value-type="float" office:value="-6.218359" calcext:value-type="float">
            <text:p>-6.218</text:p>
          </table:table-cell>
          <table:table-cell office:value-type="float" office:value="5.53949" calcext:value-type="float">
            <text:p>5.539</text:p>
          </table:table-cell>
          <table:table-cell office:value-type="float" office:value="428315924" calcext:value-type="float">
            <text:p>428315924</text:p>
          </table:table-cell>
          <table:table-cell office:value-type="float" office:value="29" calcext:value-type="float">
            <text:p>29</text:p>
          </table:table-cell>
          <table:table-cell table:formula="of:=[.I72]-18" office:value-type="float" office:value="11" calcext:value-type="float">
            <text:p>11</text:p>
          </table:table-cell>
          <table:table-cell table:formula="of:=[.E72]+[.J72]" office:value-type="float" office:value="4.632401" calcext:value-type="float">
            <text:p>4.632</text:p>
          </table:table-cell>
        </table:table-row>
        <table:table-row table:style-name="ro1">
          <table:table-cell office:value-type="float" office:value="1738399323" calcext:value-type="float">
            <text:p>1738399323</text:p>
          </table:table-cell>
          <table:table-cell office:value-type="float" office:value="165.3084" calcext:value-type="float">
            <text:p>165.3084</text:p>
          </table:table-cell>
          <table:table-cell office:value-type="float" office:value="1738399323" calcext:value-type="float">
            <text:p>1738399323</text:p>
          </table:table-cell>
          <table:table-cell office:value-type="float" office:value="169" calcext:value-type="float">
            <text:p>169</text:p>
          </table:table-cell>
          <table:table-cell office:value-type="float" office:value="-3.691635" calcext:value-type="float">
            <text:p>-3.692</text:p>
          </table:table-cell>
          <table:table-cell office:value-type="float" office:value="-3.605112" calcext:value-type="float">
            <text:p>-3.605</text:p>
          </table:table-cell>
          <table:table-cell office:value-type="float" office:value="5.379704" calcext:value-type="float">
            <text:p>5.380</text:p>
          </table:table-cell>
          <table:table-cell office:value-type="float" office:value="429339961" calcext:value-type="float">
            <text:p>429339961</text:p>
          </table:table-cell>
          <table:table-cell office:value-type="float" office:value="26" calcext:value-type="float">
            <text:p>26</text:p>
          </table:table-cell>
          <table:table-cell table:formula="of:=[.I73]-18" office:value-type="float" office:value="8" calcext:value-type="float">
            <text:p>8</text:p>
          </table:table-cell>
          <table:table-cell table:formula="of:=[.E73]+[.J73]" office:value-type="float" office:value="4.308365" calcext:value-type="float">
            <text:p>4.308</text:p>
          </table:table-cell>
        </table:table-row>
        <table:table-row table:style-name="ro1">
          <table:table-cell office:value-type="float" office:value="1738400347" calcext:value-type="float">
            <text:p>1738400347</text:p>
          </table:table-cell>
          <table:table-cell office:value-type="float" office:value="211.9757" calcext:value-type="float">
            <text:p>211.9757</text:p>
          </table:table-cell>
          <table:table-cell office:value-type="float" office:value="1738400347" calcext:value-type="float">
            <text:p>1738400347</text:p>
          </table:table-cell>
          <table:table-cell office:value-type="float" office:value="211" calcext:value-type="float">
            <text:p>211</text:p>
          </table:table-cell>
          <table:table-cell office:value-type="float" office:value="0.9757385" calcext:value-type="float">
            <text:p>0.976</text:p>
          </table:table-cell>
          <table:table-cell office:value-type="float" office:value="0.9528696" calcext:value-type="float">
            <text:p>0.953</text:p>
          </table:table-cell>
          <table:table-cell office:value-type="float" office:value="5.563174" calcext:value-type="float">
            <text:p>5.563</text:p>
          </table:table-cell>
          <table:table-cell office:value-type="float" office:value="430364003" calcext:value-type="float">
            <text:p>430364003</text:p>
          </table:table-cell>
          <table:table-cell office:value-type="float" office:value="26" calcext:value-type="float">
            <text:p>26</text:p>
          </table:table-cell>
          <table:table-cell table:formula="of:=[.I74]-18" office:value-type="float" office:value="8" calcext:value-type="float">
            <text:p>8</text:p>
          </table:table-cell>
          <table:table-cell table:formula="of:=[.E74]+[.J74]" office:value-type="float" office:value="8.9757385" calcext:value-type="float">
            <text:p>8.976</text:p>
          </table:table-cell>
        </table:table-row>
        <table:table-row table:style-name="ro1">
          <table:table-cell office:value-type="float" office:value="1738401371" calcext:value-type="float">
            <text:p>1738401371</text:p>
          </table:table-cell>
          <table:table-cell office:value-type="float" office:value="272.8533" calcext:value-type="float">
            <text:p>272.8533</text:p>
          </table:table-cell>
          <table:table-cell office:value-type="float" office:value="1738401371" calcext:value-type="float">
            <text:p>1738401371</text:p>
          </table:table-cell>
          <table:table-cell office:value-type="float" office:value="267" calcext:value-type="float">
            <text:p>267</text:p>
          </table:table-cell>
          <table:table-cell office:value-type="float" office:value="5.853333" calcext:value-type="float">
            <text:p>5.853</text:p>
          </table:table-cell>
          <table:table-cell office:value-type="float" office:value="5.716145" calcext:value-type="float">
            <text:p>5.716</text:p>
          </table:table-cell>
          <table:table-cell office:value-type="float" office:value="5.68154" calcext:value-type="float">
            <text:p>5.682</text:p>
          </table:table-cell>
          <table:table-cell office:value-type="float" office:value="431388058" calcext:value-type="float">
            <text:p>431388058</text:p>
          </table:table-cell>
          <table:table-cell office:value-type="float" office:value="31" calcext:value-type="float">
            <text:p>31</text:p>
          </table:table-cell>
          <table:table-cell table:formula="of:=[.I75]-18" office:value-type="float" office:value="13" calcext:value-type="float">
            <text:p>13</text:p>
          </table:table-cell>
          <table:table-cell table:formula="of:=[.E75]+[.J75]" office:value-type="float" office:value="18.853333" calcext:value-type="float">
            <text:p>18.853</text:p>
          </table:table-cell>
        </table:table-row>
        <table:table-row table:style-name="ro1">
          <table:table-cell office:value-type="float" office:value="1738402395" calcext:value-type="float">
            <text:p>1738402395</text:p>
          </table:table-cell>
          <table:table-cell office:value-type="float" office:value="317.3743" calcext:value-type="float">
            <text:p>317.3743</text:p>
          </table:table-cell>
          <table:table-cell office:value-type="float" office:value="1738402395" calcext:value-type="float">
            <text:p>1738402395</text:p>
          </table:table-cell>
          <table:table-cell office:value-type="float" office:value="320" calcext:value-type="float">
            <text:p>320</text:p>
          </table:table-cell>
          <table:table-cell office:value-type="float" office:value="-2.625671" calcext:value-type="float">
            <text:p>-2.626</text:p>
          </table:table-cell>
          <table:table-cell office:value-type="float" office:value="-2.564132" calcext:value-type="float">
            <text:p>-2.564</text:p>
          </table:table-cell>
          <table:table-cell office:value-type="float" office:value="5.515836" calcext:value-type="float">
            <text:p>5.516</text:p>
          </table:table-cell>
          <table:table-cell office:value-type="float" office:value="432412097" calcext:value-type="float">
            <text:p>432412097</text:p>
          </table:table-cell>
          <table:table-cell office:value-type="float" office:value="27" calcext:value-type="float">
            <text:p>27</text:p>
          </table:table-cell>
          <table:table-cell table:formula="of:=[.I76]-18" office:value-type="float" office:value="9" calcext:value-type="float">
            <text:p>9</text:p>
          </table:table-cell>
          <table:table-cell table:formula="of:=[.E76]+[.J76]" office:value-type="float" office:value="6.374329" calcext:value-type="float">
            <text:p>6.374</text:p>
          </table:table-cell>
        </table:table-row>
        <table:table-row table:style-name="ro1">
          <table:table-cell office:value-type="float" office:value="1738403419" calcext:value-type="float">
            <text:p>1738403419</text:p>
          </table:table-cell>
          <table:table-cell office:value-type="float" office:value="369.0359" calcext:value-type="float">
            <text:p>369.0359</text:p>
          </table:table-cell>
          <table:table-cell office:value-type="float" office:value="1738403419" calcext:value-type="float">
            <text:p>1738403419</text:p>
          </table:table-cell>
          <table:table-cell office:value-type="float" office:value="366" calcext:value-type="float">
            <text:p>366</text:p>
          </table:table-cell>
          <table:table-cell office:value-type="float" office:value="3.035919" calcext:value-type="float">
            <text:p>3.036</text:p>
          </table:table-cell>
          <table:table-cell office:value-type="float" office:value="2.964765" calcext:value-type="float">
            <text:p>2.965</text:p>
          </table:table-cell>
          <table:table-cell office:value-type="float" office:value="5.356042" calcext:value-type="float">
            <text:p>5.356</text:p>
          </table:table-cell>
          <table:table-cell office:value-type="float" office:value="433436143" calcext:value-type="float">
            <text:p>433436143</text:p>
          </table:table-cell>
          <table:table-cell office:value-type="float" office:value="32" calcext:value-type="float">
            <text:p>32</text:p>
          </table:table-cell>
          <table:table-cell table:formula="of:=[.I77]-18" office:value-type="float" office:value="14" calcext:value-type="float">
            <text:p>14</text:p>
          </table:table-cell>
          <table:table-cell table:formula="of:=[.E77]+[.J77]" office:value-type="float" office:value="17.035919" calcext:value-type="float">
            <text:p>17.036</text:p>
          </table:table-cell>
        </table:table-row>
        <table:table-row table:style-name="ro1">
          <table:table-cell office:value-type="float" office:value="1738404443" calcext:value-type="float">
            <text:p>1738404443</text:p>
          </table:table-cell>
          <table:table-cell office:value-type="float" office:value="414.2619" calcext:value-type="float">
            <text:p>414.2619</text:p>
          </table:table-cell>
          <table:table-cell office:value-type="float" office:value="1738404443" calcext:value-type="float">
            <text:p>1738404443</text:p>
          </table:table-cell>
          <table:table-cell office:value-type="float" office:value="420" calcext:value-type="float">
            <text:p>420</text:p>
          </table:table-cell>
          <table:table-cell office:value-type="float" office:value="-5.738068" calcext:value-type="float">
            <text:p>-5.738</text:p>
          </table:table-cell>
          <table:table-cell office:value-type="float" office:value="-5.603581" calcext:value-type="float">
            <text:p>-5.604</text:p>
          </table:table-cell>
          <table:table-cell office:value-type="float" office:value="5.237677" calcext:value-type="float">
            <text:p>5.238</text:p>
          </table:table-cell>
          <table:table-cell office:value-type="float" office:value="434460183" calcext:value-type="float">
            <text:p>434460183</text:p>
          </table:table-cell>
          <table:table-cell office:value-type="float" office:value="25" calcext:value-type="float">
            <text:p>25</text:p>
          </table:table-cell>
          <table:table-cell table:formula="of:=[.I78]-18" office:value-type="float" office:value="7" calcext:value-type="float">
            <text:p>7</text:p>
          </table:table-cell>
          <table:table-cell table:formula="of:=[.E78]+[.J78]" office:value-type="float" office:value="1.261932" calcext:value-type="float">
            <text:p>1.262</text:p>
          </table:table-cell>
        </table:table-row>
        <table:table-row table:style-name="ro1">
          <table:table-cell office:value-type="float" office:value="1738405467" calcext:value-type="float">
            <text:p>1738405467</text:p>
          </table:table-cell>
          <table:table-cell office:value-type="float" office:value="459.7458" calcext:value-type="float">
            <text:p>459.7458</text:p>
          </table:table-cell>
          <table:table-cell office:value-type="float" office:value="1738405467" calcext:value-type="float">
            <text:p>1738405467</text:p>
          </table:table-cell>
          <table:table-cell office:value-type="float" office:value="457" calcext:value-type="float">
            <text:p>457</text:p>
          </table:table-cell>
          <table:table-cell office:value-type="float" office:value="2.745758" calcext:value-type="float">
            <text:p>2.746</text:p>
          </table:table-cell>
          <table:table-cell office:value-type="float" office:value="2.681404" calcext:value-type="float">
            <text:p>2.681</text:p>
          </table:table-cell>
          <table:table-cell office:value-type="float" office:value="5.054212" calcext:value-type="float">
            <text:p>5.054</text:p>
          </table:table-cell>
          <table:table-cell office:value-type="float" office:value="435484222" calcext:value-type="float">
            <text:p>435484222</text:p>
          </table:table-cell>
          <table:table-cell office:value-type="float" office:value="27" calcext:value-type="float">
            <text:p>27</text:p>
          </table:table-cell>
          <table:table-cell table:formula="of:=[.I79]-18" office:value-type="float" office:value="9" calcext:value-type="float">
            <text:p>9</text:p>
          </table:table-cell>
          <table:table-cell table:formula="of:=[.E79]+[.J79]" office:value-type="float" office:value="11.745758" calcext:value-type="float">
            <text:p>11.746</text:p>
          </table:table-cell>
        </table:table-row>
        <table:table-row table:style-name="ro1">
          <table:table-cell office:value-type="float" office:value="1738406491" calcext:value-type="float">
            <text:p>1738406491</text:p>
          </table:table-cell>
          <table:table-cell office:value-type="float" office:value="513.2417" calcext:value-type="float">
            <text:p>513.2417</text:p>
          </table:table-cell>
          <table:table-cell office:value-type="float" office:value="1738406491" calcext:value-type="float">
            <text:p>1738406491</text:p>
          </table:table-cell>
          <table:table-cell office:value-type="float" office:value="500" calcext:value-type="float">
            <text:p>500</text:p>
          </table:table-cell>
          <table:table-cell office:value-type="float" office:value="13.2417" calcext:value-type="float">
            <text:p>13.242</text:p>
          </table:table-cell>
          <table:table-cell office:value-type="float" office:value="12.93135" calcext:value-type="float">
            <text:p>12.931</text:p>
          </table:table-cell>
          <table:table-cell office:value-type="float" office:value="5.503999" calcext:value-type="float">
            <text:p>5.504</text:p>
          </table:table-cell>
          <table:table-cell office:value-type="float" office:value="436508270" calcext:value-type="float">
            <text:p>436508270</text:p>
          </table:table-cell>
          <table:table-cell office:value-type="float" office:value="37" calcext:value-type="float">
            <text:p>37</text:p>
          </table:table-cell>
          <table:table-cell table:formula="of:=[.I80]-18" office:value-type="float" office:value="19" calcext:value-type="float">
            <text:p>19</text:p>
          </table:table-cell>
          <table:table-cell table:formula="of:=[.E80]+[.J80]" office:value-type="float" office:value="32.2417" calcext:value-type="float">
            <text:p>32.242</text:p>
          </table:table-cell>
        </table:table-row>
        <table:table-row table:style-name="ro1">
          <table:table-cell office:value-type="float" office:value="1738407515" calcext:value-type="float">
            <text:p>1738407515</text:p>
          </table:table-cell>
          <table:table-cell office:value-type="float" office:value="557.6962" calcext:value-type="float">
            <text:p>557.6962</text:p>
          </table:table-cell>
          <table:table-cell office:value-type="float" office:value="1738407515" calcext:value-type="float">
            <text:p>1738407515</text:p>
          </table:table-cell>
          <table:table-cell office:value-type="float" office:value="568" calcext:value-type="float">
            <text:p>568</text:p>
          </table:table-cell>
          <table:table-cell office:value-type="float" office:value="-10.30383" calcext:value-type="float">
            <text:p>-10.304</text:p>
          </table:table-cell>
          <table:table-cell office:value-type="float" office:value="-10.06234" calcext:value-type="float">
            <text:p>-10.062</text:p>
          </table:table-cell>
          <table:table-cell office:value-type="float" office:value="5.616446" calcext:value-type="float">
            <text:p>5.616</text:p>
          </table:table-cell>
          <table:table-cell office:value-type="float" office:value="437532311" calcext:value-type="float">
            <text:p>437532311</text:p>
          </table:table-cell>
          <table:table-cell office:value-type="float" office:value="29" calcext:value-type="float">
            <text:p>29</text:p>
          </table:table-cell>
          <table:table-cell table:formula="of:=[.I81]-18" office:value-type="float" office:value="11" calcext:value-type="float">
            <text:p>11</text:p>
          </table:table-cell>
          <table:table-cell table:formula="of:=[.E81]+[.J81]" office:value-type="float" office:value="0.69617" calcext:value-type="float">
            <text:p>0.696</text:p>
          </table:table-cell>
        </table:table-row>
        <table:table-row table:style-name="ro1">
          <table:table-cell office:value-type="float" office:value="1738408539" calcext:value-type="float">
            <text:p>1738408539</text:p>
          </table:table-cell>
          <table:table-cell office:value-type="float" office:value="612.5391" calcext:value-type="float">
            <text:p>612.5391</text:p>
          </table:table-cell>
          <table:table-cell office:value-type="float" office:value="1738408539" calcext:value-type="float">
            <text:p>1738408539</text:p>
          </table:table-cell>
          <table:table-cell office:value-type="float" office:value="610" calcext:value-type="float">
            <text:p>610</text:p>
          </table:table-cell>
          <table:table-cell office:value-type="float" office:value="2.539063" calcext:value-type="float">
            <text:p>2.539</text:p>
          </table:table-cell>
          <table:table-cell office:value-type="float" office:value="2.479553" calcext:value-type="float">
            <text:p>2.480</text:p>
          </table:table-cell>
          <table:table-cell office:value-type="float" office:value="5.598689" calcext:value-type="float">
            <text:p>5.599</text:p>
          </table:table-cell>
          <table:table-cell office:value-type="float" office:value="438556358" calcext:value-type="float">
            <text:p>438556358</text:p>
          </table:table-cell>
          <table:table-cell office:value-type="float" office:value="29" calcext:value-type="float">
            <text:p>29</text:p>
          </table:table-cell>
          <table:table-cell table:formula="of:=[.I82]-18" office:value-type="float" office:value="11" calcext:value-type="float">
            <text:p>11</text:p>
          </table:table-cell>
          <table:table-cell table:formula="of:=[.E82]+[.J82]" office:value-type="float" office:value="13.539063" calcext:value-type="float">
            <text:p>13.539</text:p>
          </table:table-cell>
        </table:table-row>
        <table:table-row table:style-name="ro1">
          <table:table-cell office:value-type="float" office:value="1738409563" calcext:value-type="float">
            <text:p>1738409563</text:p>
          </table:table-cell>
          <table:table-cell office:value-type="float" office:value="655.0993" calcext:value-type="float">
            <text:p>655.0993</text:p>
          </table:table-cell>
          <table:table-cell office:value-type="float" office:value="1738409563" calcext:value-type="float">
            <text:p>1738409563</text:p>
          </table:table-cell>
          <table:table-cell office:value-type="float" office:value="659" calcext:value-type="float">
            <text:p>659</text:p>
          </table:table-cell>
          <table:table-cell office:value-type="float" office:value="-3.900696" calcext:value-type="float">
            <text:p>-3.901</text:p>
          </table:table-cell>
          <table:table-cell office:value-type="float" office:value="-3.809273" calcext:value-type="float">
            <text:p>-3.809</text:p>
          </table:table-cell>
          <table:table-cell office:value-type="float" office:value="5.509918" calcext:value-type="float">
            <text:p>5.510</text:p>
          </table:table-cell>
          <table:table-cell office:value-type="float" office:value="439580395" calcext:value-type="float">
            <text:p>439580395</text:p>
          </table:table-cell>
          <table:table-cell office:value-type="float" office:value="25" calcext:value-type="float">
            <text:p>25</text:p>
          </table:table-cell>
          <table:table-cell table:formula="of:=[.I83]-18" office:value-type="float" office:value="7" calcext:value-type="float">
            <text:p>7</text:p>
          </table:table-cell>
          <table:table-cell table:formula="of:=[.E83]+[.J83]" office:value-type="float" office:value="3.099304" calcext:value-type="float">
            <text:p>3.099</text:p>
          </table:table-cell>
        </table:table-row>
        <table:table-row table:style-name="ro1">
          <table:table-cell office:value-type="float" office:value="1738410587" calcext:value-type="float">
            <text:p>1738410587</text:p>
          </table:table-cell>
          <table:table-cell office:value-type="float" office:value="717.1528" calcext:value-type="float">
            <text:p>717.1528</text:p>
          </table:table-cell>
          <table:table-cell office:value-type="float" office:value="1738410587" calcext:value-type="float">
            <text:p>1738410587</text:p>
          </table:table-cell>
          <table:table-cell office:value-type="float" office:value="709" calcext:value-type="float">
            <text:p>709</text:p>
          </table:table-cell>
          <table:table-cell office:value-type="float" office:value="8.152771" calcext:value-type="float">
            <text:p>8.153</text:p>
          </table:table-cell>
          <table:table-cell office:value-type="float" office:value="7.96169" calcext:value-type="float">
            <text:p>7.962</text:p>
          </table:table-cell>
          <table:table-cell office:value-type="float" office:value="5.521755" calcext:value-type="float">
            <text:p>5.522</text:p>
          </table:table-cell>
          <table:table-cell office:value-type="float" office:value="440604451" calcext:value-type="float">
            <text:p>440604451</text:p>
          </table:table-cell>
          <table:table-cell office:value-type="float" office:value="33" calcext:value-type="float">
            <text:p>33</text:p>
          </table:table-cell>
          <table:table-cell table:formula="of:=[.I84]-18" office:value-type="float" office:value="15" calcext:value-type="float">
            <text:p>15</text:p>
          </table:table-cell>
          <table:table-cell table:formula="of:=[.E84]+[.J84]" office:value-type="float" office:value="23.152771" calcext:value-type="float">
            <text:p>23.153</text:p>
          </table:table-cell>
        </table:table-row>
        <table:table-row table:style-name="ro1">
          <table:table-cell office:value-type="float" office:value="1738411611" calcext:value-type="float">
            <text:p>1738411611</text:p>
          </table:table-cell>
          <table:table-cell office:value-type="float" office:value="762.4094" calcext:value-type="float">
            <text:p>762.4094</text:p>
          </table:table-cell>
          <table:table-cell office:value-type="float" office:value="1738411611" calcext:value-type="float">
            <text:p>1738411611</text:p>
          </table:table-cell>
          <table:table-cell office:value-type="float" office:value="766" calcext:value-type="float">
            <text:p>766</text:p>
          </table:table-cell>
          <table:table-cell office:value-type="float" office:value="-3.590637" calcext:value-type="float">
            <text:p>-3.591</text:p>
          </table:table-cell>
          <table:table-cell office:value-type="float" office:value="-3.506481" calcext:value-type="float">
            <text:p>-3.506</text:p>
          </table:table-cell>
          <table:table-cell office:value-type="float" office:value="5.580933" calcext:value-type="float">
            <text:p>5.581</text:p>
          </table:table-cell>
          <table:table-cell office:value-type="float" office:value="441628494" calcext:value-type="float">
            <text:p>441628494</text:p>
          </table:table-cell>
          <table:table-cell office:value-type="float" office:value="31" calcext:value-type="float">
            <text:p>31</text:p>
          </table:table-cell>
          <table:table-cell table:formula="of:=[.I85]-18" office:value-type="float" office:value="13" calcext:value-type="float">
            <text:p>13</text:p>
          </table:table-cell>
          <table:table-cell table:formula="of:=[.E85]+[.J85]" office:value-type="float" office:value="9.409363" calcext:value-type="float">
            <text:p>9.409</text:p>
          </table:table-cell>
        </table:table-row>
        <table:table-row table:style-name="ro1">
          <table:table-cell office:value-type="float" office:value="1738412635" calcext:value-type="float">
            <text:p>1738412635</text:p>
          </table:table-cell>
          <table:table-cell office:value-type="float" office:value="809.6642" calcext:value-type="float">
            <text:p>809.6642</text:p>
          </table:table-cell>
          <table:table-cell office:value-type="float" office:value="1738412635" calcext:value-type="float">
            <text:p>1738412635</text:p>
          </table:table-cell>
          <table:table-cell office:value-type="float" office:value="810" calcext:value-type="float">
            <text:p>810</text:p>
          </table:table-cell>
          <table:table-cell office:value-type="float" office:value="-0.3358154" calcext:value-type="float">
            <text:p>-0.336</text:p>
          </table:table-cell>
          <table:table-cell office:value-type="float" office:value="-0.3279447" calcext:value-type="float">
            <text:p>-0.328</text:p>
          </table:table-cell>
          <table:table-cell office:value-type="float" office:value="5.468487" calcext:value-type="float">
            <text:p>5.468</text:p>
          </table:table-cell>
          <table:table-cell office:value-type="float" office:value="442652533" calcext:value-type="float">
            <text:p>442652533</text:p>
          </table:table-cell>
          <table:table-cell office:value-type="float" office:value="28" calcext:value-type="float">
            <text:p>28</text:p>
          </table:table-cell>
          <table:table-cell table:formula="of:=[.I86]-18" office:value-type="float" office:value="10" calcext:value-type="float">
            <text:p>10</text:p>
          </table:table-cell>
          <table:table-cell table:formula="of:=[.E86]+[.J86]" office:value-type="float" office:value="9.6641846" calcext:value-type="float">
            <text:p>9.664</text:p>
          </table:table-cell>
        </table:table-row>
        <table:table-row table:style-name="ro1">
          <table:table-cell office:value-type="float" office:value="1738413659" calcext:value-type="float">
            <text:p>1738413659</text:p>
          </table:table-cell>
          <table:table-cell office:value-type="float" office:value="858.0226" calcext:value-type="float">
            <text:p>858.0226</text:p>
          </table:table-cell>
          <table:table-cell office:value-type="float" office:value="1738413659" calcext:value-type="float">
            <text:p>1738413659</text:p>
          </table:table-cell>
          <table:table-cell office:value-type="float" office:value="856" calcext:value-type="float">
            <text:p>856</text:p>
          </table:table-cell>
          <table:table-cell office:value-type="float" office:value="2.022583" calcext:value-type="float">
            <text:p>2.023</text:p>
          </table:table-cell>
          <table:table-cell office:value-type="float" office:value="1.975179" calcext:value-type="float">
            <text:p>1.975</text:p>
          </table:table-cell>
          <table:table-cell office:value-type="float" office:value="5.62236" calcext:value-type="float">
            <text:p>5.622</text:p>
          </table:table-cell>
          <table:table-cell office:value-type="float" office:value="443676575" calcext:value-type="float">
            <text:p>443676575</text:p>
          </table:table-cell>
          <table:table-cell office:value-type="float" office:value="29" calcext:value-type="float">
            <text:p>29</text:p>
          </table:table-cell>
          <table:table-cell table:formula="of:=[.I87]-18" office:value-type="float" office:value="11" calcext:value-type="float">
            <text:p>11</text:p>
          </table:table-cell>
          <table:table-cell table:formula="of:=[.E87]+[.J87]" office:value-type="float" office:value="13.022583" calcext:value-type="float">
            <text:p>13.023</text:p>
          </table:table-cell>
        </table:table-row>
        <table:table-row table:style-name="ro1">
          <table:table-cell office:value-type="float" office:value="1738414683" calcext:value-type="float">
            <text:p>1738414683</text:p>
          </table:table-cell>
          <table:table-cell office:value-type="float" office:value="910.4706" calcext:value-type="float">
            <text:p>910.4706</text:p>
          </table:table-cell>
          <table:table-cell office:value-type="float" office:value="1738414683" calcext:value-type="float">
            <text:p>1738414683</text:p>
          </table:table-cell>
          <table:table-cell office:value-type="float" office:value="908" calcext:value-type="float">
            <text:p>908</text:p>
          </table:table-cell>
          <table:table-cell office:value-type="float" office:value="2.470642" calcext:value-type="float">
            <text:p>2.471</text:p>
          </table:table-cell>
          <table:table-cell office:value-type="float" office:value="2.412736" calcext:value-type="float">
            <text:p>2.413</text:p>
          </table:table-cell>
          <table:table-cell office:value-type="float" office:value="5.45073" calcext:value-type="float">
            <text:p>5.451</text:p>
          </table:table-cell>
          <table:table-cell office:value-type="float" office:value="444700622" calcext:value-type="float">
            <text:p>444700622</text:p>
          </table:table-cell>
          <table:table-cell office:value-type="float" office:value="30" calcext:value-type="float">
            <text:p>30</text:p>
          </table:table-cell>
          <table:table-cell table:formula="of:=[.I88]-18" office:value-type="float" office:value="12" calcext:value-type="float">
            <text:p>12</text:p>
          </table:table-cell>
          <table:table-cell table:formula="of:=[.E88]+[.J88]" office:value-type="float" office:value="14.470642" calcext:value-type="float">
            <text:p>14.471</text:p>
          </table:table-cell>
        </table:table-row>
        <table:table-row table:style-name="ro1">
          <table:table-cell office:value-type="float" office:value="1738415707" calcext:value-type="float">
            <text:p>1738415707</text:p>
          </table:table-cell>
          <table:table-cell office:value-type="float" office:value="966.4257" calcext:value-type="float">
            <text:p>966.4257</text:p>
          </table:table-cell>
          <table:table-cell office:value-type="float" office:value="1738415707" calcext:value-type="float">
            <text:p>1738415707</text:p>
          </table:table-cell>
          <table:table-cell office:value-type="float" office:value="958" calcext:value-type="float">
            <text:p>958</text:p>
          </table:table-cell>
          <table:table-cell office:value-type="float" office:value="8.42572" calcext:value-type="float">
            <text:p>8.426</text:p>
          </table:table-cell>
          <table:table-cell office:value-type="float" office:value="8.228242" calcext:value-type="float">
            <text:p>8.228</text:p>
          </table:table-cell>
          <table:table-cell office:value-type="float" office:value="5.604602" calcext:value-type="float">
            <text:p>5.605</text:p>
          </table:table-cell>
          <table:table-cell office:value-type="float" office:value="445724676" calcext:value-type="float">
            <text:p>445724676</text:p>
          </table:table-cell>
          <table:table-cell office:value-type="float" office:value="43" calcext:value-type="float">
            <text:p>43</text:p>
          </table:table-cell>
          <table:table-cell table:formula="of:=[.I89]-18" office:value-type="float" office:value="25" calcext:value-type="float">
            <text:p>25</text:p>
          </table:table-cell>
          <table:table-cell table:formula="of:=[.E89]+[.J89]" office:value-type="float" office:value="33.42572" calcext:value-type="float">
            <text:p>33.426</text:p>
          </table:table-cell>
        </table:table-row>
        <table:table-row table:style-name="ro1">
          <table:table-cell office:value-type="float" office:value="1738416732" calcext:value-type="float">
            <text:p>1738416732</text:p>
          </table:table-cell>
          <table:table-cell office:value-type="float" office:value="11.974" calcext:value-type="float">
            <text:p>11.974</text:p>
          </table:table-cell>
          <table:table-cell office:value-type="float" office:value="1738416732" calcext:value-type="float">
            <text:p>1738416732</text:p>
          </table:table-cell>
          <table:table-cell office:value-type="float" office:value="26" calcext:value-type="float">
            <text:p>26</text:p>
          </table:table-cell>
          <table:table-cell office:value-type="float" office:value="-14.026" calcext:value-type="float">
            <text:p>-14.026</text:p>
          </table:table-cell>
          <table:table-cell office:value-type="float" office:value="-13.69726" calcext:value-type="float">
            <text:p>-13.697</text:p>
          </table:table-cell>
          <table:table-cell office:value-type="float" office:value="5.717048" calcext:value-type="float">
            <text:p>5.717</text:p>
          </table:table-cell>
          <table:table-cell office:value-type="float" office:value="446748713" calcext:value-type="float">
            <text:p>446748713</text:p>
          </table:table-cell>
          <table:table-cell office:value-type="float" office:value="25" calcext:value-type="float">
            <text:p>25</text:p>
          </table:table-cell>
          <table:table-cell table:formula="of:=[.I90]-18" office:value-type="float" office:value="7" calcext:value-type="float">
            <text:p>7</text:p>
          </table:table-cell>
          <table:table-cell table:formula="of:=[.E90]+[.J90]" office:value-type="float" office:value="-7.026" calcext:value-type="float">
            <text:p>-7.026</text:p>
          </table:table-cell>
        </table:table-row>
        <table:table-row table:style-name="ro1">
          <table:table-cell office:value-type="float" office:value="1738417756" calcext:value-type="float">
            <text:p>1738417756</text:p>
          </table:table-cell>
          <table:table-cell office:value-type="float" office:value="58.36962" calcext:value-type="float">
            <text:p>58.36962</text:p>
          </table:table-cell>
          <table:table-cell office:value-type="float" office:value="1738417756" calcext:value-type="float">
            <text:p>1738417756</text:p>
          </table:table-cell>
          <table:table-cell office:value-type="float" office:value="58" calcext:value-type="float">
            <text:p>58</text:p>
          </table:table-cell>
          <table:table-cell office:value-type="float" office:value="0.3696213" calcext:value-type="float">
            <text:p>0.370</text:p>
          </table:table-cell>
          <table:table-cell office:value-type="float" office:value="0.3609582" calcext:value-type="float">
            <text:p>0.361</text:p>
          </table:table-cell>
          <table:table-cell office:value-type="float" office:value="5.533584" calcext:value-type="float">
            <text:p>5.534</text:p>
          </table:table-cell>
          <table:table-cell office:value-type="float" office:value="447772753" calcext:value-type="float">
            <text:p>447772753</text:p>
          </table:table-cell>
          <table:table-cell office:value-type="float" office:value="25" calcext:value-type="float">
            <text:p>25</text:p>
          </table:table-cell>
          <table:table-cell table:formula="of:=[.I91]-18" office:value-type="float" office:value="7" calcext:value-type="float">
            <text:p>7</text:p>
          </table:table-cell>
          <table:table-cell table:formula="of:=[.E91]+[.J91]" office:value-type="float" office:value="7.3696213" calcext:value-type="float">
            <text:p>7.370</text:p>
          </table:table-cell>
        </table:table-row>
        <table:table-row table:style-name="ro1">
          <table:table-cell office:value-type="float" office:value="1738418780" calcext:value-type="float">
            <text:p>1738418780</text:p>
          </table:table-cell>
          <table:table-cell office:value-type="float" office:value="99.63583" calcext:value-type="float">
            <text:p>99.63583</text:p>
          </table:table-cell>
          <table:table-cell office:value-type="float" office:value="1738418780" calcext:value-type="float">
            <text:p>1738418780</text:p>
          </table:table-cell>
          <table:table-cell office:value-type="float" office:value="100" calcext:value-type="float">
            <text:p>100</text:p>
          </table:table-cell>
          <table:table-cell office:value-type="float" office:value="-0.3641739" calcext:value-type="float">
            <text:p>-0.364</text:p>
          </table:table-cell>
          <table:table-cell office:value-type="float" office:value="-0.3556385" calcext:value-type="float">
            <text:p>-0.356</text:p>
          </table:table-cell>
          <table:table-cell office:value-type="float" office:value="5.521751" calcext:value-type="float">
            <text:p>5.522</text:p>
          </table:table-cell>
          <table:table-cell office:value-type="float" office:value="448796789" calcext:value-type="float">
            <text:p>448796789</text:p>
          </table:table-cell>
          <table:table-cell office:value-type="float" office:value="26" calcext:value-type="float">
            <text:p>26</text:p>
          </table:table-cell>
          <table:table-cell table:formula="of:=[.I92]-18" office:value-type="float" office:value="8" calcext:value-type="float">
            <text:p>8</text:p>
          </table:table-cell>
          <table:table-cell table:formula="of:=[.E92]+[.J92]" office:value-type="float" office:value="7.6358261" calcext:value-type="float">
            <text:p>7.636</text:p>
          </table:table-cell>
        </table:table-row>
        <table:table-row table:style-name="ro1">
          <table:table-cell office:value-type="float" office:value="1738419804" calcext:value-type="float">
            <text:p>1738419804</text:p>
          </table:table-cell>
          <table:table-cell office:value-type="float" office:value="149.0016" calcext:value-type="float">
            <text:p>149.0016</text:p>
          </table:table-cell>
          <table:table-cell office:value-type="float" office:value="1738419804" calcext:value-type="float">
            <text:p>1738419804</text:p>
          </table:table-cell>
          <table:table-cell office:value-type="float" office:value="141" calcext:value-type="float">
            <text:p>141</text:p>
          </table:table-cell>
          <table:table-cell office:value-type="float" office:value="8.001572" calcext:value-type="float">
            <text:p>8.002</text:p>
          </table:table-cell>
          <table:table-cell office:value-type="float" office:value="7.814034" calcext:value-type="float">
            <text:p>7.814</text:p>
          </table:table-cell>
          <table:table-cell office:value-type="float" office:value="5.586857" calcext:value-type="float">
            <text:p>5.587</text:p>
          </table:table-cell>
          <table:table-cell office:value-type="float" office:value="449820832" calcext:value-type="float">
            <text:p>449820832</text:p>
          </table:table-cell>
          <table:table-cell office:value-type="float" office:value="33" calcext:value-type="float">
            <text:p>33</text:p>
          </table:table-cell>
          <table:table-cell table:formula="of:=[.I93]-18" office:value-type="float" office:value="15" calcext:value-type="float">
            <text:p>15</text:p>
          </table:table-cell>
          <table:table-cell table:formula="of:=[.E93]+[.J93]" office:value-type="float" office:value="23.001572" calcext:value-type="float">
            <text:p>23.002</text:p>
          </table:table-cell>
        </table:table-row>
        <table:table-row table:style-name="ro1">
          <table:table-cell office:value-type="float" office:value="1738420828" calcext:value-type="float">
            <text:p>1738420828</text:p>
          </table:table-cell>
          <table:table-cell office:value-type="float" office:value="200.5958" calcext:value-type="float">
            <text:p>200.5958</text:p>
          </table:table-cell>
          <table:table-cell office:value-type="float" office:value="1738420828" calcext:value-type="float">
            <text:p>1738420828</text:p>
          </table:table-cell>
          <table:table-cell office:value-type="float" office:value="197" calcext:value-type="float">
            <text:p>197</text:p>
          </table:table-cell>
          <table:table-cell office:value-type="float" office:value="3.59581" calcext:value-type="float">
            <text:p>3.596</text:p>
          </table:table-cell>
          <table:table-cell office:value-type="float" office:value="3.511533" calcext:value-type="float">
            <text:p>3.512</text:p>
          </table:table-cell>
          <table:table-cell office:value-type="float" office:value="5.888688" calcext:value-type="float">
            <text:p>5.889</text:p>
          </table:table-cell>
          <table:table-cell office:value-type="float" office:value="450844878" calcext:value-type="float">
            <text:p>450844878</text:p>
          </table:table-cell>
          <table:table-cell office:value-type="float" office:value="36" calcext:value-type="float">
            <text:p>36</text:p>
          </table:table-cell>
          <table:table-cell table:formula="of:=[.I94]-18" office:value-type="float" office:value="18" calcext:value-type="float">
            <text:p>18</text:p>
          </table:table-cell>
          <table:table-cell table:formula="of:=[.E94]+[.J94]" office:value-type="float" office:value="21.59581" calcext:value-type="float">
            <text:p>21.596</text:p>
          </table:table-cell>
        </table:table-row>
        <table:table-row table:style-name="ro1">
          <table:table-cell office:value-type="float" office:value="1738421852" calcext:value-type="float">
            <text:p>1738421852</text:p>
          </table:table-cell>
          <table:table-cell office:value-type="float" office:value="245.1291" calcext:value-type="float">
            <text:p>245.1291</text:p>
          </table:table-cell>
          <table:table-cell office:value-type="float" office:value="1738421852" calcext:value-type="float">
            <text:p>1738421852</text:p>
          </table:table-cell>
          <table:table-cell office:value-type="float" office:value="256" calcext:value-type="float">
            <text:p>256</text:p>
          </table:table-cell>
          <table:table-cell office:value-type="float" office:value="-10.87086" calcext:value-type="float">
            <text:p>-10.871</text:p>
          </table:table-cell>
          <table:table-cell office:value-type="float" office:value="-10.61608" calcext:value-type="float">
            <text:p>-10.616</text:p>
          </table:table-cell>
          <table:table-cell office:value-type="float" office:value="5.610532" calcext:value-type="float">
            <text:p>5.611</text:p>
          </table:table-cell>
          <table:table-cell office:value-type="float" office:value="451868917" calcext:value-type="float">
            <text:p>451868917</text:p>
          </table:table-cell>
          <table:table-cell office:value-type="float" office:value="24" calcext:value-type="float">
            <text:p>24</text:p>
          </table:table-cell>
          <table:table-cell table:formula="of:=[.I95]-18" office:value-type="float" office:value="6" calcext:value-type="float">
            <text:p>6</text:p>
          </table:table-cell>
          <table:table-cell table:formula="of:=[.E95]+[.J95]" office:value-type="float" office:value="-4.87086" calcext:value-type="float">
            <text:p>-4.871</text:p>
          </table:table-cell>
        </table:table-row>
        <table:table-row table:style-name="ro1">
          <table:table-cell office:value-type="float" office:value="1738422876" calcext:value-type="float">
            <text:p>1738422876</text:p>
          </table:table-cell>
          <table:table-cell office:value-type="float" office:value="298.2187" calcext:value-type="float">
            <text:p>298.2187</text:p>
          </table:table-cell>
          <table:table-cell office:value-type="float" office:value="1738422876" calcext:value-type="float">
            <text:p>1738422876</text:p>
          </table:table-cell>
          <table:table-cell office:value-type="float" office:value="288" calcext:value-type="float">
            <text:p>288</text:p>
          </table:table-cell>
          <table:table-cell office:value-type="float" office:value="10.21866" calcext:value-type="float">
            <text:p>10.219</text:p>
          </table:table-cell>
          <table:table-cell office:value-type="float" office:value="9.979158" calcext:value-type="float">
            <text:p>9.979</text:p>
          </table:table-cell>
          <table:table-cell office:value-type="float" office:value="5.764408" calcext:value-type="float">
            <text:p>5.764</text:p>
          </table:table-cell>
          <table:table-cell office:value-type="float" office:value="452892965" calcext:value-type="float">
            <text:p>452892965</text:p>
          </table:table-cell>
          <table:table-cell office:value-type="float" office:value="34" calcext:value-type="float">
            <text:p>34</text:p>
          </table:table-cell>
          <table:table-cell table:formula="of:=[.I96]-18" office:value-type="float" office:value="16" calcext:value-type="float">
            <text:p>16</text:p>
          </table:table-cell>
          <table:table-cell table:formula="of:=[.E96]+[.J96]" office:value-type="float" office:value="26.21866" calcext:value-type="float">
            <text:p>26.219</text:p>
          </table:table-cell>
        </table:table-row>
        <table:table-row table:style-name="ro1">
          <table:table-cell office:value-type="float" office:value="1738423900" calcext:value-type="float">
            <text:p>1738423900</text:p>
          </table:table-cell>
          <table:table-cell office:value-type="float" office:value="343.4084" calcext:value-type="float">
            <text:p>343.4084</text:p>
          </table:table-cell>
          <table:table-cell office:value-type="float" office:value="1738423900" calcext:value-type="float">
            <text:p>1738423900</text:p>
          </table:table-cell>
          <table:table-cell office:value-type="float" office:value="349" calcext:value-type="float">
            <text:p>349</text:p>
          </table:table-cell>
          <table:table-cell office:value-type="float" office:value="-5.591644" calcext:value-type="float">
            <text:p>-5.592</text:p>
          </table:table-cell>
          <table:table-cell office:value-type="float" office:value="-5.46059" calcext:value-type="float">
            <text:p>-5.461</text:p>
          </table:table-cell>
          <table:table-cell office:value-type="float" office:value="5.557272" calcext:value-type="float">
            <text:p>5.557</text:p>
          </table:table-cell>
          <table:table-cell office:value-type="float" office:value="453917004" calcext:value-type="float">
            <text:p>453917004</text:p>
          </table:table-cell>
          <table:table-cell office:value-type="float" office:value="28" calcext:value-type="float">
            <text:p>28</text:p>
          </table:table-cell>
          <table:table-cell table:formula="of:=[.I97]-18" office:value-type="float" office:value="10" calcext:value-type="float">
            <text:p>10</text:p>
          </table:table-cell>
          <table:table-cell table:formula="of:=[.E97]+[.J97]" office:value-type="float" office:value="4.408356" calcext:value-type="float">
            <text:p>4.408</text:p>
          </table:table-cell>
        </table:table-row>
        <table:table-row table:style-name="ro1">
          <table:table-cell office:value-type="float" office:value="1738424924" calcext:value-type="float">
            <text:p>1738424924</text:p>
          </table:table-cell>
          <table:table-cell office:value-type="float" office:value="392.5745" calcext:value-type="float">
            <text:p>392.5745</text:p>
          </table:table-cell>
          <table:table-cell office:value-type="float" office:value="1738424924" calcext:value-type="float">
            <text:p>1738424924</text:p>
          </table:table-cell>
          <table:table-cell office:value-type="float" office:value="389" calcext:value-type="float">
            <text:p>389</text:p>
          </table:table-cell>
          <table:table-cell office:value-type="float" office:value="3.574524" calcext:value-type="float">
            <text:p>3.575</text:p>
          </table:table-cell>
          <table:table-cell office:value-type="float" office:value="3.490746" calcext:value-type="float">
            <text:p>3.491</text:p>
          </table:table-cell>
          <table:table-cell office:value-type="float" office:value="5.651964" calcext:value-type="float">
            <text:p>5.652</text:p>
          </table:table-cell>
          <table:table-cell office:value-type="float" office:value="454941048" calcext:value-type="float">
            <text:p>454941048</text:p>
          </table:table-cell>
          <table:table-cell office:value-type="float" office:value="32" calcext:value-type="float">
            <text:p>32</text:p>
          </table:table-cell>
          <table:table-cell table:formula="of:=[.I98]-18" office:value-type="float" office:value="14" calcext:value-type="float">
            <text:p>14</text:p>
          </table:table-cell>
          <table:table-cell table:formula="of:=[.E98]+[.J98]" office:value-type="float" office:value="17.574524" calcext:value-type="float">
            <text:p>17.575</text:p>
          </table:table-cell>
        </table:table-row>
        <table:table-row table:style-name="ro1">
          <table:table-cell office:value-type="float" office:value="1738425948" calcext:value-type="float">
            <text:p>1738425948</text:p>
          </table:table-cell>
          <table:table-cell office:value-type="float" office:value="438.3656" calcext:value-type="float">
            <text:p>438.3656</text:p>
          </table:table-cell>
          <table:table-cell office:value-type="float" office:value="1738425948" calcext:value-type="float">
            <text:p>1738425948</text:p>
          </table:table-cell>
          <table:table-cell office:value-type="float" office:value="441" calcext:value-type="float">
            <text:p>441</text:p>
          </table:table-cell>
          <table:table-cell office:value-type="float" office:value="-2.63443" calcext:value-type="float">
            <text:p>-2.634</text:p>
          </table:table-cell>
          <table:table-cell office:value-type="float" office:value="-2.572685" calcext:value-type="float">
            <text:p>-2.573</text:p>
          </table:table-cell>
          <table:table-cell office:value-type="float" office:value="5.847263" calcext:value-type="float">
            <text:p>5.847</text:p>
          </table:table-cell>
          <table:table-cell office:value-type="float" office:value="455965088" calcext:value-type="float">
            <text:p>455965088</text:p>
          </table:table-cell>
          <table:table-cell office:value-type="float" office:value="29" calcext:value-type="float">
            <text:p>29</text:p>
          </table:table-cell>
          <table:table-cell table:formula="of:=[.I99]-18" office:value-type="float" office:value="11" calcext:value-type="float">
            <text:p>11</text:p>
          </table:table-cell>
          <table:table-cell table:formula="of:=[.E99]+[.J99]" office:value-type="float" office:value="8.36557" calcext:value-type="float">
            <text:p>8.366</text:p>
          </table:table-cell>
        </table:table-row>
        <table:table-row table:style-name="ro1">
          <table:table-cell office:value-type="float" office:value="1738426972" calcext:value-type="float">
            <text:p>1738426972</text:p>
          </table:table-cell>
          <table:table-cell office:value-type="float" office:value="491.8701" calcext:value-type="float">
            <text:p>491.8701</text:p>
          </table:table-cell>
          <table:table-cell office:value-type="float" office:value="1738426972" calcext:value-type="float">
            <text:p>1738426972</text:p>
          </table:table-cell>
          <table:table-cell office:value-type="float" office:value="488" calcext:value-type="float">
            <text:p>488</text:p>
          </table:table-cell>
          <table:table-cell office:value-type="float" office:value="3.870056" calcext:value-type="float">
            <text:p>3.870</text:p>
          </table:table-cell>
          <table:table-cell office:value-type="float" office:value="3.779351" calcext:value-type="float">
            <text:p>3.779</text:p>
          </table:table-cell>
          <table:table-cell office:value-type="float" office:value="5.805833" calcext:value-type="float">
            <text:p>5.806</text:p>
          </table:table-cell>
          <table:table-cell office:value-type="float" office:value="456989136" calcext:value-type="float">
            <text:p>456989136</text:p>
          </table:table-cell>
          <table:table-cell office:value-type="float" office:value="33" calcext:value-type="float">
            <text:p>33</text:p>
          </table:table-cell>
          <table:table-cell table:formula="of:=[.I100]-18" office:value-type="float" office:value="15" calcext:value-type="float">
            <text:p>15</text:p>
          </table:table-cell>
          <table:table-cell table:formula="of:=[.E100]+[.J100]" office:value-type="float" office:value="18.870056" calcext:value-type="float">
            <text:p>18.870</text:p>
          </table:table-cell>
        </table:table-row>
        <table:table-row table:style-name="ro1">
          <table:table-cell office:value-type="float" office:value="1738427996" calcext:value-type="float">
            <text:p>1738427996</text:p>
          </table:table-cell>
          <table:table-cell office:value-type="float" office:value="539.2218" calcext:value-type="float">
            <text:p>539.2218</text:p>
          </table:table-cell>
          <table:table-cell office:value-type="float" office:value="1738427996" calcext:value-type="float">
            <text:p>1738427996</text:p>
          </table:table-cell>
          <table:table-cell office:value-type="float" office:value="540" calcext:value-type="float">
            <text:p>540</text:p>
          </table:table-cell>
          <table:table-cell office:value-type="float" office:value="-0.7781982" calcext:value-type="float">
            <text:p>-0.778</text:p>
          </table:table-cell>
          <table:table-cell office:value-type="float" office:value="-0.7599592" calcext:value-type="float">
            <text:p>-0.760</text:p>
          </table:table-cell>
          <table:table-cell office:value-type="float" office:value="5.728894" calcext:value-type="float">
            <text:p>5.729</text:p>
          </table:table-cell>
          <table:table-cell office:value-type="float" office:value="458013177" calcext:value-type="float">
            <text:p>458013177</text:p>
          </table:table-cell>
          <table:table-cell office:value-type="float" office:value="31" calcext:value-type="float">
            <text:p>31</text:p>
          </table:table-cell>
          <table:table-cell table:formula="of:=[.I101]-18" office:value-type="float" office:value="13" calcext:value-type="float">
            <text:p>13</text:p>
          </table:table-cell>
          <table:table-cell table:formula="of:=[.E101]+[.J101]" office:value-type="float" office:value="12.2218018" calcext:value-type="float">
            <text:p>12.222</text:p>
          </table:table-cell>
        </table:table-row>
        <table:table-row table:style-name="ro1">
          <table:table-cell office:value-type="float" office:value="1738429020" calcext:value-type="float">
            <text:p>1738429020</text:p>
          </table:table-cell>
          <table:table-cell office:value-type="float" office:value="572.9326" calcext:value-type="float">
            <text:p>572.9326</text:p>
          </table:table-cell>
          <table:table-cell office:value-type="float" office:value="1738429020" calcext:value-type="float">
            <text:p>1738429020</text:p>
          </table:table-cell>
          <table:table-cell office:value-type="float" office:value="586" calcext:value-type="float">
            <text:p>586</text:p>
          </table:table-cell>
          <table:table-cell office:value-type="float" office:value="-13.06744" calcext:value-type="float">
            <text:p>-13.067</text:p>
          </table:table-cell>
          <table:table-cell office:value-type="float" office:value="-12.76118" calcext:value-type="float">
            <text:p>-12.761</text:p>
          </table:table-cell>
          <table:table-cell office:value-type="float" office:value="5.101565" calcext:value-type="float">
            <text:p>5.102</text:p>
          </table:table-cell>
          <table:table-cell office:value-type="float" office:value="459037206" calcext:value-type="float">
            <text:p>459037206</text:p>
          </table:table-cell>
          <table:table-cell office:value-type="float" office:value="20" calcext:value-type="float">
            <text:p>20</text:p>
          </table:table-cell>
          <table:table-cell table:formula="of:=[.I102]-18" office:value-type="float" office:value="2" calcext:value-type="float">
            <text:p>2</text:p>
          </table:table-cell>
          <table:table-cell table:formula="of:=[.E102]+[.J102]" office:value-type="float" office:value="-11.06744" calcext:value-type="float">
            <text:p>-11.067</text:p>
          </table:table-cell>
        </table:table-row>
        <table:table-row table:style-name="ro1">
          <table:table-cell office:value-type="float" office:value="1738430044" calcext:value-type="float">
            <text:p>1738430044</text:p>
          </table:table-cell>
          <table:table-cell office:value-type="float" office:value="636.2763" calcext:value-type="float">
            <text:p>636.2763</text:p>
          </table:table-cell>
          <table:table-cell office:value-type="float" office:value="1738430044" calcext:value-type="float">
            <text:p>1738430044</text:p>
          </table:table-cell>
          <table:table-cell office:value-type="float" office:value="626" calcext:value-type="float">
            <text:p>626</text:p>
          </table:table-cell>
          <table:table-cell office:value-type="float" office:value="10.27631" calcext:value-type="float">
            <text:p>10.276</text:p>
          </table:table-cell>
          <table:table-cell office:value-type="float" office:value="10.03545" calcext:value-type="float">
            <text:p>10.035</text:p>
          </table:table-cell>
          <table:table-cell office:value-type="float" office:value="-9.830738" calcext:value-type="float">
            <text:p>-9.831</text:p>
          </table:table-cell>
          <table:table-cell office:value-type="float" office:value="460061827" calcext:value-type="float">
            <text:p>460061827</text:p>
          </table:table-cell>
          <table:table-cell office:value-type="float" office:value="591" calcext:value-type="float">
            <text:p>591</text:p>
          </table:table-cell>
          <table:table-cell table:formula="of:=[.I103]-18" office:value-type="float" office:value="573" calcext:value-type="float">
            <text:p>573</text:p>
          </table:table-cell>
          <table:table-cell table:formula="of:=[.E103]+[.J103]" office:value-type="float" office:value="583.27631" calcext:value-type="float">
            <text:p>583.276</text:p>
          </table:table-cell>
        </table:table-row>
        <table:table-row table:style-name="ro1">
          <table:table-cell office:value-type="float" office:value="1738431069" calcext:value-type="float">
            <text:p>1738431069</text:p>
          </table:table-cell>
          <table:table-cell office:value-type="float" office:value="250.3241" calcext:value-type="float">
            <text:p>250.3241</text:p>
          </table:table-cell>
          <table:table-cell office:value-type="float" office:value="1738431069" calcext:value-type="float">
            <text:p>1738431069</text:p>
          </table:table-cell>
          <table:table-cell office:value-type="float" office:value="230" calcext:value-type="float">
            <text:p>230</text:p>
          </table:table-cell>
          <table:table-cell office:value-type="float" office:value="20.32411" calcext:value-type="float">
            <text:p>20.324</text:p>
          </table:table-cell>
          <table:table-cell office:value-type="float" office:value="19.84776" calcext:value-type="float">
            <text:p>19.848</text:p>
          </table:table-cell>
          <table:table-cell office:value-type="float" office:value="-6.261424" calcext:value-type="float">
            <text:p>-6.261</text:p>
          </table:table-cell>
          <table:table-cell office:value-type="float" office:value="461085871" calcext:value-type="float">
            <text:p>461085871</text:p>
          </table:table-cell>
          <table:table-cell office:value-type="float" office:value="32" calcext:value-type="float">
            <text:p>32</text:p>
          </table:table-cell>
          <table:table-cell table:formula="of:=[.I104]-18" office:value-type="float" office:value="14" calcext:value-type="float">
            <text:p>14</text:p>
          </table:table-cell>
          <table:table-cell table:formula="of:=[.E104]+[.J104]" office:value-type="float" office:value="34.32411" calcext:value-type="float">
            <text:p>34.324</text:p>
          </table:table-cell>
        </table:table-row>
        <table:table-row table:style-name="ro1">
          <table:table-cell office:value-type="float" office:value="1738432093" calcext:value-type="float">
            <text:p>1738432093</text:p>
          </table:table-cell>
          <table:table-cell office:value-type="float" office:value="295.2514" calcext:value-type="float">
            <text:p>295.2514</text:p>
          </table:table-cell>
          <table:table-cell office:value-type="float" office:value="1738432093" calcext:value-type="float">
            <text:p>1738432093</text:p>
          </table:table-cell>
          <table:table-cell office:value-type="float" office:value="287" calcext:value-type="float">
            <text:p>287</text:p>
          </table:table-cell>
          <table:table-cell office:value-type="float" office:value="8.251404" calcext:value-type="float">
            <text:p>8.251</text:p>
          </table:table-cell>
          <table:table-cell office:value-type="float" office:value="8.058011" calcext:value-type="float">
            <text:p>8.058</text:p>
          </table:table-cell>
          <table:table-cell office:value-type="float" office:value="-3.065405" calcext:value-type="float">
            <text:p>-3.065</text:p>
          </table:table-cell>
          <table:table-cell office:value-type="float" office:value="462109912" calcext:value-type="float">
            <text:p>462109912</text:p>
          </table:table-cell>
          <table:table-cell office:value-type="float" office:value="30" calcext:value-type="float">
            <text:p>30</text:p>
          </table:table-cell>
          <table:table-cell table:formula="of:=[.I105]-18" office:value-type="float" office:value="12" calcext:value-type="float">
            <text:p>12</text:p>
          </table:table-cell>
          <table:table-cell table:formula="of:=[.E105]+[.J105]" office:value-type="float" office:value="20.251404" calcext:value-type="float">
            <text:p>20.251</text:p>
          </table:table-cell>
        </table:table-row>
        <table:table-row table:style-name="ro1">
          <table:table-cell office:value-type="float" office:value="1738433117" calcext:value-type="float">
            <text:p>1738433117</text:p>
          </table:table-cell>
          <table:table-cell office:value-type="float" office:value="347.4764" calcext:value-type="float">
            <text:p>347.4764</text:p>
          </table:table-cell>
          <table:table-cell office:value-type="float" office:value="1738433117" calcext:value-type="float">
            <text:p>1738433117</text:p>
          </table:table-cell>
          <table:table-cell office:value-type="float" office:value="336" calcext:value-type="float">
            <text:p>336</text:p>
          </table:table-cell>
          <table:table-cell office:value-type="float" office:value="11.47641" calcext:value-type="float">
            <text:p>11.476</text:p>
          </table:table-cell>
          <table:table-cell office:value-type="float" office:value="11.20743" calcext:value-type="float">
            <text:p>11.207</text:p>
          </table:table-cell>
          <table:table-cell office:value-type="float" office:value="0.4143672" calcext:value-type="float">
            <text:p>0.414</text:p>
          </table:table-cell>
          <table:table-cell office:value-type="float" office:value="463133982" calcext:value-type="float">
            <text:p>463133982</text:p>
          </table:table-cell>
          <table:table-cell office:value-type="float" office:value="30" calcext:value-type="float">
            <text:p>30</text:p>
          </table:table-cell>
          <table:table-cell table:formula="of:=[.I106]-18" office:value-type="float" office:value="12" calcext:value-type="float">
            <text:p>12</text:p>
          </table:table-cell>
          <table:table-cell table:formula="of:=[.E106]+[.J106]" office:value-type="float" office:value="23.47641" calcext:value-type="float">
            <text:p>23.476</text:p>
          </table:table-cell>
        </table:table-row>
        <table:table-row table:style-name="ro1">
          <table:table-cell office:value-type="float" office:value="1738434141" calcext:value-type="float">
            <text:p>1738434141</text:p>
          </table:table-cell>
          <table:table-cell office:value-type="float" office:value="449.1333" calcext:value-type="float">
            <text:p>449.1333</text:p>
          </table:table-cell>
          <table:table-cell office:value-type="float" office:value="1738434141" calcext:value-type="float">
            <text:p>1738434141</text:p>
          </table:table-cell>
          <table:table-cell office:value-type="float" office:value="445" calcext:value-type="float">
            <text:p>445</text:p>
          </table:table-cell>
          <table:table-cell office:value-type="float" office:value="4.13327" calcext:value-type="float">
            <text:p>4.133</text:p>
          </table:table-cell>
          <table:table-cell office:value-type="float" office:value="4.036397" calcext:value-type="float">
            <text:p>4.036</text:p>
          </table:table-cell>
          <table:table-cell office:value-type="float" office:value="3.751957" calcext:value-type="float">
            <text:p>3.752</text:p>
          </table:table-cell>
          <table:table-cell office:value-type="float" office:value="464158053" calcext:value-type="float">
            <text:p>464158053</text:p>
          </table:table-cell>
          <table:table-cell office:value-type="float" office:value="28" calcext:value-type="float">
            <text:p>28</text:p>
          </table:table-cell>
          <table:table-cell table:formula="of:=[.I107]-18" office:value-type="float" office:value="10" calcext:value-type="float">
            <text:p>10</text:p>
          </table:table-cell>
          <table:table-cell table:formula="of:=[.E107]+[.J107]" office:value-type="float" office:value="14.13327" calcext:value-type="float">
            <text:p>14.133</text:p>
          </table:table-cell>
        </table:table-row>
        <table:table-row table:style-name="ro1">
          <table:table-cell office:value-type="float" office:value="1738435165" calcext:value-type="float">
            <text:p>1738435165</text:p>
          </table:table-cell>
          <table:table-cell office:value-type="float" office:value="493.5858" calcext:value-type="float">
            <text:p>493.5858</text:p>
          </table:table-cell>
          <table:table-cell office:value-type="float" office:value="1738435165" calcext:value-type="float">
            <text:p>1738435165</text:p>
          </table:table-cell>
          <table:table-cell office:value-type="float" office:value="492" calcext:value-type="float">
            <text:p>492</text:p>
          </table:table-cell>
          <table:table-cell office:value-type="float" office:value="1.585815" calcext:value-type="float">
            <text:p>1.586</text:p>
          </table:table-cell>
          <table:table-cell office:value-type="float" office:value="1.548648" calcext:value-type="float">
            <text:p>1.549</text:p>
          </table:table-cell>
          <table:table-cell office:value-type="float" office:value="7.19008" calcext:value-type="float">
            <text:p>7.190</text:p>
          </table:table-cell>
          <table:table-cell office:value-type="float" office:value="465182091" calcext:value-type="float">
            <text:p>465182091</text:p>
          </table:table-cell>
          <table:table-cell office:value-type="float" office:value="26" calcext:value-type="float">
            <text:p>26</text:p>
          </table:table-cell>
          <table:table-cell table:formula="of:=[.I108]-18" office:value-type="float" office:value="8" calcext:value-type="float">
            <text:p>8</text:p>
          </table:table-cell>
          <table:table-cell table:formula="of:=[.E108]+[.J108]" office:value-type="float" office:value="9.585815" calcext:value-type="float">
            <text:p>9.586</text:p>
          </table:table-cell>
        </table:table-row>
        <table:table-row table:style-name="ro1">
          <table:table-cell office:value-type="float" office:value="1738436189" calcext:value-type="float">
            <text:p>1738436189</text:p>
          </table:table-cell>
          <table:table-cell office:value-type="float" office:value="538.6893" calcext:value-type="float">
            <text:p>538.6893</text:p>
          </table:table-cell>
          <table:table-cell office:value-type="float" office:value="1738436189" calcext:value-type="float">
            <text:p>1738436189</text:p>
          </table:table-cell>
          <table:table-cell office:value-type="float" office:value="539" calcext:value-type="float">
            <text:p>539</text:p>
          </table:table-cell>
          <table:table-cell office:value-type="float" office:value="-0.3106689" calcext:value-type="float">
            <text:p>-0.311</text:p>
          </table:table-cell>
          <table:table-cell office:value-type="float" office:value="-0.3033876" calcext:value-type="float">
            <text:p>-0.303</text:p>
          </table:table-cell>
          <table:table-cell office:value-type="float" office:value="-2.207387" calcext:value-type="float">
            <text:p>-2.207</text:p>
          </table:table-cell>
          <table:table-cell office:value-type="float" office:value="466206609" calcext:value-type="float">
            <text:p>466206609</text:p>
          </table:table-cell>
          <table:table-cell office:value-type="float" office:value="505" calcext:value-type="float">
            <text:p>505</text:p>
          </table:table-cell>
          <table:table-cell table:formula="of:=[.I109]-18" office:value-type="float" office:value="487" calcext:value-type="float">
            <text:p>487</text:p>
          </table:table-cell>
          <table:table-cell table:formula="of:=[.E109]+[.J109]" office:value-type="float" office:value="486.6893311" calcext:value-type="float">
            <text:p>486.689</text:p>
          </table:table-cell>
        </table:table-row>
        <table:table-row table:style-name="ro1">
          <table:table-cell office:value-type="float" office:value="1738437214" calcext:value-type="float">
            <text:p>1738437214</text:p>
          </table:table-cell>
          <table:table-cell office:value-type="float" office:value="67.38132" calcext:value-type="float">
            <text:p>67.38132</text:p>
          </table:table-cell>
          <table:table-cell office:value-type="float" office:value="1738437214" calcext:value-type="float">
            <text:p>1738437214</text:p>
          </table:table-cell>
          <table:table-cell office:value-type="float" office:value="56" calcext:value-type="float">
            <text:p>56</text:p>
          </table:table-cell>
          <table:table-cell office:value-type="float" office:value="11.38132" calcext:value-type="float">
            <text:p>11.381</text:p>
          </table:table-cell>
          <table:table-cell office:value-type="float" office:value="11.11457" calcext:value-type="float">
            <text:p>11.115</text:p>
          </table:table-cell>
          <table:table-cell office:value-type="float" office:value="4.16013" calcext:value-type="float">
            <text:p>4.160</text:p>
          </table:table-cell>
          <table:table-cell office:value-type="float" office:value="467230654" calcext:value-type="float">
            <text:p>467230654</text:p>
          </table:table-cell>
          <table:table-cell office:value-type="float" office:value="29" calcext:value-type="float">
            <text:p>29</text:p>
          </table:table-cell>
          <table:table-cell table:formula="of:=[.I110]-18" office:value-type="float" office:value="11" calcext:value-type="float">
            <text:p>11</text:p>
          </table:table-cell>
          <table:table-cell table:formula="of:=[.E110]+[.J110]" office:value-type="float" office:value="22.38132" calcext:value-type="float">
            <text:p>22.381</text:p>
          </table:table-cell>
        </table:table-row>
        <table:table-row table:style-name="ro1">
          <table:table-cell office:value-type="float" office:value="1738438238" calcext:value-type="float">
            <text:p>1738438238</text:p>
          </table:table-cell>
          <table:table-cell office:value-type="float" office:value="117.9051" calcext:value-type="float">
            <text:p>117.9051</text:p>
          </table:table-cell>
          <table:table-cell office:value-type="float" office:value="1738438238" calcext:value-type="float">
            <text:p>1738438238</text:p>
          </table:table-cell>
          <table:table-cell office:value-type="float" office:value="116" calcext:value-type="float">
            <text:p>116</text:p>
          </table:table-cell>
          <table:table-cell office:value-type="float" office:value="1.905075" calcext:value-type="float">
            <text:p>1.905</text:p>
          </table:table-cell>
          <table:table-cell office:value-type="float" office:value="1.860425" calcext:value-type="float">
            <text:p>1.860</text:p>
          </table:table-cell>
          <table:table-cell office:value-type="float" office:value="10.45065" calcext:value-type="float">
            <text:p>10.451</text:p>
          </table:table-cell>
          <table:table-cell office:value-type="float" office:value="468254701" calcext:value-type="float">
            <text:p>468254701</text:p>
          </table:table-cell>
          <table:table-cell office:value-type="float" office:value="32" calcext:value-type="float">
            <text:p>32</text:p>
          </table:table-cell>
          <table:table-cell table:formula="of:=[.I111]-18" office:value-type="float" office:value="14" calcext:value-type="float">
            <text:p>14</text:p>
          </table:table-cell>
          <table:table-cell table:formula="of:=[.E111]+[.J111]" office:value-type="float" office:value="15.905075" calcext:value-type="float">
            <text:p>15.905</text:p>
          </table:table-cell>
        </table:table-row>
        <table:table-row table:style-name="ro1">
          <table:table-cell office:value-type="float" office:value="1738439262" calcext:value-type="float">
            <text:p>1738439262</text:p>
          </table:table-cell>
          <table:table-cell office:value-type="float" office:value="165.7975" calcext:value-type="float">
            <text:p>165.7975</text:p>
          </table:table-cell>
          <table:table-cell office:value-type="float" office:value="1738439262" calcext:value-type="float">
            <text:p>1738439262</text:p>
          </table:table-cell>
          <table:table-cell office:value-type="float" office:value="170" calcext:value-type="float">
            <text:p>170</text:p>
          </table:table-cell>
          <table:table-cell office:value-type="float" office:value="-4.202469" calcext:value-type="float">
            <text:p>-4.202</text:p>
          </table:table-cell>
          <table:table-cell office:value-type="float" office:value="-4.103973" calcext:value-type="float">
            <text:p>-4.104</text:p>
          </table:table-cell>
          <table:table-cell office:value-type="float" office:value="16.38655" calcext:value-type="float">
            <text:p>16.387</text:p>
          </table:table-cell>
          <table:table-cell office:value-type="float" office:value="469278740" calcext:value-type="float">
            <text:p>469278740</text:p>
          </table:table-cell>
          <table:table-cell office:value-type="float" office:value="29" calcext:value-type="float">
            <text:p>29</text:p>
          </table:table-cell>
          <table:table-cell table:formula="of:=[.I112]-18" office:value-type="float" office:value="11" calcext:value-type="float">
            <text:p>11</text:p>
          </table:table-cell>
          <table:table-cell table:formula="of:=[.E112]+[.J112]" office:value-type="float" office:value="6.797531" calcext:value-type="float">
            <text:p>6.798</text:p>
          </table:table-cell>
        </table:table-row>
        <table:table-row table:style-name="ro1">
          <table:table-cell office:value-type="float" office:value="1738440286" calcext:value-type="float">
            <text:p>1738440286</text:p>
          </table:table-cell>
          <table:table-cell office:value-type="float" office:value="214.5528" calcext:value-type="float">
            <text:p>214.5528</text:p>
          </table:table-cell>
          <table:table-cell office:value-type="float" office:value="1738440286" calcext:value-type="float">
            <text:p>1738440286</text:p>
          </table:table-cell>
          <table:table-cell office:value-type="float" office:value="227" calcext:value-type="float">
            <text:p>227</text:p>
          </table:table-cell>
          <table:table-cell office:value-type="float" office:value="-12.44717" calcext:value-type="float">
            <text:p>-12.447</text:p>
          </table:table-cell>
          <table:table-cell office:value-type="float" office:value="-12.15544" calcext:value-type="float">
            <text:p>-12.155</text:p>
          </table:table-cell>
          <table:table-cell office:value-type="float" office:value="4.249023" calcext:value-type="float">
            <text:p>4.249</text:p>
          </table:table-cell>
          <table:table-cell office:value-type="float" office:value="470302785" calcext:value-type="float">
            <text:p>470302785</text:p>
          </table:table-cell>
          <table:table-cell office:value-type="float" office:value="28" calcext:value-type="float">
            <text:p>28</text:p>
          </table:table-cell>
          <table:table-cell table:formula="of:=[.I113]-18" office:value-type="float" office:value="10" calcext:value-type="float">
            <text:p>10</text:p>
          </table:table-cell>
          <table:table-cell table:formula="of:=[.E113]+[.J113]" office:value-type="float" office:value="-2.44717" calcext:value-type="float">
            <text:p>-2.447</text:p>
          </table:table-cell>
        </table:table-row>
        <table:table-row table:style-name="ro1">
          <table:table-cell office:value-type="float" office:value="1738441310" calcext:value-type="float">
            <text:p>1738441310</text:p>
          </table:table-cell>
          <table:table-cell office:value-type="float" office:value="271.941" calcext:value-type="float">
            <text:p>271.941</text:p>
          </table:table-cell>
          <table:table-cell office:value-type="float" office:value="1738441310" calcext:value-type="float">
            <text:p>1738441310</text:p>
          </table:table-cell>
          <table:table-cell office:value-type="float" office:value="267" calcext:value-type="float">
            <text:p>267</text:p>
          </table:table-cell>
          <table:table-cell office:value-type="float" office:value="4.940979" calcext:value-type="float">
            <text:p>4.941</text:p>
          </table:table-cell>
          <table:table-cell office:value-type="float" office:value="4.825175" calcext:value-type="float">
            <text:p>4.825</text:p>
          </table:table-cell>
          <table:table-cell office:value-type="float" office:value="7.278892" calcext:value-type="float">
            <text:p>7.279</text:p>
          </table:table-cell>
          <table:table-cell office:value-type="float" office:value="471326835" calcext:value-type="float">
            <text:p>471326835</text:p>
          </table:table-cell>
          <table:table-cell office:value-type="float" office:value="30" calcext:value-type="float">
            <text:p>30</text:p>
          </table:table-cell>
          <table:table-cell table:formula="of:=[.I114]-18" office:value-type="float" office:value="12" calcext:value-type="float">
            <text:p>12</text:p>
          </table:table-cell>
          <table:table-cell table:formula="of:=[.E114]+[.J114]" office:value-type="float" office:value="16.940979" calcext:value-type="float">
            <text:p>16.941</text:p>
          </table:table-cell>
        </table:table-row>
        <table:table-row table:style-name="ro1">
          <table:table-cell office:value-type="float" office:value="1738442334" calcext:value-type="float">
            <text:p>1738442334</text:p>
          </table:table-cell>
          <table:table-cell office:value-type="float" office:value="322.2341" calcext:value-type="float">
            <text:p>322.2341</text:p>
          </table:table-cell>
          <table:table-cell office:value-type="float" office:value="1738442334" calcext:value-type="float">
            <text:p>1738442334</text:p>
          </table:table-cell>
          <table:table-cell office:value-type="float" office:value="321" calcext:value-type="float">
            <text:p>321</text:p>
          </table:table-cell>
          <table:table-cell office:value-type="float" office:value="1.2341" calcext:value-type="float">
            <text:p>1.234</text:p>
          </table:table-cell>
          <table:table-cell office:value-type="float" office:value="1.205176" calcext:value-type="float">
            <text:p>1.205</text:p>
          </table:table-cell>
          <table:table-cell office:value-type="float" office:value="10.18459" calcext:value-type="float">
            <text:p>10.185</text:p>
          </table:table-cell>
          <table:table-cell office:value-type="float" office:value="472350880" calcext:value-type="float">
            <text:p>472350880</text:p>
          </table:table-cell>
          <table:table-cell office:value-type="float" office:value="33" calcext:value-type="float">
            <text:p>33</text:p>
          </table:table-cell>
          <table:table-cell table:formula="of:=[.I115]-18" office:value-type="float" office:value="15" calcext:value-type="float">
            <text:p>15</text:p>
          </table:table-cell>
          <table:table-cell table:formula="of:=[.E115]+[.J115]" office:value-type="float" office:value="16.2341" calcext:value-type="float">
            <text:p>16.234</text:p>
          </table:table-cell>
        </table:table-row>
        <table:table-row table:style-name="ro1">
          <table:table-cell office:value-type="float" office:value="1738443358" calcext:value-type="float">
            <text:p>1738443358</text:p>
          </table:table-cell>
          <table:table-cell office:value-type="float" office:value="365.2296" calcext:value-type="float">
            <text:p>365.2296</text:p>
          </table:table-cell>
          <table:table-cell office:value-type="float" office:value="1738443358" calcext:value-type="float">
            <text:p>1738443358</text:p>
          </table:table-cell>
          <table:table-cell office:value-type="float" office:value="376" calcext:value-type="float">
            <text:p>376</text:p>
          </table:table-cell>
          <table:table-cell office:value-type="float" office:value="-10.77036" calcext:value-type="float">
            <text:p>-10.770</text:p>
          </table:table-cell>
          <table:table-cell office:value-type="float" office:value="-10.51792" calcext:value-type="float">
            <text:p>-10.518</text:p>
          </table:table-cell>
          <table:table-cell office:value-type="float" office:value="12.92481" calcext:value-type="float">
            <text:p>12.925</text:p>
          </table:table-cell>
          <table:table-cell office:value-type="float" office:value="473374917" calcext:value-type="float">
            <text:p>473374917</text:p>
          </table:table-cell>
          <table:table-cell office:value-type="float" office:value="26" calcext:value-type="float">
            <text:p>26</text:p>
          </table:table-cell>
          <table:table-cell table:formula="of:=[.I116]-18" office:value-type="float" office:value="8" calcext:value-type="float">
            <text:p>8</text:p>
          </table:table-cell>
          <table:table-cell table:formula="of:=[.E116]+[.J116]" office:value-type="float" office:value="-2.77036" calcext:value-type="float">
            <text:p>-2.770</text:p>
          </table:table-cell>
        </table:table-row>
        <table:table-row table:style-name="ro1">
          <table:table-cell office:value-type="float" office:value="1738444382" calcext:value-type="float">
            <text:p>1738444382</text:p>
          </table:table-cell>
          <table:table-cell office:value-type="float" office:value="410.7899" calcext:value-type="float">
            <text:p>410.7899</text:p>
          </table:table-cell>
          <table:table-cell office:value-type="float" office:value="1738444382" calcext:value-type="float">
            <text:p>1738444382</text:p>
          </table:table-cell>
          <table:table-cell office:value-type="float" office:value="418" calcext:value-type="float">
            <text:p>418</text:p>
          </table:table-cell>
          <table:table-cell office:value-type="float" office:value="-7.210144" calcext:value-type="float">
            <text:p>-7.210</text:p>
          </table:table-cell>
          <table:table-cell office:value-type="float" office:value="-7.041156" calcext:value-type="float">
            <text:p>-7.041</text:p>
          </table:table-cell>
          <table:table-cell office:value-type="float" office:value="15.67708" calcext:value-type="float">
            <text:p>15.677</text:p>
          </table:table-cell>
          <table:table-cell office:value-type="float" office:value="474398957" calcext:value-type="float">
            <text:p>474398957</text:p>
          </table:table-cell>
          <table:table-cell office:value-type="float" office:value="26" calcext:value-type="float">
            <text:p>26</text:p>
          </table:table-cell>
          <table:table-cell table:formula="of:=[.I117]-18" office:value-type="float" office:value="8" calcext:value-type="float">
            <text:p>8</text:p>
          </table:table-cell>
          <table:table-cell table:formula="of:=[.E117]+[.J117]" office:value-type="float" office:value="0.789856" calcext:value-type="float">
            <text:p>0.790</text:p>
          </table:table-cell>
        </table:table-row>
        <table:table-row table:style-name="ro1">
          <table:table-cell office:value-type="float" office:value="1738445406" calcext:value-type="float">
            <text:p>1738445406</text:p>
          </table:table-cell>
          <table:table-cell office:value-type="float" office:value="449.9375" calcext:value-type="float">
            <text:p>449.9375</text:p>
          </table:table-cell>
          <table:table-cell office:value-type="float" office:value="1738445406" calcext:value-type="float">
            <text:p>1738445406</text:p>
          </table:table-cell>
          <table:table-cell office:value-type="float" office:value="462" calcext:value-type="float">
            <text:p>462</text:p>
          </table:table-cell>
          <table:table-cell office:value-type="float" office:value="-12.0625" calcext:value-type="float">
            <text:p>-12.063</text:p>
          </table:table-cell>
          <table:table-cell office:value-type="float" office:value="-11.77978" calcext:value-type="float">
            <text:p>-11.780</text:p>
          </table:table-cell>
          <table:table-cell office:value-type="float" office:value="18.34097" calcext:value-type="float">
            <text:p>18.341</text:p>
          </table:table-cell>
          <table:table-cell office:value-type="float" office:value="475422990" calcext:value-type="float">
            <text:p>475422990</text:p>
          </table:table-cell>
          <table:table-cell office:value-type="float" office:value="23" calcext:value-type="float">
            <text:p>23</text:p>
          </table:table-cell>
          <table:table-cell table:formula="of:=[.I118]-18" office:value-type="float" office:value="5" calcext:value-type="float">
            <text:p>5</text:p>
          </table:table-cell>
          <table:table-cell table:formula="of:=[.E118]+[.J118]" office:value-type="float" office:value="-7.0625" calcext:value-type="float">
            <text:p>-7.063</text:p>
          </table:table-cell>
        </table:table-row>
        <table:table-row table:style-name="ro1">
          <table:table-cell office:value-type="float" office:value="1738446430" calcext:value-type="float">
            <text:p>1738446430</text:p>
          </table:table-cell>
          <table:table-cell office:value-type="float" office:value="525.4951" calcext:value-type="float">
            <text:p>525.4951</text:p>
          </table:table-cell>
          <table:table-cell office:value-type="float" office:value="1738446430" calcext:value-type="float">
            <text:p>1738446430</text:p>
          </table:table-cell>
          <table:table-cell office:value-type="float" office:value="534" calcext:value-type="float">
            <text:p>534</text:p>
          </table:table-cell>
          <table:table-cell office:value-type="float" office:value="-8.504883" calcext:value-type="float">
            <text:p>-8.505</text:p>
          </table:table-cell>
          <table:table-cell office:value-type="float" office:value="-8.30555" calcext:value-type="float">
            <text:p>-8.306</text:p>
          </table:table-cell>
          <table:table-cell office:value-type="float" office:value="5.492161" calcext:value-type="float">
            <text:p>5.492</text:p>
          </table:table-cell>
          <table:table-cell office:value-type="float" office:value="476447060" calcext:value-type="float">
            <text:p>476447060</text:p>
          </table:table-cell>
          <table:table-cell office:value-type="float" office:value="26" calcext:value-type="float">
            <text:p>26</text:p>
          </table:table-cell>
          <table:table-cell table:formula="of:=[.I119]-18" office:value-type="float" office:value="8" calcext:value-type="float">
            <text:p>8</text:p>
          </table:table-cell>
          <table:table-cell table:formula="of:=[.E119]+[.J119]" office:value-type="float" office:value="-0.504883" calcext:value-type="float">
            <text:p>-0.505</text:p>
          </table:table-cell>
        </table:table-row>
        <table:table-row table:style-name="ro1">
          <table:table-cell office:value-type="float" office:value="1738447454" calcext:value-type="float">
            <text:p>1738447454</text:p>
          </table:table-cell>
          <table:table-cell office:value-type="float" office:value="571.4809" calcext:value-type="float">
            <text:p>571.4809</text:p>
          </table:table-cell>
          <table:table-cell office:value-type="float" office:value="1738447454" calcext:value-type="float">
            <text:p>1738447454</text:p>
          </table:table-cell>
          <table:table-cell office:value-type="float" office:value="570" calcext:value-type="float">
            <text:p>570</text:p>
          </table:table-cell>
          <table:table-cell office:value-type="float" office:value="1.480896" calcext:value-type="float">
            <text:p>1.481</text:p>
          </table:table-cell>
          <table:table-cell office:value-type="float" office:value="1.446187" calcext:value-type="float">
            <text:p>1.446</text:p>
          </table:table-cell>
          <table:table-cell office:value-type="float" office:value="5.468486" calcext:value-type="float">
            <text:p>5.468</text:p>
          </table:table-cell>
          <table:table-cell office:value-type="float" office:value="477471100" calcext:value-type="float">
            <text:p>477471100</text:p>
          </table:table-cell>
          <table:table-cell office:value-type="float" office:value="29" calcext:value-type="float">
            <text:p>29</text:p>
          </table:table-cell>
          <table:table-cell table:formula="of:=[.I120]-18" office:value-type="float" office:value="11" calcext:value-type="float">
            <text:p>11</text:p>
          </table:table-cell>
          <table:table-cell table:formula="of:=[.E120]+[.J120]" office:value-type="float" office:value="12.480896" calcext:value-type="float">
            <text:p>12.481</text:p>
          </table:table-cell>
        </table:table-row>
        <table:table-row table:style-name="ro1">
          <table:table-cell office:value-type="float" office:value="1738448478" calcext:value-type="float">
            <text:p>1738448478</text:p>
          </table:table-cell>
          <table:table-cell office:value-type="float" office:value="615.5181" calcext:value-type="float">
            <text:p>615.5181</text:p>
          </table:table-cell>
          <table:table-cell office:value-type="float" office:value="1738448478" calcext:value-type="float">
            <text:p>1738448478</text:p>
          </table:table-cell>
          <table:table-cell office:value-type="float" office:value="618" calcext:value-type="float">
            <text:p>618</text:p>
          </table:table-cell>
          <table:table-cell office:value-type="float" office:value="-2.481934" calcext:value-type="float">
            <text:p>-2.482</text:p>
          </table:table-cell>
          <table:table-cell office:value-type="float" office:value="-2.423763" calcext:value-type="float">
            <text:p>-2.424</text:p>
          </table:table-cell>
          <table:table-cell office:value-type="float" office:value="5.421139" calcext:value-type="float">
            <text:p>5.421</text:p>
          </table:table-cell>
          <table:table-cell office:value-type="float" office:value="478495139" calcext:value-type="float">
            <text:p>478495139</text:p>
          </table:table-cell>
          <table:table-cell office:value-type="float" office:value="26" calcext:value-type="float">
            <text:p>26</text:p>
          </table:table-cell>
          <table:table-cell table:formula="of:=[.I121]-18" office:value-type="float" office:value="8" calcext:value-type="float">
            <text:p>8</text:p>
          </table:table-cell>
          <table:table-cell table:formula="of:=[.E121]+[.J121]" office:value-type="float" office:value="5.518066" calcext:value-type="float">
            <text:p>5.518</text:p>
          </table:table-cell>
        </table:table-row>
        <table:table-row table:style-name="ro1">
          <table:table-cell office:value-type="float" office:value="1738449502" calcext:value-type="float">
            <text:p>1738449502</text:p>
          </table:table-cell>
          <table:table-cell office:value-type="float" office:value="665.2584" calcext:value-type="float">
            <text:p>665.2584</text:p>
          </table:table-cell>
          <table:table-cell office:value-type="float" office:value="1738449502" calcext:value-type="float">
            <text:p>1738449502</text:p>
          </table:table-cell>
          <table:table-cell office:value-type="float" office:value="661" calcext:value-type="float">
            <text:p>661</text:p>
          </table:table-cell>
          <table:table-cell office:value-type="float" office:value="4.258362" calcext:value-type="float">
            <text:p>4.258</text:p>
          </table:table-cell>
          <table:table-cell office:value-type="float" office:value="4.158556" calcext:value-type="float">
            <text:p>4.159</text:p>
          </table:table-cell>
          <table:table-cell office:value-type="float" office:value="5.438894" calcext:value-type="float">
            <text:p>5.439</text:p>
          </table:table-cell>
          <table:table-cell office:value-type="float" office:value="479519183" calcext:value-type="float">
            <text:p>479519183</text:p>
          </table:table-cell>
          <table:table-cell office:value-type="float" office:value="30" calcext:value-type="float">
            <text:p>30</text:p>
          </table:table-cell>
          <table:table-cell table:formula="of:=[.I122]-18" office:value-type="float" office:value="12" calcext:value-type="float">
            <text:p>12</text:p>
          </table:table-cell>
          <table:table-cell table:formula="of:=[.E122]+[.J122]" office:value-type="float" office:value="16.258362" calcext:value-type="float">
            <text:p>16.258</text:p>
          </table:table-cell>
        </table:table-row>
        <table:table-row table:style-name="ro1">
          <table:table-cell office:value-type="float" office:value="1738450526" calcext:value-type="float">
            <text:p>1738450526</text:p>
          </table:table-cell>
          <table:table-cell office:value-type="float" office:value="715.5363" calcext:value-type="float">
            <text:p>715.5363</text:p>
          </table:table-cell>
          <table:table-cell office:value-type="float" office:value="1738450526" calcext:value-type="float">
            <text:p>1738450526</text:p>
          </table:table-cell>
          <table:table-cell office:value-type="float" office:value="716" calcext:value-type="float">
            <text:p>716</text:p>
          </table:table-cell>
          <table:table-cell office:value-type="float" office:value="-0.4636841" calcext:value-type="float">
            <text:p>-0.464</text:p>
          </table:table-cell>
          <table:table-cell office:value-type="float" office:value="-0.4528164" calcext:value-type="float">
            <text:p>-0.453</text:p>
          </table:table-cell>
          <table:table-cell office:value-type="float" office:value="5.48624" calcext:value-type="float">
            <text:p>5.486</text:p>
          </table:table-cell>
          <table:table-cell office:value-type="float" office:value="480543227" calcext:value-type="float">
            <text:p>480543227</text:p>
          </table:table-cell>
          <table:table-cell office:value-type="float" office:value="28" calcext:value-type="float">
            <text:p>28</text:p>
          </table:table-cell>
          <table:table-cell table:formula="of:=[.I123]-18" office:value-type="float" office:value="10" calcext:value-type="float">
            <text:p>10</text:p>
          </table:table-cell>
          <table:table-cell table:formula="of:=[.E123]+[.J123]" office:value-type="float" office:value="9.5363159" calcext:value-type="float">
            <text:p>9.536</text:p>
          </table:table-cell>
        </table:table-row>
        <table:table-row table:style-name="ro1">
          <table:table-cell office:value-type="float" office:value="1738451550" calcext:value-type="float">
            <text:p>1738451550</text:p>
          </table:table-cell>
          <table:table-cell office:value-type="float" office:value="785.1823" calcext:value-type="float">
            <text:p>785.1823</text:p>
          </table:table-cell>
          <table:table-cell office:value-type="float" office:value="1738451550" calcext:value-type="float">
            <text:p>1738451550</text:p>
          </table:table-cell>
          <table:table-cell office:value-type="float" office:value="771" calcext:value-type="float">
            <text:p>771</text:p>
          </table:table-cell>
          <table:table-cell office:value-type="float" office:value="14.18231" calcext:value-type="float">
            <text:p>14.182</text:p>
          </table:table-cell>
          <table:table-cell office:value-type="float" office:value="13.84991" calcext:value-type="float">
            <text:p>13.850</text:p>
          </table:table-cell>
          <table:table-cell office:value-type="float" office:value="5.90051" calcext:value-type="float">
            <text:p>5.901</text:p>
          </table:table-cell>
          <table:table-cell office:value-type="float" office:value="481567292" calcext:value-type="float">
            <text:p>481567292</text:p>
          </table:table-cell>
          <table:table-cell office:value-type="float" office:value="41" calcext:value-type="float">
            <text:p>41</text:p>
          </table:table-cell>
          <table:table-cell table:formula="of:=[.I124]-18" office:value-type="float" office:value="23" calcext:value-type="float">
            <text:p>23</text:p>
          </table:table-cell>
          <table:table-cell table:formula="of:=[.E124]+[.J124]" office:value-type="float" office:value="37.18231" calcext:value-type="float">
            <text:p>37.182</text:p>
          </table:table-cell>
        </table:table-row>
        <table:table-row table:style-name="ro1">
          <table:table-cell office:value-type="float" office:value="1738452574" calcext:value-type="float">
            <text:p>1738452574</text:p>
          </table:table-cell>
          <table:table-cell office:value-type="float" office:value="841.8922" calcext:value-type="float">
            <text:p>841.8922</text:p>
          </table:table-cell>
          <table:table-cell office:value-type="float" office:value="1738452574" calcext:value-type="float">
            <text:p>1738452574</text:p>
          </table:table-cell>
          <table:table-cell office:value-type="float" office:value="847" calcext:value-type="float">
            <text:p>847</text:p>
          </table:table-cell>
          <table:table-cell office:value-type="float" office:value="-5.107849" calcext:value-type="float">
            <text:p>-5.108</text:p>
          </table:table-cell>
          <table:table-cell office:value-type="float" office:value="-4.988134" calcext:value-type="float">
            <text:p>-4.988</text:p>
          </table:table-cell>
          <table:table-cell office:value-type="float" office:value="6.184574" calcext:value-type="float">
            <text:p>6.185</text:p>
          </table:table-cell>
          <table:table-cell office:value-type="float" office:value="482591343" calcext:value-type="float">
            <text:p>482591343</text:p>
          </table:table-cell>
          <table:table-cell office:value-type="float" office:value="38" calcext:value-type="float">
            <text:p>38</text:p>
          </table:table-cell>
          <table:table-cell table:formula="of:=[.I125]-18" office:value-type="float" office:value="20" calcext:value-type="float">
            <text:p>20</text:p>
          </table:table-cell>
          <table:table-cell table:formula="of:=[.E125]+[.J125]" office:value-type="float" office:value="14.892151" calcext:value-type="float">
            <text:p>14.892</text:p>
          </table:table-cell>
        </table:table-row>
        <table:table-row table:style-name="ro1">
          <table:table-cell office:value-type="float" office:value="1738453598" calcext:value-type="float">
            <text:p>1738453598</text:p>
          </table:table-cell>
          <table:table-cell office:value-type="float" office:value="889.274" calcext:value-type="float">
            <text:p>889.274</text:p>
          </table:table-cell>
          <table:table-cell office:value-type="float" office:value="1738453598" calcext:value-type="float">
            <text:p>1738453598</text:p>
          </table:table-cell>
          <table:table-cell office:value-type="float" office:value="897" calcext:value-type="float">
            <text:p>897</text:p>
          </table:table-cell>
          <table:table-cell office:value-type="float" office:value="-7.725952" calcext:value-type="float">
            <text:p>-7.726</text:p>
          </table:table-cell>
          <table:table-cell office:value-type="float" office:value="-7.544875" calcext:value-type="float">
            <text:p>-7.545</text:p>
          </table:table-cell>
          <table:table-cell office:value-type="float" office:value="6.08396" calcext:value-type="float">
            <text:p>6.084</text:p>
          </table:table-cell>
          <table:table-cell office:value-type="float" office:value="483615385" calcext:value-type="float">
            <text:p>483615385</text:p>
          </table:table-cell>
          <table:table-cell office:value-type="float" office:value="30" calcext:value-type="float">
            <text:p>30</text:p>
          </table:table-cell>
          <table:table-cell table:formula="of:=[.I126]-18" office:value-type="float" office:value="12" calcext:value-type="float">
            <text:p>12</text:p>
          </table:table-cell>
          <table:table-cell table:formula="of:=[.E126]+[.J126]" office:value-type="float" office:value="4.274048" calcext:value-type="float">
            <text:p>4.274</text:p>
          </table:table-cell>
        </table:table-row>
        <table:table-row table:style-name="ro1">
          <table:table-cell office:value-type="float" office:value="1738454622" calcext:value-type="float">
            <text:p>1738454622</text:p>
          </table:table-cell>
          <table:table-cell office:value-type="float" office:value="931.8517" calcext:value-type="float">
            <text:p>931.8517</text:p>
          </table:table-cell>
          <table:table-cell office:value-type="float" office:value="1738454622" calcext:value-type="float">
            <text:p>1738454622</text:p>
          </table:table-cell>
          <table:table-cell office:value-type="float" office:value="937" calcext:value-type="float">
            <text:p>937</text:p>
          </table:table-cell>
          <table:table-cell office:value-type="float" office:value="-5.148254" calcext:value-type="float">
            <text:p>-5.148</text:p>
          </table:table-cell>
          <table:table-cell office:value-type="float" office:value="-5.027592" calcext:value-type="float">
            <text:p>-5.028</text:p>
          </table:table-cell>
          <table:table-cell office:value-type="float" office:value="5.811723" calcext:value-type="float">
            <text:p>5.812</text:p>
          </table:table-cell>
          <table:table-cell office:value-type="float" office:value="484639422" calcext:value-type="float">
            <text:p>484639422</text:p>
          </table:table-cell>
          <table:table-cell office:value-type="float" office:value="27" calcext:value-type="float">
            <text:p>27</text:p>
          </table:table-cell>
          <table:table-cell table:formula="of:=[.I127]-18" office:value-type="float" office:value="9" calcext:value-type="float">
            <text:p>9</text:p>
          </table:table-cell>
          <table:table-cell table:formula="of:=[.E127]+[.J127]" office:value-type="float" office:value="3.851746" calcext:value-type="float">
            <text:p>3.852</text:p>
          </table:table-cell>
        </table:table-row>
        <table:table-row table:style-name="ro1">
          <table:table-cell office:value-type="float" office:value="1738455646" calcext:value-type="float">
            <text:p>1738455646</text:p>
          </table:table-cell>
          <table:table-cell office:value-type="float" office:value="981.997" calcext:value-type="float">
            <text:p>981.997</text:p>
          </table:table-cell>
          <table:table-cell office:value-type="float" office:value="1738455646" calcext:value-type="float">
            <text:p>1738455646</text:p>
          </table:table-cell>
          <table:table-cell office:value-type="float" office:value="977" calcext:value-type="float">
            <text:p>977</text:p>
          </table:table-cell>
          <table:table-cell office:value-type="float" office:value="4.997009" calcext:value-type="float">
            <text:p>4.997</text:p>
          </table:table-cell>
          <table:table-cell office:value-type="float" office:value="4.879892" calcext:value-type="float">
            <text:p>4.880</text:p>
          </table:table-cell>
          <table:table-cell office:value-type="float" office:value="5.551328" calcext:value-type="float">
            <text:p>5.551</text:p>
          </table:table-cell>
          <table:table-cell office:value-type="float" office:value="485663467" calcext:value-type="float">
            <text:p>485663467</text:p>
          </table:table-cell>
          <table:table-cell office:value-type="float" office:value="32" calcext:value-type="float">
            <text:p>32</text:p>
          </table:table-cell>
          <table:table-cell table:formula="of:=[.I128]-18" office:value-type="float" office:value="14" calcext:value-type="float">
            <text:p>14</text:p>
          </table:table-cell>
          <table:table-cell table:formula="of:=[.E128]+[.J128]" office:value-type="float" office:value="18.997009" calcext:value-type="float">
            <text:p>18.997</text:p>
          </table:table-cell>
        </table:table-row>
        <table:table-row table:style-name="ro1">
          <table:table-cell office:value-type="float" office:value="1738456671" calcext:value-type="float">
            <text:p>1738456671</text:p>
          </table:table-cell>
          <table:table-cell office:value-type="float" office:value="27.8047" calcext:value-type="float">
            <text:p>27.8047</text:p>
          </table:table-cell>
          <table:table-cell office:value-type="float" office:value="1738456671" calcext:value-type="float">
            <text:p>1738456671</text:p>
          </table:table-cell>
          <table:table-cell office:value-type="float" office:value="30" calcext:value-type="float">
            <text:p>30</text:p>
          </table:table-cell>
          <table:table-cell office:value-type="float" office:value="-2.195303" calcext:value-type="float">
            <text:p>-2.195</text:p>
          </table:table-cell>
          <table:table-cell office:value-type="float" office:value="-2.143851" calcext:value-type="float">
            <text:p>-2.144</text:p>
          </table:table-cell>
          <table:table-cell office:value-type="float" office:value="5.385618" calcext:value-type="float">
            <text:p>5.386</text:p>
          </table:table-cell>
          <table:table-cell office:value-type="float" office:value="486687507" calcext:value-type="float">
            <text:p>486687507</text:p>
          </table:table-cell>
          <table:table-cell office:value-type="float" office:value="27" calcext:value-type="float">
            <text:p>27</text:p>
          </table:table-cell>
          <table:table-cell table:formula="of:=[.I129]-18" office:value-type="float" office:value="9" calcext:value-type="float">
            <text:p>9</text:p>
          </table:table-cell>
          <table:table-cell table:formula="of:=[.E129]+[.J129]" office:value-type="float" office:value="6.804697" calcext:value-type="float">
            <text:p>6.805</text:p>
          </table:table-cell>
        </table:table-row>
        <table:table-row table:style-name="ro1">
          <table:table-cell office:value-type="float" office:value="1738457695" calcext:value-type="float">
            <text:p>1738457695</text:p>
          </table:table-cell>
          <table:table-cell office:value-type="float" office:value="77.35244" calcext:value-type="float">
            <text:p>77.35244</text:p>
          </table:table-cell>
          <table:table-cell office:value-type="float" office:value="1738457695" calcext:value-type="float">
            <text:p>1738457695</text:p>
          </table:table-cell>
          <table:table-cell office:value-type="float" office:value="76" calcext:value-type="float">
            <text:p>76</text:p>
          </table:table-cell>
          <table:table-cell office:value-type="float" office:value="1.35244" calcext:value-type="float">
            <text:p>1.352</text:p>
          </table:table-cell>
          <table:table-cell office:value-type="float" office:value="1.320742" calcext:value-type="float">
            <text:p>1.321</text:p>
          </table:table-cell>
          <table:table-cell office:value-type="float" office:value="5.267256" calcext:value-type="float">
            <text:p>5.267</text:p>
          </table:table-cell>
          <table:table-cell office:value-type="float" office:value="487711551" calcext:value-type="float">
            <text:p>487711551</text:p>
          </table:table-cell>
          <table:table-cell office:value-type="float" office:value="28" calcext:value-type="float">
            <text:p>28</text:p>
          </table:table-cell>
          <table:table-cell table:formula="of:=[.I130]-18" office:value-type="float" office:value="10" calcext:value-type="float">
            <text:p>10</text:p>
          </table:table-cell>
          <table:table-cell table:formula="of:=[.E130]+[.J130]" office:value-type="float" office:value="11.35244" calcext:value-type="float">
            <text:p>11.352</text:p>
          </table:table-cell>
        </table:table-row>
        <table:table-row table:style-name="ro1">
          <table:table-cell office:value-type="float" office:value="1738458719" calcext:value-type="float">
            <text:p>1738458719</text:p>
          </table:table-cell>
          <table:table-cell office:value-type="float" office:value="128.2522" calcext:value-type="float">
            <text:p>128.2522</text:p>
          </table:table-cell>
          <table:table-cell office:value-type="float" office:value="1738458719" calcext:value-type="float">
            <text:p>1738458719</text:p>
          </table:table-cell>
          <table:table-cell office:value-type="float" office:value="125" calcext:value-type="float">
            <text:p>125</text:p>
          </table:table-cell>
          <table:table-cell office:value-type="float" office:value="3.252182" calcext:value-type="float">
            <text:p>3.252</text:p>
          </table:table-cell>
          <table:table-cell office:value-type="float" office:value="3.175959" calcext:value-type="float">
            <text:p>3.176</text:p>
          </table:table-cell>
          <table:table-cell office:value-type="float" office:value="5.148895" calcext:value-type="float">
            <text:p>5.149</text:p>
          </table:table-cell>
          <table:table-cell office:value-type="float" office:value="488735598" calcext:value-type="float">
            <text:p>488735598</text:p>
          </table:table-cell>
          <table:table-cell office:value-type="float" office:value="32" calcext:value-type="float">
            <text:p>32</text:p>
          </table:table-cell>
          <table:table-cell table:formula="of:=[.I131]-18" office:value-type="float" office:value="14" calcext:value-type="float">
            <text:p>14</text:p>
          </table:table-cell>
          <table:table-cell table:formula="of:=[.E131]+[.J131]" office:value-type="float" office:value="17.252182" calcext:value-type="float">
            <text:p>17.252</text:p>
          </table:table-cell>
        </table:table-row>
        <table:table-row table:style-name="ro1">
          <table:table-cell office:value-type="float" office:value="1738459743" calcext:value-type="float">
            <text:p>1738459743</text:p>
          </table:table-cell>
          <table:table-cell office:value-type="float" office:value="178.5613" calcext:value-type="float">
            <text:p>178.5613</text:p>
          </table:table-cell>
          <table:table-cell office:value-type="float" office:value="1738459743" calcext:value-type="float">
            <text:p>1738459743</text:p>
          </table:table-cell>
          <table:table-cell office:value-type="float" office:value="181" calcext:value-type="float">
            <text:p>181</text:p>
          </table:table-cell>
          <table:table-cell office:value-type="float" office:value="-2.438736" calcext:value-type="float">
            <text:p>-2.439</text:p>
          </table:table-cell>
          <table:table-cell office:value-type="float" office:value="-2.381578" calcext:value-type="float">
            <text:p>-2.382</text:p>
          </table:table-cell>
          <table:table-cell office:value-type="float" office:value="5.095636" calcext:value-type="float">
            <text:p>5.096</text:p>
          </table:table-cell>
          <table:table-cell office:value-type="float" office:value="489759641" calcext:value-type="float">
            <text:p>489759641</text:p>
          </table:table-cell>
          <table:table-cell office:value-type="float" office:value="28" calcext:value-type="float">
            <text:p>28</text:p>
          </table:table-cell>
          <table:table-cell table:formula="of:=[.I132]-18" office:value-type="float" office:value="10" calcext:value-type="float">
            <text:p>10</text:p>
          </table:table-cell>
          <table:table-cell table:formula="of:=[.E132]+[.J132]" office:value-type="float" office:value="7.561264" calcext:value-type="float">
            <text:p>7.561</text:p>
          </table:table-cell>
        </table:table-row>
        <table:table-row table:style-name="ro1">
          <table:table-cell office:value-type="float" office:value="1738460767" calcext:value-type="float">
            <text:p>1738460767</text:p>
          </table:table-cell>
          <table:table-cell office:value-type="float" office:value="226.831" calcext:value-type="float">
            <text:p>226.831</text:p>
          </table:table-cell>
          <table:table-cell office:value-type="float" office:value="1738460767" calcext:value-type="float">
            <text:p>1738460767</text:p>
          </table:table-cell>
          <table:table-cell office:value-type="float" office:value="221" calcext:value-type="float">
            <text:p>221</text:p>
          </table:table-cell>
          <table:table-cell office:value-type="float" office:value="5.831024" calcext:value-type="float">
            <text:p>5.831</text:p>
          </table:table-cell>
          <table:table-cell office:value-type="float" office:value="5.694359" calcext:value-type="float">
            <text:p>5.694</text:p>
          </table:table-cell>
          <table:table-cell office:value-type="float" office:value="5.101559" calcext:value-type="float">
            <text:p>5.102</text:p>
          </table:table-cell>
          <table:table-cell office:value-type="float" office:value="490783684" calcext:value-type="float">
            <text:p>490783684</text:p>
          </table:table-cell>
          <table:table-cell office:value-type="float" office:value="32" calcext:value-type="float">
            <text:p>32</text:p>
          </table:table-cell>
          <table:table-cell table:formula="of:=[.I133]-18" office:value-type="float" office:value="14" calcext:value-type="float">
            <text:p>14</text:p>
          </table:table-cell>
          <table:table-cell table:formula="of:=[.E133]+[.J133]" office:value-type="float" office:value="19.831024" calcext:value-type="float">
            <text:p>19.831</text:p>
          </table:table-cell>
        </table:table-row>
        <table:table-row table:style-name="ro1">
          <table:table-cell office:value-type="float" office:value="1738461791" calcext:value-type="float">
            <text:p>1738461791</text:p>
          </table:table-cell>
          <table:table-cell office:value-type="float" office:value="293.7632" calcext:value-type="float">
            <text:p>293.7632</text:p>
          </table:table-cell>
          <table:table-cell office:value-type="float" office:value="1738461791" calcext:value-type="float">
            <text:p>1738461791</text:p>
          </table:table-cell>
          <table:table-cell office:value-type="float" office:value="296" calcext:value-type="float">
            <text:p>296</text:p>
          </table:table-cell>
          <table:table-cell office:value-type="float" office:value="-2.236847" calcext:value-type="float">
            <text:p>-2.237</text:p>
          </table:table-cell>
          <table:table-cell office:value-type="float" office:value="-2.184421" calcext:value-type="float">
            <text:p>-2.184</text:p>
          </table:table-cell>
          <table:table-cell office:value-type="float" office:value="5.332367" calcext:value-type="float">
            <text:p>5.332</text:p>
          </table:table-cell>
          <table:table-cell office:value-type="float" office:value="491807745" calcext:value-type="float">
            <text:p>491807745</text:p>
          </table:table-cell>
          <table:table-cell office:value-type="float" office:value="31" calcext:value-type="float">
            <text:p>31</text:p>
          </table:table-cell>
          <table:table-cell table:formula="of:=[.I134]-18" office:value-type="float" office:value="13" calcext:value-type="float">
            <text:p>13</text:p>
          </table:table-cell>
          <table:table-cell table:formula="of:=[.E134]+[.J134]" office:value-type="float" office:value="10.763153" calcext:value-type="float">
            <text:p>10.763</text:p>
          </table:table-cell>
        </table:table-row>
        <table:table-row table:style-name="ro1">
          <table:table-cell office:value-type="float" office:value="1738462815" calcext:value-type="float">
            <text:p>1738462815</text:p>
          </table:table-cell>
          <table:table-cell office:value-type="float" office:value="343.7071" calcext:value-type="float">
            <text:p>343.7071</text:p>
          </table:table-cell>
          <table:table-cell office:value-type="float" office:value="1738462815" calcext:value-type="float">
            <text:p>1738462815</text:p>
          </table:table-cell>
          <table:table-cell office:value-type="float" office:value="346" calcext:value-type="float">
            <text:p>346</text:p>
          </table:table-cell>
          <table:table-cell office:value-type="float" office:value="-2.292908" calcext:value-type="float">
            <text:p>-2.293</text:p>
          </table:table-cell>
          <table:table-cell office:value-type="float" office:value="-2.239168" calcext:value-type="float">
            <text:p>-2.239</text:p>
          </table:table-cell>
          <table:table-cell office:value-type="float" office:value="4.568895" calcext:value-type="float">
            <text:p>4.569</text:p>
          </table:table-cell>
          <table:table-cell office:value-type="float" office:value="492831825" calcext:value-type="float">
            <text:p>492831825</text:p>
          </table:table-cell>
          <table:table-cell office:value-type="float" office:value="63" calcext:value-type="float">
            <text:p>63</text:p>
          </table:table-cell>
          <table:table-cell table:formula="of:=[.I135]-18" office:value-type="float" office:value="45" calcext:value-type="float">
            <text:p>45</text:p>
          </table:table-cell>
          <table:table-cell table:formula="of:=[.E135]+[.J135]" office:value-type="float" office:value="42.707092" calcext:value-type="float">
            <text:p>42.707</text:p>
          </table:table-cell>
        </table:table-row>
        <table:table-row table:style-name="ro1">
          <table:table-cell office:value-type="float" office:value="1738463839" calcext:value-type="float">
            <text:p>1738463839</text:p>
          </table:table-cell>
          <table:table-cell office:value-type="float" office:value="426.8336" calcext:value-type="float">
            <text:p>426.8336</text:p>
          </table:table-cell>
          <table:table-cell office:value-type="float" office:value="1738463839" calcext:value-type="float">
            <text:p>1738463839</text:p>
          </table:table-cell>
          <table:table-cell office:value-type="float" office:value="426" calcext:value-type="float">
            <text:p>426</text:p>
          </table:table-cell>
          <table:table-cell office:value-type="float" office:value="0.8335876" calcext:value-type="float">
            <text:p>0.834</text:p>
          </table:table-cell>
          <table:table-cell office:value-type="float" office:value="0.8140504" calcext:value-type="float">
            <text:p>0.814</text:p>
          </table:table-cell>
          <table:table-cell office:value-type="float" office:value="4.740513" calcext:value-type="float">
            <text:p>4.741</text:p>
          </table:table-cell>
          <table:table-cell office:value-type="float" office:value="493855871" calcext:value-type="float">
            <text:p>493855871</text:p>
          </table:table-cell>
          <table:table-cell office:value-type="float" office:value="31" calcext:value-type="float">
            <text:p>31</text:p>
          </table:table-cell>
          <table:table-cell table:formula="of:=[.I136]-18" office:value-type="float" office:value="13" calcext:value-type="float">
            <text:p>13</text:p>
          </table:table-cell>
          <table:table-cell table:formula="of:=[.E136]+[.J136]" office:value-type="float" office:value="13.8335876" calcext:value-type="float">
            <text:p>13.834</text:p>
          </table:table-cell>
        </table:table-row>
        <table:table-row table:style-name="ro1">
          <table:table-cell office:value-type="float" office:value="1738464863" calcext:value-type="float">
            <text:p>1738464863</text:p>
          </table:table-cell>
          <table:table-cell office:value-type="float" office:value="483.0663" calcext:value-type="float">
            <text:p>483.0663</text:p>
          </table:table-cell>
          <table:table-cell office:value-type="float" office:value="1738464863" calcext:value-type="float">
            <text:p>1738464863</text:p>
          </table:table-cell>
          <table:table-cell office:value-type="float" office:value="477" calcext:value-type="float">
            <text:p>477</text:p>
          </table:table-cell>
          <table:table-cell office:value-type="float" office:value="6.066315" calcext:value-type="float">
            <text:p>6.066</text:p>
          </table:table-cell>
          <table:table-cell office:value-type="float" office:value="5.924135" calcext:value-type="float">
            <text:p>5.924</text:p>
          </table:table-cell>
          <table:table-cell office:value-type="float" office:value="4.888461" calcext:value-type="float">
            <text:p>4.888</text:p>
          </table:table-cell>
          <table:table-cell office:value-type="float" office:value="494879918" calcext:value-type="float">
            <text:p>494879918</text:p>
          </table:table-cell>
          <table:table-cell office:value-type="float" office:value="33" calcext:value-type="float">
            <text:p>33</text:p>
          </table:table-cell>
          <table:table-cell table:formula="of:=[.I137]-18" office:value-type="float" office:value="15" calcext:value-type="float">
            <text:p>15</text:p>
          </table:table-cell>
          <table:table-cell table:formula="of:=[.E137]+[.J137]" office:value-type="float" office:value="21.066315" calcext:value-type="float">
            <text:p>21.066</text:p>
          </table:table-cell>
        </table:table-row>
        <table:table-row table:style-name="ro1">
          <table:table-cell office:value-type="float" office:value="1738465887" calcext:value-type="float">
            <text:p>1738465887</text:p>
          </table:table-cell>
          <table:table-cell office:value-type="float" office:value="524.0125" calcext:value-type="float">
            <text:p>524.0125</text:p>
          </table:table-cell>
          <table:table-cell office:value-type="float" office:value="1738465887" calcext:value-type="float">
            <text:p>1738465887</text:p>
          </table:table-cell>
          <table:table-cell office:value-type="float" office:value="531" calcext:value-type="float">
            <text:p>531</text:p>
          </table:table-cell>
          <table:table-cell office:value-type="float" office:value="-6.987549" calcext:value-type="float">
            <text:p>-6.988</text:p>
          </table:table-cell>
          <table:table-cell office:value-type="float" office:value="-6.823778" calcext:value-type="float">
            <text:p>-6.824</text:p>
          </table:table-cell>
          <table:table-cell office:value-type="float" office:value="4.959476" calcext:value-type="float">
            <text:p>4.959</text:p>
          </table:table-cell>
          <table:table-cell office:value-type="float" office:value="495903954" calcext:value-type="float">
            <text:p>495903954</text:p>
          </table:table-cell>
          <table:table-cell office:value-type="float" office:value="25" calcext:value-type="float">
            <text:p>25</text:p>
          </table:table-cell>
          <table:table-cell table:formula="of:=[.I138]-18" office:value-type="float" office:value="7" calcext:value-type="float">
            <text:p>7</text:p>
          </table:table-cell>
          <table:table-cell table:formula="of:=[.E138]+[.J138]" office:value-type="float" office:value="0.0124510000000004" calcext:value-type="float">
            <text:p>0.012</text:p>
          </table:table-cell>
        </table:table-row>
        <table:table-row table:style-name="ro1">
          <table:table-cell office:value-type="float" office:value="1738466911" calcext:value-type="float">
            <text:p>1738466911</text:p>
          </table:table-cell>
          <table:table-cell office:value-type="float" office:value="576.9422" calcext:value-type="float">
            <text:p>576.9422</text:p>
          </table:table-cell>
          <table:table-cell office:value-type="float" office:value="1738466911" calcext:value-type="float">
            <text:p>1738466911</text:p>
          </table:table-cell>
          <table:table-cell office:value-type="float" office:value="566" calcext:value-type="float">
            <text:p>566</text:p>
          </table:table-cell>
          <table:table-cell office:value-type="float" office:value="10.9422" calcext:value-type="float">
            <text:p>10.942</text:p>
          </table:table-cell>
          <table:table-cell office:value-type="float" office:value="10.68574" calcext:value-type="float">
            <text:p>10.686</text:p>
          </table:table-cell>
          <table:table-cell office:value-type="float" office:value="5.243549" calcext:value-type="float">
            <text:p>5.244</text:p>
          </table:table-cell>
          <table:table-cell office:value-type="float" office:value="496928002" calcext:value-type="float">
            <text:p>496928002</text:p>
          </table:table-cell>
          <table:table-cell office:value-type="float" office:value="34" calcext:value-type="float">
            <text:p>34</text:p>
          </table:table-cell>
          <table:table-cell table:formula="of:=[.I139]-18" office:value-type="float" office:value="16" calcext:value-type="float">
            <text:p>16</text:p>
          </table:table-cell>
          <table:table-cell table:formula="of:=[.E139]+[.J139]" office:value-type="float" office:value="26.9422" calcext:value-type="float">
            <text:p>26.942</text:p>
          </table:table-cell>
        </table:table-row>
        <table:table-row table:style-name="ro1">
          <table:table-cell office:value-type="float" office:value="1738467935" calcext:value-type="float">
            <text:p>1738467935</text:p>
          </table:table-cell>
          <table:table-cell office:value-type="float" office:value="620.986" calcext:value-type="float">
            <text:p>620.986</text:p>
          </table:table-cell>
          <table:table-cell office:value-type="float" office:value="1738467935" calcext:value-type="float">
            <text:p>1738467935</text:p>
          </table:table-cell>
          <table:table-cell office:value-type="float" office:value="629" calcext:value-type="float">
            <text:p>629</text:p>
          </table:table-cell>
          <table:table-cell office:value-type="float" office:value="-8.013977" calcext:value-type="float">
            <text:p>-8.014</text:p>
          </table:table-cell>
          <table:table-cell office:value-type="float" office:value="-7.826149" calcext:value-type="float">
            <text:p>-7.826</text:p>
          </table:table-cell>
          <table:table-cell office:value-type="float" office:value="5.302737" calcext:value-type="float">
            <text:p>5.303</text:p>
          </table:table-cell>
          <table:table-cell office:value-type="float" office:value="497952041" calcext:value-type="float">
            <text:p>497952041</text:p>
          </table:table-cell>
          <table:table-cell office:value-type="float" office:value="28" calcext:value-type="float">
            <text:p>28</text:p>
          </table:table-cell>
          <table:table-cell table:formula="of:=[.I140]-18" office:value-type="float" office:value="10" calcext:value-type="float">
            <text:p>10</text:p>
          </table:table-cell>
          <table:table-cell table:formula="of:=[.E140]+[.J140]" office:value-type="float" office:value="1.986023" calcext:value-type="float">
            <text:p>1.986</text:p>
          </table:table-cell>
        </table:table-row>
        <table:table-row table:style-name="ro1">
          <table:table-cell office:value-type="float" office:value="1738468959" calcext:value-type="float">
            <text:p>1738468959</text:p>
          </table:table-cell>
          <table:table-cell office:value-type="float" office:value="668.0978" calcext:value-type="float">
            <text:p>668.0978</text:p>
          </table:table-cell>
          <table:table-cell office:value-type="float" office:value="1738468959" calcext:value-type="float">
            <text:p>1738468959</text:p>
          </table:table-cell>
          <table:table-cell office:value-type="float" office:value="668" calcext:value-type="float">
            <text:p>668</text:p>
          </table:table-cell>
          <table:table-cell office:value-type="float" office:value="0.09777832" calcext:value-type="float">
            <text:p>0.098</text:p>
          </table:table-cell>
          <table:table-cell office:value-type="float" office:value="0.09548663" calcext:value-type="float">
            <text:p>0.095</text:p>
          </table:table-cell>
          <table:table-cell office:value-type="float" office:value="5.438862" calcext:value-type="float">
            <text:p>5.439</text:p>
          </table:table-cell>
          <table:table-cell office:value-type="float" office:value="498976082" calcext:value-type="float">
            <text:p>498976082</text:p>
          </table:table-cell>
          <table:table-cell office:value-type="float" office:value="28" calcext:value-type="float">
            <text:p>28</text:p>
          </table:table-cell>
          <table:table-cell table:formula="of:=[.I141]-18" office:value-type="float" office:value="10" calcext:value-type="float">
            <text:p>10</text:p>
          </table:table-cell>
          <table:table-cell table:formula="of:=[.E141]+[.J141]" office:value-type="float" office:value="10.09777832" calcext:value-type="float">
            <text:p>10.098</text:p>
          </table:table-cell>
        </table:table-row>
        <table:table-row table:style-name="ro1">
          <table:table-cell office:value-type="float" office:value="1738469983" calcext:value-type="float">
            <text:p>1738469983</text:p>
          </table:table-cell>
          <table:table-cell office:value-type="float" office:value="718.9634" calcext:value-type="float">
            <text:p>718.9634</text:p>
          </table:table-cell>
          <table:table-cell office:value-type="float" office:value="1738469983" calcext:value-type="float">
            <text:p>1738469983</text:p>
          </table:table-cell>
          <table:table-cell office:value-type="float" office:value="716" calcext:value-type="float">
            <text:p>716</text:p>
          </table:table-cell>
          <table:table-cell office:value-type="float" office:value="2.96344" calcext:value-type="float">
            <text:p>2.963</text:p>
          </table:table-cell>
          <table:table-cell office:value-type="float" office:value="2.893984" calcext:value-type="float">
            <text:p>2.894</text:p>
          </table:table-cell>
          <table:table-cell office:value-type="float" office:value="5.681521" calcext:value-type="float">
            <text:p>5.682</text:p>
          </table:table-cell>
          <table:table-cell office:value-type="float" office:value="500000128" calcext:value-type="float">
            <text:p>500000128</text:p>
          </table:table-cell>
          <table:table-cell office:value-type="float" office:value="30" calcext:value-type="float">
            <text:p>30</text:p>
          </table:table-cell>
          <table:table-cell table:formula="of:=[.I142]-18" office:value-type="float" office:value="12" calcext:value-type="float">
            <text:p>12</text:p>
          </table:table-cell>
          <table:table-cell table:formula="of:=[.E142]+[.J142]" office:value-type="float" office:value="14.96344" calcext:value-type="float">
            <text:p>14.963</text:p>
          </table:table-cell>
        </table:table-row>
        <table:table-row table:style-name="ro1">
          <table:table-cell office:value-type="float" office:value="1738471007" calcext:value-type="float">
            <text:p>1738471007</text:p>
          </table:table-cell>
          <table:table-cell office:value-type="float" office:value="773.2142" calcext:value-type="float">
            <text:p>773.2142</text:p>
          </table:table-cell>
          <table:table-cell office:value-type="float" office:value="1738471007" calcext:value-type="float">
            <text:p>1738471007</text:p>
          </table:table-cell>
          <table:table-cell office:value-type="float" office:value="766" calcext:value-type="float">
            <text:p>766</text:p>
          </table:table-cell>
          <table:table-cell office:value-type="float" office:value="7.214233" calcext:value-type="float">
            <text:p>7.214</text:p>
          </table:table-cell>
          <table:table-cell office:value-type="float" office:value="7.045149" calcext:value-type="float">
            <text:p>7.045</text:p>
          </table:table-cell>
          <table:table-cell office:value-type="float" office:value="6.119484" calcext:value-type="float">
            <text:p>6.119</text:p>
          </table:table-cell>
          <table:table-cell office:value-type="float" office:value="501024179" calcext:value-type="float">
            <text:p>501024179</text:p>
          </table:table-cell>
          <table:table-cell office:value-type="float" office:value="38" calcext:value-type="float">
            <text:p>38</text:p>
          </table:table-cell>
          <table:table-cell table:formula="of:=[.I143]-18" office:value-type="float" office:value="20" calcext:value-type="float">
            <text:p>20</text:p>
          </table:table-cell>
          <table:table-cell table:formula="of:=[.E143]+[.J143]" office:value-type="float" office:value="27.214233" calcext:value-type="float">
            <text:p>27.214</text:p>
          </table:table-cell>
        </table:table-row>
        <table:table-row table:style-name="ro1">
          <table:table-cell office:value-type="float" office:value="1738472031" calcext:value-type="float">
            <text:p>1738472031</text:p>
          </table:table-cell>
          <table:table-cell office:value-type="float" office:value="820.3568" calcext:value-type="float">
            <text:p>820.3568</text:p>
          </table:table-cell>
          <table:table-cell office:value-type="float" office:value="1738472031" calcext:value-type="float">
            <text:p>1738472031</text:p>
          </table:table-cell>
          <table:table-cell office:value-type="float" office:value="828" calcext:value-type="float">
            <text:p>828</text:p>
          </table:table-cell>
          <table:table-cell office:value-type="float" office:value="-7.64325" calcext:value-type="float">
            <text:p>-7.643</text:p>
          </table:table-cell>
          <table:table-cell office:value-type="float" office:value="-7.46411" calcext:value-type="float">
            <text:p>-7.464</text:p>
          </table:table-cell>
          <table:table-cell office:value-type="float" office:value="6.285207" calcext:value-type="float">
            <text:p>6.285</text:p>
          </table:table-cell>
          <table:table-cell office:value-type="float" office:value="502048219" calcext:value-type="float">
            <text:p>502048219</text:p>
          </table:table-cell>
          <table:table-cell office:value-type="float" office:value="30" calcext:value-type="float">
            <text:p>30</text:p>
          </table:table-cell>
          <table:table-cell table:formula="of:=[.I144]-18" office:value-type="float" office:value="12" calcext:value-type="float">
            <text:p>12</text:p>
          </table:table-cell>
          <table:table-cell table:formula="of:=[.E144]+[.J144]" office:value-type="float" office:value="4.35675" calcext:value-type="float">
            <text:p>4.357</text:p>
          </table:table-cell>
        </table:table-row>
        <table:table-row table:style-name="ro1">
          <table:table-cell office:value-type="float" office:value="1738473055" calcext:value-type="float">
            <text:p>1738473055</text:p>
          </table:table-cell>
          <table:table-cell office:value-type="float" office:value="869.7703" calcext:value-type="float">
            <text:p>869.7703</text:p>
          </table:table-cell>
          <table:table-cell office:value-type="float" office:value="1738473055" calcext:value-type="float">
            <text:p>1738473055</text:p>
          </table:table-cell>
          <table:table-cell office:value-type="float" office:value="869" calcext:value-type="float">
            <text:p>869</text:p>
          </table:table-cell>
          <table:table-cell office:value-type="float" office:value="0.7703247" calcext:value-type="float">
            <text:p>0.770</text:p>
          </table:table-cell>
          <table:table-cell office:value-type="float" office:value="0.7522702" calcext:value-type="float">
            <text:p>0.752</text:p>
          </table:table-cell>
          <table:table-cell office:value-type="float" office:value="5.361959" calcext:value-type="float">
            <text:p>5.362</text:p>
          </table:table-cell>
          <table:table-cell office:value-type="float" office:value="503072263" calcext:value-type="float">
            <text:p>503072263</text:p>
          </table:table-cell>
          <table:table-cell office:value-type="float" office:value="31" calcext:value-type="float">
            <text:p>31</text:p>
          </table:table-cell>
          <table:table-cell table:formula="of:=[.I145]-18" office:value-type="float" office:value="13" calcext:value-type="float">
            <text:p>13</text:p>
          </table:table-cell>
          <table:table-cell table:formula="of:=[.E145]+[.J145]" office:value-type="float" office:value="13.7703247" calcext:value-type="float">
            <text:p>13.770</text:p>
          </table:table-cell>
        </table:table-row>
        <table:table-row table:style-name="ro1">
          <table:table-cell office:value-type="float" office:value="1738474079" calcext:value-type="float">
            <text:p>1738474079</text:p>
          </table:table-cell>
          <table:table-cell office:value-type="float" office:value="917.4281" calcext:value-type="float">
            <text:p>917.4281</text:p>
          </table:table-cell>
          <table:table-cell office:value-type="float" office:value="1738474079" calcext:value-type="float">
            <text:p>1738474079</text:p>
          </table:table-cell>
          <table:table-cell office:value-type="float" office:value="919" calcext:value-type="float">
            <text:p>919</text:p>
          </table:table-cell>
          <table:table-cell office:value-type="float" office:value="-1.571899" calcext:value-type="float">
            <text:p>-1.572</text:p>
          </table:table-cell>
          <table:table-cell office:value-type="float" office:value="-1.535058" calcext:value-type="float">
            <text:p>-1.535</text:p>
          </table:table-cell>
          <table:table-cell office:value-type="float" office:value="5.208086" calcext:value-type="float">
            <text:p>5.208</text:p>
          </table:table-cell>
          <table:table-cell office:value-type="float" office:value="504096305" calcext:value-type="float">
            <text:p>504096305</text:p>
          </table:table-cell>
          <table:table-cell office:value-type="float" office:value="29" calcext:value-type="float">
            <text:p>29</text:p>
          </table:table-cell>
          <table:table-cell table:formula="of:=[.I146]-18" office:value-type="float" office:value="11" calcext:value-type="float">
            <text:p>11</text:p>
          </table:table-cell>
          <table:table-cell table:formula="of:=[.E146]+[.J146]" office:value-type="float" office:value="9.428101" calcext:value-type="float">
            <text:p>9.428</text:p>
          </table:table-cell>
        </table:table-row>
        <table:table-row table:style-name="ro1">
          <table:table-cell office:value-type="float" office:value="1738475103" calcext:value-type="float">
            <text:p>1738475103</text:p>
          </table:table-cell>
          <table:table-cell office:value-type="float" office:value="960.5961" calcext:value-type="float">
            <text:p>960.5961</text:p>
          </table:table-cell>
          <table:table-cell office:value-type="float" office:value="1738475103" calcext:value-type="float">
            <text:p>1738475103</text:p>
          </table:table-cell>
          <table:table-cell office:value-type="float" office:value="961" calcext:value-type="float">
            <text:p>961</text:p>
          </table:table-cell>
          <table:table-cell office:value-type="float" office:value="-0.4039307" calcext:value-type="float">
            <text:p>-0.404</text:p>
          </table:table-cell>
          <table:table-cell office:value-type="float" office:value="-0.3944635" calcext:value-type="float">
            <text:p>-0.394</text:p>
          </table:table-cell>
          <table:table-cell office:value-type="float" office:value="5.249513" calcext:value-type="float">
            <text:p>5.250</text:p>
          </table:table-cell>
          <table:table-cell office:value-type="float" office:value="505120343" calcext:value-type="float">
            <text:p>505120343</text:p>
          </table:table-cell>
          <table:table-cell office:value-type="float" office:value="28" calcext:value-type="float">
            <text:p>28</text:p>
          </table:table-cell>
          <table:table-cell table:formula="of:=[.I147]-18" office:value-type="float" office:value="10" calcext:value-type="float">
            <text:p>10</text:p>
          </table:table-cell>
          <table:table-cell table:formula="of:=[.E147]+[.J147]" office:value-type="float" office:value="9.5960693" calcext:value-type="float">
            <text:p>9.596</text:p>
          </table:table-cell>
        </table:table-row>
        <table:table-row table:style-name="ro1">
          <table:table-cell office:value-type="float" office:value="1738476128" calcext:value-type="float">
            <text:p>1738476128</text:p>
          </table:table-cell>
          <table:table-cell office:value-type="float" office:value="13.10963" calcext:value-type="float">
            <text:p>13.10963</text:p>
          </table:table-cell>
          <table:table-cell office:value-type="float" office:value="1738476128" calcext:value-type="float">
            <text:p>1738476128</text:p>
          </table:table-cell>
          <table:table-cell office:value-type="float" office:value="13" calcext:value-type="float">
            <text:p>13</text:p>
          </table:table-cell>
          <table:table-cell office:value-type="float" office:value="0.1096344" calcext:value-type="float">
            <text:p>0.110</text:p>
          </table:table-cell>
          <table:table-cell office:value-type="float" office:value="0.1070648" calcext:value-type="float">
            <text:p>0.107</text:p>
          </table:table-cell>
          <table:table-cell office:value-type="float" office:value="5.077885" calcext:value-type="float">
            <text:p>5.078</text:p>
          </table:table-cell>
          <table:table-cell office:value-type="float" office:value="506144390" calcext:value-type="float">
            <text:p>506144390</text:p>
          </table:table-cell>
          <table:table-cell office:value-type="float" office:value="28" calcext:value-type="float">
            <text:p>28</text:p>
          </table:table-cell>
          <table:table-cell table:formula="of:=[.I148]-18" office:value-type="float" office:value="10" calcext:value-type="float">
            <text:p>10</text:p>
          </table:table-cell>
          <table:table-cell table:formula="of:=[.E148]+[.J148]" office:value-type="float" office:value="10.1096344" calcext:value-type="float">
            <text:p>10.110</text:p>
          </table:table-cell>
        </table:table-row>
        <table:table-row table:style-name="ro1">
          <table:table-cell office:value-type="float" office:value="1738477152" calcext:value-type="float">
            <text:p>1738477152</text:p>
          </table:table-cell>
          <table:table-cell office:value-type="float" office:value="57.89888" calcext:value-type="float">
            <text:p>57.89888</text:p>
          </table:table-cell>
          <table:table-cell office:value-type="float" office:value="1738477152" calcext:value-type="float">
            <text:p>1738477152</text:p>
          </table:table-cell>
          <table:table-cell office:value-type="float" office:value="57" calcext:value-type="float">
            <text:p>57</text:p>
          </table:table-cell>
          <table:table-cell office:value-type="float" office:value="0.8988762" calcext:value-type="float">
            <text:p>0.899</text:p>
          </table:table-cell>
          <table:table-cell office:value-type="float" office:value="0.8778088" calcext:value-type="float">
            <text:p>0.878</text:p>
          </table:table-cell>
          <table:table-cell office:value-type="float" office:value="4.308502" calcext:value-type="float">
            <text:p>4.309</text:p>
          </table:table-cell>
          <table:table-cell office:value-type="float" office:value="507168465" calcext:value-type="float">
            <text:p>507168465</text:p>
          </table:table-cell>
          <table:table-cell office:value-type="float" office:value="63" calcext:value-type="float">
            <text:p>63</text:p>
          </table:table-cell>
          <table:table-cell table:formula="of:=[.I149]-18" office:value-type="float" office:value="45" calcext:value-type="float">
            <text:p>45</text:p>
          </table:table-cell>
          <table:table-cell table:formula="of:=[.E149]+[.J149]" office:value-type="float" office:value="45.8988762" calcext:value-type="float">
            <text:p>45.899</text:p>
          </table:table-cell>
        </table:table-row>
        <table:table-row table:style-name="ro1">
          <table:table-cell office:value-type="float" office:value="1738478176" calcext:value-type="float">
            <text:p>1738478176</text:p>
          </table:table-cell>
          <table:table-cell office:value-type="float" office:value="138.4186" calcext:value-type="float">
            <text:p>138.4186</text:p>
          </table:table-cell>
          <table:table-cell office:value-type="float" office:value="1738478176" calcext:value-type="float">
            <text:p>1738478176</text:p>
          </table:table-cell>
          <table:table-cell office:value-type="float" office:value="136" calcext:value-type="float">
            <text:p>136</text:p>
          </table:table-cell>
          <table:table-cell office:value-type="float" office:value="2.418625" calcext:value-type="float">
            <text:p>2.419</text:p>
          </table:table-cell>
          <table:table-cell office:value-type="float" office:value="2.361938" calcext:value-type="float">
            <text:p>2.362</text:p>
          </table:table-cell>
          <table:table-cell office:value-type="float" office:value="4.53931" calcext:value-type="float">
            <text:p>4.539</text:p>
          </table:table-cell>
          <table:table-cell office:value-type="float" office:value="508192504" calcext:value-type="float">
            <text:p>508192504</text:p>
          </table:table-cell>
          <table:table-cell office:value-type="float" office:value="30" calcext:value-type="float">
            <text:p>30</text:p>
          </table:table-cell>
          <table:table-cell table:formula="of:=[.I150]-18" office:value-type="float" office:value="12" calcext:value-type="float">
            <text:p>12</text:p>
          </table:table-cell>
          <table:table-cell table:formula="of:=[.E150]+[.J150]" office:value-type="float" office:value="14.418625" calcext:value-type="float">
            <text:p>14.419</text:p>
          </table:table-cell>
        </table:table-row>
        <table:table-row table:style-name="ro1">
          <table:table-cell office:value-type="float" office:value="1738479200" calcext:value-type="float">
            <text:p>1738479200</text:p>
          </table:table-cell>
          <table:table-cell office:value-type="float" office:value="184.9116" calcext:value-type="float">
            <text:p>184.9116</text:p>
          </table:table-cell>
          <table:table-cell office:value-type="float" office:value="1738479200" calcext:value-type="float">
            <text:p>1738479200</text:p>
          </table:table-cell>
          <table:table-cell office:value-type="float" office:value="186" calcext:value-type="float">
            <text:p>186</text:p>
          </table:table-cell>
          <table:table-cell office:value-type="float" office:value="-1.088364" calcext:value-type="float">
            <text:p>-1.088</text:p>
          </table:table-cell>
          <table:table-cell office:value-type="float" office:value="-1.062855" calcext:value-type="float">
            <text:p>-1.063</text:p>
          </table:table-cell>
          <table:table-cell office:value-type="float" office:value="4.604411" calcext:value-type="float">
            <text:p>4.604</text:p>
          </table:table-cell>
          <table:table-cell office:value-type="float" office:value="509216545" calcext:value-type="float">
            <text:p>509216545</text:p>
          </table:table-cell>
          <table:table-cell office:value-type="float" office:value="28" calcext:value-type="float">
            <text:p>28</text:p>
          </table:table-cell>
          <table:table-cell table:formula="of:=[.I151]-18" office:value-type="float" office:value="10" calcext:value-type="float">
            <text:p>10</text:p>
          </table:table-cell>
          <table:table-cell table:formula="of:=[.E151]+[.J151]" office:value-type="float" office:value="8.911636" calcext:value-type="float">
            <text:p>8.912</text:p>
          </table:table-cell>
        </table:table-row>
        <table:table-row table:style-name="ro1">
          <table:table-cell office:value-type="float" office:value="1738480224" calcext:value-type="float">
            <text:p>1738480224</text:p>
          </table:table-cell>
          <table:table-cell office:value-type="float" office:value="230.0898" calcext:value-type="float">
            <text:p>230.0898</text:p>
          </table:table-cell>
          <table:table-cell office:value-type="float" office:value="1738480224" calcext:value-type="float">
            <text:p>1738480224</text:p>
          </table:table-cell>
          <table:table-cell office:value-type="float" office:value="229" calcext:value-type="float">
            <text:p>229</text:p>
          </table:table-cell>
          <table:table-cell office:value-type="float" office:value="1.089783" calcext:value-type="float">
            <text:p>1.090</text:p>
          </table:table-cell>
          <table:table-cell office:value-type="float" office:value="1.064241" calcext:value-type="float">
            <text:p>1.064</text:p>
          </table:table-cell>
          <table:table-cell office:value-type="float" office:value="4.787876" calcext:value-type="float">
            <text:p>4.788</text:p>
          </table:table-cell>
          <table:table-cell office:value-type="float" office:value="510240585" calcext:value-type="float">
            <text:p>510240585</text:p>
          </table:table-cell>
          <table:table-cell office:value-type="float" office:value="27" calcext:value-type="float">
            <text:p>27</text:p>
          </table:table-cell>
          <table:table-cell table:formula="of:=[.I152]-18" office:value-type="float" office:value="9" calcext:value-type="float">
            <text:p>9</text:p>
          </table:table-cell>
          <table:table-cell table:formula="of:=[.E152]+[.J152]" office:value-type="float" office:value="10.089783" calcext:value-type="float">
            <text:p>10.090</text:p>
          </table:table-cell>
        </table:table-row>
        <table:table-row table:style-name="ro1">
          <table:table-cell office:value-type="float" office:value="1738481248" calcext:value-type="float">
            <text:p>1738481248</text:p>
          </table:table-cell>
          <table:table-cell office:value-type="float" office:value="277.6465" calcext:value-type="float">
            <text:p>277.6465</text:p>
          </table:table-cell>
          <table:table-cell office:value-type="float" office:value="1738481248" calcext:value-type="float">
            <text:p>1738481248</text:p>
          </table:table-cell>
          <table:table-cell office:value-type="float" office:value="276" calcext:value-type="float">
            <text:p>276</text:p>
          </table:table-cell>
          <table:table-cell office:value-type="float" office:value="1.646454" calcext:value-type="float">
            <text:p>1.646</text:p>
          </table:table-cell>
          <table:table-cell office:value-type="float" office:value="1.607865" calcext:value-type="float">
            <text:p>1.608</text:p>
          </table:table-cell>
          <table:table-cell office:value-type="float" office:value="5.190314" calcext:value-type="float">
            <text:p>5.190</text:p>
          </table:table-cell>
          <table:table-cell office:value-type="float" office:value="511264627" calcext:value-type="float">
            <text:p>511264627</text:p>
          </table:table-cell>
          <table:table-cell office:value-type="float" office:value="28" calcext:value-type="float">
            <text:p>28</text:p>
          </table:table-cell>
          <table:table-cell table:formula="of:=[.I153]-18" office:value-type="float" office:value="10" calcext:value-type="float">
            <text:p>10</text:p>
          </table:table-cell>
          <table:table-cell table:formula="of:=[.E153]+[.J153]" office:value-type="float" office:value="11.646454" calcext:value-type="float">
            <text:p>11.646</text:p>
          </table:table-cell>
        </table:table-row>
        <table:table-row table:style-name="ro1">
          <table:table-cell office:value-type="float" office:value="1738482272" calcext:value-type="float">
            <text:p>1738482272</text:p>
          </table:table-cell>
          <table:table-cell office:value-type="float" office:value="322.0702" calcext:value-type="float">
            <text:p>322.0702</text:p>
          </table:table-cell>
          <table:table-cell office:value-type="float" office:value="1738482272" calcext:value-type="float">
            <text:p>1738482272</text:p>
          </table:table-cell>
          <table:table-cell office:value-type="float" office:value="320" calcext:value-type="float">
            <text:p>320</text:p>
          </table:table-cell>
          <table:table-cell office:value-type="float" office:value="2.07019" calcext:value-type="float">
            <text:p>2.070</text:p>
          </table:table-cell>
          <table:table-cell office:value-type="float" office:value="2.02167" calcext:value-type="float">
            <text:p>2.022</text:p>
          </table:table-cell>
          <table:table-cell office:value-type="float" office:value="5.367864" calcext:value-type="float">
            <text:p>5.368</text:p>
          </table:table-cell>
          <table:table-cell office:value-type="float" office:value="512288666" calcext:value-type="float">
            <text:p>512288666</text:p>
          </table:table-cell>
          <table:table-cell office:value-type="float" office:value="28" calcext:value-type="float">
            <text:p>28</text:p>
          </table:table-cell>
          <table:table-cell table:formula="of:=[.I154]-18" office:value-type="float" office:value="10" calcext:value-type="float">
            <text:p>10</text:p>
          </table:table-cell>
          <table:table-cell table:formula="of:=[.E154]+[.J154]" office:value-type="float" office:value="12.07019" calcext:value-type="float">
            <text:p>12.070</text:p>
          </table:table-cell>
        </table:table-row>
        <table:table-row table:style-name="ro1">
          <table:table-cell office:value-type="float" office:value="1738483296" calcext:value-type="float">
            <text:p>1738483296</text:p>
          </table:table-cell>
          <table:table-cell office:value-type="float" office:value="367.9453" calcext:value-type="float">
            <text:p>367.9453</text:p>
          </table:table-cell>
          <table:table-cell office:value-type="float" office:value="1738483296" calcext:value-type="float">
            <text:p>1738483296</text:p>
          </table:table-cell>
          <table:table-cell office:value-type="float" office:value="368" calcext:value-type="float">
            <text:p>368</text:p>
          </table:table-cell>
          <table:table-cell office:value-type="float" office:value="-0.05474854" calcext:value-type="float">
            <text:p>-0.055</text:p>
          </table:table-cell>
          <table:table-cell office:value-type="float" office:value="-0.05346536" calcext:value-type="float">
            <text:p>-0.053</text:p>
          </table:table-cell>
          <table:table-cell office:value-type="float" office:value="5.657861" calcext:value-type="float">
            <text:p>5.658</text:p>
          </table:table-cell>
          <table:table-cell office:value-type="float" office:value="513312707" calcext:value-type="float">
            <text:p>513312707</text:p>
          </table:table-cell>
          <table:table-cell office:value-type="float" office:value="28" calcext:value-type="float">
            <text:p>28</text:p>
          </table:table-cell>
          <table:table-cell table:formula="of:=[.I155]-18" office:value-type="float" office:value="10" calcext:value-type="float">
            <text:p>10</text:p>
          </table:table-cell>
          <table:table-cell table:formula="of:=[.E155]+[.J155]" office:value-type="float" office:value="9.94525146" calcext:value-type="float">
            <text:p>9.945</text:p>
          </table:table-cell>
        </table:table-row>
        <table:table-row table:style-name="ro1">
          <table:table-cell office:value-type="float" office:value="1738484320" calcext:value-type="float">
            <text:p>1738484320</text:p>
          </table:table-cell>
          <table:table-cell office:value-type="float" office:value="415.7943" calcext:value-type="float">
            <text:p>415.7943</text:p>
          </table:table-cell>
          <table:table-cell office:value-type="float" office:value="1738484320" calcext:value-type="float">
            <text:p>1738484320</text:p>
          </table:table-cell>
          <table:table-cell office:value-type="float" office:value="418" calcext:value-type="float">
            <text:p>418</text:p>
          </table:table-cell>
          <table:table-cell office:value-type="float" office:value="-2.205688" calcext:value-type="float">
            <text:p>-2.206</text:p>
          </table:table-cell>
          <table:table-cell office:value-type="float" office:value="-2.153993" calcext:value-type="float">
            <text:p>-2.154</text:p>
          </table:table-cell>
          <table:table-cell office:value-type="float" office:value="5.853169" calcext:value-type="float">
            <text:p>5.853</text:p>
          </table:table-cell>
          <table:table-cell office:value-type="float" office:value="514336749" calcext:value-type="float">
            <text:p>514336749</text:p>
          </table:table-cell>
          <table:table-cell office:value-type="float" office:value="26" calcext:value-type="float">
            <text:p>26</text:p>
          </table:table-cell>
          <table:table-cell table:formula="of:=[.I156]-18" office:value-type="float" office:value="8" calcext:value-type="float">
            <text:p>8</text:p>
          </table:table-cell>
          <table:table-cell table:formula="of:=[.E156]+[.J156]" office:value-type="float" office:value="5.794312" calcext:value-type="float">
            <text:p>5.794</text:p>
          </table:table-cell>
        </table:table-row>
        <table:table-row table:style-name="ro1">
          <table:table-cell office:value-type="float" office:value="1738485344" calcext:value-type="float">
            <text:p>1738485344</text:p>
          </table:table-cell>
          <table:table-cell office:value-type="float" office:value="466.5315" calcext:value-type="float">
            <text:p>466.5315</text:p>
          </table:table-cell>
          <table:table-cell office:value-type="float" office:value="1738485344" calcext:value-type="float">
            <text:p>1738485344</text:p>
          </table:table-cell>
          <table:table-cell office:value-type="float" office:value="457" calcext:value-type="float">
            <text:p>457</text:p>
          </table:table-cell>
          <table:table-cell office:value-type="float" office:value="9.531464" calcext:value-type="float">
            <text:p>9.531</text:p>
          </table:table-cell>
          <table:table-cell office:value-type="float" office:value="9.308069" calcext:value-type="float">
            <text:p>9.308</text:p>
          </table:table-cell>
          <table:table-cell office:value-type="float" office:value="6.155009" calcext:value-type="float">
            <text:p>6.155</text:p>
          </table:table-cell>
          <table:table-cell office:value-type="float" office:value="515360794" calcext:value-type="float">
            <text:p>515360794</text:p>
          </table:table-cell>
          <table:table-cell office:value-type="float" office:value="34" calcext:value-type="float">
            <text:p>34</text:p>
          </table:table-cell>
          <table:table-cell table:formula="of:=[.I157]-18" office:value-type="float" office:value="16" calcext:value-type="float">
            <text:p>16</text:p>
          </table:table-cell>
          <table:table-cell table:formula="of:=[.E157]+[.J157]" office:value-type="float" office:value="25.531464" calcext:value-type="float">
            <text:p>25.531</text:p>
          </table:table-cell>
        </table:table-row>
        <table:table-row table:style-name="ro1">
          <table:table-cell office:value-type="float" office:value="1738486368" calcext:value-type="float">
            <text:p>1738486368</text:p>
          </table:table-cell>
          <table:table-cell office:value-type="float" office:value="502.9558" calcext:value-type="float">
            <text:p>502.9558</text:p>
          </table:table-cell>
          <table:table-cell office:value-type="float" office:value="1738486368" calcext:value-type="float">
            <text:p>1738486368</text:p>
          </table:table-cell>
          <table:table-cell office:value-type="float" office:value="520" calcext:value-type="float">
            <text:p>520</text:p>
          </table:table-cell>
          <table:table-cell office:value-type="float" office:value="-17.04422" calcext:value-type="float">
            <text:p>-17.044</text:p>
          </table:table-cell>
          <table:table-cell office:value-type="float" office:value="-16.64474" calcext:value-type="float">
            <text:p>-16.645</text:p>
          </table:table-cell>
          <table:table-cell office:value-type="float" office:value="6.131352" calcext:value-type="float">
            <text:p>6.131</text:p>
          </table:table-cell>
          <table:table-cell office:value-type="float" office:value="516384825" calcext:value-type="float">
            <text:p>516384825</text:p>
          </table:table-cell>
          <table:table-cell office:value-type="float" office:value="19" calcext:value-type="float">
            <text:p>19</text:p>
          </table:table-cell>
          <table:table-cell table:formula="of:=[.I158]-18" office:value-type="float" office:value="1" calcext:value-type="float">
            <text:p>1</text:p>
          </table:table-cell>
          <table:table-cell table:formula="of:=[.E158]+[.J158]" office:value-type="float" office:value="-16.04422" calcext:value-type="float">
            <text:p>-16.044</text:p>
          </table:table-cell>
        </table:table-row>
        <table:table-row table:style-name="ro1">
          <table:table-cell office:value-type="float" office:value="1738487392" calcext:value-type="float">
            <text:p>1738487392</text:p>
          </table:table-cell>
          <table:table-cell office:value-type="float" office:value="550.0368" calcext:value-type="float">
            <text:p>550.0368</text:p>
          </table:table-cell>
          <table:table-cell office:value-type="float" office:value="1738487392" calcext:value-type="float">
            <text:p>1738487392</text:p>
          </table:table-cell>
          <table:table-cell office:value-type="float" office:value="539" calcext:value-type="float">
            <text:p>539</text:p>
          </table:table-cell>
          <table:table-cell office:value-type="float" office:value="11.0368" calcext:value-type="float">
            <text:p>11.037</text:p>
          </table:table-cell>
          <table:table-cell office:value-type="float" office:value="10.77813" calcext:value-type="float">
            <text:p>10.778</text:p>
          </table:table-cell>
          <table:table-cell office:value-type="float" office:value="5.279121" calcext:value-type="float">
            <text:p>5.279</text:p>
          </table:table-cell>
          <table:table-cell office:value-type="float" office:value="517408866" calcext:value-type="float">
            <text:p>517408866</text:p>
          </table:table-cell>
          <table:table-cell office:value-type="float" office:value="30" calcext:value-type="float">
            <text:p>30</text:p>
          </table:table-cell>
          <table:table-cell table:formula="of:=[.I159]-18" office:value-type="float" office:value="12" calcext:value-type="float">
            <text:p>12</text:p>
          </table:table-cell>
          <table:table-cell table:formula="of:=[.E159]+[.J159]" office:value-type="float" office:value="23.0368" calcext:value-type="float">
            <text:p>23.037</text:p>
          </table:table-cell>
        </table:table-row>
        <table:table-row table:style-name="ro1">
          <table:table-cell office:value-type="float" office:value="1738488416" calcext:value-type="float">
            <text:p>1738488416</text:p>
          </table:table-cell>
          <table:table-cell office:value-type="float" office:value="587.562" calcext:value-type="float">
            <text:p>587.562</text:p>
          </table:table-cell>
          <table:table-cell office:value-type="float" office:value="1738488416" calcext:value-type="float">
            <text:p>1738488416</text:p>
          </table:table-cell>
          <table:table-cell office:value-type="float" office:value="596" calcext:value-type="float">
            <text:p>596</text:p>
          </table:table-cell>
          <table:table-cell office:value-type="float" office:value="-8.437988" calcext:value-type="float">
            <text:p>-8.438</text:p>
          </table:table-cell>
          <table:table-cell office:value-type="float" office:value="-8.240223" calcext:value-type="float">
            <text:p>-8.240</text:p>
          </table:table-cell>
          <table:table-cell office:value-type="float" office:value="5.190351" calcext:value-type="float">
            <text:p>5.190</text:p>
          </table:table-cell>
          <table:table-cell office:value-type="float" office:value="518432899" calcext:value-type="float">
            <text:p>518432899</text:p>
          </table:table-cell>
          <table:table-cell office:value-type="float" office:value="21" calcext:value-type="float">
            <text:p>21</text:p>
          </table:table-cell>
          <table:table-cell table:formula="of:=[.I160]-18" office:value-type="float" office:value="3" calcext:value-type="float">
            <text:p>3</text:p>
          </table:table-cell>
          <table:table-cell table:formula="of:=[.E160]+[.J160]" office:value-type="float" office:value="-5.437988" calcext:value-type="float">
            <text:p>-5.438</text:p>
          </table:table-cell>
        </table:table-row>
        <table:table-row table:style-name="ro1">
          <table:table-cell office:value-type="float" office:value="1738489440" calcext:value-type="float">
            <text:p>1738489440</text:p>
          </table:table-cell>
          <table:table-cell office:value-type="float" office:value="633.8857" calcext:value-type="float">
            <text:p>633.8857</text:p>
          </table:table-cell>
          <table:table-cell office:value-type="float" office:value="1738489440" calcext:value-type="float">
            <text:p>1738489440</text:p>
          </table:table-cell>
          <table:table-cell office:value-type="float" office:value="627" calcext:value-type="float">
            <text:p>627</text:p>
          </table:table-cell>
          <table:table-cell office:value-type="float" office:value="6.885681" calcext:value-type="float">
            <text:p>6.886</text:p>
          </table:table-cell>
          <table:table-cell office:value-type="float" office:value="6.724298" calcext:value-type="float">
            <text:p>6.724</text:p>
          </table:table-cell>
          <table:table-cell office:value-type="float" office:value="5.214025" calcext:value-type="float">
            <text:p>5.214</text:p>
          </table:table-cell>
          <table:table-cell office:value-type="float" office:value="519456939" calcext:value-type="float">
            <text:p>519456939</text:p>
          </table:table-cell>
          <table:table-cell office:value-type="float" office:value="26" calcext:value-type="float">
            <text:p>26</text:p>
          </table:table-cell>
          <table:table-cell table:formula="of:=[.I161]-18" office:value-type="float" office:value="8" calcext:value-type="float">
            <text:p>8</text:p>
          </table:table-cell>
          <table:table-cell table:formula="of:=[.E161]+[.J161]" office:value-type="float" office:value="14.885681" calcext:value-type="float">
            <text:p>14.886</text:p>
          </table:table-cell>
        </table:table-row>
        <table:table-row table:style-name="ro1">
          <table:table-cell office:value-type="float" office:value="1738490464" calcext:value-type="float">
            <text:p>1738490464</text:p>
          </table:table-cell>
          <table:table-cell office:value-type="float" office:value="690.5555" calcext:value-type="float">
            <text:p>690.5555</text:p>
          </table:table-cell>
          <table:table-cell office:value-type="float" office:value="1738490464" calcext:value-type="float">
            <text:p>1738490464</text:p>
          </table:table-cell>
          <table:table-cell office:value-type="float" office:value="677" calcext:value-type="float">
            <text:p>677</text:p>
          </table:table-cell>
          <table:table-cell office:value-type="float" office:value="13.55554" calcext:value-type="float">
            <text:p>13.556</text:p>
          </table:table-cell>
          <table:table-cell office:value-type="float" office:value="13.23783" calcext:value-type="float">
            <text:p>13.238</text:p>
          </table:table-cell>
          <table:table-cell office:value-type="float" office:value="5.515857" calcext:value-type="float">
            <text:p>5.516</text:p>
          </table:table-cell>
          <table:table-cell office:value-type="float" office:value="520480991" calcext:value-type="float">
            <text:p>520480991</text:p>
          </table:table-cell>
          <table:table-cell office:value-type="float" office:value="39" calcext:value-type="float">
            <text:p>39</text:p>
          </table:table-cell>
          <table:table-cell table:formula="of:=[.I162]-18" office:value-type="float" office:value="21" calcext:value-type="float">
            <text:p>21</text:p>
          </table:table-cell>
          <table:table-cell table:formula="of:=[.E162]+[.J162]" office:value-type="float" office:value="34.55554" calcext:value-type="float">
            <text:p>34.556</text:p>
          </table:table-cell>
        </table:table-row>
        <table:table-row table:style-name="ro1">
          <table:table-cell office:value-type="float" office:value="1738491488" calcext:value-type="float">
            <text:p>1738491488</text:p>
          </table:table-cell>
          <table:table-cell office:value-type="float" office:value="734.8942" calcext:value-type="float">
            <text:p>734.8942</text:p>
          </table:table-cell>
          <table:table-cell office:value-type="float" office:value="1738491488" calcext:value-type="float">
            <text:p>1738491488</text:p>
          </table:table-cell>
          <table:table-cell office:value-type="float" office:value="747" calcext:value-type="float">
            <text:p>747</text:p>
          </table:table-cell>
          <table:table-cell office:value-type="float" office:value="-12.10577" calcext:value-type="float">
            <text:p>-12.106</text:p>
          </table:table-cell>
          <table:table-cell office:value-type="float" office:value="-11.82204" calcext:value-type="float">
            <text:p>-11.822</text:p>
          </table:table-cell>
          <table:table-cell office:value-type="float" office:value="5.486265" calcext:value-type="float">
            <text:p>5.486</text:p>
          </table:table-cell>
          <table:table-cell office:value-type="float" office:value="521505029" calcext:value-type="float">
            <text:p>521505029</text:p>
          </table:table-cell>
          <table:table-cell office:value-type="float" office:value="27" calcext:value-type="float">
            <text:p>27</text:p>
          </table:table-cell>
          <table:table-cell table:formula="of:=[.I163]-18" office:value-type="float" office:value="9" calcext:value-type="float">
            <text:p>9</text:p>
          </table:table-cell>
          <table:table-cell table:formula="of:=[.E163]+[.J163]" office:value-type="float" office:value="-3.10577" calcext:value-type="float">
            <text:p>-3.106</text:p>
          </table:table-cell>
        </table:table-row>
        <table:table-row table:style-name="ro1">
          <table:table-cell office:value-type="float" office:value="1738492512" calcext:value-type="float">
            <text:p>1738492512</text:p>
          </table:table-cell>
          <table:table-cell office:value-type="float" office:value="779.692" calcext:value-type="float">
            <text:p>779.692</text:p>
          </table:table-cell>
          <table:table-cell office:value-type="float" office:value="1738492512" calcext:value-type="float">
            <text:p>1738492512</text:p>
          </table:table-cell>
          <table:table-cell office:value-type="float" office:value="779" calcext:value-type="float">
            <text:p>779</text:p>
          </table:table-cell>
          <table:table-cell office:value-type="float" office:value="0.6920166" calcext:value-type="float">
            <text:p>0.692</text:p>
          </table:table-cell>
          <table:table-cell office:value-type="float" office:value="0.6757974" calcext:value-type="float">
            <text:p>0.676</text:p>
          </table:table-cell>
          <table:table-cell office:value-type="float" office:value="5.586874" calcext:value-type="float">
            <text:p>5.587</text:p>
          </table:table-cell>
          <table:table-cell office:value-type="float" office:value="522529068" calcext:value-type="float">
            <text:p>522529068</text:p>
          </table:table-cell>
          <table:table-cell office:value-type="float" office:value="27" calcext:value-type="float">
            <text:p>27</text:p>
          </table:table-cell>
          <table:table-cell table:formula="of:=[.I164]-18" office:value-type="float" office:value="9" calcext:value-type="float">
            <text:p>9</text:p>
          </table:table-cell>
          <table:table-cell table:formula="of:=[.E164]+[.J164]" office:value-type="float" office:value="9.6920166" calcext:value-type="float">
            <text:p>9.692</text:p>
          </table:table-cell>
        </table:table-row>
        <table:table-row table:style-name="ro1">
          <table:table-cell office:value-type="float" office:value="1738493536" calcext:value-type="float">
            <text:p>1738493536</text:p>
          </table:table-cell>
          <table:table-cell office:value-type="float" office:value="828.1696" calcext:value-type="float">
            <text:p>828.1696</text:p>
          </table:table-cell>
          <table:table-cell office:value-type="float" office:value="1738493536" calcext:value-type="float">
            <text:p>1738493536</text:p>
          </table:table-cell>
          <table:table-cell office:value-type="float" office:value="826" calcext:value-type="float">
            <text:p>826</text:p>
          </table:table-cell>
          <table:table-cell office:value-type="float" office:value="2.169617" calcext:value-type="float">
            <text:p>2.170</text:p>
          </table:table-cell>
          <table:table-cell office:value-type="float" office:value="2.118766" calcext:value-type="float">
            <text:p>2.119</text:p>
          </table:table-cell>
          <table:table-cell office:value-type="float" office:value="5.610547" calcext:value-type="float">
            <text:p>5.611</text:p>
          </table:table-cell>
          <table:table-cell office:value-type="float" office:value="523553111" calcext:value-type="float">
            <text:p>523553111</text:p>
          </table:table-cell>
          <table:table-cell office:value-type="float" office:value="29" calcext:value-type="float">
            <text:p>29</text:p>
          </table:table-cell>
          <table:table-cell table:formula="of:=[.I165]-18" office:value-type="float" office:value="11" calcext:value-type="float">
            <text:p>11</text:p>
          </table:table-cell>
          <table:table-cell table:formula="of:=[.E165]+[.J165]" office:value-type="float" office:value="13.169617" calcext:value-type="float">
            <text:p>13.170</text:p>
          </table:table-cell>
        </table:table-row>
        <table:table-row table:style-name="ro1">
          <table:table-cell office:value-type="float" office:value="1738494560" calcext:value-type="float">
            <text:p>1738494560</text:p>
          </table:table-cell>
          <table:table-cell office:value-type="float" office:value="877.0375" calcext:value-type="float">
            <text:p>877.0375</text:p>
          </table:table-cell>
          <table:table-cell office:value-type="float" office:value="1738494560" calcext:value-type="float">
            <text:p>1738494560</text:p>
          </table:table-cell>
          <table:table-cell office:value-type="float" office:value="876" calcext:value-type="float">
            <text:p>876</text:p>
          </table:table-cell>
          <table:table-cell office:value-type="float" office:value="1.037476" calcext:value-type="float">
            <text:p>1.037</text:p>
          </table:table-cell>
          <table:table-cell office:value-type="float" office:value="1.01316" calcext:value-type="float">
            <text:p>1.013</text:p>
          </table:table-cell>
          <table:table-cell office:value-type="float" office:value="5.628299" calcext:value-type="float">
            <text:p>5.628</text:p>
          </table:table-cell>
          <table:table-cell office:value-type="float" office:value="524577154" calcext:value-type="float">
            <text:p>524577154</text:p>
          </table:table-cell>
          <table:table-cell office:value-type="float" office:value="29" calcext:value-type="float">
            <text:p>29</text:p>
          </table:table-cell>
          <table:table-cell table:formula="of:=[.I166]-18" office:value-type="float" office:value="11" calcext:value-type="float">
            <text:p>11</text:p>
          </table:table-cell>
          <table:table-cell table:formula="of:=[.E166]+[.J166]" office:value-type="float" office:value="12.037476" calcext:value-type="float">
            <text:p>12.037</text:p>
          </table:table-cell>
        </table:table-row>
        <table:table-row table:style-name="ro1">
          <table:table-cell office:value-type="float" office:value="1738495584" calcext:value-type="float">
            <text:p>1738495584</text:p>
          </table:table-cell>
          <table:table-cell office:value-type="float" office:value="919.0702" calcext:value-type="float">
            <text:p>919.0702</text:p>
          </table:table-cell>
          <table:table-cell office:value-type="float" office:value="1738495584" calcext:value-type="float">
            <text:p>1738495584</text:p>
          </table:table-cell>
          <table:table-cell office:value-type="float" office:value="922" calcext:value-type="float">
            <text:p>922</text:p>
          </table:table-cell>
          <table:table-cell office:value-type="float" office:value="-2.92981" calcext:value-type="float">
            <text:p>-2.930</text:p>
          </table:table-cell>
          <table:table-cell office:value-type="float" office:value="-2.861142" calcext:value-type="float">
            <text:p>-2.861</text:p>
          </table:table-cell>
          <table:table-cell office:value-type="float" office:value="5.770332" calcext:value-type="float">
            <text:p>5.770</text:p>
          </table:table-cell>
          <table:table-cell office:value-type="float" office:value="525601191" calcext:value-type="float">
            <text:p>525601191</text:p>
          </table:table-cell>
          <table:table-cell office:value-type="float" office:value="26" calcext:value-type="float">
            <text:p>26</text:p>
          </table:table-cell>
          <table:table-cell table:formula="of:=[.I167]-18" office:value-type="float" office:value="8" calcext:value-type="float">
            <text:p>8</text:p>
          </table:table-cell>
          <table:table-cell table:formula="of:=[.E167]+[.J167]" office:value-type="float" office:value="5.07019" calcext:value-type="float">
            <text:p>5.070</text:p>
          </table:table-cell>
        </table:table-row>
        <table:table-row table:style-name="ro1">
          <table:table-cell office:value-type="float" office:value="1738496608" calcext:value-type="float">
            <text:p>1738496608</text:p>
          </table:table-cell>
          <table:table-cell office:value-type="float" office:value="963.1879" calcext:value-type="float">
            <text:p>963.1879</text:p>
          </table:table-cell>
          <table:table-cell office:value-type="float" office:value="1738496608" calcext:value-type="float">
            <text:p>1738496608</text:p>
          </table:table-cell>
          <table:table-cell office:value-type="float" office:value="961" calcext:value-type="float">
            <text:p>961</text:p>
          </table:table-cell>
          <table:table-cell office:value-type="float" office:value="2.187927" calcext:value-type="float">
            <text:p>2.188</text:p>
          </table:table-cell>
          <table:table-cell office:value-type="float" office:value="2.136648" calcext:value-type="float">
            <text:p>2.137</text:p>
          </table:table-cell>
          <table:table-cell office:value-type="float" office:value="5.456665" calcext:value-type="float">
            <text:p>5.457</text:p>
          </table:table-cell>
          <table:table-cell office:value-type="float" office:value="526625229" calcext:value-type="float">
            <text:p>526625229</text:p>
          </table:table-cell>
          <table:table-cell office:value-type="float" office:value="27" calcext:value-type="float">
            <text:p>27</text:p>
          </table:table-cell>
          <table:table-cell table:formula="of:=[.I168]-18" office:value-type="float" office:value="9" calcext:value-type="float">
            <text:p>9</text:p>
          </table:table-cell>
          <table:table-cell table:formula="of:=[.E168]+[.J168]" office:value-type="float" office:value="11.187927" calcext:value-type="float">
            <text:p>11.188</text:p>
          </table:table-cell>
        </table:table-row>
        <table:table-row table:style-name="ro1">
          <table:table-cell office:value-type="float" office:value="1738497633" calcext:value-type="float">
            <text:p>1738497633</text:p>
          </table:table-cell>
          <table:table-cell office:value-type="float" office:value="12.42245" calcext:value-type="float">
            <text:p>12.42245</text:p>
          </table:table-cell>
          <table:table-cell office:value-type="float" office:value="1738497633" calcext:value-type="float">
            <text:p>1738497633</text:p>
          </table:table-cell>
          <table:table-cell office:value-type="float" office:value="13" calcext:value-type="float">
            <text:p>13</text:p>
          </table:table-cell>
          <table:table-cell office:value-type="float" office:value="-0.577549" calcext:value-type="float">
            <text:p>-0.578</text:p>
          </table:table-cell>
          <table:table-cell office:value-type="float" office:value="-0.5640126" calcext:value-type="float">
            <text:p>-0.564</text:p>
          </table:table-cell>
          <table:table-cell office:value-type="float" office:value="5.527683" calcext:value-type="float">
            <text:p>5.528</text:p>
          </table:table-cell>
          <table:table-cell office:value-type="float" office:value="527649273" calcext:value-type="float">
            <text:p>527649273</text:p>
          </table:table-cell>
          <table:table-cell office:value-type="float" office:value="25" calcext:value-type="float">
            <text:p>25</text:p>
          </table:table-cell>
          <table:table-cell table:formula="of:=[.I169]-18" office:value-type="float" office:value="7" calcext:value-type="float">
            <text:p>7</text:p>
          </table:table-cell>
          <table:table-cell table:formula="of:=[.E169]+[.J169]" office:value-type="float" office:value="6.422451" calcext:value-type="float">
            <text:p>6.422</text:p>
          </table:table-cell>
        </table:table-row>
        <table:table-row table:style-name="ro1">
          <table:table-cell office:value-type="float" office:value="1738498657" calcext:value-type="float">
            <text:p>1738498657</text:p>
          </table:table-cell>
          <table:table-cell office:value-type="float" office:value="59.88174" calcext:value-type="float">
            <text:p>59.88174</text:p>
          </table:table-cell>
          <table:table-cell office:value-type="float" office:value="1738498657" calcext:value-type="float">
            <text:p>1738498657</text:p>
          </table:table-cell>
          <table:table-cell office:value-type="float" office:value="56" calcext:value-type="float">
            <text:p>56</text:p>
          </table:table-cell>
          <table:table-cell office:value-type="float" office:value="3.881737" calcext:value-type="float">
            <text:p>3.882</text:p>
          </table:table-cell>
          <table:table-cell office:value-type="float" office:value="3.790758" calcext:value-type="float">
            <text:p>3.791</text:p>
          </table:table-cell>
          <table:table-cell office:value-type="float" office:value="5.320544" calcext:value-type="float">
            <text:p>5.321</text:p>
          </table:table-cell>
          <table:table-cell office:value-type="float" office:value="528673315" calcext:value-type="float">
            <text:p>528673315</text:p>
          </table:table-cell>
          <table:table-cell office:value-type="float" office:value="29" calcext:value-type="float">
            <text:p>29</text:p>
          </table:table-cell>
          <table:table-cell table:formula="of:=[.I170]-18" office:value-type="float" office:value="11" calcext:value-type="float">
            <text:p>11</text:p>
          </table:table-cell>
          <table:table-cell table:formula="of:=[.E170]+[.J170]" office:value-type="float" office:value="14.881737" calcext:value-type="float">
            <text:p>14.882</text:p>
          </table:table-cell>
        </table:table-row>
        <table:table-row table:style-name="ro1">
          <table:table-cell office:value-type="float" office:value="1738499681" calcext:value-type="float">
            <text:p>1738499681</text:p>
          </table:table-cell>
          <table:table-cell office:value-type="float" office:value="112.7543" calcext:value-type="float">
            <text:p>112.7543</text:p>
          </table:table-cell>
          <table:table-cell office:value-type="float" office:value="1738499681" calcext:value-type="float">
            <text:p>1738499681</text:p>
          </table:table-cell>
          <table:table-cell office:value-type="float" office:value="115" calcext:value-type="float">
            <text:p>115</text:p>
          </table:table-cell>
          <table:table-cell office:value-type="float" office:value="-2.245705" calcext:value-type="float">
            <text:p>-2.246</text:p>
          </table:table-cell>
          <table:table-cell office:value-type="float" office:value="-2.193071" calcext:value-type="float">
            <text:p>-2.193</text:p>
          </table:table-cell>
          <table:table-cell office:value-type="float" office:value="5.290954" calcext:value-type="float">
            <text:p>5.291</text:p>
          </table:table-cell>
          <table:table-cell office:value-type="float" office:value="529697362" calcext:value-type="float">
            <text:p>529697362</text:p>
          </table:table-cell>
          <table:table-cell office:value-type="float" office:value="28" calcext:value-type="float">
            <text:p>28</text:p>
          </table:table-cell>
          <table:table-cell table:formula="of:=[.I171]-18" office:value-type="float" office:value="10" calcext:value-type="float">
            <text:p>10</text:p>
          </table:table-cell>
          <table:table-cell table:formula="of:=[.E171]+[.J171]" office:value-type="float" office:value="7.754295" calcext:value-type="float">
            <text:p>7.754</text:p>
          </table:table-cell>
        </table:table-row>
        <table:table-row table:style-name="ro1">
          <table:table-cell office:value-type="float" office:value="1738500705" calcext:value-type="float">
            <text:p>1738500705</text:p>
          </table:table-cell>
          <table:table-cell office:value-type="float" office:value="154.2489" calcext:value-type="float">
            <text:p>154.2489</text:p>
          </table:table-cell>
          <table:table-cell office:value-type="float" office:value="1738500705" calcext:value-type="float">
            <text:p>1738500705</text:p>
          </table:table-cell>
          <table:table-cell office:value-type="float" office:value="156" calcext:value-type="float">
            <text:p>156</text:p>
          </table:table-cell>
          <table:table-cell office:value-type="float" office:value="-1.751129" calcext:value-type="float">
            <text:p>-1.751</text:p>
          </table:table-cell>
          <table:table-cell office:value-type="float" office:value="-1.710087" calcext:value-type="float">
            <text:p>-1.710</text:p>
          </table:table-cell>
          <table:table-cell office:value-type="float" office:value="5.474419" calcext:value-type="float">
            <text:p>5.474</text:p>
          </table:table-cell>
          <table:table-cell office:value-type="float" office:value="530721398" calcext:value-type="float">
            <text:p>530721398</text:p>
          </table:table-cell>
          <table:table-cell office:value-type="float" office:value="25" calcext:value-type="float">
            <text:p>25</text:p>
          </table:table-cell>
          <table:table-cell table:formula="of:=[.I172]-18" office:value-type="float" office:value="7" calcext:value-type="float">
            <text:p>7</text:p>
          </table:table-cell>
          <table:table-cell table:formula="of:=[.E172]+[.J172]" office:value-type="float" office:value="5.248871" calcext:value-type="float">
            <text:p>5.249</text:p>
          </table:table-cell>
        </table:table-row>
        <table:table-row table:style-name="ro1">
          <table:table-cell office:value-type="float" office:value="1738501729" calcext:value-type="float">
            <text:p>1738501729</text:p>
          </table:table-cell>
          <table:table-cell office:value-type="float" office:value="201.8843" calcext:value-type="float">
            <text:p>201.8843</text:p>
          </table:table-cell>
          <table:table-cell office:value-type="float" office:value="1738501729" calcext:value-type="float">
            <text:p>1738501729</text:p>
          </table:table-cell>
          <table:table-cell office:value-type="float" office:value="198" calcext:value-type="float">
            <text:p>198</text:p>
          </table:table-cell>
          <table:table-cell office:value-type="float" office:value="3.884338" calcext:value-type="float">
            <text:p>3.884</text:p>
          </table:table-cell>
          <table:table-cell office:value-type="float" office:value="3.793299" calcext:value-type="float">
            <text:p>3.793</text:p>
          </table:table-cell>
          <table:table-cell office:value-type="float" office:value="5.563192" calcext:value-type="float">
            <text:p>5.563</text:p>
          </table:table-cell>
          <table:table-cell office:value-type="float" office:value="531745440" calcext:value-type="float">
            <text:p>531745440</text:p>
          </table:table-cell>
          <table:table-cell office:value-type="float" office:value="29" calcext:value-type="float">
            <text:p>29</text:p>
          </table:table-cell>
          <table:table-cell table:formula="of:=[.I173]-18" office:value-type="float" office:value="11" calcext:value-type="float">
            <text:p>11</text:p>
          </table:table-cell>
          <table:table-cell table:formula="of:=[.E173]+[.J173]" office:value-type="float" office:value="14.884338" calcext:value-type="float">
            <text:p>14.884</text:p>
          </table:table-cell>
        </table:table-row>
        <table:table-row table:style-name="ro1">
          <table:table-cell office:value-type="float" office:value="1738502753" calcext:value-type="float">
            <text:p>1738502753</text:p>
          </table:table-cell>
          <table:table-cell office:value-type="float" office:value="250.1249" calcext:value-type="float">
            <text:p>250.1249</text:p>
          </table:table-cell>
          <table:table-cell office:value-type="float" office:value="1738502753" calcext:value-type="float">
            <text:p>1738502753</text:p>
          </table:table-cell>
          <table:table-cell office:value-type="float" office:value="248" calcext:value-type="float">
            <text:p>248</text:p>
          </table:table-cell>
          <table:table-cell office:value-type="float" office:value="2.124924" calcext:value-type="float">
            <text:p>2.125</text:p>
          </table:table-cell>
          <table:table-cell office:value-type="float" office:value="2.075121" calcext:value-type="float">
            <text:p>2.075</text:p>
          </table:table-cell>
          <table:table-cell office:value-type="float" office:value="5.580946" calcext:value-type="float">
            <text:p>5.581</text:p>
          </table:table-cell>
          <table:table-cell office:value-type="float" office:value="532769482" calcext:value-type="float">
            <text:p>532769482</text:p>
          </table:table-cell>
          <table:table-cell office:value-type="float" office:value="30" calcext:value-type="float">
            <text:p>30</text:p>
          </table:table-cell>
          <table:table-cell table:formula="of:=[.I174]-18" office:value-type="float" office:value="12" calcext:value-type="float">
            <text:p>12</text:p>
          </table:table-cell>
          <table:table-cell table:formula="of:=[.E174]+[.J174]" office:value-type="float" office:value="14.124924" calcext:value-type="float">
            <text:p>14.125</text:p>
          </table:table-cell>
        </table:table-row>
        <table:table-row table:style-name="ro1">
          <table:table-cell office:value-type="float" office:value="1738503777" calcext:value-type="float">
            <text:p>1738503777</text:p>
          </table:table-cell>
          <table:table-cell office:value-type="float" office:value="296.0314" calcext:value-type="float">
            <text:p>296.0314</text:p>
          </table:table-cell>
          <table:table-cell office:value-type="float" office:value="1738503777" calcext:value-type="float">
            <text:p>1738503777</text:p>
          </table:table-cell>
          <table:table-cell office:value-type="float" office:value="296" calcext:value-type="float">
            <text:p>296</text:p>
          </table:table-cell>
          <table:table-cell office:value-type="float" office:value="0.03143311" calcext:value-type="float">
            <text:p>0.031</text:p>
          </table:table-cell>
          <table:table-cell office:value-type="float" office:value="0.03069639" calcext:value-type="float">
            <text:p>0.031</text:p>
          </table:table-cell>
          <table:table-cell office:value-type="float" office:value="5.640128" calcext:value-type="float">
            <text:p>5.640</text:p>
          </table:table-cell>
          <table:table-cell office:value-type="float" office:value="533793523" calcext:value-type="float">
            <text:p>533793523</text:p>
          </table:table-cell>
          <table:table-cell office:value-type="float" office:value="28" calcext:value-type="float">
            <text:p>28</text:p>
          </table:table-cell>
          <table:table-cell table:formula="of:=[.I175]-18" office:value-type="float" office:value="10" calcext:value-type="float">
            <text:p>10</text:p>
          </table:table-cell>
          <table:table-cell table:formula="of:=[.E175]+[.J175]" office:value-type="float" office:value="10.03143311" calcext:value-type="float">
            <text:p>10.031</text:p>
          </table:table-cell>
        </table:table-row>
        <table:table-row table:style-name="ro1">
          <table:table-cell office:value-type="float" office:value="1738504801" calcext:value-type="float">
            <text:p>1738504801</text:p>
          </table:table-cell>
          <table:table-cell office:value-type="float" office:value="348.2894" calcext:value-type="float">
            <text:p>348.2894</text:p>
          </table:table-cell>
          <table:table-cell office:value-type="float" office:value="1738504801" calcext:value-type="float">
            <text:p>1738504801</text:p>
          </table:table-cell>
          <table:table-cell office:value-type="float" office:value="346" calcext:value-type="float">
            <text:p>346</text:p>
          </table:table-cell>
          <table:table-cell office:value-type="float" office:value="2.289398" calcext:value-type="float">
            <text:p>2.289</text:p>
          </table:table-cell>
          <table:table-cell office:value-type="float" office:value="2.23574" calcext:value-type="float">
            <text:p>2.236</text:p>
          </table:table-cell>
          <table:table-cell office:value-type="float" office:value="5.764408" calcext:value-type="float">
            <text:p>5.764</text:p>
          </table:table-cell>
          <table:table-cell office:value-type="float" office:value="534817569" calcext:value-type="float">
            <text:p>534817569</text:p>
          </table:table-cell>
          <table:table-cell office:value-type="float" office:value="30" calcext:value-type="float">
            <text:p>30</text:p>
          </table:table-cell>
          <table:table-cell table:formula="of:=[.I176]-18" office:value-type="float" office:value="12" calcext:value-type="float">
            <text:p>12</text:p>
          </table:table-cell>
          <table:table-cell table:formula="of:=[.E176]+[.J176]" office:value-type="float" office:value="14.289398" calcext:value-type="float">
            <text:p>14.289</text:p>
          </table:table-cell>
        </table:table-row>
        <table:table-row table:style-name="ro1">
          <table:table-cell office:value-type="float" office:value="1738505825" calcext:value-type="float">
            <text:p>1738505825</text:p>
          </table:table-cell>
          <table:table-cell office:value-type="float" office:value="392.8869" calcext:value-type="float">
            <text:p>392.8869</text:p>
          </table:table-cell>
          <table:table-cell office:value-type="float" office:value="1738505825" calcext:value-type="float">
            <text:p>1738505825</text:p>
          </table:table-cell>
          <table:table-cell office:value-type="float" office:value="396" calcext:value-type="float">
            <text:p>396</text:p>
          </table:table-cell>
          <table:table-cell office:value-type="float" office:value="-3.113098" calcext:value-type="float">
            <text:p>-3.113</text:p>
          </table:table-cell>
          <table:table-cell office:value-type="float" office:value="-3.040135" calcext:value-type="float">
            <text:p>-3.040</text:p>
          </table:table-cell>
          <table:table-cell office:value-type="float" office:value="5.65788" calcext:value-type="float">
            <text:p>5.658</text:p>
          </table:table-cell>
          <table:table-cell office:value-type="float" office:value="535841608" calcext:value-type="float">
            <text:p>535841608</text:p>
          </table:table-cell>
          <table:table-cell office:value-type="float" office:value="26" calcext:value-type="float">
            <text:p>26</text:p>
          </table:table-cell>
          <table:table-cell table:formula="of:=[.I177]-18" office:value-type="float" office:value="8" calcext:value-type="float">
            <text:p>8</text:p>
          </table:table-cell>
          <table:table-cell table:formula="of:=[.E177]+[.J177]" office:value-type="float" office:value="4.886902" calcext:value-type="float">
            <text:p>4.887</text:p>
          </table:table-cell>
        </table:table-row>
        <table:table-row table:style-name="ro1">
          <table:table-cell office:value-type="float" office:value="1738506849" calcext:value-type="float">
            <text:p>1738506849</text:p>
          </table:table-cell>
          <table:table-cell office:value-type="float" office:value="435.425" calcext:value-type="float">
            <text:p>435.425</text:p>
          </table:table-cell>
          <table:table-cell office:value-type="float" office:value="1738506849" calcext:value-type="float">
            <text:p>1738506849</text:p>
          </table:table-cell>
          <table:table-cell office:value-type="float" office:value="437" calcext:value-type="float">
            <text:p>437</text:p>
          </table:table-cell>
          <table:table-cell office:value-type="float" office:value="-1.575012" calcext:value-type="float">
            <text:p>-1.575</text:p>
          </table:table-cell>
          <table:table-cell office:value-type="float" office:value="-1.538098" calcext:value-type="float">
            <text:p>-1.538</text:p>
          </table:table-cell>
          <table:table-cell office:value-type="float" office:value="5.580946" calcext:value-type="float">
            <text:p>5.581</text:p>
          </table:table-cell>
          <table:table-cell office:value-type="float" office:value="536865645" calcext:value-type="float">
            <text:p>536865645</text:p>
          </table:table-cell>
          <table:table-cell office:value-type="float" office:value="25" calcext:value-type="float">
            <text:p>25</text:p>
          </table:table-cell>
          <table:table-cell table:formula="of:=[.I178]-18" office:value-type="float" office:value="7" calcext:value-type="float">
            <text:p>7</text:p>
          </table:table-cell>
          <table:table-cell table:formula="of:=[.E178]+[.J178]" office:value-type="float" office:value="5.424988" calcext:value-type="float">
            <text:p>5.425</text:p>
          </table:table-cell>
        </table:table-row>
        <table:table-row table:style-name="ro1">
          <table:table-cell office:value-type="float" office:value="1738507873" calcext:value-type="float">
            <text:p>1738507873</text:p>
          </table:table-cell>
          <table:table-cell office:value-type="float" office:value="481.0797" calcext:value-type="float">
            <text:p>481.0797</text:p>
          </table:table-cell>
          <table:table-cell office:value-type="float" office:value="1738507873" calcext:value-type="float">
            <text:p>1738507873</text:p>
          </table:table-cell>
          <table:table-cell office:value-type="float" office:value="477" calcext:value-type="float">
            <text:p>477</text:p>
          </table:table-cell>
          <table:table-cell office:value-type="float" office:value="4.079651" calcext:value-type="float">
            <text:p>4.080</text:p>
          </table:table-cell>
          <table:table-cell office:value-type="float" office:value="3.984034" calcext:value-type="float">
            <text:p>3.984</text:p>
          </table:table-cell>
          <table:table-cell office:value-type="float" office:value="-0.01783634" calcext:value-type="float">
            <text:p>-0.018</text:p>
          </table:table-cell>
          <table:table-cell office:value-type="float" office:value="537889897" calcext:value-type="float">
            <text:p>537889897</text:p>
          </table:table-cell>
          <table:table-cell office:value-type="float" office:value="240" calcext:value-type="float">
            <text:p>240</text:p>
          </table:table-cell>
          <table:table-cell table:formula="of:=[.I179]-18" office:value-type="float" office:value="222" calcext:value-type="float">
            <text:p>222</text:p>
          </table:table-cell>
          <table:table-cell table:formula="of:=[.E179]+[.J179]" office:value-type="float" office:value="226.079651" calcext:value-type="float">
            <text:p>226.080</text:p>
          </table:table-cell>
        </table:table-row>
        <table:table-row table:style-name="ro1">
          <table:table-cell office:value-type="float" office:value="1738508897" calcext:value-type="float">
            <text:p>1738508897</text:p>
          </table:table-cell>
          <table:table-cell office:value-type="float" office:value="739.7955" calcext:value-type="float">
            <text:p>739.7955</text:p>
          </table:table-cell>
          <table:table-cell office:value-type="float" office:value="1738508897" calcext:value-type="float">
            <text:p>1738508897</text:p>
          </table:table-cell>
          <table:table-cell office:value-type="float" office:value="736" calcext:value-type="float">
            <text:p>736</text:p>
          </table:table-cell>
          <table:table-cell office:value-type="float" office:value="3.795532" calcext:value-type="float">
            <text:p>3.796</text:p>
          </table:table-cell>
          <table:table-cell office:value-type="float" office:value="3.706574" calcext:value-type="float">
            <text:p>3.707</text:p>
          </table:table-cell>
          <table:table-cell office:value-type="float" office:value="1.219128" calcext:value-type="float">
            <text:p>1.219</text:p>
          </table:table-cell>
          <table:table-cell office:value-type="float" office:value="538913938" calcext:value-type="float">
            <text:p>538913938</text:p>
          </table:table-cell>
          <table:table-cell office:value-type="float" office:value="26" calcext:value-type="float">
            <text:p>26</text:p>
          </table:table-cell>
          <table:table-cell table:formula="of:=[.I180]-18" office:value-type="float" office:value="8" calcext:value-type="float">
            <text:p>8</text:p>
          </table:table-cell>
          <table:table-cell table:formula="of:=[.E180]+[.J180]" office:value-type="float" office:value="11.795532" calcext:value-type="float">
            <text:p>11.796</text:p>
          </table:table-cell>
        </table:table-row>
        <table:table-row table:style-name="ro1">
          <table:table-cell office:value-type="float" office:value="1738509921" calcext:value-type="float">
            <text:p>1738509921</text:p>
          </table:table-cell>
          <table:table-cell office:value-type="float" office:value="790.2427" calcext:value-type="float">
            <text:p>790.2427</text:p>
          </table:table-cell>
          <table:table-cell office:value-type="float" office:value="1738509921" calcext:value-type="float">
            <text:p>1738509921</text:p>
          </table:table-cell>
          <table:table-cell office:value-type="float" office:value="779" calcext:value-type="float">
            <text:p>779</text:p>
          </table:table-cell>
          <table:table-cell office:value-type="float" office:value="11.24268" calcext:value-type="float">
            <text:p>11.243</text:p>
          </table:table-cell>
          <table:table-cell office:value-type="float" office:value="10.97917" calcext:value-type="float">
            <text:p>10.979</text:p>
          </table:table-cell>
          <table:table-cell office:value-type="float" office:value="2.485637" calcext:value-type="float">
            <text:p>2.486</text:p>
          </table:table-cell>
          <table:table-cell office:value-type="float" office:value="539937984" calcext:value-type="float">
            <text:p>539937984</text:p>
          </table:table-cell>
          <table:table-cell office:value-type="float" office:value="34" calcext:value-type="float">
            <text:p>34</text:p>
          </table:table-cell>
          <table:table-cell table:formula="of:=[.I181]-18" office:value-type="float" office:value="16" calcext:value-type="float">
            <text:p>16</text:p>
          </table:table-cell>
          <table:table-cell table:formula="of:=[.E181]+[.J181]" office:value-type="float" office:value="27.24268" calcext:value-type="float">
            <text:p>27.243</text:p>
          </table:table-cell>
        </table:table-row>
        <table:table-row table:style-name="ro1">
          <table:table-cell office:value-type="float" office:value="1738510945" calcext:value-type="float">
            <text:p>1738510945</text:p>
          </table:table-cell>
          <table:table-cell office:value-type="float" office:value="830.9017" calcext:value-type="float">
            <text:p>830.9017</text:p>
          </table:table-cell>
          <table:table-cell office:value-type="float" office:value="1738510945" calcext:value-type="float">
            <text:p>1738510945</text:p>
          </table:table-cell>
          <table:table-cell office:value-type="float" office:value="837" calcext:value-type="float">
            <text:p>837</text:p>
          </table:table-cell>
          <table:table-cell office:value-type="float" office:value="-6.098328" calcext:value-type="float">
            <text:p>-6.098</text:p>
          </table:table-cell>
          <table:table-cell office:value-type="float" office:value="-5.955398" calcext:value-type="float">
            <text:p>-5.955</text:p>
          </table:table-cell>
          <table:table-cell office:value-type="float" office:value="3.592319" calcext:value-type="float">
            <text:p>3.592</text:p>
          </table:table-cell>
          <table:table-cell office:value-type="float" office:value="540962018" calcext:value-type="float">
            <text:p>540962018</text:p>
          </table:table-cell>
          <table:table-cell office:value-type="float" office:value="24" calcext:value-type="float">
            <text:p>24</text:p>
          </table:table-cell>
          <table:table-cell table:formula="of:=[.I182]-18" office:value-type="float" office:value="6" calcext:value-type="float">
            <text:p>6</text:p>
          </table:table-cell>
          <table:table-cell table:formula="of:=[.E182]+[.J182]" office:value-type="float" office:value="-0.0983280000000004" calcext:value-type="float">
            <text:p>-0.098</text:p>
          </table:table-cell>
        </table:table-row>
        <table:table-row table:style-name="ro1">
          <table:table-cell office:value-type="float" office:value="1738511969" calcext:value-type="float">
            <text:p>1738511969</text:p>
          </table:table-cell>
          <table:table-cell office:value-type="float" office:value="875.403" calcext:value-type="float">
            <text:p>875.403</text:p>
          </table:table-cell>
          <table:table-cell office:value-type="float" office:value="1738511969" calcext:value-type="float">
            <text:p>1738511969</text:p>
          </table:table-cell>
          <table:table-cell office:value-type="float" office:value="870" calcext:value-type="float">
            <text:p>870</text:p>
          </table:table-cell>
          <table:table-cell office:value-type="float" office:value="5.402954" calcext:value-type="float">
            <text:p>5.403</text:p>
          </table:table-cell>
          <table:table-cell office:value-type="float" office:value="5.276322" calcext:value-type="float">
            <text:p>5.276</text:p>
          </table:table-cell>
          <table:table-cell office:value-type="float" office:value="4.758175" calcext:value-type="float">
            <text:p>4.758</text:p>
          </table:table-cell>
          <table:table-cell office:value-type="float" office:value="541986057" calcext:value-type="float">
            <text:p>541986057</text:p>
          </table:table-cell>
          <table:table-cell office:value-type="float" office:value="27" calcext:value-type="float">
            <text:p>27</text:p>
          </table:table-cell>
          <table:table-cell table:formula="of:=[.I183]-18" office:value-type="float" office:value="9" calcext:value-type="float">
            <text:p>9</text:p>
          </table:table-cell>
          <table:table-cell table:formula="of:=[.E183]+[.J183]" office:value-type="float" office:value="14.402954" calcext:value-type="float">
            <text:p>14.403</text:p>
          </table:table-cell>
        </table:table-row>
        <table:table-row table:style-name="ro1">
          <table:table-cell office:value-type="float" office:value="1738512993" calcext:value-type="float">
            <text:p>1738512993</text:p>
          </table:table-cell>
          <table:table-cell office:value-type="float" office:value="921.4433" calcext:value-type="float">
            <text:p>921.4433</text:p>
          </table:table-cell>
          <table:table-cell office:value-type="float" office:value="1738512993" calcext:value-type="float">
            <text:p>1738512993</text:p>
          </table:table-cell>
          <table:table-cell office:value-type="float" office:value="921" calcext:value-type="float">
            <text:p>921</text:p>
          </table:table-cell>
          <table:table-cell office:value-type="float" office:value="0.4432983" calcext:value-type="float">
            <text:p>0.443</text:p>
          </table:table-cell>
          <table:table-cell office:value-type="float" office:value="0.4329085" calcext:value-type="float">
            <text:p>0.433</text:p>
          </table:table-cell>
          <table:table-cell office:value-type="float" office:value="5.965458" calcext:value-type="float">
            <text:p>5.965</text:p>
          </table:table-cell>
          <table:table-cell office:value-type="float" office:value="543010097" calcext:value-type="float">
            <text:p>543010097</text:p>
          </table:table-cell>
          <table:table-cell office:value-type="float" office:value="25" calcext:value-type="float">
            <text:p>25</text:p>
          </table:table-cell>
          <table:table-cell table:formula="of:=[.I184]-18" office:value-type="float" office:value="7" calcext:value-type="float">
            <text:p>7</text:p>
          </table:table-cell>
          <table:table-cell table:formula="of:=[.E184]+[.J184]" office:value-type="float" office:value="7.4432983" calcext:value-type="float">
            <text:p>7.443</text:p>
          </table:table-cell>
        </table:table-row>
        <table:table-row table:style-name="ro1">
          <table:table-cell office:value-type="float" office:value="1738514017" calcext:value-type="float">
            <text:p>1738514017</text:p>
          </table:table-cell>
          <table:table-cell office:value-type="float" office:value="960.1625" calcext:value-type="float">
            <text:p>960.1625</text:p>
          </table:table-cell>
          <table:table-cell office:value-type="float" office:value="1738514017" calcext:value-type="float">
            <text:p>1738514017</text:p>
          </table:table-cell>
          <table:table-cell office:value-type="float" office:value="962" calcext:value-type="float">
            <text:p>962</text:p>
          </table:table-cell>
          <table:table-cell office:value-type="float" office:value="-1.837463" calcext:value-type="float">
            <text:p>-1.837</text:p>
          </table:table-cell>
          <table:table-cell office:value-type="float" office:value="-1.794398" calcext:value-type="float">
            <text:p>-1.794</text:p>
          </table:table-cell>
          <table:table-cell office:value-type="float" office:value="7.17277" calcext:value-type="float">
            <text:p>7.173</text:p>
          </table:table-cell>
          <table:table-cell office:value-type="float" office:value="544034130" calcext:value-type="float">
            <text:p>544034130</text:p>
          </table:table-cell>
          <table:table-cell office:value-type="float" office:value="23" calcext:value-type="float">
            <text:p>23</text:p>
          </table:table-cell>
          <table:table-cell table:formula="of:=[.I185]-18" office:value-type="float" office:value="5" calcext:value-type="float">
            <text:p>5</text:p>
          </table:table-cell>
          <table:table-cell table:formula="of:=[.E185]+[.J185]" office:value-type="float" office:value="3.162537" calcext:value-type="float">
            <text:p>3.163</text:p>
          </table:table-cell>
        </table:table-row>
        <table:table-row table:style-name="ro1">
          <table:table-cell office:value-type="float" office:value="1738515042" calcext:value-type="float">
            <text:p>1738515042</text:p>
          </table:table-cell>
          <table:table-cell office:value-type="float" office:value="16.18303" calcext:value-type="float">
            <text:p>16.18303</text:p>
          </table:table-cell>
          <table:table-cell office:value-type="float" office:value="1738515042" calcext:value-type="float">
            <text:p>1738515042</text:p>
          </table:table-cell>
          <table:table-cell office:value-type="float" office:value="13" calcext:value-type="float">
            <text:p>13</text:p>
          </table:table-cell>
          <table:table-cell office:value-type="float" office:value="3.183033" calcext:value-type="float">
            <text:p>3.183</text:p>
          </table:table-cell>
          <table:table-cell office:value-type="float" office:value="3.108431" calcext:value-type="float">
            <text:p>3.108</text:p>
          </table:table-cell>
          <table:table-cell office:value-type="float" office:value="8.664182" calcext:value-type="float">
            <text:p>8.664</text:p>
          </table:table-cell>
          <table:table-cell office:value-type="float" office:value="545058180" calcext:value-type="float">
            <text:p>545058180</text:p>
          </table:table-cell>
          <table:table-cell office:value-type="float" office:value="28" calcext:value-type="float">
            <text:p>28</text:p>
          </table:table-cell>
          <table:table-cell table:formula="of:=[.I186]-18" office:value-type="float" office:value="10" calcext:value-type="float">
            <text:p>10</text:p>
          </table:table-cell>
          <table:table-cell table:formula="of:=[.E186]+[.J186]" office:value-type="float" office:value="13.183033" calcext:value-type="float">
            <text:p>13.183</text:p>
          </table:table-cell>
        </table:table-row>
        <table:table-row table:style-name="ro1">
          <table:table-cell office:value-type="float" office:value="1738516066" calcext:value-type="float">
            <text:p>1738516066</text:p>
          </table:table-cell>
          <table:table-cell office:value-type="float" office:value="60.1078" calcext:value-type="float">
            <text:p>60.1078</text:p>
          </table:table-cell>
          <table:table-cell office:value-type="float" office:value="1738516066" calcext:value-type="float">
            <text:p>1738516066</text:p>
          </table:table-cell>
          <table:table-cell office:value-type="float" office:value="66" calcext:value-type="float">
            <text:p>66</text:p>
          </table:table-cell>
          <table:table-cell office:value-type="float" office:value="-5.892197" calcext:value-type="float">
            <text:p>-5.892</text:p>
          </table:table-cell>
          <table:table-cell office:value-type="float" office:value="-5.754098" calcext:value-type="float">
            <text:p>-5.754</text:p>
          </table:table-cell>
          <table:table-cell office:value-type="float" office:value="10.00179" calcext:value-type="float">
            <text:p>10.002</text:p>
          </table:table-cell>
          <table:table-cell office:value-type="float" office:value="546082218" calcext:value-type="float">
            <text:p>546082218</text:p>
          </table:table-cell>
          <table:table-cell office:value-type="float" office:value="25" calcext:value-type="float">
            <text:p>25</text:p>
          </table:table-cell>
          <table:table-cell table:formula="of:=[.I187]-18" office:value-type="float" office:value="7" calcext:value-type="float">
            <text:p>7</text:p>
          </table:table-cell>
          <table:table-cell table:formula="of:=[.E187]+[.J187]" office:value-type="float" office:value="1.107803" calcext:value-type="float">
            <text:p>1.108</text:p>
          </table:table-cell>
        </table:table-row>
        <table:table-row table:style-name="ro1">
          <table:table-cell office:value-type="float" office:value="1738517090" calcext:value-type="float">
            <text:p>1738517090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1738517090" calcext:value-type="float">
            <text:p>1738517090</text:p>
          </table:table-cell>
          <table:table-cell office:value-type="float" office:value="110" calcext:value-type="float">
            <text:p>110</text:p>
          </table:table-cell>
          <table:table-cell office:value-type="float" office:value="5.75798" calcext:value-type="float">
            <text:p>5.758</text:p>
          </table:table-cell>
          <table:table-cell office:value-type="float" office:value="5.623027" calcext:value-type="float">
            <text:p>5.623</text:p>
          </table:table-cell>
          <table:table-cell office:value-type="float" office:value="11.48742" calcext:value-type="float">
            <text:p>11.487</text:p>
          </table:table-cell>
          <table:table-cell office:value-type="float" office:value="547106268" calcext:value-type="float">
            <text:p>547106268</text:p>
          </table:table-cell>
          <table:table-cell office:value-type="float" office:value="35" calcext:value-type="float">
            <text:p>35</text:p>
          </table:table-cell>
          <table:table-cell table:formula="of:=[.I188]-18" office:value-type="float" office:value="17" calcext:value-type="float">
            <text:p>17</text:p>
          </table:table-cell>
          <table:table-cell table:formula="of:=[.E188]+[.J188]" office:value-type="float" office:value="22.75798" calcext:value-type="float">
            <text:p>22.758</text:p>
          </table:table-cell>
        </table:table-row>
        <table:table-row table:style-name="ro1">
          <table:table-cell office:value-type="float" office:value="1738518114" calcext:value-type="float">
            <text:p>1738518114</text:p>
          </table:table-cell>
          <table:table-cell office:value-type="float" office:value="162.5736" calcext:value-type="float">
            <text:p>162.5736</text:p>
          </table:table-cell>
          <table:table-cell office:value-type="float" office:value="1738518114" calcext:value-type="float">
            <text:p>1738518114</text:p>
          </table:table-cell>
          <table:table-cell office:value-type="float" office:value="176" calcext:value-type="float">
            <text:p>176</text:p>
          </table:table-cell>
          <table:table-cell office:value-type="float" office:value="-13.42641" calcext:value-type="float">
            <text:p>-13.426</text:p>
          </table:table-cell>
          <table:table-cell office:value-type="float" office:value="-13.11172" calcext:value-type="float">
            <text:p>-13.112</text:p>
          </table:table-cell>
          <table:table-cell office:value-type="float" office:value="5.799926" calcext:value-type="float">
            <text:p>5.800</text:p>
          </table:table-cell>
          <table:table-cell office:value-type="float" office:value="548130309" calcext:value-type="float">
            <text:p>548130309</text:p>
          </table:table-cell>
          <table:table-cell office:value-type="float" office:value="28" calcext:value-type="float">
            <text:p>28</text:p>
          </table:table-cell>
          <table:table-cell table:formula="of:=[.I189]-18" office:value-type="float" office:value="10" calcext:value-type="float">
            <text:p>10</text:p>
          </table:table-cell>
          <table:table-cell table:formula="of:=[.E189]+[.J189]" office:value-type="float" office:value="-3.42641" calcext:value-type="float">
            <text:p>-3.426</text:p>
          </table:table-cell>
        </table:table-row>
        <table:table-row table:style-name="ro1">
          <table:table-cell office:value-type="float" office:value="1738519138" calcext:value-type="float">
            <text:p>1738519138</text:p>
          </table:table-cell>
          <table:table-cell office:value-type="float" office:value="207.0028" calcext:value-type="float">
            <text:p>207.0028</text:p>
          </table:table-cell>
          <table:table-cell office:value-type="float" office:value="1738519138" calcext:value-type="float">
            <text:p>1738519138</text:p>
          </table:table-cell>
          <table:table-cell office:value-type="float" office:value="209" calcext:value-type="float">
            <text:p>209</text:p>
          </table:table-cell>
          <table:table-cell office:value-type="float" office:value="-1.997177" calcext:value-type="float">
            <text:p>-1.997</text:p>
          </table:table-cell>
          <table:table-cell office:value-type="float" office:value="-1.950368" calcext:value-type="float">
            <text:p>-1.950</text:p>
          </table:table-cell>
          <table:table-cell office:value-type="float" office:value="5.764415" calcext:value-type="float">
            <text:p>5.764</text:p>
          </table:table-cell>
          <table:table-cell office:value-type="float" office:value="549154347" calcext:value-type="float">
            <text:p>549154347</text:p>
          </table:table-cell>
          <table:table-cell office:value-type="float" office:value="24" calcext:value-type="float">
            <text:p>24</text:p>
          </table:table-cell>
          <table:table-cell table:formula="of:=[.I190]-18" office:value-type="float" office:value="6" calcext:value-type="float">
            <text:p>6</text:p>
          </table:table-cell>
          <table:table-cell table:formula="of:=[.E190]+[.J190]" office:value-type="float" office:value="4.002823" calcext:value-type="float">
            <text:p>4.003</text:p>
          </table:table-cell>
        </table:table-row>
        <table:table-row table:style-name="ro1">
          <table:table-cell office:value-type="float" office:value="1738520162" calcext:value-type="float">
            <text:p>1738520162</text:p>
          </table:table-cell>
          <table:table-cell office:value-type="float" office:value="249.0254" calcext:value-type="float">
            <text:p>249.0254</text:p>
          </table:table-cell>
          <table:table-cell office:value-type="float" office:value="1738520162" calcext:value-type="float">
            <text:p>1738520162</text:p>
          </table:table-cell>
          <table:table-cell office:value-type="float" office:value="247" calcext:value-type="float">
            <text:p>247</text:p>
          </table:table-cell>
          <table:table-cell office:value-type="float" office:value="2.02536" calcext:value-type="float">
            <text:p>2.025</text:p>
          </table:table-cell>
          <table:table-cell office:value-type="float" office:value="1.977891" calcext:value-type="float">
            <text:p>1.978</text:p>
          </table:table-cell>
          <table:table-cell office:value-type="float" office:value="5.835431" calcext:value-type="float">
            <text:p>5.835</text:p>
          </table:table-cell>
          <table:table-cell office:value-type="float" office:value="550178383" calcext:value-type="float">
            <text:p>550178383</text:p>
          </table:table-cell>
          <table:table-cell office:value-type="float" office:value="25" calcext:value-type="float">
            <text:p>25</text:p>
          </table:table-cell>
          <table:table-cell table:formula="of:=[.I191]-18" office:value-type="float" office:value="7" calcext:value-type="float">
            <text:p>7</text:p>
          </table:table-cell>
          <table:table-cell table:formula="of:=[.E191]+[.J191]" office:value-type="float" office:value="9.02536" calcext:value-type="float">
            <text:p>9.025</text:p>
          </table:table-cell>
        </table:table-row>
        <table:table-row table:style-name="ro1">
          <table:table-cell office:value-type="float" office:value="1738521186" calcext:value-type="float">
            <text:p>1738521186</text:p>
          </table:table-cell>
          <table:table-cell office:value-type="float" office:value="300.8121" calcext:value-type="float">
            <text:p>300.8121</text:p>
          </table:table-cell>
          <table:table-cell office:value-type="float" office:value="1738521186" calcext:value-type="float">
            <text:p>1738521186</text:p>
          </table:table-cell>
          <table:table-cell office:value-type="float" office:value="296" calcext:value-type="float">
            <text:p>296</text:p>
          </table:table-cell>
          <table:table-cell office:value-type="float" office:value="4.812073" calcext:value-type="float">
            <text:p>4.812</text:p>
          </table:table-cell>
          <table:table-cell office:value-type="float" office:value="4.69929" calcext:value-type="float">
            <text:p>4.699</text:p>
          </table:table-cell>
          <table:table-cell office:value-type="float" office:value="5.918284" calcext:value-type="float">
            <text:p>5.918</text:p>
          </table:table-cell>
          <table:table-cell office:value-type="float" office:value="551202430" calcext:value-type="float">
            <text:p>551202430</text:p>
          </table:table-cell>
          <table:table-cell office:value-type="float" office:value="31" calcext:value-type="float">
            <text:p>31</text:p>
          </table:table-cell>
          <table:table-cell table:formula="of:=[.I192]-18" office:value-type="float" office:value="13" calcext:value-type="float">
            <text:p>13</text:p>
          </table:table-cell>
          <table:table-cell table:formula="of:=[.E192]+[.J192]" office:value-type="float" office:value="17.812073" calcext:value-type="float">
            <text:p>17.812</text:p>
          </table:table-cell>
        </table:table-row>
        <table:table-row table:style-name="ro1">
          <table:table-cell office:value-type="float" office:value="1738522210" calcext:value-type="float">
            <text:p>1738522210</text:p>
          </table:table-cell>
          <table:table-cell office:value-type="float" office:value="343.3906" calcext:value-type="float">
            <text:p>343.3906</text:p>
          </table:table-cell>
          <table:table-cell office:value-type="float" office:value="1738522210" calcext:value-type="float">
            <text:p>1738522210</text:p>
          </table:table-cell>
          <table:table-cell office:value-type="float" office:value="347" calcext:value-type="float">
            <text:p>347</text:p>
          </table:table-cell>
          <table:table-cell office:value-type="float" office:value="-3.609406" calcext:value-type="float">
            <text:p>-3.609</text:p>
          </table:table-cell>
          <table:table-cell office:value-type="float" office:value="-3.52481" calcext:value-type="float">
            <text:p>-3.525</text:p>
          </table:table-cell>
          <table:table-cell office:value-type="float" office:value="5.865021" calcext:value-type="float">
            <text:p>5.865</text:p>
          </table:table-cell>
          <table:table-cell office:value-type="float" office:value="552226466" calcext:value-type="float">
            <text:p>552226466</text:p>
          </table:table-cell>
          <table:table-cell office:value-type="float" office:value="26" calcext:value-type="float">
            <text:p>26</text:p>
          </table:table-cell>
          <table:table-cell table:formula="of:=[.I193]-18" office:value-type="float" office:value="8" calcext:value-type="float">
            <text:p>8</text:p>
          </table:table-cell>
          <table:table-cell table:formula="of:=[.E193]+[.J193]" office:value-type="float" office:value="4.390594" calcext:value-type="float">
            <text:p>4.391</text:p>
          </table:table-cell>
        </table:table-row>
        <table:table-row table:style-name="ro1">
          <table:table-cell office:value-type="float" office:value="1738523234" calcext:value-type="float">
            <text:p>1738523234</text:p>
          </table:table-cell>
          <table:table-cell office:value-type="float" office:value="388.9215" calcext:value-type="float">
            <text:p>388.9215</text:p>
          </table:table-cell>
          <table:table-cell office:value-type="float" office:value="1738523234" calcext:value-type="float">
            <text:p>1738523234</text:p>
          </table:table-cell>
          <table:table-cell office:value-type="float" office:value="386" calcext:value-type="float">
            <text:p>386</text:p>
          </table:table-cell>
          <table:table-cell office:value-type="float" office:value="2.921539" calcext:value-type="float">
            <text:p>2.922</text:p>
          </table:table-cell>
          <table:table-cell office:value-type="float" office:value="2.853065" calcext:value-type="float">
            <text:p>2.853</text:p>
          </table:table-cell>
          <table:table-cell office:value-type="float" office:value="5.823596" calcext:value-type="float">
            <text:p>5.824</text:p>
          </table:table-cell>
          <table:table-cell office:value-type="float" office:value="553250506" calcext:value-type="float">
            <text:p>553250506</text:p>
          </table:table-cell>
          <table:table-cell office:value-type="float" office:value="28" calcext:value-type="float">
            <text:p>28</text:p>
          </table:table-cell>
          <table:table-cell table:formula="of:=[.I194]-18" office:value-type="float" office:value="10" calcext:value-type="float">
            <text:p>10</text:p>
          </table:table-cell>
          <table:table-cell table:formula="of:=[.E194]+[.J194]" office:value-type="float" office:value="12.921539" calcext:value-type="float">
            <text:p>12.922</text:p>
          </table:table-cell>
        </table:table-row>
        <table:table-row table:style-name="ro1">
          <table:table-cell office:value-type="float" office:value="1738524258" calcext:value-type="float">
            <text:p>1738524258</text:p>
          </table:table-cell>
          <table:table-cell office:value-type="float" office:value="436.6666" calcext:value-type="float">
            <text:p>436.6666</text:p>
          </table:table-cell>
          <table:table-cell office:value-type="float" office:value="1738524258" calcext:value-type="float">
            <text:p>1738524258</text:p>
          </table:table-cell>
          <table:table-cell office:value-type="float" office:value="437" calcext:value-type="float">
            <text:p>437</text:p>
          </table:table-cell>
          <table:table-cell office:value-type="float" office:value="-0.3334351" calcext:value-type="float">
            <text:p>-0.333</text:p>
          </table:table-cell>
          <table:table-cell office:value-type="float" office:value="-0.3256202" calcext:value-type="float">
            <text:p>-0.326</text:p>
          </table:table-cell>
          <table:table-cell office:value-type="float" office:value="5.592787" calcext:value-type="float">
            <text:p>5.593</text:p>
          </table:table-cell>
          <table:table-cell office:value-type="float" office:value="554274547" calcext:value-type="float">
            <text:p>554274547</text:p>
          </table:table-cell>
          <table:table-cell office:value-type="float" office:value="27" calcext:value-type="float">
            <text:p>27</text:p>
          </table:table-cell>
          <table:table-cell table:formula="of:=[.I195]-18" office:value-type="float" office:value="9" calcext:value-type="float">
            <text:p>9</text:p>
          </table:table-cell>
          <table:table-cell table:formula="of:=[.E195]+[.J195]" office:value-type="float" office:value="8.6665649" calcext:value-type="float">
            <text:p>8.667</text:p>
          </table:table-cell>
        </table:table-row>
        <table:table-row table:style-name="ro1">
          <table:table-cell office:value-type="float" office:value="1738525282" calcext:value-type="float">
            <text:p>1738525282</text:p>
          </table:table-cell>
          <table:table-cell office:value-type="float" office:value="482.0486" calcext:value-type="float">
            <text:p>482.0486</text:p>
          </table:table-cell>
          <table:table-cell office:value-type="float" office:value="1738525282" calcext:value-type="float">
            <text:p>1738525282</text:p>
          </table:table-cell>
          <table:table-cell office:value-type="float" office:value="480" calcext:value-type="float">
            <text:p>480</text:p>
          </table:table-cell>
          <table:table-cell office:value-type="float" office:value="2.048615" calcext:value-type="float">
            <text:p>2.049</text:p>
          </table:table-cell>
          <table:table-cell office:value-type="float" office:value="2.0006" calcext:value-type="float">
            <text:p>2.001</text:p>
          </table:table-cell>
          <table:table-cell office:value-type="float" office:value="5.7585" calcext:value-type="float">
            <text:p>5.759</text:p>
          </table:table-cell>
          <table:table-cell office:value-type="float" office:value="555298587" calcext:value-type="float">
            <text:p>555298587</text:p>
          </table:table-cell>
          <table:table-cell office:value-type="float" office:value="29" calcext:value-type="float">
            <text:p>29</text:p>
          </table:table-cell>
          <table:table-cell table:formula="of:=[.I196]-18" office:value-type="float" office:value="11" calcext:value-type="float">
            <text:p>11</text:p>
          </table:table-cell>
          <table:table-cell table:formula="of:=[.E196]+[.J196]" office:value-type="float" office:value="13.048615" calcext:value-type="float">
            <text:p>13.049</text:p>
          </table:table-cell>
        </table:table-row>
        <table:table-row table:style-name="ro1">
          <table:table-cell office:value-type="float" office:value="1738526306" calcext:value-type="float">
            <text:p>1738526306</text:p>
          </table:table-cell>
          <table:table-cell office:value-type="float" office:value="527.196" calcext:value-type="float">
            <text:p>527.196</text:p>
          </table:table-cell>
          <table:table-cell office:value-type="float" office:value="1738526306" calcext:value-type="float">
            <text:p>1738526306</text:p>
          </table:table-cell>
          <table:table-cell office:value-type="float" office:value="526" calcext:value-type="float">
            <text:p>526</text:p>
          </table:table-cell>
          <table:table-cell office:value-type="float" office:value="1.195984" calcext:value-type="float">
            <text:p>1.196</text:p>
          </table:table-cell>
          <table:table-cell office:value-type="float" office:value="1.167953" calcext:value-type="float">
            <text:p>1.168</text:p>
          </table:table-cell>
          <table:table-cell office:value-type="float" office:value="5.740748" calcext:value-type="float">
            <text:p>5.741</text:p>
          </table:table-cell>
          <table:table-cell office:value-type="float" office:value="556322626" calcext:value-type="float">
            <text:p>556322626</text:p>
          </table:table-cell>
          <table:table-cell office:value-type="float" office:value="29" calcext:value-type="float">
            <text:p>29</text:p>
          </table:table-cell>
          <table:table-cell table:formula="of:=[.I197]-18" office:value-type="float" office:value="11" calcext:value-type="float">
            <text:p>11</text:p>
          </table:table-cell>
          <table:table-cell table:formula="of:=[.E197]+[.J197]" office:value-type="float" office:value="12.195984" calcext:value-type="float">
            <text:p>12.196</text:p>
          </table:table-cell>
        </table:table-row>
        <table:table-row table:style-name="ro1">
          <table:table-cell office:value-type="float" office:value="1738527330" calcext:value-type="float">
            <text:p>1738527330</text:p>
          </table:table-cell>
          <table:table-cell office:value-type="float" office:value="576.8977" calcext:value-type="float">
            <text:p>576.8977</text:p>
          </table:table-cell>
          <table:table-cell office:value-type="float" office:value="1738527330" calcext:value-type="float">
            <text:p>1738527330</text:p>
          </table:table-cell>
          <table:table-cell office:value-type="float" office:value="576" calcext:value-type="float">
            <text:p>576</text:p>
          </table:table-cell>
          <table:table-cell office:value-type="float" office:value="0.8977051" calcext:value-type="float">
            <text:p>0.898</text:p>
          </table:table-cell>
          <table:table-cell office:value-type="float" office:value="0.876665" calcext:value-type="float">
            <text:p>0.877</text:p>
          </table:table-cell>
          <table:table-cell office:value-type="float" office:value="6.066251" calcext:value-type="float">
            <text:p>6.066</text:p>
          </table:table-cell>
          <table:table-cell office:value-type="float" office:value="557346669" calcext:value-type="float">
            <text:p>557346669</text:p>
          </table:table-cell>
          <table:table-cell office:value-type="float" office:value="30" calcext:value-type="float">
            <text:p>30</text:p>
          </table:table-cell>
          <table:table-cell table:formula="of:=[.I198]-18" office:value-type="float" office:value="12" calcext:value-type="float">
            <text:p>12</text:p>
          </table:table-cell>
          <table:table-cell table:formula="of:=[.E198]+[.J198]" office:value-type="float" office:value="12.8977051" calcext:value-type="float">
            <text:p>12.898</text:p>
          </table:table-cell>
        </table:table-row>
        <table:table-row table:style-name="ro1">
          <table:table-cell office:value-type="float" office:value="1738528354" calcext:value-type="float">
            <text:p>1738528354</text:p>
          </table:table-cell>
          <table:table-cell office:value-type="float" office:value="623.9974" calcext:value-type="float">
            <text:p>623.9974</text:p>
          </table:table-cell>
          <table:table-cell office:value-type="float" office:value="1738528354" calcext:value-type="float">
            <text:p>1738528354</text:p>
          </table:table-cell>
          <table:table-cell office:value-type="float" office:value="627" calcext:value-type="float">
            <text:p>627</text:p>
          </table:table-cell>
          <table:table-cell office:value-type="float" office:value="-3.002563" calcext:value-type="float">
            <text:p>-3.003</text:p>
          </table:table-cell>
          <table:table-cell office:value-type="float" office:value="-2.932191" calcext:value-type="float">
            <text:p>-2.932</text:p>
          </table:table-cell>
          <table:table-cell office:value-type="float" office:value="5.930129" calcext:value-type="float">
            <text:p>5.930</text:p>
          </table:table-cell>
          <table:table-cell office:value-type="float" office:value="558370711" calcext:value-type="float">
            <text:p>558370711</text:p>
          </table:table-cell>
          <table:table-cell office:value-type="float" office:value="28" calcext:value-type="float">
            <text:p>28</text:p>
          </table:table-cell>
          <table:table-cell table:formula="of:=[.I199]-18" office:value-type="float" office:value="10" calcext:value-type="float">
            <text:p>10</text:p>
          </table:table-cell>
          <table:table-cell table:formula="of:=[.E199]+[.J199]" office:value-type="float" office:value="6.997437" calcext:value-type="float">
            <text:p>6.997</text:p>
          </table:table-cell>
        </table:table-row>
        <table:table-row table:style-name="ro1">
          <table:table-cell office:value-type="float" office:value="1738529378" calcext:value-type="float">
            <text:p>1738529378</text:p>
          </table:table-cell>
          <table:table-cell office:value-type="float" office:value="668.5839" calcext:value-type="float">
            <text:p>668.5839</text:p>
          </table:table-cell>
          <table:table-cell office:value-type="float" office:value="1738529378" calcext:value-type="float">
            <text:p>1738529378</text:p>
          </table:table-cell>
          <table:table-cell office:value-type="float" office:value="669" calcext:value-type="float">
            <text:p>669</text:p>
          </table:table-cell>
          <table:table-cell office:value-type="float" office:value="-0.4161377" calcext:value-type="float">
            <text:p>-0.416</text:p>
          </table:table-cell>
          <table:table-cell office:value-type="float" office:value="-0.4063844" calcext:value-type="float">
            <text:p>-0.406</text:p>
          </table:table-cell>
          <table:table-cell office:value-type="float" office:value="5.841354" calcext:value-type="float">
            <text:p>5.841</text:p>
          </table:table-cell>
          <table:table-cell office:value-type="float" office:value="559394750" calcext:value-type="float">
            <text:p>559394750</text:p>
          </table:table-cell>
          <table:table-cell office:value-type="float" office:value="27" calcext:value-type="float">
            <text:p>27</text:p>
          </table:table-cell>
          <table:table-cell table:formula="of:=[.I200]-18" office:value-type="float" office:value="9" calcext:value-type="float">
            <text:p>9</text:p>
          </table:table-cell>
          <table:table-cell table:formula="of:=[.E200]+[.J200]" office:value-type="float" office:value="8.5838623" calcext:value-type="float">
            <text:p>8.584</text:p>
          </table:table-cell>
        </table:table-row>
        <table:table-row table:style-name="ro1">
          <table:table-cell office:value-type="float" office:value="1738530402" calcext:value-type="float">
            <text:p>1738530402</text:p>
          </table:table-cell>
          <table:table-cell office:value-type="float" office:value="719.1907" calcext:value-type="float">
            <text:p>719.1907</text:p>
          </table:table-cell>
          <table:table-cell office:value-type="float" office:value="1738530402" calcext:value-type="float">
            <text:p>1738530402</text:p>
          </table:table-cell>
          <table:table-cell office:value-type="float" office:value="716" calcext:value-type="float">
            <text:p>716</text:p>
          </table:table-cell>
          <table:table-cell office:value-type="float" office:value="3.190735" calcext:value-type="float">
            <text:p>3.191</text:p>
          </table:table-cell>
          <table:table-cell office:value-type="float" office:value="3.115952" calcext:value-type="float">
            <text:p>3.116</text:p>
          </table:table-cell>
          <table:table-cell office:value-type="float" office:value="5.811762" calcext:value-type="float">
            <text:p>5.812</text:p>
          </table:table-cell>
          <table:table-cell office:value-type="float" office:value="560418795" calcext:value-type="float">
            <text:p>560418795</text:p>
          </table:table-cell>
          <table:table-cell office:value-type="float" office:value="30" calcext:value-type="float">
            <text:p>30</text:p>
          </table:table-cell>
          <table:table-cell table:formula="of:=[.I201]-18" office:value-type="float" office:value="12" calcext:value-type="float">
            <text:p>12</text:p>
          </table:table-cell>
          <table:table-cell table:formula="of:=[.E201]+[.J201]" office:value-type="float" office:value="15.190735" calcext:value-type="float">
            <text:p>15.191</text:p>
          </table:table-cell>
        </table:table-row>
        <table:table-row table:style-name="ro1">
          <table:table-cell office:value-type="float" office:value="1738531426" calcext:value-type="float">
            <text:p>1738531426</text:p>
          </table:table-cell>
          <table:table-cell office:value-type="float" office:value="770.3341" calcext:value-type="float">
            <text:p>770.3341</text:p>
          </table:table-cell>
          <table:table-cell office:value-type="float" office:value="1738531426" calcext:value-type="float">
            <text:p>1738531426</text:p>
          </table:table-cell>
          <table:table-cell office:value-type="float" office:value="766" calcext:value-type="float">
            <text:p>766</text:p>
          </table:table-cell>
          <table:table-cell office:value-type="float" office:value="4.334106" calcext:value-type="float">
            <text:p>4.334</text:p>
          </table:table-cell>
          <table:table-cell office:value-type="float" office:value="4.232526" calcext:value-type="float">
            <text:p>4.233</text:p>
          </table:table-cell>
          <table:table-cell office:value-type="float" office:value="5.930124" calcext:value-type="float">
            <text:p>5.930</text:p>
          </table:table-cell>
          <table:table-cell office:value-type="float" office:value="561442839" calcext:value-type="float">
            <text:p>561442839</text:p>
          </table:table-cell>
          <table:table-cell office:value-type="float" office:value="33" calcext:value-type="float">
            <text:p>33</text:p>
          </table:table-cell>
          <table:table-cell table:formula="of:=[.I202]-18" office:value-type="float" office:value="15" calcext:value-type="float">
            <text:p>15</text:p>
          </table:table-cell>
          <table:table-cell table:formula="of:=[.E202]+[.J202]" office:value-type="float" office:value="19.334106" calcext:value-type="float">
            <text:p>19.334</text:p>
          </table:table-cell>
        </table:table-row>
        <table:table-row table:style-name="ro1">
          <table:table-cell office:value-type="float" office:value="1738532450" calcext:value-type="float">
            <text:p>1738532450</text:p>
          </table:table-cell>
          <table:table-cell office:value-type="float" office:value="816.4756" calcext:value-type="float">
            <text:p>816.4756</text:p>
          </table:table-cell>
          <table:table-cell office:value-type="float" office:value="1738532450" calcext:value-type="float">
            <text:p>1738532450</text:p>
          </table:table-cell>
          <table:table-cell office:value-type="float" office:value="820" calcext:value-type="float">
            <text:p>820</text:p>
          </table:table-cell>
          <table:table-cell office:value-type="float" office:value="-3.524414" calcext:value-type="float">
            <text:p>-3.524</text:p>
          </table:table-cell>
          <table:table-cell office:value-type="float" office:value="-3.44181" calcext:value-type="float">
            <text:p>-3.442</text:p>
          </table:table-cell>
          <table:table-cell office:value-type="float" office:value="5.918284" calcext:value-type="float">
            <text:p>5.918</text:p>
          </table:table-cell>
          <table:table-cell office:value-type="float" office:value="562466880" calcext:value-type="float">
            <text:p>562466880</text:p>
          </table:table-cell>
          <table:table-cell office:value-type="float" office:value="30" calcext:value-type="float">
            <text:p>30</text:p>
          </table:table-cell>
          <table:table-cell table:formula="of:=[.I203]-18" office:value-type="float" office:value="12" calcext:value-type="float">
            <text:p>12</text:p>
          </table:table-cell>
          <table:table-cell table:formula="of:=[.E203]+[.J203]" office:value-type="float" office:value="8.475586" calcext:value-type="float">
            <text:p>8.476</text:p>
          </table:table-cell>
        </table:table-row>
        <table:table-row table:style-name="ro1">
          <table:table-cell office:value-type="float" office:value="1738533474" calcext:value-type="float">
            <text:p>1738533474</text:p>
          </table:table-cell>
          <table:table-cell office:value-type="float" office:value="865.6646" calcext:value-type="float">
            <text:p>865.6646</text:p>
          </table:table-cell>
          <table:table-cell office:value-type="float" office:value="1738533474" calcext:value-type="float">
            <text:p>1738533474</text:p>
          </table:table-cell>
          <table:table-cell office:value-type="float" office:value="868" calcext:value-type="float">
            <text:p>868</text:p>
          </table:table-cell>
          <table:table-cell office:value-type="float" office:value="-2.335388" calcext:value-type="float">
            <text:p>-2.335</text:p>
          </table:table-cell>
          <table:table-cell office:value-type="float" office:value="-2.280653" calcext:value-type="float">
            <text:p>-2.281</text:p>
          </table:table-cell>
          <table:table-cell office:value-type="float" office:value="5.817673" calcext:value-type="float">
            <text:p>5.818</text:p>
          </table:table-cell>
          <table:table-cell office:value-type="float" office:value="563490923" calcext:value-type="float">
            <text:p>563490923</text:p>
          </table:table-cell>
          <table:table-cell office:value-type="float" office:value="28" calcext:value-type="float">
            <text:p>28</text:p>
          </table:table-cell>
          <table:table-cell table:formula="of:=[.I204]-18" office:value-type="float" office:value="10" calcext:value-type="float">
            <text:p>10</text:p>
          </table:table-cell>
          <table:table-cell table:formula="of:=[.E204]+[.J204]" office:value-type="float" office:value="7.664612" calcext:value-type="float">
            <text:p>7.665</text:p>
          </table:table-cell>
        </table:table-row>
        <table:table-row table:style-name="ro1">
          <table:table-cell office:value-type="float" office:value="1738534498" calcext:value-type="float">
            <text:p>1738534498</text:p>
          </table:table-cell>
          <table:table-cell office:value-type="float" office:value="911.4926" calcext:value-type="float">
            <text:p>911.4926</text:p>
          </table:table-cell>
          <table:table-cell office:value-type="float" office:value="1738534498" calcext:value-type="float">
            <text:p>1738534498</text:p>
          </table:table-cell>
          <table:table-cell office:value-type="float" office:value="910" calcext:value-type="float">
            <text:p>910</text:p>
          </table:table-cell>
          <table:table-cell office:value-type="float" office:value="1.492615" calcext:value-type="float">
            <text:p>1.493</text:p>
          </table:table-cell>
          <table:table-cell office:value-type="float" office:value="1.457631" calcext:value-type="float">
            <text:p>1.458</text:p>
          </table:table-cell>
          <table:table-cell office:value-type="float" office:value="5.728899" calcext:value-type="float">
            <text:p>5.729</text:p>
          </table:table-cell>
          <table:table-cell office:value-type="float" office:value="564514963" calcext:value-type="float">
            <text:p>564514963</text:p>
          </table:table-cell>
          <table:table-cell office:value-type="float" office:value="27" calcext:value-type="float">
            <text:p>27</text:p>
          </table:table-cell>
          <table:table-cell table:formula="of:=[.I205]-18" office:value-type="float" office:value="9" calcext:value-type="float">
            <text:p>9</text:p>
          </table:table-cell>
          <table:table-cell table:formula="of:=[.E205]+[.J205]" office:value-type="float" office:value="10.492615" calcext:value-type="float">
            <text:p>10.493</text:p>
          </table:table-cell>
        </table:table-row>
        <table:table-row table:style-name="ro1">
          <table:table-cell office:value-type="float" office:value="1738535522" calcext:value-type="float">
            <text:p>1738535522</text:p>
          </table:table-cell>
          <table:table-cell office:value-type="float" office:value="958.4766" calcext:value-type="float">
            <text:p>958.4766</text:p>
          </table:table-cell>
          <table:table-cell office:value-type="float" office:value="1738535522" calcext:value-type="float">
            <text:p>1738535522</text:p>
          </table:table-cell>
          <table:table-cell office:value-type="float" office:value="958" calcext:value-type="float">
            <text:p>958</text:p>
          </table:table-cell>
          <table:table-cell office:value-type="float" office:value="0.4766235" calcext:value-type="float">
            <text:p>0.477</text:p>
          </table:table-cell>
          <table:table-cell office:value-type="float" office:value="0.4654526" calcext:value-type="float">
            <text:p>0.465</text:p>
          </table:table-cell>
          <table:table-cell office:value-type="float" office:value="5.717062" calcext:value-type="float">
            <text:p>5.717</text:p>
          </table:table-cell>
          <table:table-cell office:value-type="float" office:value="565539004" calcext:value-type="float">
            <text:p>565539004</text:p>
          </table:table-cell>
          <table:table-cell office:value-type="float" office:value="27" calcext:value-type="float">
            <text:p>27</text:p>
          </table:table-cell>
          <table:table-cell table:formula="of:=[.I206]-18" office:value-type="float" office:value="9" calcext:value-type="float">
            <text:p>9</text:p>
          </table:table-cell>
          <table:table-cell table:formula="of:=[.E206]+[.J206]" office:value-type="float" office:value="9.4766235" calcext:value-type="float">
            <text:p>9.477</text:p>
          </table:table-cell>
        </table:table-row>
        <table:table-row table:style-name="ro1">
          <table:table-cell office:value-type="float" office:value="1738536547" calcext:value-type="float">
            <text:p>1738536547</text:p>
          </table:table-cell>
          <table:table-cell office:value-type="float" office:value="14.16694" calcext:value-type="float">
            <text:p>14.16694</text:p>
          </table:table-cell>
          <table:table-cell office:value-type="float" office:value="1738536547" calcext:value-type="float">
            <text:p>1738536547</text:p>
          </table:table-cell>
          <table:table-cell office:value-type="float" office:value="11" calcext:value-type="float">
            <text:p>11</text:p>
          </table:table-cell>
          <table:table-cell office:value-type="float" office:value="3.166936" calcext:value-type="float">
            <text:p>3.167</text:p>
          </table:table-cell>
          <table:table-cell office:value-type="float" office:value="3.092711" calcext:value-type="float">
            <text:p>3.093</text:p>
          </table:table-cell>
          <table:table-cell office:value-type="float" office:value="5.817671" calcext:value-type="float">
            <text:p>5.818</text:p>
          </table:table-cell>
          <table:table-cell office:value-type="float" office:value="566563054" calcext:value-type="float">
            <text:p>566563054</text:p>
          </table:table-cell>
          <table:table-cell office:value-type="float" office:value="30" calcext:value-type="float">
            <text:p>30</text:p>
          </table:table-cell>
          <table:table-cell table:formula="of:=[.I207]-18" office:value-type="float" office:value="12" calcext:value-type="float">
            <text:p>12</text:p>
          </table:table-cell>
          <table:table-cell table:formula="of:=[.E207]+[.J207]" office:value-type="float" office:value="15.166936" calcext:value-type="float">
            <text:p>15.167</text:p>
          </table:table-cell>
        </table:table-row>
        <table:table-row table:style-name="ro1">
          <table:table-cell office:value-type="float" office:value="1738537571" calcext:value-type="float">
            <text:p>1738537571</text:p>
          </table:table-cell>
          <table:table-cell office:value-type="float" office:value="62.66662" calcext:value-type="float">
            <text:p>62.66662</text:p>
          </table:table-cell>
          <table:table-cell office:value-type="float" office:value="1738537571" calcext:value-type="float">
            <text:p>1738537571</text:p>
          </table:table-cell>
          <table:table-cell office:value-type="float" office:value="66" calcext:value-type="float">
            <text:p>66</text:p>
          </table:table-cell>
          <table:table-cell office:value-type="float" office:value="-3.333378" calcext:value-type="float">
            <text:p>-3.333</text:p>
          </table:table-cell>
          <table:table-cell office:value-type="float" office:value="-3.255252" calcext:value-type="float">
            <text:p>-3.255</text:p>
          </table:table-cell>
          <table:table-cell office:value-type="float" office:value="5.817668" calcext:value-type="float">
            <text:p>5.818</text:p>
          </table:table-cell>
          <table:table-cell office:value-type="float" office:value="567587096" calcext:value-type="float">
            <text:p>567587096</text:p>
          </table:table-cell>
          <table:table-cell office:value-type="float" office:value="28" calcext:value-type="float">
            <text:p>28</text:p>
          </table:table-cell>
          <table:table-cell table:formula="of:=[.I208]-18" office:value-type="float" office:value="10" calcext:value-type="float">
            <text:p>10</text:p>
          </table:table-cell>
          <table:table-cell table:formula="of:=[.E208]+[.J208]" office:value-type="float" office:value="6.666622" calcext:value-type="float">
            <text:p>6.667</text:p>
          </table:table-cell>
        </table:table-row>
        <table:table-row table:style-name="ro1">
          <table:table-cell office:value-type="float" office:value="1738538595" calcext:value-type="float">
            <text:p>1738538595</text:p>
          </table:table-cell>
          <table:table-cell office:value-type="float" office:value="108.152" calcext:value-type="float">
            <text:p>108.152</text:p>
          </table:table-cell>
          <table:table-cell office:value-type="float" office:value="1738538595" calcext:value-type="float">
            <text:p>1738538595</text:p>
          </table:table-cell>
          <table:table-cell office:value-type="float" office:value="109" calcext:value-type="float">
            <text:p>109</text:p>
          </table:table-cell>
          <table:table-cell office:value-type="float" office:value="-0.8479843" calcext:value-type="float">
            <text:p>-0.848</text:p>
          </table:table-cell>
          <table:table-cell office:value-type="float" office:value="-0.8281096" calcext:value-type="float">
            <text:p>-0.828</text:p>
          </table:table-cell>
          <table:table-cell office:value-type="float" office:value="5.811751" calcext:value-type="float">
            <text:p>5.812</text:p>
          </table:table-cell>
          <table:table-cell office:value-type="float" office:value="568611136" calcext:value-type="float">
            <text:p>568611136</text:p>
          </table:table-cell>
          <table:table-cell office:value-type="float" office:value="25" calcext:value-type="float">
            <text:p>25</text:p>
          </table:table-cell>
          <table:table-cell table:formula="of:=[.I209]-18" office:value-type="float" office:value="7" calcext:value-type="float">
            <text:p>7</text:p>
          </table:table-cell>
          <table:table-cell table:formula="of:=[.E209]+[.J209]" office:value-type="float" office:value="6.1520157" calcext:value-type="float">
            <text:p>6.152</text:p>
          </table:table-cell>
        </table:table-row>
        <table:table-row table:style-name="ro1">
          <table:table-cell office:value-type="float" office:value="1738539619" calcext:value-type="float">
            <text:p>1738539619</text:p>
          </table:table-cell>
          <table:table-cell office:value-type="float" office:value="151.9133" calcext:value-type="float">
            <text:p>151.9133</text:p>
          </table:table-cell>
          <table:table-cell office:value-type="float" office:value="1738539619" calcext:value-type="float">
            <text:p>1738539619</text:p>
          </table:table-cell>
          <table:table-cell office:value-type="float" office:value="151" calcext:value-type="float">
            <text:p>151</text:p>
          </table:table-cell>
          <table:table-cell office:value-type="float" office:value="0.9133301" calcext:value-type="float">
            <text:p>0.913</text:p>
          </table:table-cell>
          <table:table-cell office:value-type="float" office:value="0.8919238" calcext:value-type="float">
            <text:p>0.892</text:p>
          </table:table-cell>
          <table:table-cell office:value-type="float" office:value="5.687469" calcext:value-type="float">
            <text:p>5.687</text:p>
          </table:table-cell>
          <table:table-cell office:value-type="float" office:value="569635174" calcext:value-type="float">
            <text:p>569635174</text:p>
          </table:table-cell>
          <table:table-cell office:value-type="float" office:value="27" calcext:value-type="float">
            <text:p>27</text:p>
          </table:table-cell>
          <table:table-cell table:formula="of:=[.I210]-18" office:value-type="float" office:value="9" calcext:value-type="float">
            <text:p>9</text:p>
          </table:table-cell>
          <table:table-cell table:formula="of:=[.E210]+[.J210]" office:value-type="float" office:value="9.9133301" calcext:value-type="float">
            <text:p>9.913</text:p>
          </table:table-cell>
        </table:table-row>
        <table:table-row table:style-name="ro1">
          <table:table-cell office:value-type="float" office:value="1738540643" calcext:value-type="float">
            <text:p>1738540643</text:p>
          </table:table-cell>
          <table:table-cell office:value-type="float" office:value="202.2668" calcext:value-type="float">
            <text:p>202.2668</text:p>
          </table:table-cell>
          <table:table-cell office:value-type="float" office:value="1738540643" calcext:value-type="float">
            <text:p>1738540643</text:p>
          </table:table-cell>
          <table:table-cell office:value-type="float" office:value="197" calcext:value-type="float">
            <text:p>197</text:p>
          </table:table-cell>
          <table:table-cell office:value-type="float" office:value="5.2668" calcext:value-type="float">
            <text:p>5.267</text:p>
          </table:table-cell>
          <table:table-cell office:value-type="float" office:value="5.143359" calcext:value-type="float">
            <text:p>5.143</text:p>
          </table:table-cell>
          <table:table-cell office:value-type="float" office:value="5.793998" calcext:value-type="float">
            <text:p>5.794</text:p>
          </table:table-cell>
          <table:table-cell office:value-type="float" office:value="570659219" calcext:value-type="float">
            <text:p>570659219</text:p>
          </table:table-cell>
          <table:table-cell office:value-type="float" office:value="31" calcext:value-type="float">
            <text:p>31</text:p>
          </table:table-cell>
          <table:table-cell table:formula="of:=[.I211]-18" office:value-type="float" office:value="13" calcext:value-type="float">
            <text:p>13</text:p>
          </table:table-cell>
          <table:table-cell table:formula="of:=[.E211]+[.J211]" office:value-type="float" office:value="18.2668" calcext:value-type="float">
            <text:p>18.267</text:p>
          </table:table-cell>
        </table:table-row>
        <table:table-row table:style-name="ro1">
          <table:table-cell office:value-type="float" office:value="1738541667" calcext:value-type="float">
            <text:p>1738541667</text:p>
          </table:table-cell>
          <table:table-cell office:value-type="float" office:value="247.1741" calcext:value-type="float">
            <text:p>247.1741</text:p>
          </table:table-cell>
          <table:table-cell office:value-type="float" office:value="1738541667" calcext:value-type="float">
            <text:p>1738541667</text:p>
          </table:table-cell>
          <table:table-cell office:value-type="float" office:value="249" calcext:value-type="float">
            <text:p>249</text:p>
          </table:table-cell>
          <table:table-cell office:value-type="float" office:value="-1.825882" calcext:value-type="float">
            <text:p>-1.826</text:p>
          </table:table-cell>
          <table:table-cell office:value-type="float" office:value="-1.783088" calcext:value-type="float">
            <text:p>-1.783</text:p>
          </table:table-cell>
          <table:table-cell office:value-type="float" office:value="5.829508" calcext:value-type="float">
            <text:p>5.830</text:p>
          </table:table-cell>
          <table:table-cell office:value-type="float" office:value="571683258" calcext:value-type="float">
            <text:p>571683258</text:p>
          </table:table-cell>
          <table:table-cell office:value-type="float" office:value="30" calcext:value-type="float">
            <text:p>30</text:p>
          </table:table-cell>
          <table:table-cell table:formula="of:=[.I212]-18" office:value-type="float" office:value="12" calcext:value-type="float">
            <text:p>12</text:p>
          </table:table-cell>
          <table:table-cell table:formula="of:=[.E212]+[.J212]" office:value-type="float" office:value="10.174118" calcext:value-type="float">
            <text:p>10.174</text:p>
          </table:table-cell>
        </table:table-row>
        <table:table-row table:style-name="ro1">
          <table:table-cell office:value-type="float" office:value="1738542691" calcext:value-type="float">
            <text:p>1738542691</text:p>
          </table:table-cell>
          <table:table-cell office:value-type="float" office:value="298.894" calcext:value-type="float">
            <text:p>298.894</text:p>
          </table:table-cell>
          <table:table-cell office:value-type="float" office:value="1738542691" calcext:value-type="float">
            <text:p>1738542691</text:p>
          </table:table-cell>
          <table:table-cell office:value-type="float" office:value="297" calcext:value-type="float">
            <text:p>297</text:p>
          </table:table-cell>
          <table:table-cell office:value-type="float" office:value="1.893951" calcext:value-type="float">
            <text:p>1.894</text:p>
          </table:table-cell>
          <table:table-cell office:value-type="float" office:value="1.849562" calcext:value-type="float">
            <text:p>1.850</text:p>
          </table:table-cell>
          <table:table-cell office:value-type="float" office:value="5.977464" calcext:value-type="float">
            <text:p>5.977</text:p>
          </table:table-cell>
          <table:table-cell office:value-type="float" office:value="572707303" calcext:value-type="float">
            <text:p>572707303</text:p>
          </table:table-cell>
          <table:table-cell office:value-type="float" office:value="32" calcext:value-type="float">
            <text:p>32</text:p>
          </table:table-cell>
          <table:table-cell table:formula="of:=[.I213]-18" office:value-type="float" office:value="14" calcext:value-type="float">
            <text:p>14</text:p>
          </table:table-cell>
          <table:table-cell table:formula="of:=[.E213]+[.J213]" office:value-type="float" office:value="15.893951" calcext:value-type="float">
            <text:p>15.894</text:p>
          </table:table-cell>
        </table:table-row>
        <table:table-row table:style-name="ro1">
          <table:table-cell office:value-type="float" office:value="1738543715" calcext:value-type="float">
            <text:p>1738543715</text:p>
          </table:table-cell>
          <table:table-cell office:value-type="float" office:value="342.0998" calcext:value-type="float">
            <text:p>342.0998</text:p>
          </table:table-cell>
          <table:table-cell office:value-type="float" office:value="1738543715" calcext:value-type="float">
            <text:p>1738543715</text:p>
          </table:table-cell>
          <table:table-cell office:value-type="float" office:value="347" calcext:value-type="float">
            <text:p>347</text:p>
          </table:table-cell>
          <table:table-cell office:value-type="float" office:value="-4.900177" calcext:value-type="float">
            <text:p>-4.900</text:p>
          </table:table-cell>
          <table:table-cell office:value-type="float" office:value="-4.785329" calcext:value-type="float">
            <text:p>-4.785</text:p>
          </table:table-cell>
          <table:table-cell office:value-type="float" office:value="5.847265" calcext:value-type="float">
            <text:p>5.847</text:p>
          </table:table-cell>
          <table:table-cell office:value-type="float" office:value="573731341" calcext:value-type="float">
            <text:p>573731341</text:p>
          </table:table-cell>
          <table:table-cell office:value-type="float" office:value="26" calcext:value-type="float">
            <text:p>26</text:p>
          </table:table-cell>
          <table:table-cell table:formula="of:=[.I214]-18" office:value-type="float" office:value="8" calcext:value-type="float">
            <text:p>8</text:p>
          </table:table-cell>
          <table:table-cell table:formula="of:=[.E214]+[.J214]" office:value-type="float" office:value="3.099823" calcext:value-type="float">
            <text:p>3.100</text:p>
          </table:table-cell>
        </table:table-row>
        <table:table-row table:style-name="ro1">
          <table:table-cell office:value-type="float" office:value="1738544739" calcext:value-type="float">
            <text:p>1738544739</text:p>
          </table:table-cell>
          <table:table-cell office:value-type="float" office:value="387.4625" calcext:value-type="float">
            <text:p>387.4625</text:p>
          </table:table-cell>
          <table:table-cell office:value-type="float" office:value="1738544739" calcext:value-type="float">
            <text:p>1738544739</text:p>
          </table:table-cell>
          <table:table-cell office:value-type="float" office:value="387" calcext:value-type="float">
            <text:p>387</text:p>
          </table:table-cell>
          <table:table-cell office:value-type="float" office:value="0.4624634" calcext:value-type="float">
            <text:p>0.462</text:p>
          </table:table-cell>
          <table:table-cell office:value-type="float" office:value="0.4516243" calcext:value-type="float">
            <text:p>0.452</text:p>
          </table:table-cell>
          <table:table-cell office:value-type="float" office:value="5.722984" calcext:value-type="float">
            <text:p>5.723</text:p>
          </table:table-cell>
          <table:table-cell office:value-type="float" office:value="574755380" calcext:value-type="float">
            <text:p>574755380</text:p>
          </table:table-cell>
          <table:table-cell office:value-type="float" office:value="28" calcext:value-type="float">
            <text:p>28</text:p>
          </table:table-cell>
          <table:table-cell table:formula="of:=[.I215]-18" office:value-type="float" office:value="10" calcext:value-type="float">
            <text:p>10</text:p>
          </table:table-cell>
          <table:table-cell table:formula="of:=[.E215]+[.J215]" office:value-type="float" office:value="10.4624634" calcext:value-type="float">
            <text:p>10.462</text:p>
          </table:table-cell>
        </table:table-row>
        <table:table-row table:style-name="ro1">
          <table:table-cell office:value-type="float" office:value="1738545763" calcext:value-type="float">
            <text:p>1738545763</text:p>
          </table:table-cell>
          <table:table-cell office:value-type="float" office:value="427.3365" calcext:value-type="float">
            <text:p>427.3365</text:p>
          </table:table-cell>
          <table:table-cell office:value-type="float" office:value="1738545763" calcext:value-type="float">
            <text:p>1738545763</text:p>
          </table:table-cell>
          <table:table-cell office:value-type="float" office:value="430" calcext:value-type="float">
            <text:p>430</text:p>
          </table:table-cell>
          <table:table-cell office:value-type="float" office:value="-2.663544" calcext:value-type="float">
            <text:p>-2.664</text:p>
          </table:table-cell>
          <table:table-cell office:value-type="float" office:value="-2.601117" calcext:value-type="float">
            <text:p>-2.601</text:p>
          </table:table-cell>
          <table:table-cell office:value-type="float" office:value="5.533606" calcext:value-type="float">
            <text:p>5.534</text:p>
          </table:table-cell>
          <table:table-cell office:value-type="float" office:value="575779415" calcext:value-type="float">
            <text:p>575779415</text:p>
          </table:table-cell>
          <table:table-cell office:value-type="float" office:value="24" calcext:value-type="float">
            <text:p>24</text:p>
          </table:table-cell>
          <table:table-cell table:formula="of:=[.I216]-18" office:value-type="float" office:value="6" calcext:value-type="float">
            <text:p>6</text:p>
          </table:table-cell>
          <table:table-cell table:formula="of:=[.E216]+[.J216]" office:value-type="float" office:value="3.336456" calcext:value-type="float">
            <text:p>3.336</text:p>
          </table:table-cell>
        </table:table-row>
        <table:table-row table:style-name="ro1">
          <table:table-cell office:value-type="float" office:value="1738546787" calcext:value-type="float">
            <text:p>1738546787</text:p>
          </table:table-cell>
          <table:table-cell office:value-type="float" office:value="470.3282" calcext:value-type="float">
            <text:p>470.3282</text:p>
          </table:table-cell>
          <table:table-cell office:value-type="float" office:value="1738546787" calcext:value-type="float">
            <text:p>1738546787</text:p>
          </table:table-cell>
          <table:table-cell office:value-type="float" office:value="469" calcext:value-type="float">
            <text:p>469</text:p>
          </table:table-cell>
          <table:table-cell office:value-type="float" office:value="1.328156" calcext:value-type="float">
            <text:p>1.328</text:p>
          </table:table-cell>
          <table:table-cell office:value-type="float" office:value="1.297027" calcext:value-type="float">
            <text:p>1.297</text:p>
          </table:table-cell>
          <table:table-cell office:value-type="float" office:value="5.545445" calcext:value-type="float">
            <text:p>5.545</text:p>
          </table:table-cell>
          <table:table-cell office:value-type="float" office:value="576803452" calcext:value-type="float">
            <text:p>576803452</text:p>
          </table:table-cell>
          <table:table-cell office:value-type="float" office:value="26" calcext:value-type="float">
            <text:p>26</text:p>
          </table:table-cell>
          <table:table-cell table:formula="of:=[.I217]-18" office:value-type="float" office:value="8" calcext:value-type="float">
            <text:p>8</text:p>
          </table:table-cell>
          <table:table-cell table:formula="of:=[.E217]+[.J217]" office:value-type="float" office:value="9.328156" calcext:value-type="float">
            <text:p>9.328</text:p>
          </table:table-cell>
        </table:table-row>
        <table:table-row table:style-name="ro1">
          <table:table-cell office:value-type="float" office:value="1738547811" calcext:value-type="float">
            <text:p>1738547811</text:p>
          </table:table-cell>
          <table:table-cell office:value-type="float" office:value="520.6027" calcext:value-type="float">
            <text:p>520.6027</text:p>
          </table:table-cell>
          <table:table-cell office:value-type="float" office:value="1738547811" calcext:value-type="float">
            <text:p>1738547811</text:p>
          </table:table-cell>
          <table:table-cell office:value-type="float" office:value="516" calcext:value-type="float">
            <text:p>516</text:p>
          </table:table-cell>
          <table:table-cell office:value-type="float" office:value="4.602661" calcext:value-type="float">
            <text:p>4.603</text:p>
          </table:table-cell>
          <table:table-cell office:value-type="float" office:value="4.494786" calcext:value-type="float">
            <text:p>4.495</text:p>
          </table:table-cell>
          <table:table-cell office:value-type="float" office:value="5.569118" calcext:value-type="float">
            <text:p>5.569</text:p>
          </table:table-cell>
          <table:table-cell office:value-type="float" office:value="577827497" calcext:value-type="float">
            <text:p>577827497</text:p>
          </table:table-cell>
          <table:table-cell office:value-type="float" office:value="29" calcext:value-type="float">
            <text:p>29</text:p>
          </table:table-cell>
          <table:table-cell table:formula="of:=[.I218]-18" office:value-type="float" office:value="11" calcext:value-type="float">
            <text:p>11</text:p>
          </table:table-cell>
          <table:table-cell table:formula="of:=[.E218]+[.J218]" office:value-type="float" office:value="15.602661" calcext:value-type="float">
            <text:p>15.603</text:p>
          </table:table-cell>
        </table:table-row>
        <table:table-row table:style-name="ro1">
          <table:table-cell office:value-type="float" office:value="1738548835" calcext:value-type="float">
            <text:p>1738548835</text:p>
          </table:table-cell>
          <table:table-cell office:value-type="float" office:value="569.8951" calcext:value-type="float">
            <text:p>569.8951</text:p>
          </table:table-cell>
          <table:table-cell office:value-type="float" office:value="1738548835" calcext:value-type="float">
            <text:p>1738548835</text:p>
          </table:table-cell>
          <table:table-cell office:value-type="float" office:value="571" calcext:value-type="float">
            <text:p>571</text:p>
          </table:table-cell>
          <table:table-cell office:value-type="float" office:value="-1.104919" calcext:value-type="float">
            <text:p>-1.105</text:p>
          </table:table-cell>
          <table:table-cell office:value-type="float" office:value="-1.079023" calcext:value-type="float">
            <text:p>-1.079</text:p>
          </table:table-cell>
          <table:table-cell office:value-type="float" office:value="5.539526" calcext:value-type="float">
            <text:p>5.540</text:p>
          </table:table-cell>
          <table:table-cell office:value-type="float" office:value="578851539" calcext:value-type="float">
            <text:p>578851539</text:p>
          </table:table-cell>
          <table:table-cell office:value-type="float" office:value="27" calcext:value-type="float">
            <text:p>27</text:p>
          </table:table-cell>
          <table:table-cell table:formula="of:=[.I219]-18" office:value-type="float" office:value="9" calcext:value-type="float">
            <text:p>9</text:p>
          </table:table-cell>
          <table:table-cell table:formula="of:=[.E219]+[.J219]" office:value-type="float" office:value="7.895081" calcext:value-type="float">
            <text:p>7.895</text:p>
          </table:table-cell>
        </table:table-row>
        <table:table-row table:style-name="ro1">
          <table:table-cell office:value-type="float" office:value="1738549859" calcext:value-type="float">
            <text:p>1738549859</text:p>
          </table:table-cell>
          <table:table-cell office:value-type="float" office:value="615.5736" calcext:value-type="float">
            <text:p>615.5736</text:p>
          </table:table-cell>
          <table:table-cell office:value-type="float" office:value="1738549859" calcext:value-type="float">
            <text:p>1738549859</text:p>
          </table:table-cell>
          <table:table-cell office:value-type="float" office:value="617" calcext:value-type="float">
            <text:p>617</text:p>
          </table:table-cell>
          <table:table-cell office:value-type="float" office:value="-1.426392" calcext:value-type="float">
            <text:p>-1.426</text:p>
          </table:table-cell>
          <table:table-cell office:value-type="float" office:value="-1.39296" calcext:value-type="float">
            <text:p>-1.393</text:p>
          </table:table-cell>
          <table:table-cell office:value-type="float" office:value="5.504017" calcext:value-type="float">
            <text:p>5.504</text:p>
          </table:table-cell>
          <table:table-cell office:value-type="float" office:value="579875580" calcext:value-type="float">
            <text:p>579875580</text:p>
          </table:table-cell>
          <table:table-cell office:value-type="float" office:value="26" calcext:value-type="float">
            <text:p>26</text:p>
          </table:table-cell>
          <table:table-cell table:formula="of:=[.I220]-18" office:value-type="float" office:value="8" calcext:value-type="float">
            <text:p>8</text:p>
          </table:table-cell>
          <table:table-cell table:formula="of:=[.E220]+[.J220]" office:value-type="float" office:value="6.573608" calcext:value-type="float">
            <text:p>6.574</text:p>
          </table:table-cell>
        </table:table-row>
        <table:table-row table:style-name="ro1">
          <table:table-cell office:value-type="float" office:value="1738550883" calcext:value-type="float">
            <text:p>1738550883</text:p>
          </table:table-cell>
          <table:table-cell office:value-type="float" office:value="692.0114" calcext:value-type="float">
            <text:p>692.0114</text:p>
          </table:table-cell>
          <table:table-cell office:value-type="float" office:value="1738550883" calcext:value-type="float">
            <text:p>1738550883</text:p>
          </table:table-cell>
          <table:table-cell office:value-type="float" office:value="659" calcext:value-type="float">
            <text:p>659</text:p>
          </table:table-cell>
          <table:table-cell office:value-type="float" office:value="33.01141" calcext:value-type="float">
            <text:p>33.011</text:p>
          </table:table-cell>
          <table:table-cell office:value-type="float" office:value="32.23771" calcext:value-type="float">
            <text:p>32.238</text:p>
          </table:table-cell>
          <table:table-cell office:value-type="float" office:value="6.373998" calcext:value-type="float">
            <text:p>6.374</text:p>
          </table:table-cell>
          <table:table-cell office:value-type="float" office:value="580899650" calcext:value-type="float">
            <text:p>580899650</text:p>
          </table:table-cell>
          <table:table-cell office:value-type="float" office:value="57" calcext:value-type="float">
            <text:p>57</text:p>
          </table:table-cell>
          <table:table-cell table:formula="of:=[.I221]-18" office:value-type="float" office:value="39" calcext:value-type="float">
            <text:p>39</text:p>
          </table:table-cell>
          <table:table-cell table:formula="of:=[.E221]+[.J221]" office:value-type="float" office:value="72.01141" calcext:value-type="float">
            <text:p>72.011</text:p>
          </table:table-cell>
        </table:table-row>
        <table:table-row table:style-name="ro1">
          <table:table-cell office:value-type="float" office:value="1738551907" calcext:value-type="float">
            <text:p>1738551907</text:p>
          </table:table-cell>
          <table:table-cell office:value-type="float" office:value="742.2498" calcext:value-type="float">
            <text:p>742.2498</text:p>
          </table:table-cell>
          <table:table-cell office:value-type="float" office:value="1738551907" calcext:value-type="float">
            <text:p>1738551907</text:p>
          </table:table-cell>
          <table:table-cell office:value-type="float" office:value="768" calcext:value-type="float">
            <text:p>768</text:p>
          </table:table-cell>
          <table:table-cell office:value-type="float" office:value="-25.75024" calcext:value-type="float">
            <text:p>-25.750</text:p>
          </table:table-cell>
          <table:table-cell office:value-type="float" office:value="-25.14672" calcext:value-type="float">
            <text:p>-25.147</text:p>
          </table:table-cell>
          <table:table-cell office:value-type="float" office:value="6.29705" calcext:value-type="float">
            <text:p>6.297</text:p>
          </table:table-cell>
          <table:table-cell office:value-type="float" office:value="581923695" calcext:value-type="float">
            <text:p>581923695</text:p>
          </table:table-cell>
          <table:table-cell office:value-type="float" office:value="32" calcext:value-type="float">
            <text:p>32</text:p>
          </table:table-cell>
          <table:table-cell table:formula="of:=[.I222]-18" office:value-type="float" office:value="14" calcext:value-type="float">
            <text:p>14</text:p>
          </table:table-cell>
          <table:table-cell table:formula="of:=[.E222]+[.J222]" office:value-type="float" office:value="-11.75024" calcext:value-type="float">
            <text:p>-11.750</text:p>
          </table:table-cell>
        </table:table-row>
        <table:table-row table:style-name="ro1">
          <table:table-cell office:value-type="float" office:value="1738552931" calcext:value-type="float">
            <text:p>1738552931</text:p>
          </table:table-cell>
          <table:table-cell office:value-type="float" office:value="793.7667" calcext:value-type="float">
            <text:p>793.7667</text:p>
          </table:table-cell>
          <table:table-cell office:value-type="float" office:value="1738552931" calcext:value-type="float">
            <text:p>1738552931</text:p>
          </table:table-cell>
          <table:table-cell office:value-type="float" office:value="796" calcext:value-type="float">
            <text:p>796</text:p>
          </table:table-cell>
          <table:table-cell office:value-type="float" office:value="-2.233337" calcext:value-type="float">
            <text:p>-2.233</text:p>
          </table:table-cell>
          <table:table-cell office:value-type="float" office:value="-2.180994" calcext:value-type="float">
            <text:p>-2.181</text:p>
          </table:table-cell>
          <table:table-cell office:value-type="float" office:value="6.297036" calcext:value-type="float">
            <text:p>6.297</text:p>
          </table:table-cell>
          <table:table-cell office:value-type="float" office:value="582947740" calcext:value-type="float">
            <text:p>582947740</text:p>
          </table:table-cell>
          <table:table-cell office:value-type="float" office:value="30" calcext:value-type="float">
            <text:p>30</text:p>
          </table:table-cell>
          <table:table-cell table:formula="of:=[.I223]-18" office:value-type="float" office:value="12" calcext:value-type="float">
            <text:p>12</text:p>
          </table:table-cell>
          <table:table-cell table:formula="of:=[.E223]+[.J223]" office:value-type="float" office:value="9.766663" calcext:value-type="float">
            <text:p>9.767</text:p>
          </table:table-cell>
        </table:table-row>
        <table:table-row table:style-name="ro1">
          <table:table-cell office:value-type="float" office:value="1738553955" calcext:value-type="float">
            <text:p>1738553955</text:p>
          </table:table-cell>
          <table:table-cell office:value-type="float" office:value="840.6444" calcext:value-type="float">
            <text:p>840.6444</text:p>
          </table:table-cell>
          <table:table-cell office:value-type="float" office:value="1738553955" calcext:value-type="float">
            <text:p>1738553955</text:p>
          </table:table-cell>
          <table:table-cell office:value-type="float" office:value="841" calcext:value-type="float">
            <text:p>841</text:p>
          </table:table-cell>
          <table:table-cell office:value-type="float" office:value="-0.3555908" calcext:value-type="float">
            <text:p>-0.356</text:p>
          </table:table-cell>
          <table:table-cell office:value-type="float" office:value="-0.3472566" calcext:value-type="float">
            <text:p>-0.347</text:p>
          </table:table-cell>
          <table:table-cell office:value-type="float" office:value="6.214174" calcext:value-type="float">
            <text:p>6.214</text:p>
          </table:table-cell>
          <table:table-cell office:value-type="float" office:value="583971783" calcext:value-type="float">
            <text:p>583971783</text:p>
          </table:table-cell>
          <table:table-cell office:value-type="float" office:value="31" calcext:value-type="float">
            <text:p>31</text:p>
          </table:table-cell>
          <table:table-cell table:formula="of:=[.I224]-18" office:value-type="float" office:value="13" calcext:value-type="float">
            <text:p>13</text:p>
          </table:table-cell>
          <table:table-cell table:formula="of:=[.E224]+[.J224]" office:value-type="float" office:value="12.6444092" calcext:value-type="float">
            <text:p>12.644</text:p>
          </table:table-cell>
        </table:table-row>
        <table:table-row table:style-name="ro1">
          <table:table-cell office:value-type="float" office:value="1738554979" calcext:value-type="float">
            <text:p>1738554979</text:p>
          </table:table-cell>
          <table:table-cell office:value-type="float" office:value="886.0262" calcext:value-type="float">
            <text:p>886.0262</text:p>
          </table:table-cell>
          <table:table-cell office:value-type="float" office:value="1738554979" calcext:value-type="float">
            <text:p>1738554979</text:p>
          </table:table-cell>
          <table:table-cell office:value-type="float" office:value="891" calcext:value-type="float">
            <text:p>891</text:p>
          </table:table-cell>
          <table:table-cell office:value-type="float" office:value="-4.973816" calcext:value-type="float">
            <text:p>-4.974</text:p>
          </table:table-cell>
          <table:table-cell office:value-type="float" office:value="-4.857242" calcext:value-type="float">
            <text:p>-4.857</text:p>
          </table:table-cell>
          <table:table-cell office:value-type="float" office:value="5.959687" calcext:value-type="float">
            <text:p>5.960</text:p>
          </table:table-cell>
          <table:table-cell office:value-type="float" office:value="584995821" calcext:value-type="float">
            <text:p>584995821</text:p>
          </table:table-cell>
          <table:table-cell office:value-type="float" office:value="27" calcext:value-type="float">
            <text:p>27</text:p>
          </table:table-cell>
          <table:table-cell table:formula="of:=[.I225]-18" office:value-type="float" office:value="9" calcext:value-type="float">
            <text:p>9</text:p>
          </table:table-cell>
          <table:table-cell table:formula="of:=[.E225]+[.J225]" office:value-type="float" office:value="4.026184" calcext:value-type="float">
            <text:p>4.026</text:p>
          </table:table-cell>
        </table:table-row>
        <table:table-row table:style-name="ro1">
          <table:table-cell office:value-type="float" office:value="1738556003" calcext:value-type="float">
            <text:p>1738556003</text:p>
          </table:table-cell>
          <table:table-cell office:value-type="float" office:value="928.0222" calcext:value-type="float">
            <text:p>928.0222</text:p>
          </table:table-cell>
          <table:table-cell office:value-type="float" office:value="1738556003" calcext:value-type="float">
            <text:p>1738556003</text:p>
          </table:table-cell>
          <table:table-cell office:value-type="float" office:value="929" calcext:value-type="float">
            <text:p>929</text:p>
          </table:table-cell>
          <table:table-cell office:value-type="float" office:value="-0.9778442" calcext:value-type="float">
            <text:p>-0.978</text:p>
          </table:table-cell>
          <table:table-cell office:value-type="float" office:value="-0.9549259" calcext:value-type="float">
            <text:p>-0.955</text:p>
          </table:table-cell>
          <table:table-cell office:value-type="float" office:value="5.551333" calcext:value-type="float">
            <text:p>5.551</text:p>
          </table:table-cell>
          <table:table-cell office:value-type="float" office:value="586019857" calcext:value-type="float">
            <text:p>586019857</text:p>
          </table:table-cell>
          <table:table-cell office:value-type="float" office:value="26" calcext:value-type="float">
            <text:p>26</text:p>
          </table:table-cell>
          <table:table-cell table:formula="of:=[.I226]-18" office:value-type="float" office:value="8" calcext:value-type="float">
            <text:p>8</text:p>
          </table:table-cell>
          <table:table-cell table:formula="of:=[.E226]+[.J226]" office:value-type="float" office:value="7.0221558" calcext:value-type="float">
            <text:p>7.022</text:p>
          </table:table-cell>
        </table:table-row>
        <table:table-row table:style-name="ro1">
          <table:table-cell office:value-type="float" office:value="1738557027" calcext:value-type="float">
            <text:p>1738557027</text:p>
          </table:table-cell>
          <table:table-cell office:value-type="float" office:value="974.9216" calcext:value-type="float">
            <text:p>974.9216</text:p>
          </table:table-cell>
          <table:table-cell office:value-type="float" office:value="1738557027" calcext:value-type="float">
            <text:p>1738557027</text:p>
          </table:table-cell>
          <table:table-cell office:value-type="float" office:value="974" calcext:value-type="float">
            <text:p>974</text:p>
          </table:table-cell>
          <table:table-cell office:value-type="float" office:value="0.9215698" calcext:value-type="float">
            <text:p>0.922</text:p>
          </table:table-cell>
          <table:table-cell office:value-type="float" office:value="0.8999704" calcext:value-type="float">
            <text:p>0.900</text:p>
          </table:table-cell>
          <table:table-cell office:value-type="float" office:value="5.332363" calcext:value-type="float">
            <text:p>5.332</text:p>
          </table:table-cell>
          <table:table-cell office:value-type="float" office:value="587043899" calcext:value-type="float">
            <text:p>587043899</text:p>
          </table:table-cell>
          <table:table-cell office:value-type="float" office:value="26" calcext:value-type="float">
            <text:p>26</text:p>
          </table:table-cell>
          <table:table-cell table:formula="of:=[.I227]-18" office:value-type="float" office:value="8" calcext:value-type="float">
            <text:p>8</text:p>
          </table:table-cell>
          <table:table-cell table:formula="of:=[.E227]+[.J227]" office:value-type="float" office:value="8.9215698" calcext:value-type="float">
            <text:p>8.922</text:p>
          </table:table-cell>
        </table:table-row>
        <table:table-row table:style-name="ro1">
          <table:table-cell office:value-type="float" office:value="1738558052" calcext:value-type="float">
            <text:p>1738558052</text:p>
          </table:table-cell>
          <table:table-cell office:value-type="float" office:value="25.72273" calcext:value-type="float">
            <text:p>25.72273</text:p>
          </table:table-cell>
          <table:table-cell office:value-type="float" office:value="1738558052" calcext:value-type="float">
            <text:p>1738558052</text:p>
          </table:table-cell>
          <table:table-cell office:value-type="float" office:value="18" calcext:value-type="float">
            <text:p>18</text:p>
          </table:table-cell>
          <table:table-cell office:value-type="float" office:value="7.722731" calcext:value-type="float">
            <text:p>7.723</text:p>
          </table:table-cell>
          <table:table-cell office:value-type="float" office:value="7.541729" calcext:value-type="float">
            <text:p>7.542</text:p>
          </table:table-cell>
          <table:table-cell office:value-type="float" office:value="5.302776" calcext:value-type="float">
            <text:p>5.303</text:p>
          </table:table-cell>
          <table:table-cell office:value-type="float" office:value="588067944" calcext:value-type="float">
            <text:p>588067944</text:p>
          </table:table-cell>
          <table:table-cell office:value-type="float" office:value="32" calcext:value-type="float">
            <text:p>32</text:p>
          </table:table-cell>
          <table:table-cell table:formula="of:=[.I228]-18" office:value-type="float" office:value="14" calcext:value-type="float">
            <text:p>14</text:p>
          </table:table-cell>
          <table:table-cell table:formula="of:=[.E228]+[.J228]" office:value-type="float" office:value="21.722731" calcext:value-type="float">
            <text:p>21.723</text:p>
          </table:table-cell>
        </table:table-row>
        <table:table-row table:style-name="ro1">
          <table:table-cell office:value-type="float" office:value="1738559076" calcext:value-type="float">
            <text:p>1738559076</text:p>
          </table:table-cell>
          <table:table-cell office:value-type="float" office:value="73.98676" calcext:value-type="float">
            <text:p>73.98676</text:p>
          </table:table-cell>
          <table:table-cell office:value-type="float" office:value="1738559076" calcext:value-type="float">
            <text:p>1738559076</text:p>
          </table:table-cell>
          <table:table-cell office:value-type="float" office:value="77" calcext:value-type="float">
            <text:p>77</text:p>
          </table:table-cell>
          <table:table-cell office:value-type="float" office:value="-3.013237" calcext:value-type="float">
            <text:p>-3.013</text:p>
          </table:table-cell>
          <table:table-cell office:value-type="float" office:value="-2.942614" calcext:value-type="float">
            <text:p>-2.943</text:p>
          </table:table-cell>
          <table:table-cell office:value-type="float" office:value="5.131153" calcext:value-type="float">
            <text:p>5.131</text:p>
          </table:table-cell>
          <table:table-cell office:value-type="float" office:value="589091986" calcext:value-type="float">
            <text:p>589091986</text:p>
          </table:table-cell>
          <table:table-cell office:value-type="float" office:value="30" calcext:value-type="float">
            <text:p>30</text:p>
          </table:table-cell>
          <table:table-cell table:formula="of:=[.I229]-18" office:value-type="float" office:value="12" calcext:value-type="float">
            <text:p>12</text:p>
          </table:table-cell>
          <table:table-cell table:formula="of:=[.E229]+[.J229]" office:value-type="float" office:value="8.986763" calcext:value-type="float">
            <text:p>8.987</text:p>
          </table:table-cell>
        </table:table-row>
        <table:table-row table:style-name="ro1">
          <table:table-cell office:value-type="float" office:value="1738560100" calcext:value-type="float">
            <text:p>1738560100</text:p>
          </table:table-cell>
          <table:table-cell office:value-type="float" office:value="119.0551" calcext:value-type="float">
            <text:p>119.0551</text:p>
          </table:table-cell>
          <table:table-cell office:value-type="float" office:value="1738560100" calcext:value-type="float">
            <text:p>1738560100</text:p>
          </table:table-cell>
          <table:table-cell office:value-type="float" office:value="119" calcext:value-type="float">
            <text:p>119</text:p>
          </table:table-cell>
          <table:table-cell office:value-type="float" office:value="0.05509186" calcext:value-type="float">
            <text:p>0.055</text:p>
          </table:table-cell>
          <table:table-cell office:value-type="float" office:value="0.05380064" calcext:value-type="float">
            <text:p>0.054</text:p>
          </table:table-cell>
          <table:table-cell office:value-type="float" office:value="4.841165" calcext:value-type="float">
            <text:p>4.841</text:p>
          </table:table-cell>
          <table:table-cell office:value-type="float" office:value="590116026" calcext:value-type="float">
            <text:p>590116026</text:p>
          </table:table-cell>
          <table:table-cell office:value-type="float" office:value="28" calcext:value-type="float">
            <text:p>28</text:p>
          </table:table-cell>
          <table:table-cell table:formula="of:=[.I230]-18" office:value-type="float" office:value="10" calcext:value-type="float">
            <text:p>10</text:p>
          </table:table-cell>
          <table:table-cell table:formula="of:=[.E230]+[.J230]" office:value-type="float" office:value="10.05509186" calcext:value-type="float">
            <text:p>10.055</text:p>
          </table:table-cell>
        </table:table-row>
        <table:table-row table:style-name="ro1">
          <table:table-cell office:value-type="float" office:value="1738561124" calcext:value-type="float">
            <text:p>1738561124</text:p>
          </table:table-cell>
          <table:table-cell office:value-type="float" office:value="167.5208" calcext:value-type="float">
            <text:p>167.5208</text:p>
          </table:table-cell>
          <table:table-cell office:value-type="float" office:value="1738561124" calcext:value-type="float">
            <text:p>1738561124</text:p>
          </table:table-cell>
          <table:table-cell office:value-type="float" office:value="166" calcext:value-type="float">
            <text:p>166</text:p>
          </table:table-cell>
          <table:table-cell office:value-type="float" office:value="1.520813" calcext:value-type="float">
            <text:p>1.521</text:p>
          </table:table-cell>
          <table:table-cell office:value-type="float" office:value="1.485169" calcext:value-type="float">
            <text:p>1.485</text:p>
          </table:table-cell>
          <table:table-cell office:value-type="float" office:value="5.586866" calcext:value-type="float">
            <text:p>5.587</text:p>
          </table:table-cell>
          <table:table-cell office:value-type="float" office:value="591140068" calcext:value-type="float">
            <text:p>591140068</text:p>
          </table:table-cell>
          <table:table-cell office:value-type="float" office:value="29" calcext:value-type="float">
            <text:p>29</text:p>
          </table:table-cell>
          <table:table-cell table:formula="of:=[.I231]-18" office:value-type="float" office:value="11" calcext:value-type="float">
            <text:p>11</text:p>
          </table:table-cell>
          <table:table-cell table:formula="of:=[.E231]+[.J231]" office:value-type="float" office:value="12.520813" calcext:value-type="float">
            <text:p>12.521</text:p>
          </table:table-cell>
        </table:table-row>
        <table:table-row table:style-name="ro1">
          <table:table-cell office:value-type="float" office:value="1738562148" calcext:value-type="float">
            <text:p>1738562148</text:p>
          </table:table-cell>
          <table:table-cell office:value-type="float" office:value="219.817" calcext:value-type="float">
            <text:p>219.817</text:p>
          </table:table-cell>
          <table:table-cell office:value-type="float" office:value="1738562148" calcext:value-type="float">
            <text:p>1738562148</text:p>
          </table:table-cell>
          <table:table-cell office:value-type="float" office:value="218" calcext:value-type="float">
            <text:p>218</text:p>
          </table:table-cell>
          <table:table-cell office:value-type="float" office:value="1.817032" calcext:value-type="float">
            <text:p>1.817</text:p>
          </table:table-cell>
          <table:table-cell office:value-type="float" office:value="1.774445" calcext:value-type="float">
            <text:p>1.774</text:p>
          </table:table-cell>
          <table:table-cell office:value-type="float" office:value="5.80584" calcext:value-type="float">
            <text:p>5.806</text:p>
          </table:table-cell>
          <table:table-cell office:value-type="float" office:value="592164115" calcext:value-type="float">
            <text:p>592164115</text:p>
          </table:table-cell>
          <table:table-cell office:value-type="float" office:value="31" calcext:value-type="float">
            <text:p>31</text:p>
          </table:table-cell>
          <table:table-cell table:formula="of:=[.I232]-18" office:value-type="float" office:value="13" calcext:value-type="float">
            <text:p>13</text:p>
          </table:table-cell>
          <table:table-cell table:formula="of:=[.E232]+[.J232]" office:value-type="float" office:value="14.817032" calcext:value-type="float">
            <text:p>14.817</text:p>
          </table:table-cell>
        </table:table-row>
        <table:table-row table:style-name="ro1">
          <table:table-cell office:value-type="float" office:value="1738563172" calcext:value-type="float">
            <text:p>1738563172</text:p>
          </table:table-cell>
          <table:table-cell office:value-type="float" office:value="267.0234" calcext:value-type="float">
            <text:p>267.0234</text:p>
          </table:table-cell>
          <table:table-cell office:value-type="float" office:value="1738563172" calcext:value-type="float">
            <text:p>1738563172</text:p>
          </table:table-cell>
          <table:table-cell office:value-type="float" office:value="269" calcext:value-type="float">
            <text:p>269</text:p>
          </table:table-cell>
          <table:table-cell office:value-type="float" office:value="-1.976563" calcext:value-type="float">
            <text:p>-1.977</text:p>
          </table:table-cell>
          <table:table-cell office:value-type="float" office:value="-1.930237" calcext:value-type="float">
            <text:p>-1.930</text:p>
          </table:table-cell>
          <table:table-cell office:value-type="float" office:value="5.817674" calcext:value-type="float">
            <text:p>5.818</text:p>
          </table:table-cell>
          <table:table-cell office:value-type="float" office:value="593188157" calcext:value-type="float">
            <text:p>593188157</text:p>
          </table:table-cell>
          <table:table-cell office:value-type="float" office:value="30" calcext:value-type="float">
            <text:p>30</text:p>
          </table:table-cell>
          <table:table-cell table:formula="of:=[.I233]-18" office:value-type="float" office:value="12" calcext:value-type="float">
            <text:p>12</text:p>
          </table:table-cell>
          <table:table-cell table:formula="of:=[.E233]+[.J233]" office:value-type="float" office:value="10.023437" calcext:value-type="float">
            <text:p>10.023</text:p>
          </table:table-cell>
        </table:table-row>
        <table:table-row table:style-name="ro1">
          <table:table-cell office:value-type="float" office:value="1738564196" calcext:value-type="float">
            <text:p>1738564196</text:p>
          </table:table-cell>
          <table:table-cell office:value-type="float" office:value="311.5073" calcext:value-type="float">
            <text:p>311.5073</text:p>
          </table:table-cell>
          <table:table-cell office:value-type="float" office:value="1738564196" calcext:value-type="float">
            <text:p>1738564196</text:p>
          </table:table-cell>
          <table:table-cell office:value-type="float" office:value="316" calcext:value-type="float">
            <text:p>316</text:p>
          </table:table-cell>
          <table:table-cell office:value-type="float" office:value="-4.492676" calcext:value-type="float">
            <text:p>-4.493</text:p>
          </table:table-cell>
          <table:table-cell office:value-type="float" office:value="-4.387379" calcext:value-type="float">
            <text:p>-4.387</text:p>
          </table:table-cell>
          <table:table-cell office:value-type="float" office:value="5.734817" calcext:value-type="float">
            <text:p>5.735</text:p>
          </table:table-cell>
          <table:table-cell office:value-type="float" office:value="594212196" calcext:value-type="float">
            <text:p>594212196</text:p>
          </table:table-cell>
          <table:table-cell office:value-type="float" office:value="24" calcext:value-type="float">
            <text:p>24</text:p>
          </table:table-cell>
          <table:table-cell table:formula="of:=[.I234]-18" office:value-type="float" office:value="6" calcext:value-type="float">
            <text:p>6</text:p>
          </table:table-cell>
          <table:table-cell table:formula="of:=[.E234]+[.J234]" office:value-type="float" office:value="1.507324" calcext:value-type="float">
            <text:p>1.507</text:p>
          </table:table-cell>
        </table:table-row>
        <table:table-row table:style-name="ro1">
          <table:table-cell office:value-type="float" office:value="1738565220" calcext:value-type="float">
            <text:p>1738565220</text:p>
          </table:table-cell>
          <table:table-cell office:value-type="float" office:value="359.4734" calcext:value-type="float">
            <text:p>359.4734</text:p>
          </table:table-cell>
          <table:table-cell office:value-type="float" office:value="1738565220" calcext:value-type="float">
            <text:p>1738565220</text:p>
          </table:table-cell>
          <table:table-cell office:value-type="float" office:value="357" calcext:value-type="float">
            <text:p>357</text:p>
          </table:table-cell>
          <table:table-cell office:value-type="float" office:value="2.47345" calcext:value-type="float">
            <text:p>2.473</text:p>
          </table:table-cell>
          <table:table-cell office:value-type="float" office:value="2.415478" calcext:value-type="float">
            <text:p>2.415</text:p>
          </table:table-cell>
          <table:table-cell office:value-type="float" office:value="5.592777" calcext:value-type="float">
            <text:p>5.593</text:p>
          </table:table-cell>
          <table:table-cell office:value-type="float" office:value="595236238" calcext:value-type="float">
            <text:p>595236238</text:p>
          </table:table-cell>
          <table:table-cell office:value-type="float" office:value="28" calcext:value-type="float">
            <text:p>28</text:p>
          </table:table-cell>
          <table:table-cell table:formula="of:=[.I235]-18" office:value-type="float" office:value="10" calcext:value-type="float">
            <text:p>10</text:p>
          </table:table-cell>
          <table:table-cell table:formula="of:=[.E235]+[.J235]" office:value-type="float" office:value="12.47345" calcext:value-type="float">
            <text:p>12.473</text:p>
          </table:table-cell>
        </table:table-row>
        <table:table-row table:style-name="ro1">
          <table:table-cell office:value-type="float" office:value="1738566244" calcext:value-type="float">
            <text:p>1738566244</text:p>
          </table:table-cell>
          <table:table-cell office:value-type="float" office:value="413.4835" calcext:value-type="float">
            <text:p>413.4835</text:p>
          </table:table-cell>
          <table:table-cell office:value-type="float" office:value="1738566244" calcext:value-type="float">
            <text:p>1738566244</text:p>
          </table:table-cell>
          <table:table-cell office:value-type="float" office:value="410" calcext:value-type="float">
            <text:p>410</text:p>
          </table:table-cell>
          <table:table-cell office:value-type="float" office:value="3.48349" calcext:value-type="float">
            <text:p>3.483</text:p>
          </table:table-cell>
          <table:table-cell office:value-type="float" office:value="3.401845" calcext:value-type="float">
            <text:p>3.402</text:p>
          </table:table-cell>
          <table:table-cell office:value-type="float" office:value="5.438901" calcext:value-type="float">
            <text:p>5.439</text:p>
          </table:table-cell>
          <table:table-cell office:value-type="float" office:value="596260286" calcext:value-type="float">
            <text:p>596260286</text:p>
          </table:table-cell>
          <table:table-cell office:value-type="float" office:value="30" calcext:value-type="float">
            <text:p>30</text:p>
          </table:table-cell>
          <table:table-cell table:formula="of:=[.I236]-18" office:value-type="float" office:value="12" calcext:value-type="float">
            <text:p>12</text:p>
          </table:table-cell>
          <table:table-cell table:formula="of:=[.E236]+[.J236]" office:value-type="float" office:value="15.48349" calcext:value-type="float">
            <text:p>15.483</text:p>
          </table:table-cell>
        </table:table-row>
        <table:table-row table:style-name="ro1">
          <table:table-cell office:value-type="float" office:value="1738567268" calcext:value-type="float">
            <text:p>1738567268</text:p>
          </table:table-cell>
          <table:table-cell office:value-type="float" office:value="457.7411" calcext:value-type="float">
            <text:p>457.7411</text:p>
          </table:table-cell>
          <table:table-cell office:value-type="float" office:value="1738567268" calcext:value-type="float">
            <text:p>1738567268</text:p>
          </table:table-cell>
          <table:table-cell office:value-type="float" office:value="460" calcext:value-type="float">
            <text:p>460</text:p>
          </table:table-cell>
          <table:table-cell office:value-type="float" office:value="-2.258911" calcext:value-type="float">
            <text:p>-2.259</text:p>
          </table:table-cell>
          <table:table-cell office:value-type="float" office:value="-2.205968" calcext:value-type="float">
            <text:p>-2.206</text:p>
          </table:table-cell>
          <table:table-cell office:value-type="float" office:value="5.243599" calcext:value-type="float">
            <text:p>5.244</text:p>
          </table:table-cell>
          <table:table-cell office:value-type="float" office:value="597284326" calcext:value-type="float">
            <text:p>597284326</text:p>
          </table:table-cell>
          <table:table-cell office:value-type="float" office:value="30" calcext:value-type="float">
            <text:p>30</text:p>
          </table:table-cell>
          <table:table-cell table:formula="of:=[.I237]-18" office:value-type="float" office:value="12" calcext:value-type="float">
            <text:p>12</text:p>
          </table:table-cell>
          <table:table-cell table:formula="of:=[.E237]+[.J237]" office:value-type="float" office:value="9.741089" calcext:value-type="float">
            <text:p>9.741</text:p>
          </table:table-cell>
        </table:table-row>
        <table:table-row table:style-name="ro1">
          <table:table-cell office:value-type="float" office:value="1738568292" calcext:value-type="float">
            <text:p>1738568292</text:p>
          </table:table-cell>
          <table:table-cell office:value-type="float" office:value="507.5449" calcext:value-type="float">
            <text:p>507.5449</text:p>
          </table:table-cell>
          <table:table-cell office:value-type="float" office:value="1738568292" calcext:value-type="float">
            <text:p>1738568292</text:p>
          </table:table-cell>
          <table:table-cell office:value-type="float" office:value="511" calcext:value-type="float">
            <text:p>511</text:p>
          </table:table-cell>
          <table:table-cell office:value-type="float" office:value="-3.455139" calcext:value-type="float">
            <text:p>-3.455</text:p>
          </table:table-cell>
          <table:table-cell office:value-type="float" office:value="-3.374159" calcext:value-type="float">
            <text:p>-3.374</text:p>
          </table:table-cell>
          <table:table-cell office:value-type="float" office:value="5.225844" calcext:value-type="float">
            <text:p>5.226</text:p>
          </table:table-cell>
          <table:table-cell office:value-type="float" office:value="598308369" calcext:value-type="float">
            <text:p>598308369</text:p>
          </table:table-cell>
          <table:table-cell office:value-type="float" office:value="25" calcext:value-type="float">
            <text:p>25</text:p>
          </table:table-cell>
          <table:table-cell table:formula="of:=[.I238]-18" office:value-type="float" office:value="7" calcext:value-type="float">
            <text:p>7</text:p>
          </table:table-cell>
          <table:table-cell table:formula="of:=[.E238]+[.J238]" office:value-type="float" office:value="3.544861" calcext:value-type="float">
            <text:p>3.545</text:p>
          </table:table-cell>
        </table:table-row>
        <table:table-row table:style-name="ro1">
          <table:table-cell office:value-type="float" office:value="1738569316" calcext:value-type="float">
            <text:p>1738569316</text:p>
          </table:table-cell>
          <table:table-cell office:value-type="float" office:value="558.3721" calcext:value-type="float">
            <text:p>558.3721</text:p>
          </table:table-cell>
          <table:table-cell office:value-type="float" office:value="1738569316" calcext:value-type="float">
            <text:p>1738569316</text:p>
          </table:table-cell>
          <table:table-cell office:value-type="float" office:value="549" calcext:value-type="float">
            <text:p>549</text:p>
          </table:table-cell>
          <table:table-cell office:value-type="float" office:value="9.37207" calcext:value-type="float">
            <text:p>9.372</text:p>
          </table:table-cell>
          <table:table-cell office:value-type="float" office:value="9.152412" calcext:value-type="float">
            <text:p>9.152</text:p>
          </table:table-cell>
          <table:table-cell office:value-type="float" office:value="5.40339" calcext:value-type="float">
            <text:p>5.403</text:p>
          </table:table-cell>
          <table:table-cell office:value-type="float" office:value="599332415" calcext:value-type="float">
            <text:p>599332415</text:p>
          </table:table-cell>
          <table:table-cell office:value-type="float" office:value="33" calcext:value-type="float">
            <text:p>33</text:p>
          </table:table-cell>
          <table:table-cell table:formula="of:=[.I239]-18" office:value-type="float" office:value="15" calcext:value-type="float">
            <text:p>15</text:p>
          </table:table-cell>
          <table:table-cell table:formula="of:=[.E239]+[.J239]" office:value-type="float" office:value="24.37207" calcext:value-type="float">
            <text:p>24.372</text:p>
          </table:table-cell>
        </table:table-row>
        <table:table-row table:style-name="ro1">
          <table:table-cell office:value-type="float" office:value="1738570340" calcext:value-type="float">
            <text:p>1738570340</text:p>
          </table:table-cell>
          <table:table-cell office:value-type="float" office:value="605.0965" calcext:value-type="float">
            <text:p>605.0965</text:p>
          </table:table-cell>
          <table:table-cell office:value-type="float" office:value="1738570340" calcext:value-type="float">
            <text:p>1738570340</text:p>
          </table:table-cell>
          <table:table-cell office:value-type="float" office:value="609" calcext:value-type="float">
            <text:p>609</text:p>
          </table:table-cell>
          <table:table-cell office:value-type="float" office:value="-3.903503" calcext:value-type="float">
            <text:p>-3.904</text:p>
          </table:table-cell>
          <table:table-cell office:value-type="float" office:value="-3.812015" calcext:value-type="float">
            <text:p>-3.812</text:p>
          </table:table-cell>
          <table:table-cell office:value-type="float" office:value="5.468491" calcext:value-type="float">
            <text:p>5.468</text:p>
          </table:table-cell>
          <table:table-cell office:value-type="float" office:value="600356455" calcext:value-type="float">
            <text:p>600356455</text:p>
          </table:table-cell>
          <table:table-cell office:value-type="float" office:value="27" calcext:value-type="float">
            <text:p>27</text:p>
          </table:table-cell>
          <table:table-cell table:formula="of:=[.I240]-18" office:value-type="float" office:value="9" calcext:value-type="float">
            <text:p>9</text:p>
          </table:table-cell>
          <table:table-cell table:formula="of:=[.E240]+[.J240]" office:value-type="float" office:value="5.096497" calcext:value-type="float">
            <text:p>5.096</text:p>
          </table:table-cell>
        </table:table-row>
        <table:table-row table:style-name="ro1">
          <table:table-cell office:value-type="float" office:value="1738571364" calcext:value-type="float">
            <text:p>1738571364</text:p>
          </table:table-cell>
          <table:table-cell office:value-type="float" office:value="653.6866" calcext:value-type="float">
            <text:p>653.6866</text:p>
          </table:table-cell>
          <table:table-cell office:value-type="float" office:value="1738571364" calcext:value-type="float">
            <text:p>1738571364</text:p>
          </table:table-cell>
          <table:table-cell office:value-type="float" office:value="649" calcext:value-type="float">
            <text:p>649</text:p>
          </table:table-cell>
          <table:table-cell office:value-type="float" office:value="4.686646" calcext:value-type="float">
            <text:p>4.687</text:p>
          </table:table-cell>
          <table:table-cell office:value-type="float" office:value="4.576802" calcext:value-type="float">
            <text:p>4.577</text:p>
          </table:table-cell>
          <table:table-cell office:value-type="float" office:value="5.521756" calcext:value-type="float">
            <text:p>5.522</text:p>
          </table:table-cell>
          <table:table-cell office:value-type="float" office:value="601380499" calcext:value-type="float">
            <text:p>601380499</text:p>
          </table:table-cell>
          <table:table-cell office:value-type="float" office:value="31" calcext:value-type="float">
            <text:p>31</text:p>
          </table:table-cell>
          <table:table-cell table:formula="of:=[.I241]-18" office:value-type="float" office:value="13" calcext:value-type="float">
            <text:p>13</text:p>
          </table:table-cell>
          <table:table-cell table:formula="of:=[.E241]+[.J241]" office:value-type="float" office:value="17.686646" calcext:value-type="float">
            <text:p>17.687</text:p>
          </table:table-cell>
        </table:table-row>
        <table:table-row table:style-name="ro1">
          <table:table-cell office:value-type="float" office:value="1738572388" calcext:value-type="float">
            <text:p>1738572388</text:p>
          </table:table-cell>
          <table:table-cell office:value-type="float" office:value="695.9518" calcext:value-type="float">
            <text:p>695.9518</text:p>
          </table:table-cell>
          <table:table-cell office:value-type="float" office:value="1738572388" calcext:value-type="float">
            <text:p>1738572388</text:p>
          </table:table-cell>
          <table:table-cell office:value-type="float" office:value="701" calcext:value-type="float">
            <text:p>701</text:p>
          </table:table-cell>
          <table:table-cell office:value-type="float" office:value="-5.048157" calcext:value-type="float">
            <text:p>-5.048</text:p>
          </table:table-cell>
          <table:table-cell office:value-type="float" office:value="-4.929841" calcext:value-type="float">
            <text:p>-4.930</text:p>
          </table:table-cell>
          <table:table-cell office:value-type="float" office:value="5.569103" calcext:value-type="float">
            <text:p>5.569</text:p>
          </table:table-cell>
          <table:table-cell office:value-type="float" office:value="602404535" calcext:value-type="float">
            <text:p>602404535</text:p>
          </table:table-cell>
          <table:table-cell office:value-type="float" office:value="26" calcext:value-type="float">
            <text:p>26</text:p>
          </table:table-cell>
          <table:table-cell table:formula="of:=[.I242]-18" office:value-type="float" office:value="8" calcext:value-type="float">
            <text:p>8</text:p>
          </table:table-cell>
          <table:table-cell table:formula="of:=[.E242]+[.J242]" office:value-type="float" office:value="2.951843" calcext:value-type="float">
            <text:p>2.952</text:p>
          </table:table-cell>
        </table:table-row>
        <table:table-row table:style-name="ro1">
          <table:table-cell office:value-type="float" office:value="1738573412" calcext:value-type="float">
            <text:p>1738573412</text:p>
          </table:table-cell>
          <table:table-cell office:value-type="float" office:value="740.9401" calcext:value-type="float">
            <text:p>740.9401</text:p>
          </table:table-cell>
          <table:table-cell office:value-type="float" office:value="1738573412" calcext:value-type="float">
            <text:p>1738573412</text:p>
          </table:table-cell>
          <table:table-cell office:value-type="float" office:value="740" calcext:value-type="float">
            <text:p>740</text:p>
          </table:table-cell>
          <table:table-cell office:value-type="float" office:value="0.9401245" calcext:value-type="float">
            <text:p>0.940</text:p>
          </table:table-cell>
          <table:table-cell office:value-type="float" office:value="0.9180902" calcext:value-type="float">
            <text:p>0.918</text:p>
          </table:table-cell>
          <table:table-cell office:value-type="float" office:value="5.592778" calcext:value-type="float">
            <text:p>5.593</text:p>
          </table:table-cell>
          <table:table-cell office:value-type="float" office:value="603428575" calcext:value-type="float">
            <text:p>603428575</text:p>
          </table:table-cell>
          <table:table-cell office:value-type="float" office:value="27" calcext:value-type="float">
            <text:p>27</text:p>
          </table:table-cell>
          <table:table-cell table:formula="of:=[.I243]-18" office:value-type="float" office:value="9" calcext:value-type="float">
            <text:p>9</text:p>
          </table:table-cell>
          <table:table-cell table:formula="of:=[.E243]+[.J243]" office:value-type="float" office:value="9.9401245" calcext:value-type="float">
            <text:p>9.940</text:p>
          </table:table-cell>
        </table:table-row>
        <table:table-row table:style-name="ro1">
          <table:table-cell office:value-type="float" office:value="1738574436" calcext:value-type="float">
            <text:p>1738574436</text:p>
          </table:table-cell>
          <table:table-cell office:value-type="float" office:value="789.7072" calcext:value-type="float">
            <text:p>789.7072</text:p>
          </table:table-cell>
          <table:table-cell office:value-type="float" office:value="1738574436" calcext:value-type="float">
            <text:p>1738574436</text:p>
          </table:table-cell>
          <table:table-cell office:value-type="float" office:value="786" calcext:value-type="float">
            <text:p>786</text:p>
          </table:table-cell>
          <table:table-cell office:value-type="float" office:value="3.707214" calcext:value-type="float">
            <text:p>3.707</text:p>
          </table:table-cell>
          <table:table-cell office:value-type="float" office:value="3.620326" calcext:value-type="float">
            <text:p>3.620</text:p>
          </table:table-cell>
          <table:table-cell office:value-type="float" office:value="5.504007" calcext:value-type="float">
            <text:p>5.504</text:p>
          </table:table-cell>
          <table:table-cell office:value-type="float" office:value="604452618" calcext:value-type="float">
            <text:p>604452618</text:p>
          </table:table-cell>
          <table:table-cell office:value-type="float" office:value="30" calcext:value-type="float">
            <text:p>30</text:p>
          </table:table-cell>
          <table:table-cell table:formula="of:=[.I244]-18" office:value-type="float" office:value="12" calcext:value-type="float">
            <text:p>12</text:p>
          </table:table-cell>
          <table:table-cell table:formula="of:=[.E244]+[.J244]" office:value-type="float" office:value="15.707214" calcext:value-type="float">
            <text:p>15.707</text:p>
          </table:table-cell>
        </table:table-row>
        <table:table-row table:style-name="ro1">
          <table:table-cell office:value-type="float" office:value="1738575460" calcext:value-type="float">
            <text:p>1738575460</text:p>
          </table:table-cell>
          <table:table-cell office:value-type="float" office:value="837.7446" calcext:value-type="float">
            <text:p>837.7446</text:p>
          </table:table-cell>
          <table:table-cell office:value-type="float" office:value="1738575460" calcext:value-type="float">
            <text:p>1738575460</text:p>
          </table:table-cell>
          <table:table-cell office:value-type="float" office:value="837" calcext:value-type="float">
            <text:p>837</text:p>
          </table:table-cell>
          <table:table-cell office:value-type="float" office:value="0.7445679" calcext:value-type="float">
            <text:p>0.745</text:p>
          </table:table-cell>
          <table:table-cell office:value-type="float" office:value="0.727117" calcext:value-type="float">
            <text:p>0.727</text:p>
          </table:table-cell>
          <table:table-cell office:value-type="float" office:value="5.509928" calcext:value-type="float">
            <text:p>5.510</text:p>
          </table:table-cell>
          <table:table-cell office:value-type="float" office:value="605476660" calcext:value-type="float">
            <text:p>605476660</text:p>
          </table:table-cell>
          <table:table-cell office:value-type="float" office:value="29" calcext:value-type="float">
            <text:p>29</text:p>
          </table:table-cell>
          <table:table-cell table:formula="of:=[.I245]-18" office:value-type="float" office:value="11" calcext:value-type="float">
            <text:p>11</text:p>
          </table:table-cell>
          <table:table-cell table:formula="of:=[.E245]+[.J245]" office:value-type="float" office:value="11.7445679" calcext:value-type="float">
            <text:p>11.745</text:p>
          </table:table-cell>
        </table:table-row>
        <table:table-row table:style-name="ro1">
          <table:table-cell office:value-type="float" office:value="1738576484" calcext:value-type="float">
            <text:p>1738576484</text:p>
          </table:table-cell>
          <table:table-cell office:value-type="float" office:value="920.3099" calcext:value-type="float">
            <text:p>920.3099</text:p>
          </table:table-cell>
          <table:table-cell office:value-type="float" office:value="1738576484" calcext:value-type="float">
            <text:p>1738576484</text:p>
          </table:table-cell>
          <table:table-cell office:value-type="float" office:value="886" calcext:value-type="float">
            <text:p>886</text:p>
          </table:table-cell>
          <table:table-cell office:value-type="float" office:value="34.30988" calcext:value-type="float">
            <text:p>34.310</text:p>
          </table:table-cell>
          <table:table-cell office:value-type="float" office:value="33.50574" calcext:value-type="float">
            <text:p>33.506</text:p>
          </table:table-cell>
          <table:table-cell office:value-type="float" office:value="6.510107" calcext:value-type="float">
            <text:p>6.510</text:p>
          </table:table-cell>
          <table:table-cell office:value-type="float" office:value="606500737" calcext:value-type="float">
            <text:p>606500737</text:p>
          </table:table-cell>
          <table:table-cell office:value-type="float" office:value="64" calcext:value-type="float">
            <text:p>64</text:p>
          </table:table-cell>
          <table:table-cell table:formula="of:=[.I246]-18" office:value-type="float" office:value="46" calcext:value-type="float">
            <text:p>46</text:p>
          </table:table-cell>
          <table:table-cell table:formula="of:=[.E246]+[.J246]" office:value-type="float" office:value="80.30988" calcext:value-type="float">
            <text:p>80.310</text:p>
          </table:table-cell>
        </table:table-row>
        <table:table-row table:style-name="ro1">
          <table:table-cell office:value-type="float" office:value="1738577508" calcext:value-type="float">
            <text:p>1738577508</text:p>
          </table:table-cell>
          <table:table-cell office:value-type="float" office:value="975.8602" calcext:value-type="float">
            <text:p>975.8602</text:p>
          </table:table-cell>
          <table:table-cell office:value-type="float" office:value="1738577509" calcext:value-type="float">
            <text:p>1738577509</text:p>
          </table:table-cell>
          <table:table-cell office:value-type="float" office:value="12" calcext:value-type="float">
            <text:p>12</text:p>
          </table:table-cell>
          <table:table-cell office:value-type="float" office:value="-36.13983" calcext:value-type="float">
            <text:p>-36.140</text:p>
          </table:table-cell>
          <table:table-cell office:value-type="float" office:value="-35.2928" calcext:value-type="float">
            <text:p>-35.293</text:p>
          </table:table-cell>
          <table:table-cell office:value-type="float" office:value="6.29112" calcext:value-type="float">
            <text:p>6.291</text:p>
          </table:table-cell>
          <table:table-cell office:value-type="float" office:value="607524788" calcext:value-type="float">
            <text:p>607524788</text:p>
          </table:table-cell>
          <table:table-cell office:value-type="float" office:value="30" calcext:value-type="float">
            <text:p>30</text:p>
          </table:table-cell>
          <table:table-cell table:formula="of:=[.I247]-18" office:value-type="float" office:value="12" calcext:value-type="float">
            <text:p>12</text:p>
          </table:table-cell>
          <table:table-cell table:formula="of:=[.E247]+[.J247]" office:value-type="float" office:value="-24.13983" calcext:value-type="float">
            <text:p>-24.140</text:p>
          </table:table-cell>
        </table:table-row>
        <table:table-row table:style-name="ro1">
          <table:table-cell office:value-type="float" office:value="1738578533" calcext:value-type="float">
            <text:p>1738578533</text:p>
          </table:table-cell>
          <table:table-cell office:value-type="float" office:value="22.67318" calcext:value-type="float">
            <text:p>22.67318</text:p>
          </table:table-cell>
          <table:table-cell office:value-type="float" office:value="1738578533" calcext:value-type="float">
            <text:p>1738578533</text:p>
          </table:table-cell>
          <table:table-cell office:value-type="float" office:value="24" calcext:value-type="float">
            <text:p>24</text:p>
          </table:table-cell>
          <table:table-cell office:value-type="float" office:value="-1.326817" calcext:value-type="float">
            <text:p>-1.327</text:p>
          </table:table-cell>
          <table:table-cell office:value-type="float" office:value="-1.295719" calcext:value-type="float">
            <text:p>-1.296</text:p>
          </table:table-cell>
          <table:table-cell office:value-type="float" office:value="6.012954" calcext:value-type="float">
            <text:p>6.013</text:p>
          </table:table-cell>
          <table:table-cell office:value-type="float" office:value="608548828" calcext:value-type="float">
            <text:p>608548828</text:p>
          </table:table-cell>
          <table:table-cell office:value-type="float" office:value="28" calcext:value-type="float">
            <text:p>28</text:p>
          </table:table-cell>
          <table:table-cell table:formula="of:=[.I248]-18" office:value-type="float" office:value="10" calcext:value-type="float">
            <text:p>10</text:p>
          </table:table-cell>
          <table:table-cell table:formula="of:=[.E248]+[.J248]" office:value-type="float" office:value="8.673183" calcext:value-type="float">
            <text:p>8.673</text:p>
          </table:table-cell>
        </table:table-row>
        <table:table-row table:style-name="ro1">
          <table:table-cell office:value-type="float" office:value="1738579557" calcext:value-type="float">
            <text:p>1738579557</text:p>
          </table:table-cell>
          <table:table-cell office:value-type="float" office:value="67.66453" calcext:value-type="float">
            <text:p>67.66453</text:p>
          </table:table-cell>
          <table:table-cell office:value-type="float" office:value="1738579557" calcext:value-type="float">
            <text:p>1738579557</text:p>
          </table:table-cell>
          <table:table-cell office:value-type="float" office:value="67" calcext:value-type="float">
            <text:p>67</text:p>
          </table:table-cell>
          <table:table-cell office:value-type="float" office:value="0.6645279" calcext:value-type="float">
            <text:p>0.665</text:p>
          </table:table-cell>
          <table:table-cell office:value-type="float" office:value="0.648953" calcext:value-type="float">
            <text:p>0.649</text:p>
          </table:table-cell>
          <table:table-cell office:value-type="float" office:value="5.971522" calcext:value-type="float">
            <text:p>5.972</text:p>
          </table:table-cell>
          <table:table-cell office:value-type="float" office:value="609572867" calcext:value-type="float">
            <text:p>609572867</text:p>
          </table:table-cell>
          <table:table-cell office:value-type="float" office:value="29" calcext:value-type="float">
            <text:p>29</text:p>
          </table:table-cell>
          <table:table-cell table:formula="of:=[.I249]-18" office:value-type="float" office:value="11" calcext:value-type="float">
            <text:p>11</text:p>
          </table:table-cell>
          <table:table-cell table:formula="of:=[.E249]+[.J249]" office:value-type="float" office:value="11.6645279" calcext:value-type="float">
            <text:p>11.665</text:p>
          </table:table-cell>
        </table:table-row>
        <table:table-row table:style-name="ro1">
          <table:table-cell office:value-type="float" office:value="1738580581" calcext:value-type="float">
            <text:p>1738580581</text:p>
          </table:table-cell>
          <table:table-cell office:value-type="float" office:value="116.6742" calcext:value-type="float">
            <text:p>116.6742</text:p>
          </table:table-cell>
          <table:table-cell office:value-type="float" office:value="1738580581" calcext:value-type="float">
            <text:p>1738580581</text:p>
          </table:table-cell>
          <table:table-cell office:value-type="float" office:value="114" calcext:value-type="float">
            <text:p>114</text:p>
          </table:table-cell>
          <table:table-cell office:value-type="float" office:value="2.67424" calcext:value-type="float">
            <text:p>2.674</text:p>
          </table:table-cell>
          <table:table-cell office:value-type="float" office:value="2.611562" calcext:value-type="float">
            <text:p>2.612</text:p>
          </table:table-cell>
          <table:table-cell office:value-type="float" office:value="5.722953" calcext:value-type="float">
            <text:p>5.723</text:p>
          </table:table-cell>
          <table:table-cell office:value-type="float" office:value="610596912" calcext:value-type="float">
            <text:p>610596912</text:p>
          </table:table-cell>
          <table:table-cell office:value-type="float" office:value="32" calcext:value-type="float">
            <text:p>32</text:p>
          </table:table-cell>
          <table:table-cell table:formula="of:=[.I250]-18" office:value-type="float" office:value="14" calcext:value-type="float">
            <text:p>14</text:p>
          </table:table-cell>
          <table:table-cell table:formula="of:=[.E250]+[.J250]" office:value-type="float" office:value="16.67424" calcext:value-type="float">
            <text:p>16.674</text:p>
          </table:table-cell>
        </table:table-row>
        <table:table-row table:style-name="ro1">
          <table:table-cell office:value-type="float" office:value="1738581605" calcext:value-type="float">
            <text:p>1738581605</text:p>
          </table:table-cell>
          <table:table-cell office:value-type="float" office:value="167.1945" calcext:value-type="float">
            <text:p>167.1945</text:p>
          </table:table-cell>
          <table:table-cell office:value-type="float" office:value="1738581605" calcext:value-type="float">
            <text:p>1738581605</text:p>
          </table:table-cell>
          <table:table-cell office:value-type="float" office:value="166" calcext:value-type="float">
            <text:p>166</text:p>
          </table:table-cell>
          <table:table-cell office:value-type="float" office:value="1.194519" calcext:value-type="float">
            <text:p>1.195</text:p>
          </table:table-cell>
          <table:table-cell office:value-type="float" office:value="1.166523" calcext:value-type="float">
            <text:p>1.167</text:p>
          </table:table-cell>
          <table:table-cell office:value-type="float" office:value="5.699279" calcext:value-type="float">
            <text:p>5.699</text:p>
          </table:table-cell>
          <table:table-cell office:value-type="float" office:value="611620955" calcext:value-type="float">
            <text:p>611620955</text:p>
          </table:table-cell>
          <table:table-cell office:value-type="float" office:value="31" calcext:value-type="float">
            <text:p>31</text:p>
          </table:table-cell>
          <table:table-cell table:formula="of:=[.I251]-18" office:value-type="float" office:value="13" calcext:value-type="float">
            <text:p>13</text:p>
          </table:table-cell>
          <table:table-cell table:formula="of:=[.E251]+[.J251]" office:value-type="float" office:value="14.194519" calcext:value-type="float">
            <text:p>14.195</text:p>
          </table:table-cell>
        </table:table-row>
        <table:table-row table:style-name="ro1">
          <table:table-cell office:value-type="float" office:value="1738582629" calcext:value-type="float">
            <text:p>1738582629</text:p>
          </table:table-cell>
          <table:table-cell office:value-type="float" office:value="212.6796" calcext:value-type="float">
            <text:p>212.6796</text:p>
          </table:table-cell>
          <table:table-cell office:value-type="float" office:value="1738582629" calcext:value-type="float">
            <text:p>1738582629</text:p>
          </table:table-cell>
          <table:table-cell office:value-type="float" office:value="217" calcext:value-type="float">
            <text:p>217</text:p>
          </table:table-cell>
          <table:table-cell office:value-type="float" office:value="-4.320419" calcext:value-type="float">
            <text:p>-4.320</text:p>
          </table:table-cell>
          <table:table-cell office:value-type="float" office:value="-4.219159" calcext:value-type="float">
            <text:p>-4.219</text:p>
          </table:table-cell>
          <table:table-cell office:value-type="float" office:value="5.462554" calcext:value-type="float">
            <text:p>5.463</text:p>
          </table:table-cell>
          <table:table-cell office:value-type="float" office:value="612644995" calcext:value-type="float">
            <text:p>612644995</text:p>
          </table:table-cell>
          <table:table-cell office:value-type="float" office:value="27" calcext:value-type="float">
            <text:p>27</text:p>
          </table:table-cell>
          <table:table-cell table:formula="of:=[.I252]-18" office:value-type="float" office:value="9" calcext:value-type="float">
            <text:p>9</text:p>
          </table:table-cell>
          <table:table-cell table:formula="of:=[.E252]+[.J252]" office:value-type="float" office:value="4.679581" calcext:value-type="float">
            <text:p>4.680</text:p>
          </table:table-cell>
        </table:table-row>
        <table:table-row table:style-name="ro1">
          <table:table-cell office:value-type="float" office:value="1738583653" calcext:value-type="float">
            <text:p>1738583653</text:p>
          </table:table-cell>
          <table:table-cell office:value-type="float" office:value="255.9378" calcext:value-type="float">
            <text:p>255.9378</text:p>
          </table:table-cell>
          <table:table-cell office:value-type="float" office:value="1738583653" calcext:value-type="float">
            <text:p>1738583653</text:p>
          </table:table-cell>
          <table:table-cell office:value-type="float" office:value="256" calcext:value-type="float">
            <text:p>256</text:p>
          </table:table-cell>
          <table:table-cell office:value-type="float" office:value="-0.06222534" calcext:value-type="float">
            <text:p>-0.062</text:p>
          </table:table-cell>
          <table:table-cell office:value-type="float" office:value="-0.06076693" calcext:value-type="float">
            <text:p>-0.061</text:p>
          </table:table-cell>
          <table:table-cell office:value-type="float" office:value="5.113387" calcext:value-type="float">
            <text:p>5.113</text:p>
          </table:table-cell>
          <table:table-cell office:value-type="float" office:value="613669032" calcext:value-type="float">
            <text:p>613669032</text:p>
          </table:table-cell>
          <table:table-cell office:value-type="float" office:value="26" calcext:value-type="float">
            <text:p>26</text:p>
          </table:table-cell>
          <table:table-cell table:formula="of:=[.I253]-18" office:value-type="float" office:value="8" calcext:value-type="float">
            <text:p>8</text:p>
          </table:table-cell>
          <table:table-cell table:formula="of:=[.E253]+[.J253]" office:value-type="float" office:value="7.93777466" calcext:value-type="float">
            <text:p>7.938</text:p>
          </table:table-cell>
        </table:table-row>
        <table:table-row table:style-name="ro1">
          <table:table-cell office:value-type="float" office:value="1738584677" calcext:value-type="float">
            <text:p>1738584677</text:p>
          </table:table-cell>
          <table:table-cell office:value-type="float" office:value="346.4018" calcext:value-type="float">
            <text:p>346.4018</text:p>
          </table:table-cell>
          <table:table-cell office:value-type="float" office:value="1738584677" calcext:value-type="float">
            <text:p>1738584677</text:p>
          </table:table-cell>
          <table:table-cell office:value-type="float" office:value="298" calcext:value-type="float">
            <text:p>298</text:p>
          </table:table-cell>
          <table:table-cell office:value-type="float" office:value="48.40182" calcext:value-type="float">
            <text:p>48.402</text:p>
          </table:table-cell>
          <table:table-cell office:value-type="float" office:value="47.26741" calcext:value-type="float">
            <text:p>47.267</text:p>
          </table:table-cell>
          <table:table-cell office:value-type="float" office:value="6.178675" calcext:value-type="float">
            <text:p>6.179</text:p>
          </table:table-cell>
          <table:table-cell office:value-type="float" office:value="614693117" calcext:value-type="float">
            <text:p>614693117</text:p>
          </table:table-cell>
          <table:table-cell office:value-type="float" office:value="73" calcext:value-type="float">
            <text:p>73</text:p>
          </table:table-cell>
          <table:table-cell table:formula="of:=[.I254]-18" office:value-type="float" office:value="55" calcext:value-type="float">
            <text:p>55</text:p>
          </table:table-cell>
          <table:table-cell table:formula="of:=[.E254]+[.J254]" office:value-type="float" office:value="103.40182" calcext:value-type="float">
            <text:p>103.402</text:p>
          </table:table-cell>
        </table:table-row>
        <table:table-row table:style-name="ro1">
          <table:table-cell office:value-type="float" office:value="1738585701" calcext:value-type="float">
            <text:p>1738585701</text:p>
          </table:table-cell>
          <table:table-cell office:value-type="float" office:value="445.9616" calcext:value-type="float">
            <text:p>445.9616</text:p>
          </table:table-cell>
          <table:table-cell office:value-type="float" office:value="1738585701" calcext:value-type="float">
            <text:p>1738585701</text:p>
          </table:table-cell>
          <table:table-cell office:value-type="float" office:value="437" calcext:value-type="float">
            <text:p>437</text:p>
          </table:table-cell>
          <table:table-cell office:value-type="float" office:value="8.961639" calcext:value-type="float">
            <text:p>8.962</text:p>
          </table:table-cell>
          <table:table-cell office:value-type="float" office:value="8.7516" calcext:value-type="float">
            <text:p>8.752</text:p>
          </table:table-cell>
          <table:table-cell office:value-type="float" office:value="7.125587" calcext:value-type="float">
            <text:p>7.126</text:p>
          </table:table-cell>
          <table:table-cell office:value-type="float" office:value="615717210" calcext:value-type="float">
            <text:p>615717210</text:p>
          </table:table-cell>
          <table:table-cell office:value-type="float" office:value="81" calcext:value-type="float">
            <text:p>81</text:p>
          </table:table-cell>
          <table:table-cell table:formula="of:=[.I255]-18" office:value-type="float" office:value="63" calcext:value-type="float">
            <text:p>63</text:p>
          </table:table-cell>
          <table:table-cell table:formula="of:=[.E255]+[.J255]" office:value-type="float" office:value="71.961639" calcext:value-type="float">
            <text:p>71.962</text:p>
          </table:table-cell>
        </table:table-row>
        <table:table-row table:style-name="ro1">
          <table:table-cell office:value-type="float" office:value="1738586725" calcext:value-type="float">
            <text:p>1738586725</text:p>
          </table:table-cell>
          <table:table-cell office:value-type="float" office:value="497.3394" calcext:value-type="float">
            <text:p>497.3394</text:p>
          </table:table-cell>
          <table:table-cell office:value-type="float" office:value="1738586725" calcext:value-type="float">
            <text:p>1738586725</text:p>
          </table:table-cell>
          <table:table-cell office:value-type="float" office:value="547" calcext:value-type="float">
            <text:p>547</text:p>
          </table:table-cell>
          <table:table-cell office:value-type="float" office:value="-49.66058" calcext:value-type="float">
            <text:p>-49.661</text:p>
          </table:table-cell>
          <table:table-cell office:value-type="float" office:value="-48.49666" calcext:value-type="float">
            <text:p>-48.497</text:p>
          </table:table-cell>
          <table:table-cell office:value-type="float" office:value="7.664106" calcext:value-type="float">
            <text:p>7.664</text:p>
          </table:table-cell>
          <table:table-cell office:value-type="float" office:value="616741256" calcext:value-type="float">
            <text:p>616741256</text:p>
          </table:table-cell>
          <table:table-cell office:value-type="float" office:value="34" calcext:value-type="float">
            <text:p>34</text:p>
          </table:table-cell>
          <table:table-cell table:formula="of:=[.I256]-18" office:value-type="float" office:value="16" calcext:value-type="float">
            <text:p>16</text:p>
          </table:table-cell>
          <table:table-cell table:formula="of:=[.E256]+[.J256]" office:value-type="float" office:value="-33.66058" calcext:value-type="float">
            <text:p>-33.661</text:p>
          </table:table-cell>
        </table:table-row>
        <table:table-row table:style-name="ro1">
          <table:table-cell office:value-type="float" office:value="1738587749" calcext:value-type="float">
            <text:p>1738587749</text:p>
          </table:table-cell>
          <table:table-cell office:value-type="float" office:value="541.5991" calcext:value-type="float">
            <text:p>541.5991</text:p>
          </table:table-cell>
          <table:table-cell office:value-type="float" office:value="1738587749" calcext:value-type="float">
            <text:p>1738587749</text:p>
          </table:table-cell>
          <table:table-cell office:value-type="float" office:value="549" calcext:value-type="float">
            <text:p>549</text:p>
          </table:table-cell>
          <table:table-cell office:value-type="float" office:value="-7.40094" calcext:value-type="float">
            <text:p>-7.401</text:p>
          </table:table-cell>
          <table:table-cell office:value-type="float" office:value="-7.22748" calcext:value-type="float">
            <text:p>-7.227</text:p>
          </table:table-cell>
          <table:table-cell office:value-type="float" office:value="6.930236" calcext:value-type="float">
            <text:p>6.930</text:p>
          </table:table-cell>
          <table:table-cell office:value-type="float" office:value="617765294" calcext:value-type="float">
            <text:p>617765294</text:p>
          </table:table-cell>
          <table:table-cell office:value-type="float" office:value="27" calcext:value-type="float">
            <text:p>27</text:p>
          </table:table-cell>
          <table:table-cell table:formula="of:=[.I257]-18" office:value-type="float" office:value="9" calcext:value-type="float">
            <text:p>9</text:p>
          </table:table-cell>
          <table:table-cell table:formula="of:=[.E257]+[.J257]" office:value-type="float" office:value="1.59906" calcext:value-type="float">
            <text:p>1.599</text:p>
          </table:table-cell>
        </table:table-row>
        <table:table-row table:style-name="ro1">
          <table:table-cell office:value-type="float" office:value="1738588773" calcext:value-type="float">
            <text:p>1738588773</text:p>
          </table:table-cell>
          <table:table-cell office:value-type="float" office:value="651.1402" calcext:value-type="float">
            <text:p>651.1402</text:p>
          </table:table-cell>
          <table:table-cell office:value-type="float" office:value="1738588773" calcext:value-type="float">
            <text:p>1738588773</text:p>
          </table:table-cell>
          <table:table-cell office:value-type="float" office:value="586" calcext:value-type="float">
            <text:p>586</text:p>
          </table:table-cell>
          <table:table-cell office:value-type="float" office:value="65.1402" calcext:value-type="float">
            <text:p>65.140</text:p>
          </table:table-cell>
          <table:table-cell office:value-type="float" office:value="63.61347" calcext:value-type="float">
            <text:p>63.613</text:p>
          </table:table-cell>
          <table:table-cell office:value-type="float" office:value="8.042825" calcext:value-type="float">
            <text:p>8.043</text:p>
          </table:table-cell>
          <table:table-cell office:value-type="float" office:value="618789399" calcext:value-type="float">
            <text:p>618789399</text:p>
          </table:table-cell>
          <table:table-cell office:value-type="float" office:value="95" calcext:value-type="float">
            <text:p>95</text:p>
          </table:table-cell>
          <table:table-cell table:formula="of:=[.I258]-18" office:value-type="float" office:value="77" calcext:value-type="float">
            <text:p>77</text:p>
          </table:table-cell>
          <table:table-cell table:formula="of:=[.E258]+[.J258]" office:value-type="float" office:value="142.1402" calcext:value-type="float">
            <text:p>142.140</text:p>
          </table:table-cell>
        </table:table-row>
        <table:table-row table:style-name="ro1">
          <table:table-cell office:value-type="float" office:value="1738589797" calcext:value-type="float">
            <text:p>1738589797</text:p>
          </table:table-cell>
          <table:table-cell office:value-type="float" office:value="733.655" calcext:value-type="float">
            <text:p>733.655</text:p>
          </table:table-cell>
          <table:table-cell office:value-type="float" office:value="1738589797" calcext:value-type="float">
            <text:p>1738589797</text:p>
          </table:table-cell>
          <table:table-cell office:value-type="float" office:value="766" calcext:value-type="float">
            <text:p>766</text:p>
          </table:table-cell>
          <table:table-cell office:value-type="float" office:value="-32.34497" calcext:value-type="float">
            <text:p>-32.345</text:p>
          </table:table-cell>
          <table:table-cell office:value-type="float" office:value="-31.58688" calcext:value-type="float">
            <text:p>-31.587</text:p>
          </table:table-cell>
          <table:table-cell office:value-type="float" office:value="7.882995" calcext:value-type="float">
            <text:p>7.883</text:p>
          </table:table-cell>
          <table:table-cell office:value-type="float" office:value="619813478" calcext:value-type="float">
            <text:p>619813478</text:p>
          </table:table-cell>
          <table:table-cell office:value-type="float" office:value="67" calcext:value-type="float">
            <text:p>67</text:p>
          </table:table-cell>
          <table:table-cell table:formula="of:=[.I259]-18" office:value-type="float" office:value="49" calcext:value-type="float">
            <text:p>49</text:p>
          </table:table-cell>
          <table:table-cell table:formula="of:=[.E259]+[.J259]" office:value-type="float" office:value="16.65503" calcext:value-type="float">
            <text:p>16.655</text:p>
          </table:table-cell>
        </table:table-row>
        <table:table-row table:style-name="ro1">
          <table:table-cell office:value-type="float" office:value="1738590821" calcext:value-type="float">
            <text:p>1738590821</text:p>
          </table:table-cell>
          <table:table-cell office:value-type="float" office:value="781.6832" calcext:value-type="float">
            <text:p>781.6832</text:p>
          </table:table-cell>
          <table:table-cell office:value-type="float" office:value="1738590821" calcext:value-type="float">
            <text:p>1738590821</text:p>
          </table:table-cell>
          <table:table-cell office:value-type="float" office:value="819" calcext:value-type="float">
            <text:p>819</text:p>
          </table:table-cell>
          <table:table-cell office:value-type="float" office:value="-37.31683" calcext:value-type="float">
            <text:p>-37.317</text:p>
          </table:table-cell>
          <table:table-cell office:value-type="float" office:value="-36.44222" calcext:value-type="float">
            <text:p>-36.442</text:p>
          </table:table-cell>
          <table:table-cell office:value-type="float" office:value="6.788136" calcext:value-type="float">
            <text:p>6.788</text:p>
          </table:table-cell>
          <table:table-cell office:value-type="float" office:value="620837516" calcext:value-type="float">
            <text:p>620837516</text:p>
          </table:table-cell>
          <table:table-cell office:value-type="float" office:value="26" calcext:value-type="float">
            <text:p>26</text:p>
          </table:table-cell>
          <table:table-cell table:formula="of:=[.I260]-18" office:value-type="float" office:value="8" calcext:value-type="float">
            <text:p>8</text:p>
          </table:table-cell>
          <table:table-cell table:formula="of:=[.E260]+[.J260]" office:value-type="float" office:value="-29.31683" calcext:value-type="float">
            <text:p>-29.317</text:p>
          </table:table-cell>
        </table:table-row>
        <table:table-row table:style-name="ro1">
          <table:table-cell office:value-type="float" office:value="1738591845" calcext:value-type="float">
            <text:p>1738591845</text:p>
          </table:table-cell>
          <table:table-cell office:value-type="float" office:value="827.4519" calcext:value-type="float">
            <text:p>827.4519</text:p>
          </table:table-cell>
          <table:table-cell office:value-type="float" office:value="1738591845" calcext:value-type="float">
            <text:p>1738591845</text:p>
          </table:table-cell>
          <table:table-cell office:value-type="float" office:value="827" calcext:value-type="float">
            <text:p>827</text:p>
          </table:table-cell>
          <table:table-cell office:value-type="float" office:value="0.4519043" calcext:value-type="float">
            <text:p>0.452</text:p>
          </table:table-cell>
          <table:table-cell office:value-type="float" office:value="0.4413127" calcext:value-type="float">
            <text:p>0.441</text:p>
          </table:table-cell>
          <table:table-cell office:value-type="float" office:value="5.722882" calcext:value-type="float">
            <text:p>5.723</text:p>
          </table:table-cell>
          <table:table-cell office:value-type="float" office:value="621861557" calcext:value-type="float">
            <text:p>621861557</text:p>
          </table:table-cell>
          <table:table-cell office:value-type="float" office:value="29" calcext:value-type="float">
            <text:p>29</text:p>
          </table:table-cell>
          <table:table-cell table:formula="of:=[.I261]-18" office:value-type="float" office:value="11" calcext:value-type="float">
            <text:p>11</text:p>
          </table:table-cell>
          <table:table-cell table:formula="of:=[.E261]+[.J261]" office:value-type="float" office:value="11.4519043" calcext:value-type="float">
            <text:p>11.452</text:p>
          </table:table-cell>
        </table:table-row>
        <table:table-row table:style-name="ro1">
          <table:table-cell office:value-type="float" office:value="1738592869" calcext:value-type="float">
            <text:p>1738592869</text:p>
          </table:table-cell>
          <table:table-cell office:value-type="float" office:value="896.9739" calcext:value-type="float">
            <text:p>896.9739</text:p>
          </table:table-cell>
          <table:table-cell office:value-type="float" office:value="1738592869" calcext:value-type="float">
            <text:p>1738592869</text:p>
          </table:table-cell>
          <table:table-cell office:value-type="float" office:value="894" calcext:value-type="float">
            <text:p>894</text:p>
          </table:table-cell>
          <table:table-cell office:value-type="float" office:value="2.973938" calcext:value-type="float">
            <text:p>2.974</text:p>
          </table:table-cell>
          <table:table-cell office:value-type="float" office:value="2.904236" calcext:value-type="float">
            <text:p>2.904</text:p>
          </table:table-cell>
          <table:table-cell office:value-type="float" office:value="4.64579" calcext:value-type="float">
            <text:p>4.646</text:p>
          </table:table-cell>
          <table:table-cell office:value-type="float" office:value="622885619" calcext:value-type="float">
            <text:p>622885619</text:p>
          </table:table-cell>
          <table:table-cell office:value-type="float" office:value="30" calcext:value-type="float">
            <text:p>30</text:p>
          </table:table-cell>
          <table:table-cell table:formula="of:=[.I262]-18" office:value-type="float" office:value="12" calcext:value-type="float">
            <text:p>12</text:p>
          </table:table-cell>
          <table:table-cell table:formula="of:=[.E262]+[.J262]" office:value-type="float" office:value="14.973938" calcext:value-type="float">
            <text:p>14.974</text:p>
          </table:table-cell>
        </table:table-row>
        <table:table-row table:style-name="ro1">
          <table:table-cell office:value-type="float" office:value="1738593893" calcext:value-type="float">
            <text:p>1738593893</text:p>
          </table:table-cell>
          <table:table-cell office:value-type="float" office:value="956.871" calcext:value-type="float">
            <text:p>956.871</text:p>
          </table:table-cell>
          <table:table-cell office:value-type="float" office:value="1738593893" calcext:value-type="float">
            <text:p>1738593893</text:p>
          </table:table-cell>
          <table:table-cell office:value-type="float" office:value="946" calcext:value-type="float">
            <text:p>946</text:p>
          </table:table-cell>
          <table:table-cell office:value-type="float" office:value="10.87097" calcext:value-type="float">
            <text:p>10.871</text:p>
          </table:table-cell>
          <table:table-cell office:value-type="float" office:value="10.61618" calcext:value-type="float">
            <text:p>10.616</text:p>
          </table:table-cell>
          <table:table-cell office:value-type="float" office:value="3.687052" calcext:value-type="float">
            <text:p>3.687</text:p>
          </table:table-cell>
          <table:table-cell office:value-type="float" office:value="623909672" calcext:value-type="float">
            <text:p>623909672</text:p>
          </table:table-cell>
          <table:table-cell office:value-type="float" office:value="39" calcext:value-type="float">
            <text:p>39</text:p>
          </table:table-cell>
          <table:table-cell table:formula="of:=[.I263]-18" office:value-type="float" office:value="21" calcext:value-type="float">
            <text:p>21</text:p>
          </table:table-cell>
          <table:table-cell table:formula="of:=[.E263]+[.J263]" office:value-type="float" office:value="31.87097" calcext:value-type="float">
            <text:p>31.871</text:p>
          </table:table-cell>
        </table:table-row>
        <table:table-row table:style-name="ro1">
          <table:table-cell office:value-type="float" office:value="1738594918" calcext:value-type="float">
            <text:p>1738594918</text:p>
          </table:table-cell>
          <table:table-cell office:value-type="float" office:value="5.87747" calcext:value-type="float">
            <text:p>5.87747</text:p>
          </table:table-cell>
          <table:table-cell office:value-type="float" office:value="1738594918" calcext:value-type="float">
            <text:p>1738594918</text:p>
          </table:table-cell>
          <table:table-cell office:value-type="float" office:value="12" calcext:value-type="float">
            <text:p>12</text:p>
          </table:table-cell>
          <table:table-cell office:value-type="float" office:value="-6.12253" calcext:value-type="float">
            <text:p>-6.123</text:p>
          </table:table-cell>
          <table:table-cell office:value-type="float" office:value="-5.979033" calcext:value-type="float">
            <text:p>-5.979</text:p>
          </table:table-cell>
          <table:table-cell office:value-type="float" office:value="4.024399" calcext:value-type="float">
            <text:p>4.024</text:p>
          </table:table-cell>
          <table:table-cell office:value-type="float" office:value="624933715" calcext:value-type="float">
            <text:p>624933715</text:p>
          </table:table-cell>
          <table:table-cell office:value-type="float" office:value="30" calcext:value-type="float">
            <text:p>30</text:p>
          </table:table-cell>
          <table:table-cell table:formula="of:=[.I264]-18" office:value-type="float" office:value="12" calcext:value-type="float">
            <text:p>12</text:p>
          </table:table-cell>
          <table:table-cell table:formula="of:=[.E264]+[.J264]" office:value-type="float" office:value="5.87747" calcext:value-type="float">
            <text:p>5.877</text:p>
          </table:table-cell>
        </table:table-row>
        <table:table-row table:style-name="ro1">
          <table:table-cell office:value-type="float" office:value="1738595942" calcext:value-type="float">
            <text:p>1738595942</text:p>
          </table:table-cell>
          <table:table-cell office:value-type="float" office:value="57.79056" calcext:value-type="float">
            <text:p>57.79056</text:p>
          </table:table-cell>
          <table:table-cell office:value-type="float" office:value="1738595942" calcext:value-type="float">
            <text:p>1738595942</text:p>
          </table:table-cell>
          <table:table-cell office:value-type="float" office:value="49" calcext:value-type="float">
            <text:p>49</text:p>
          </table:table-cell>
          <table:table-cell office:value-type="float" office:value="8.790558" calcext:value-type="float">
            <text:p>8.791</text:p>
          </table:table-cell>
          <table:table-cell office:value-type="float" office:value="8.584529" calcext:value-type="float">
            <text:p>8.585</text:p>
          </table:table-cell>
          <table:table-cell office:value-type="float" office:value="5.071921" calcext:value-type="float">
            <text:p>5.072</text:p>
          </table:table-cell>
          <table:table-cell office:value-type="float" office:value="625957761" calcext:value-type="float">
            <text:p>625957761</text:p>
          </table:table-cell>
          <table:table-cell office:value-type="float" office:value="35" calcext:value-type="float">
            <text:p>35</text:p>
          </table:table-cell>
          <table:table-cell table:formula="of:=[.I265]-18" office:value-type="float" office:value="17" calcext:value-type="float">
            <text:p>17</text:p>
          </table:table-cell>
          <table:table-cell table:formula="of:=[.E265]+[.J265]" office:value-type="float" office:value="25.790558" calcext:value-type="float">
            <text:p>25.791</text:p>
          </table:table-cell>
        </table:table-row>
        <table:table-row table:style-name="ro1">
          <table:table-cell office:value-type="float" office:value="1738596966" calcext:value-type="float">
            <text:p>1738596966</text:p>
          </table:table-cell>
          <table:table-cell office:value-type="float" office:value="103.5301" calcext:value-type="float">
            <text:p>103.5301</text:p>
          </table:table-cell>
          <table:table-cell office:value-type="float" office:value="1738596966" calcext:value-type="float">
            <text:p>1738596966</text:p>
          </table:table-cell>
          <table:table-cell office:value-type="float" office:value="110" calcext:value-type="float">
            <text:p>110</text:p>
          </table:table-cell>
          <table:table-cell office:value-type="float" office:value="-6.469879" calcext:value-type="float">
            <text:p>-6.470</text:p>
          </table:table-cell>
          <table:table-cell office:value-type="float" office:value="-6.318241" calcext:value-type="float">
            <text:p>-6.318</text:p>
          </table:table-cell>
          <table:table-cell office:value-type="float" office:value="4.633986" calcext:value-type="float">
            <text:p>4.634</text:p>
          </table:table-cell>
          <table:table-cell office:value-type="float" office:value="626981800" calcext:value-type="float">
            <text:p>626981800</text:p>
          </table:table-cell>
          <table:table-cell office:value-type="float" office:value="29" calcext:value-type="float">
            <text:p>29</text:p>
          </table:table-cell>
          <table:table-cell table:formula="of:=[.I266]-18" office:value-type="float" office:value="11" calcext:value-type="float">
            <text:p>11</text:p>
          </table:table-cell>
          <table:table-cell table:formula="of:=[.E266]+[.J266]" office:value-type="float" office:value="4.530121" calcext:value-type="float">
            <text:p>4.530</text:p>
          </table:table-cell>
        </table:table-row>
        <table:table-row table:style-name="ro1">
          <table:table-cell office:value-type="float" office:value="1738597990" calcext:value-type="float">
            <text:p>1738597990</text:p>
          </table:table-cell>
          <table:table-cell office:value-type="float" office:value="163.3119" calcext:value-type="float">
            <text:p>163.3119</text:p>
          </table:table-cell>
          <table:table-cell office:value-type="float" office:value="1738597990" calcext:value-type="float">
            <text:p>1738597990</text:p>
          </table:table-cell>
          <table:table-cell office:value-type="float" office:value="149" calcext:value-type="float">
            <text:p>149</text:p>
          </table:table-cell>
          <table:table-cell office:value-type="float" office:value="14.31186" calcext:value-type="float">
            <text:p>14.312</text:p>
          </table:table-cell>
          <table:table-cell office:value-type="float" office:value="13.97642" calcext:value-type="float">
            <text:p>13.976</text:p>
          </table:table-cell>
          <table:table-cell office:value-type="float" office:value="4.344001" calcext:value-type="float">
            <text:p>4.344</text:p>
          </table:table-cell>
          <table:table-cell office:value-type="float" office:value="628005854" calcext:value-type="float">
            <text:p>628005854</text:p>
          </table:table-cell>
          <table:table-cell office:value-type="float" office:value="41" calcext:value-type="float">
            <text:p>41</text:p>
          </table:table-cell>
          <table:table-cell table:formula="of:=[.I267]-18" office:value-type="float" office:value="23" calcext:value-type="float">
            <text:p>23</text:p>
          </table:table-cell>
          <table:table-cell table:formula="of:=[.E267]+[.J267]" office:value-type="float" office:value="37.31186" calcext:value-type="float">
            <text:p>37.312</text:p>
          </table:table-cell>
        </table:table-row>
        <table:table-row table:style-name="ro1">
          <table:table-cell office:value-type="float" office:value="1738599014" calcext:value-type="float">
            <text:p>1738599014</text:p>
          </table:table-cell>
          <table:table-cell office:value-type="float" office:value="218.4292" calcext:value-type="float">
            <text:p>218.4292</text:p>
          </table:table-cell>
          <table:table-cell office:value-type="float" office:value="1738599014" calcext:value-type="float">
            <text:p>1738599014</text:p>
          </table:table-cell>
          <table:table-cell office:value-type="float" office:value="220" calcext:value-type="float">
            <text:p>220</text:p>
          </table:table-cell>
          <table:table-cell office:value-type="float" office:value="-1.570755" calcext:value-type="float">
            <text:p>-1.571</text:p>
          </table:table-cell>
          <table:table-cell office:value-type="float" office:value="-1.53394" calcext:value-type="float">
            <text:p>-1.534</text:p>
          </table:table-cell>
          <table:table-cell office:value-type="float" office:value="5.137039" calcext:value-type="float">
            <text:p>5.137</text:p>
          </table:table-cell>
          <table:table-cell office:value-type="float" office:value="629029934" calcext:value-type="float">
            <text:p>629029934</text:p>
          </table:table-cell>
          <table:table-cell office:value-type="float" office:value="68" calcext:value-type="float">
            <text:p>68</text:p>
          </table:table-cell>
          <table:table-cell table:formula="of:=[.I268]-18" office:value-type="float" office:value="50" calcext:value-type="float">
            <text:p>50</text:p>
          </table:table-cell>
          <table:table-cell table:formula="of:=[.E268]+[.J268]" office:value-type="float" office:value="48.429245" calcext:value-type="float">
            <text:p>48.429</text:p>
          </table:table-cell>
        </table:table-row>
        <table:table-row table:style-name="ro1">
          <table:table-cell office:value-type="float" office:value="1738600038" calcext:value-type="float">
            <text:p>1738600038</text:p>
          </table:table-cell>
          <table:table-cell office:value-type="float" office:value="295.0692" calcext:value-type="float">
            <text:p>295.0692</text:p>
          </table:table-cell>
          <table:table-cell office:value-type="float" office:value="1738600038" calcext:value-type="float">
            <text:p>1738600038</text:p>
          </table:table-cell>
          <table:table-cell office:value-type="float" office:value="302" calcext:value-type="float">
            <text:p>302</text:p>
          </table:table-cell>
          <table:table-cell office:value-type="float" office:value="-6.930817" calcext:value-type="float">
            <text:p>-6.931</text:p>
          </table:table-cell>
          <table:table-cell office:value-type="float" office:value="-6.768375" calcext:value-type="float">
            <text:p>-6.768</text:p>
          </table:table-cell>
          <table:table-cell office:value-type="float" office:value="5.941905" calcext:value-type="float">
            <text:p>5.942</text:p>
          </table:table-cell>
          <table:table-cell office:value-type="float" office:value="630053973" calcext:value-type="float">
            <text:p>630053973</text:p>
          </table:table-cell>
          <table:table-cell office:value-type="float" office:value="28" calcext:value-type="float">
            <text:p>28</text:p>
          </table:table-cell>
          <table:table-cell table:formula="of:=[.I269]-18" office:value-type="float" office:value="10" calcext:value-type="float">
            <text:p>10</text:p>
          </table:table-cell>
          <table:table-cell table:formula="of:=[.E269]+[.J269]" office:value-type="float" office:value="3.069183" calcext:value-type="float">
            <text:p>3.069</text:p>
          </table:table-cell>
        </table:table-row>
        <table:table-row table:style-name="ro1">
          <table:table-cell office:value-type="float" office:value="1738601062" calcext:value-type="float">
            <text:p>1738601062</text:p>
          </table:table-cell>
          <table:table-cell office:value-type="float" office:value="369.1899" calcext:value-type="float">
            <text:p>369.1899</text:p>
          </table:table-cell>
          <table:table-cell office:value-type="float" office:value="1738601062" calcext:value-type="float">
            <text:p>1738601062</text:p>
          </table:table-cell>
          <table:table-cell office:value-type="float" office:value="341" calcext:value-type="float">
            <text:p>341</text:p>
          </table:table-cell>
          <table:table-cell office:value-type="float" office:value="28.18991" calcext:value-type="float">
            <text:p>28.190</text:p>
          </table:table-cell>
          <table:table-cell office:value-type="float" office:value="27.52921" calcext:value-type="float">
            <text:p>27.529</text:p>
          </table:table-cell>
          <table:table-cell office:value-type="float" office:value="6.539637" calcext:value-type="float">
            <text:p>6.540</text:p>
          </table:table-cell>
          <table:table-cell office:value-type="float" office:value="631078044" calcext:value-type="float">
            <text:p>631078044</text:p>
          </table:table-cell>
          <table:table-cell office:value-type="float" office:value="59" calcext:value-type="float">
            <text:p>59</text:p>
          </table:table-cell>
          <table:table-cell table:formula="of:=[.I270]-18" office:value-type="float" office:value="41" calcext:value-type="float">
            <text:p>41</text:p>
          </table:table-cell>
          <table:table-cell table:formula="of:=[.E270]+[.J270]" office:value-type="float" office:value="69.18991" calcext:value-type="float">
            <text:p>69.190</text:p>
          </table:table-cell>
        </table:table-row>
        <table:table-row table:style-name="ro1">
          <table:table-cell office:value-type="float" office:value="1738602086" calcext:value-type="float">
            <text:p>1738602086</text:p>
          </table:table-cell>
          <table:table-cell office:value-type="float" office:value="467.9533" calcext:value-type="float">
            <text:p>467.9533</text:p>
          </table:table-cell>
          <table:table-cell office:value-type="float" office:value="1738602086" calcext:value-type="float">
            <text:p>1738602086</text:p>
          </table:table-cell>
          <table:table-cell office:value-type="float" office:value="447" calcext:value-type="float">
            <text:p>447</text:p>
          </table:table-cell>
          <table:table-cell office:value-type="float" office:value="20.95334" calcext:value-type="float">
            <text:p>20.953</text:p>
          </table:table-cell>
          <table:table-cell office:value-type="float" office:value="20.46224" calcext:value-type="float">
            <text:p>20.462</text:p>
          </table:table-cell>
          <table:table-cell office:value-type="float" office:value="7.504289" calcext:value-type="float">
            <text:p>7.504</text:p>
          </table:table-cell>
          <table:table-cell office:value-type="float" office:value="632102133" calcext:value-type="float">
            <text:p>632102133</text:p>
          </table:table-cell>
          <table:table-cell office:value-type="float" office:value="75" calcext:value-type="float">
            <text:p>75</text:p>
          </table:table-cell>
          <table:table-cell table:formula="of:=[.I271]-18" office:value-type="float" office:value="57" calcext:value-type="float">
            <text:p>57</text:p>
          </table:table-cell>
          <table:table-cell table:formula="of:=[.E271]+[.J271]" office:value-type="float" office:value="77.95334" calcext:value-type="float">
            <text:p>77.953</text:p>
          </table:table-cell>
        </table:table-row>
        <table:table-row table:style-name="ro1">
          <table:table-cell office:value-type="float" office:value="1738603110" calcext:value-type="float">
            <text:p>1738603110</text:p>
          </table:table-cell>
          <table:table-cell office:value-type="float" office:value="510.7755" calcext:value-type="float">
            <text:p>510.7755</text:p>
          </table:table-cell>
          <table:table-cell office:value-type="float" office:value="1738603110" calcext:value-type="float">
            <text:p>1738603110</text:p>
          </table:table-cell>
          <table:table-cell office:value-type="float" office:value="560" calcext:value-type="float">
            <text:p>560</text:p>
          </table:table-cell>
          <table:table-cell office:value-type="float" office:value="-49.22452" calcext:value-type="float">
            <text:p>-49.225</text:p>
          </table:table-cell>
          <table:table-cell office:value-type="float" office:value="-48.07082" calcext:value-type="float">
            <text:p>-48.071</text:p>
          </table:table-cell>
          <table:table-cell office:value-type="float" office:value="7.001234" calcext:value-type="float">
            <text:p>7.001</text:p>
          </table:table-cell>
          <table:table-cell office:value-type="float" office:value="633126169" calcext:value-type="float">
            <text:p>633126169</text:p>
          </table:table-cell>
          <table:table-cell office:value-type="float" office:value="27" calcext:value-type="float">
            <text:p>27</text:p>
          </table:table-cell>
          <table:table-cell table:formula="of:=[.I272]-18" office:value-type="float" office:value="9" calcext:value-type="float">
            <text:p>9</text:p>
          </table:table-cell>
          <table:table-cell table:formula="of:=[.E272]+[.J272]" office:value-type="float" office:value="-40.22452" calcext:value-type="float">
            <text:p>-40.225</text:p>
          </table:table-cell>
        </table:table-row>
        <table:table-row table:style-name="ro1">
          <table:table-cell office:value-type="float" office:value="1738604134" calcext:value-type="float">
            <text:p>1738604134</text:p>
          </table:table-cell>
          <table:table-cell office:value-type="float" office:value="571.8763" calcext:value-type="float">
            <text:p>571.8763</text:p>
          </table:table-cell>
          <table:table-cell office:value-type="float" office:value="1738604134" calcext:value-type="float">
            <text:p>1738604134</text:p>
          </table:table-cell>
          <table:table-cell office:value-type="float" office:value="558" calcext:value-type="float">
            <text:p>558</text:p>
          </table:table-cell>
          <table:table-cell office:value-type="float" office:value="13.87628" calcext:value-type="float">
            <text:p>13.876</text:p>
          </table:table-cell>
          <table:table-cell office:value-type="float" office:value="13.55106" calcext:value-type="float">
            <text:p>13.551</text:p>
          </table:table-cell>
          <table:table-cell office:value-type="float" office:value="7.1906" calcext:value-type="float">
            <text:p>7.191</text:p>
          </table:table-cell>
          <table:table-cell office:value-type="float" office:value="634150224" calcext:value-type="float">
            <text:p>634150224</text:p>
          </table:table-cell>
          <table:table-cell office:value-type="float" office:value="41" calcext:value-type="float">
            <text:p>41</text:p>
          </table:table-cell>
          <table:table-cell table:formula="of:=[.I273]-18" office:value-type="float" office:value="23" calcext:value-type="float">
            <text:p>23</text:p>
          </table:table-cell>
          <table:table-cell table:formula="of:=[.E273]+[.J273]" office:value-type="float" office:value="36.87628" calcext:value-type="float">
            <text:p>36.876</text:p>
          </table:table-cell>
        </table:table-row>
        <table:table-row table:style-name="ro1">
          <table:table-cell office:value-type="float" office:value="1738605158" calcext:value-type="float">
            <text:p>1738605158</text:p>
          </table:table-cell>
          <table:table-cell office:value-type="float" office:value="613.9454" calcext:value-type="float">
            <text:p>613.9454</text:p>
          </table:table-cell>
          <table:table-cell office:value-type="float" office:value="1738605158" calcext:value-type="float">
            <text:p>1738605158</text:p>
          </table:table-cell>
          <table:table-cell office:value-type="float" office:value="636" calcext:value-type="float">
            <text:p>636</text:p>
          </table:table-cell>
          <table:table-cell office:value-type="float" office:value="-22.05463" calcext:value-type="float">
            <text:p>-22.055</text:p>
          </table:table-cell>
          <table:table-cell office:value-type="float" office:value="-21.53772" calcext:value-type="float">
            <text:p>-21.538</text:p>
          </table:table-cell>
          <table:table-cell office:value-type="float" office:value="5.379638" calcext:value-type="float">
            <text:p>5.380</text:p>
          </table:table-cell>
          <table:table-cell office:value-type="float" office:value="635174303" calcext:value-type="float">
            <text:p>635174303</text:p>
          </table:table-cell>
          <table:table-cell office:value-type="float" office:value="64" calcext:value-type="float">
            <text:p>64</text:p>
          </table:table-cell>
          <table:table-cell table:formula="of:=[.I274]-18" office:value-type="float" office:value="46" calcext:value-type="float">
            <text:p>46</text:p>
          </table:table-cell>
          <table:table-cell table:formula="of:=[.E274]+[.J274]" office:value-type="float" office:value="23.94537" calcext:value-type="float">
            <text:p>23.945</text:p>
          </table:table-cell>
        </table:table-row>
        <table:table-row table:style-name="ro1">
          <table:table-cell office:value-type="float" office:value="1738606182" calcext:value-type="float">
            <text:p>1738606182</text:p>
          </table:table-cell>
          <table:table-cell office:value-type="float" office:value="707.0356" calcext:value-type="float">
            <text:p>707.0356</text:p>
          </table:table-cell>
          <table:table-cell office:value-type="float" office:value="1738606182" calcext:value-type="float">
            <text:p>1738606182</text:p>
          </table:table-cell>
          <table:table-cell office:value-type="float" office:value="697" calcext:value-type="float">
            <text:p>697</text:p>
          </table:table-cell>
          <table:table-cell office:value-type="float" office:value="10.03564" calcext:value-type="float">
            <text:p>10.036</text:p>
          </table:table-cell>
          <table:table-cell office:value-type="float" office:value="9.800434" calcext:value-type="float">
            <text:p>9.800</text:p>
          </table:table-cell>
          <table:table-cell office:value-type="float" office:value="-1.384937" calcext:value-type="float">
            <text:p>-1.385</text:p>
          </table:table-cell>
          <table:table-cell office:value-type="float" office:value="636198604" calcext:value-type="float">
            <text:p>636198604</text:p>
          </table:table-cell>
          <table:table-cell office:value-type="float" office:value="287" calcext:value-type="float">
            <text:p>287</text:p>
          </table:table-cell>
          <table:table-cell table:formula="of:=[.I275]-18" office:value-type="float" office:value="269" calcext:value-type="float">
            <text:p>269</text:p>
          </table:table-cell>
          <table:table-cell table:formula="of:=[.E275]+[.J275]" office:value-type="float" office:value="279.03564" calcext:value-type="float">
            <text:p>279.036</text:p>
          </table:table-cell>
        </table:table-row>
        <table:table-row table:style-name="ro1">
          <table:table-cell office:value-type="float" office:value="1738607207" calcext:value-type="float">
            <text:p>1738607207</text:p>
          </table:table-cell>
          <table:table-cell office:value-type="float" office:value="19.78137" calcext:value-type="float">
            <text:p>19.78137</text:p>
          </table:table-cell>
          <table:table-cell office:value-type="float" office:value="1738607207" calcext:value-type="float">
            <text:p>1738607207</text:p>
          </table:table-cell>
          <table:table-cell office:value-type="float" office:value="12" calcext:value-type="float">
            <text:p>12</text:p>
          </table:table-cell>
          <table:table-cell office:value-type="float" office:value="7.781374" calcext:value-type="float">
            <text:p>7.781</text:p>
          </table:table-cell>
          <table:table-cell office:value-type="float" office:value="7.598998" calcext:value-type="float">
            <text:p>7.599</text:p>
          </table:table-cell>
          <table:table-cell office:value-type="float" office:value="-6.652097" calcext:value-type="float">
            <text:p>-6.652</text:p>
          </table:table-cell>
          <table:table-cell office:value-type="float" office:value="637222904" calcext:value-type="float">
            <text:p>637222904</text:p>
          </table:table-cell>
          <table:table-cell office:value-type="float" office:value="280" calcext:value-type="float">
            <text:p>280</text:p>
          </table:table-cell>
          <table:table-cell table:formula="of:=[.I276]-18" office:value-type="float" office:value="262" calcext:value-type="float">
            <text:p>262</text:p>
          </table:table-cell>
          <table:table-cell table:formula="of:=[.E276]+[.J276]" office:value-type="float" office:value="269.781374" calcext:value-type="float">
            <text:p>269.781</text:p>
          </table:table-cell>
        </table:table-row>
        <table:table-row table:style-name="ro1">
          <table:table-cell office:value-type="float" office:value="1738608231" calcext:value-type="float">
            <text:p>1738608231</text:p>
          </table:table-cell>
          <table:table-cell office:value-type="float" office:value="322.3961" calcext:value-type="float">
            <text:p>322.3961</text:p>
          </table:table-cell>
          <table:table-cell office:value-type="float" office:value="1738608231" calcext:value-type="float">
            <text:p>1738608231</text:p>
          </table:table-cell>
          <table:table-cell office:value-type="float" office:value="311" calcext:value-type="float">
            <text:p>311</text:p>
          </table:table-cell>
          <table:table-cell office:value-type="float" office:value="11.39612" calcext:value-type="float">
            <text:p>11.396</text:p>
          </table:table-cell>
          <table:table-cell office:value-type="float" office:value="11.12902" calcext:value-type="float">
            <text:p>11.129</text:p>
          </table:table-cell>
          <table:table-cell office:value-type="float" office:value="-10.30922" calcext:value-type="float">
            <text:p>-10.309</text:p>
          </table:table-cell>
          <table:table-cell office:value-type="float" office:value="638247208" calcext:value-type="float">
            <text:p>638247208</text:p>
          </table:table-cell>
          <table:table-cell office:value-type="float" office:value="285" calcext:value-type="float">
            <text:p>285</text:p>
          </table:table-cell>
          <table:table-cell table:formula="of:=[.I277]-18" office:value-type="float" office:value="267" calcext:value-type="float">
            <text:p>267</text:p>
          </table:table-cell>
          <table:table-cell table:formula="of:=[.E277]+[.J277]" office:value-type="float" office:value="278.39612" calcext:value-type="float">
            <text:p>278.396</text:p>
          </table:table-cell>
        </table:table-row>
        <table:table-row table:style-name="ro1">
          <table:table-cell office:value-type="float" office:value="1738609255" calcext:value-type="float">
            <text:p>1738609255</text:p>
          </table:table-cell>
          <table:table-cell office:value-type="float" office:value="628.9229" calcext:value-type="float">
            <text:p>628.9229</text:p>
          </table:table-cell>
          <table:table-cell office:value-type="float" office:value="1738609255" calcext:value-type="float">
            <text:p>1738609255</text:p>
          </table:table-cell>
          <table:table-cell office:value-type="float" office:value="608" calcext:value-type="float">
            <text:p>608</text:p>
          </table:table-cell>
          <table:table-cell office:value-type="float" office:value="20.92291" calcext:value-type="float">
            <text:p>20.923</text:p>
          </table:table-cell>
          <table:table-cell office:value-type="float" office:value="20.43253" calcext:value-type="float">
            <text:p>20.433</text:p>
          </table:table-cell>
          <table:table-cell office:value-type="float" office:value="-6.686898" calcext:value-type="float">
            <text:p>-6.687</text:p>
          </table:table-cell>
          <table:table-cell office:value-type="float" office:value="639271252" calcext:value-type="float">
            <text:p>639271252</text:p>
          </table:table-cell>
          <table:table-cell office:value-type="float" office:value="32" calcext:value-type="float">
            <text:p>32</text:p>
          </table:table-cell>
          <table:table-cell table:formula="of:=[.I278]-18" office:value-type="float" office:value="14" calcext:value-type="float">
            <text:p>14</text:p>
          </table:table-cell>
          <table:table-cell table:formula="of:=[.E278]+[.J278]" office:value-type="float" office:value="34.92291" calcext:value-type="float">
            <text:p>34.923</text:p>
          </table:table-cell>
        </table:table-row>
        <table:table-row table:style-name="ro1">
          <table:table-cell office:value-type="float" office:value="1738610279" calcext:value-type="float">
            <text:p>1738610279</text:p>
          </table:table-cell>
          <table:table-cell office:value-type="float" office:value="703.5985" calcext:value-type="float">
            <text:p>703.5985</text:p>
          </table:table-cell>
          <table:table-cell office:value-type="float" office:value="1738610279" calcext:value-type="float">
            <text:p>1738610279</text:p>
          </table:table-cell>
          <table:table-cell office:value-type="float" office:value="667" calcext:value-type="float">
            <text:p>667</text:p>
          </table:table-cell>
          <table:table-cell office:value-type="float" office:value="36.59851" calcext:value-type="float">
            <text:p>36.599</text:p>
          </table:table-cell>
          <table:table-cell office:value-type="float" office:value="35.74073" calcext:value-type="float">
            <text:p>35.741</text:p>
          </table:table-cell>
          <table:table-cell office:value-type="float" office:value="-1.650748" calcext:value-type="float">
            <text:p>-1.651</text:p>
          </table:table-cell>
          <table:table-cell office:value-type="float" office:value="640295318" calcext:value-type="float">
            <text:p>640295318</text:p>
          </table:table-cell>
          <table:table-cell office:value-type="float" office:value="52" calcext:value-type="float">
            <text:p>52</text:p>
          </table:table-cell>
          <table:table-cell table:formula="of:=[.I279]-18" office:value-type="float" office:value="34" calcext:value-type="float">
            <text:p>34</text:p>
          </table:table-cell>
          <table:table-cell table:formula="of:=[.E279]+[.J279]" office:value-type="float" office:value="70.59851" calcext:value-type="float">
            <text:p>70.599</text:p>
          </table:table-cell>
        </table:table-row>
        <table:table-row table:style-name="ro1">
          <table:table-cell office:value-type="float" office:value="1738611303" calcext:value-type="float">
            <text:p>1738611303</text:p>
          </table:table-cell>
          <table:table-cell office:value-type="float" office:value="751.6017" calcext:value-type="float">
            <text:p>751.6017</text:p>
          </table:table-cell>
          <table:table-cell office:value-type="float" office:value="1738611303" calcext:value-type="float">
            <text:p>1738611303</text:p>
          </table:table-cell>
          <table:table-cell office:value-type="float" office:value="766" calcext:value-type="float">
            <text:p>766</text:p>
          </table:table-cell>
          <table:table-cell office:value-type="float" office:value="-14.39832" calcext:value-type="float">
            <text:p>-14.398</text:p>
          </table:table-cell>
          <table:table-cell office:value-type="float" office:value="-14.06085" calcext:value-type="float">
            <text:p>-14.061</text:p>
          </table:table-cell>
          <table:table-cell office:value-type="float" office:value="3.473787" calcext:value-type="float">
            <text:p>3.474</text:p>
          </table:table-cell>
          <table:table-cell office:value-type="float" office:value="641319359" calcext:value-type="float">
            <text:p>641319359</text:p>
          </table:table-cell>
          <table:table-cell office:value-type="float" office:value="29" calcext:value-type="float">
            <text:p>29</text:p>
          </table:table-cell>
          <table:table-cell table:formula="of:=[.I280]-18" office:value-type="float" office:value="11" calcext:value-type="float">
            <text:p>11</text:p>
          </table:table-cell>
          <table:table-cell table:formula="of:=[.E280]+[.J280]" office:value-type="float" office:value="-3.39832" calcext:value-type="float">
            <text:p>-3.398</text:p>
          </table:table-cell>
        </table:table-row>
        <table:table-row table:style-name="ro1">
          <table:table-cell office:value-type="float" office:value="1738612327" calcext:value-type="float">
            <text:p>1738612327</text:p>
          </table:table-cell>
          <table:table-cell office:value-type="float" office:value="806.3919" calcext:value-type="float">
            <text:p>806.3919</text:p>
          </table:table-cell>
          <table:table-cell office:value-type="float" office:value="1738612327" calcext:value-type="float">
            <text:p>1738612327</text:p>
          </table:table-cell>
          <table:table-cell office:value-type="float" office:value="796" calcext:value-type="float">
            <text:p>796</text:p>
          </table:table-cell>
          <table:table-cell office:value-type="float" office:value="10.39191" calcext:value-type="float">
            <text:p>10.392</text:p>
          </table:table-cell>
          <table:table-cell office:value-type="float" office:value="10.14835" calcext:value-type="float">
            <text:p>10.148</text:p>
          </table:table-cell>
          <table:table-cell office:value-type="float" office:value="9.633756" calcext:value-type="float">
            <text:p>9.634</text:p>
          </table:table-cell>
          <table:table-cell office:value-type="float" office:value="642343407" calcext:value-type="float">
            <text:p>642343407</text:p>
          </table:table-cell>
          <table:table-cell office:value-type="float" office:value="37" calcext:value-type="float">
            <text:p>37</text:p>
          </table:table-cell>
          <table:table-cell table:formula="of:=[.I281]-18" office:value-type="float" office:value="19" calcext:value-type="float">
            <text:p>19</text:p>
          </table:table-cell>
          <table:table-cell table:formula="of:=[.E281]+[.J281]" office:value-type="float" office:value="29.39191" calcext:value-type="float">
            <text:p>29.392</text:p>
          </table:table-cell>
        </table:table-row>
        <table:table-row table:style-name="ro1">
          <table:table-cell office:value-type="float" office:value="1738613351" calcext:value-type="float">
            <text:p>1738613351</text:p>
          </table:table-cell>
          <table:table-cell office:value-type="float" office:value="902.978" calcext:value-type="float">
            <text:p>902.978</text:p>
          </table:table-cell>
          <table:table-cell office:value-type="float" office:value="1738613351" calcext:value-type="float">
            <text:p>1738613351</text:p>
          </table:table-cell>
          <table:table-cell office:value-type="float" office:value="867" calcext:value-type="float">
            <text:p>867</text:p>
          </table:table-cell>
          <table:table-cell office:value-type="float" office:value="35.97803" calcext:value-type="float">
            <text:p>35.978</text:p>
          </table:table-cell>
          <table:table-cell office:value-type="float" office:value="35.13479" calcext:value-type="float">
            <text:p>35.135</text:p>
          </table:table-cell>
          <table:table-cell office:value-type="float" office:value="15.45665" calcext:value-type="float">
            <text:p>15.457</text:p>
          </table:table-cell>
          <table:table-cell office:value-type="float" office:value="643367497" calcext:value-type="float">
            <text:p>643367497</text:p>
          </table:table-cell>
          <table:table-cell office:value-type="float" office:value="76" calcext:value-type="float">
            <text:p>76</text:p>
          </table:table-cell>
          <table:table-cell table:formula="of:=[.I282]-18" office:value-type="float" office:value="58" calcext:value-type="float">
            <text:p>58</text:p>
          </table:table-cell>
          <table:table-cell table:formula="of:=[.E282]+[.J282]" office:value-type="float" office:value="93.97803" calcext:value-type="float">
            <text:p>93.978</text:p>
          </table:table-cell>
        </table:table-row>
        <table:table-row table:style-name="ro1">
          <table:table-cell office:value-type="float" office:value="1738614376" calcext:value-type="float">
            <text:p>1738614376</text:p>
          </table:table-cell>
          <table:table-cell office:value-type="float" office:value="209.7697" calcext:value-type="float">
            <text:p>209.7697</text:p>
          </table:table-cell>
          <table:table-cell office:value-type="float" office:value="1738614376" calcext:value-type="float">
            <text:p>1738614376</text:p>
          </table:table-cell>
          <table:table-cell office:value-type="float" office:value="13" calcext:value-type="float">
            <text:p>13</text:p>
          </table:table-cell>
          <table:table-cell office:value-type="float" office:value="196.7697" calcext:value-type="float">
            <text:p>196.770</text:p>
          </table:table-cell>
          <table:table-cell office:value-type="float" office:value="192.1579" calcext:value-type="float">
            <text:p>192.158</text:p>
          </table:table-cell>
          <table:table-cell office:value-type="float" office:value="26.93096" calcext:value-type="float">
            <text:p>26.931</text:p>
          </table:table-cell>
          <table:table-cell office:value-type="float" office:value="644391798" calcext:value-type="float">
            <text:p>644391798</text:p>
          </table:table-cell>
          <table:table-cell office:value-type="float" office:value="281" calcext:value-type="float">
            <text:p>281</text:p>
          </table:table-cell>
          <table:table-cell table:formula="of:=[.I283]-18" office:value-type="float" office:value="263" calcext:value-type="float">
            <text:p>263</text:p>
          </table:table-cell>
          <table:table-cell table:formula="of:=[.E283]+[.J283]" office:value-type="float" office:value="459.7697" calcext:value-type="float">
            <text:p>459.770</text:p>
          </table:table-cell>
        </table:table-row>
        <table:table-row table:style-name="ro1">
          <table:table-cell office:value-type="float" office:value="1738615400" calcext:value-type="float">
            <text:p>1738615400</text:p>
          </table:table-cell>
          <table:table-cell office:value-type="float" office:value="253.7576" calcext:value-type="float">
            <text:p>253.7576</text:p>
          </table:table-cell>
          <table:table-cell office:value-type="float" office:value="1738615400" calcext:value-type="float">
            <text:p>1738615400</text:p>
          </table:table-cell>
          <table:table-cell office:value-type="float" office:value="530" calcext:value-type="float">
            <text:p>530</text:p>
          </table:table-cell>
          <table:table-cell office:value-type="float" office:value="-276.2424" calcext:value-type="float">
            <text:p>-276.242</text:p>
          </table:table-cell>
          <table:table-cell office:value-type="float" office:value="-269.768" calcext:value-type="float">
            <text:p>-269.768</text:p>
          </table:table-cell>
          <table:table-cell office:value-type="float" office:value="26.86081" calcext:value-type="float">
            <text:p>26.861</text:p>
          </table:table-cell>
          <table:table-cell office:value-type="float" office:value="645415883" calcext:value-type="float">
            <text:p>645415883</text:p>
          </table:table-cell>
          <table:table-cell office:value-type="float" office:value="73" calcext:value-type="float">
            <text:p>73</text:p>
          </table:table-cell>
          <table:table-cell table:formula="of:=[.I284]-18" office:value-type="float" office:value="55" calcext:value-type="float">
            <text:p>55</text:p>
          </table:table-cell>
          <table:table-cell table:formula="of:=[.E284]+[.J284]" office:value-type="float" office:value="-221.2424" calcext:value-type="float">
            <text:p>-221.242</text:p>
          </table:table-cell>
        </table:table-row>
        <table:table-row table:style-name="ro1">
          <table:table-cell office:value-type="float" office:value="1738616424" calcext:value-type="float">
            <text:p>1738616424</text:p>
          </table:table-cell>
          <table:table-cell office:value-type="float" office:value="347.5575" calcext:value-type="float">
            <text:p>347.5575</text:p>
          </table:table-cell>
          <table:table-cell office:value-type="float" office:value="1738616424" calcext:value-type="float">
            <text:p>1738616424</text:p>
          </table:table-cell>
          <table:table-cell office:value-type="float" office:value="366" calcext:value-type="float">
            <text:p>366</text:p>
          </table:table-cell>
          <table:table-cell office:value-type="float" office:value="-18.44247" calcext:value-type="float">
            <text:p>-18.442</text:p>
          </table:table-cell>
          <table:table-cell office:value-type="float" office:value="-18.01023" calcext:value-type="float">
            <text:p>-18.010</text:p>
          </table:table-cell>
          <table:table-cell office:value-type="float" office:value="14.42187" calcext:value-type="float">
            <text:p>14.422</text:p>
          </table:table-cell>
          <table:table-cell office:value-type="float" office:value="646440181" calcext:value-type="float">
            <text:p>646440181</text:p>
          </table:table-cell>
          <table:table-cell office:value-type="float" office:value="285" calcext:value-type="float">
            <text:p>285</text:p>
          </table:table-cell>
          <table:table-cell table:formula="of:=[.I285]-18" office:value-type="float" office:value="267" calcext:value-type="float">
            <text:p>267</text:p>
          </table:table-cell>
          <table:table-cell table:formula="of:=[.E285]+[.J285]" office:value-type="float" office:value="248.55753" calcext:value-type="float">
            <text:p>248.558</text:p>
          </table:table-cell>
        </table:table-row>
        <table:table-row table:style-name="ro1">
          <table:table-cell office:value-type="float" office:value="1738617448" calcext:value-type="float">
            <text:p>1738617448</text:p>
          </table:table-cell>
          <table:table-cell office:value-type="float" office:value="650.525" calcext:value-type="float">
            <text:p>650.525</text:p>
          </table:table-cell>
          <table:table-cell office:value-type="float" office:value="1738617448" calcext:value-type="float">
            <text:p>1738617448</text:p>
          </table:table-cell>
          <table:table-cell office:value-type="float" office:value="660" calcext:value-type="float">
            <text:p>660</text:p>
          </table:table-cell>
          <table:table-cell office:value-type="float" office:value="-9.475037" calcext:value-type="float">
            <text:p>-9.475</text:p>
          </table:table-cell>
          <table:table-cell office:value-type="float" office:value="-9.252965" calcext:value-type="float">
            <text:p>-9.253</text:p>
          </table:table-cell>
          <table:table-cell office:value-type="float" office:value="9.113526" calcext:value-type="float">
            <text:p>9.114</text:p>
          </table:table-cell>
          <table:table-cell office:value-type="float" office:value="647464220" calcext:value-type="float">
            <text:p>647464220</text:p>
          </table:table-cell>
          <table:table-cell office:value-type="float" office:value="27" calcext:value-type="float">
            <text:p>27</text:p>
          </table:table-cell>
          <table:table-cell table:formula="of:=[.I286]-18" office:value-type="float" office:value="9" calcext:value-type="float">
            <text:p>9</text:p>
          </table:table-cell>
          <table:table-cell table:formula="of:=[.E286]+[.J286]" office:value-type="float" office:value="-0.475037" calcext:value-type="float">
            <text:p>-0.475</text:p>
          </table:table-cell>
        </table:table-row>
        <table:table-row table:style-name="ro1">
          <table:table-cell office:value-type="float" office:value="1738618472" calcext:value-type="float">
            <text:p>1738618472</text:p>
          </table:table-cell>
          <table:table-cell office:value-type="float" office:value="723.7275" calcext:value-type="float">
            <text:p>723.7275</text:p>
          </table:table-cell>
          <table:table-cell office:value-type="float" office:value="1738618472" calcext:value-type="float">
            <text:p>1738618472</text:p>
          </table:table-cell>
          <table:table-cell office:value-type="float" office:value="698" calcext:value-type="float">
            <text:p>698</text:p>
          </table:table-cell>
          <table:table-cell office:value-type="float" office:value="25.72754" calcext:value-type="float">
            <text:p>25.728</text:p>
          </table:table-cell>
          <table:table-cell office:value-type="float" office:value="25.12455" calcext:value-type="float">
            <text:p>25.125</text:p>
          </table:table-cell>
          <table:table-cell office:value-type="float" office:value="2.834783" calcext:value-type="float">
            <text:p>2.835</text:p>
          </table:table-cell>
          <table:table-cell office:value-type="float" office:value="648488287" calcext:value-type="float">
            <text:p>648488287</text:p>
          </table:table-cell>
          <table:table-cell office:value-type="float" office:value="55" calcext:value-type="float">
            <text:p>55</text:p>
          </table:table-cell>
          <table:table-cell table:formula="of:=[.I287]-18" office:value-type="float" office:value="37" calcext:value-type="float">
            <text:p>37</text:p>
          </table:table-cell>
          <table:table-cell table:formula="of:=[.E287]+[.J287]" office:value-type="float" office:value="62.72754" calcext:value-type="float">
            <text:p>62.728</text:p>
          </table:table-cell>
        </table:table-row>
        <table:table-row table:style-name="ro1">
          <table:table-cell office:value-type="float" office:value="1738619496" calcext:value-type="float">
            <text:p>1738619496</text:p>
          </table:table-cell>
          <table:table-cell office:value-type="float" office:value="768.7097" calcext:value-type="float">
            <text:p>768.7097</text:p>
          </table:table-cell>
          <table:table-cell office:value-type="float" office:value="1738619496" calcext:value-type="float">
            <text:p>1738619496</text:p>
          </table:table-cell>
          <table:table-cell office:value-type="float" office:value="792" calcext:value-type="float">
            <text:p>792</text:p>
          </table:table-cell>
          <table:table-cell office:value-type="float" office:value="-23.29028" calcext:value-type="float">
            <text:p>-23.290</text:p>
          </table:table-cell>
          <table:table-cell office:value-type="float" office:value="-22.74442" calcext:value-type="float">
            <text:p>-22.744</text:p>
          </table:table-cell>
          <table:table-cell office:value-type="float" office:value="2.373206" calcext:value-type="float">
            <text:p>2.373</text:p>
          </table:table-cell>
          <table:table-cell office:value-type="float" office:value="649512326" calcext:value-type="float">
            <text:p>649512326</text:p>
          </table:table-cell>
          <table:table-cell office:value-type="float" office:value="28" calcext:value-type="float">
            <text:p>28</text:p>
          </table:table-cell>
          <table:table-cell table:formula="of:=[.I288]-18" office:value-type="float" office:value="10" calcext:value-type="float">
            <text:p>10</text:p>
          </table:table-cell>
          <table:table-cell table:formula="of:=[.E288]+[.J288]" office:value-type="float" office:value="-13.29028" calcext:value-type="float">
            <text:p>-13.290</text:p>
          </table:table-cell>
        </table:table-row>
        <table:table-row table:style-name="ro1">
          <table:table-cell office:value-type="float" office:value="1738620520" calcext:value-type="float">
            <text:p>1738620520</text:p>
          </table:table-cell>
          <table:table-cell office:value-type="float" office:value="827.3451" calcext:value-type="float">
            <text:p>827.3451</text:p>
          </table:table-cell>
          <table:table-cell office:value-type="float" office:value="1738620520" calcext:value-type="float">
            <text:p>1738620520</text:p>
          </table:table-cell>
          <table:table-cell office:value-type="float" office:value="811" calcext:value-type="float">
            <text:p>811</text:p>
          </table:table-cell>
          <table:table-cell office:value-type="float" office:value="16.34509" calcext:value-type="float">
            <text:p>16.345</text:p>
          </table:table-cell>
          <table:table-cell office:value-type="float" office:value="15.962" calcext:value-type="float">
            <text:p>15.962</text:p>
          </table:table-cell>
          <table:table-cell office:value-type="float" office:value="3.130669" calcext:value-type="float">
            <text:p>3.131</text:p>
          </table:table-cell>
          <table:table-cell office:value-type="float" office:value="650536378" calcext:value-type="float">
            <text:p>650536378</text:p>
          </table:table-cell>
          <table:table-cell office:value-type="float" office:value="40" calcext:value-type="float">
            <text:p>40</text:p>
          </table:table-cell>
          <table:table-cell table:formula="of:=[.I289]-18" office:value-type="float" office:value="22" calcext:value-type="float">
            <text:p>22</text:p>
          </table:table-cell>
          <table:table-cell table:formula="of:=[.E289]+[.J289]" office:value-type="float" office:value="38.34509" calcext:value-type="float">
            <text:p>38.345</text:p>
          </table:table-cell>
        </table:table-row>
        <table:table-row table:style-name="ro1">
          <table:table-cell office:value-type="float" office:value="1738621544" calcext:value-type="float">
            <text:p>1738621544</text:p>
          </table:table-cell>
          <table:table-cell office:value-type="float" office:value="881.3266" calcext:value-type="float">
            <text:p>881.3266</text:p>
          </table:table-cell>
          <table:table-cell office:value-type="float" office:value="1738621544" calcext:value-type="float">
            <text:p>1738621544</text:p>
          </table:table-cell>
          <table:table-cell office:value-type="float" office:value="881" calcext:value-type="float">
            <text:p>881</text:p>
          </table:table-cell>
          <table:table-cell office:value-type="float" office:value="0.3265991" calcext:value-type="float">
            <text:p>0.327</text:p>
          </table:table-cell>
          <table:table-cell office:value-type="float" office:value="0.3189444" calcext:value-type="float">
            <text:p>0.319</text:p>
          </table:table-cell>
          <table:table-cell office:value-type="float" office:value="2.237091" calcext:value-type="float">
            <text:p>2.237</text:p>
          </table:table-cell>
          <table:table-cell office:value-type="float" office:value="651560459" calcext:value-type="float">
            <text:p>651560459</text:p>
          </table:table-cell>
          <table:table-cell office:value-type="float" office:value="70" calcext:value-type="float">
            <text:p>70</text:p>
          </table:table-cell>
          <table:table-cell table:formula="of:=[.I290]-18" office:value-type="float" office:value="52" calcext:value-type="float">
            <text:p>52</text:p>
          </table:table-cell>
          <table:table-cell table:formula="of:=[.E290]+[.J290]" office:value-type="float" office:value="52.3265991" calcext:value-type="float">
            <text:p>52.327</text:p>
          </table:table-cell>
        </table:table-row>
        <table:table-row table:style-name="ro1">
          <table:table-cell office:value-type="float" office:value="1738622568" calcext:value-type="float">
            <text:p>1738622568</text:p>
          </table:table-cell>
          <table:table-cell office:value-type="float" office:value="959.925" calcext:value-type="float">
            <text:p>959.925</text:p>
          </table:table-cell>
          <table:table-cell office:value-type="float" office:value="1738622568" calcext:value-type="float">
            <text:p>1738622568</text:p>
          </table:table-cell>
          <table:table-cell office:value-type="float" office:value="965" calcext:value-type="float">
            <text:p>965</text:p>
          </table:table-cell>
          <table:table-cell office:value-type="float" office:value="-5.075012" calcext:value-type="float">
            <text:p>-5.075</text:p>
          </table:table-cell>
          <table:table-cell office:value-type="float" office:value="-4.956067" calcext:value-type="float">
            <text:p>-4.956</text:p>
          </table:table-cell>
          <table:table-cell office:value-type="float" office:value="2.278498" calcext:value-type="float">
            <text:p>2.278</text:p>
          </table:table-cell>
          <table:table-cell office:value-type="float" office:value="652584498" calcext:value-type="float">
            <text:p>652584498</text:p>
          </table:table-cell>
          <table:table-cell office:value-type="float" office:value="26" calcext:value-type="float">
            <text:p>26</text:p>
          </table:table-cell>
          <table:table-cell table:formula="of:=[.I291]-18" office:value-type="float" office:value="8" calcext:value-type="float">
            <text:p>8</text:p>
          </table:table-cell>
          <table:table-cell table:formula="of:=[.E291]+[.J291]" office:value-type="float" office:value="2.924988" calcext:value-type="float">
            <text:p>2.925</text:p>
          </table:table-cell>
        </table:table-row>
        <table:table-row table:style-name="ro1">
          <table:table-cell office:value-type="float" office:value="1738623593" calcext:value-type="float">
            <text:p>1738623593</text:p>
          </table:table-cell>
          <table:table-cell office:value-type="float" office:value="26.59517" calcext:value-type="float">
            <text:p>26.59517</text:p>
          </table:table-cell>
          <table:table-cell office:value-type="float" office:value="1738623593" calcext:value-type="float">
            <text:p>1738623593</text:p>
          </table:table-cell>
          <table:table-cell office:value-type="float" office:value="12" calcext:value-type="float">
            <text:p>12</text:p>
          </table:table-cell>
          <table:table-cell office:value-type="float" office:value="14.59517" calcext:value-type="float">
            <text:p>14.595</text:p>
          </table:table-cell>
          <table:table-cell office:value-type="float" office:value="14.25309" calcext:value-type="float">
            <text:p>14.253</text:p>
          </table:table-cell>
          <table:table-cell office:value-type="float" office:value="4.184169" calcext:value-type="float">
            <text:p>4.184</text:p>
          </table:table-cell>
          <table:table-cell office:value-type="float" office:value="653608559" calcext:value-type="float">
            <text:p>653608559</text:p>
          </table:table-cell>
          <table:table-cell office:value-type="float" office:value="39" calcext:value-type="float">
            <text:p>39</text:p>
          </table:table-cell>
          <table:table-cell table:formula="of:=[.I292]-18" office:value-type="float" office:value="21" calcext:value-type="float">
            <text:p>21</text:p>
          </table:table-cell>
          <table:table-cell table:formula="of:=[.E292]+[.J292]" office:value-type="float" office:value="35.59517" calcext:value-type="float">
            <text:p>35.595</text:p>
          </table:table-cell>
        </table:table-row>
        <table:table-row table:style-name="ro1">
          <table:table-cell office:value-type="float" office:value="1738624617" calcext:value-type="float">
            <text:p>1738624617</text:p>
          </table:table-cell>
          <table:table-cell office:value-type="float" office:value="63.78635" calcext:value-type="float">
            <text:p>63.78635</text:p>
          </table:table-cell>
          <table:table-cell office:value-type="float" office:value="1738624617" calcext:value-type="float">
            <text:p>1738624617</text:p>
          </table:table-cell>
          <table:table-cell office:value-type="float" office:value="78" calcext:value-type="float">
            <text:p>78</text:p>
          </table:table-cell>
          <table:table-cell office:value-type="float" office:value="-14.21365" calcext:value-type="float">
            <text:p>-14.214</text:p>
          </table:table-cell>
          <table:table-cell office:value-type="float" office:value="-13.88052" calcext:value-type="float">
            <text:p>-13.881</text:p>
          </table:table-cell>
          <table:table-cell office:value-type="float" office:value="12.3985" calcext:value-type="float">
            <text:p>12.399</text:p>
          </table:table-cell>
          <table:table-cell office:value-type="float" office:value="654632590" calcext:value-type="float">
            <text:p>654632590</text:p>
          </table:table-cell>
          <table:table-cell office:value-type="float" office:value="21" calcext:value-type="float">
            <text:p>21</text:p>
          </table:table-cell>
          <table:table-cell table:formula="of:=[.I293]-18" office:value-type="float" office:value="3" calcext:value-type="float">
            <text:p>3</text:p>
          </table:table-cell>
          <table:table-cell table:formula="of:=[.E293]+[.J293]" office:value-type="float" office:value="-11.21365" calcext:value-type="float">
            <text:p>-11.214</text:p>
          </table:table-cell>
        </table:table-row>
        <table:table-row table:style-name="ro1">
          <table:table-cell office:value-type="float" office:value="1738625641" calcext:value-type="float">
            <text:p>1738625641</text:p>
          </table:table-cell>
          <table:table-cell office:value-type="float" office:value="114.5835" calcext:value-type="float">
            <text:p>114.5835</text:p>
          </table:table-cell>
          <table:table-cell office:value-type="float" office:value="1738625641" calcext:value-type="float">
            <text:p>1738625641</text:p>
          </table:table-cell>
          <table:table-cell office:value-type="float" office:value="110" calcext:value-type="float">
            <text:p>110</text:p>
          </table:table-cell>
          <table:table-cell office:value-type="float" office:value="4.583481" calcext:value-type="float">
            <text:p>4.583</text:p>
          </table:table-cell>
          <table:table-cell office:value-type="float" office:value="4.476055" calcext:value-type="float">
            <text:p>4.476</text:p>
          </table:table-cell>
          <table:table-cell office:value-type="float" office:value="12.64137" calcext:value-type="float">
            <text:p>12.641</text:p>
          </table:table-cell>
          <table:table-cell office:value-type="float" office:value="655656634" calcext:value-type="float">
            <text:p>655656634</text:p>
          </table:table-cell>
          <table:table-cell office:value-type="float" office:value="30" calcext:value-type="float">
            <text:p>30</text:p>
          </table:table-cell>
          <table:table-cell table:formula="of:=[.I294]-18" office:value-type="float" office:value="12" calcext:value-type="float">
            <text:p>12</text:p>
          </table:table-cell>
          <table:table-cell table:formula="of:=[.E294]+[.J294]" office:value-type="float" office:value="16.583481" calcext:value-type="float">
            <text:p>16.583</text:p>
          </table:table-cell>
        </table:table-row>
        <table:table-row table:style-name="ro1">
          <table:table-cell office:value-type="float" office:value="1738626665" calcext:value-type="float">
            <text:p>1738626665</text:p>
          </table:table-cell>
          <table:table-cell office:value-type="float" office:value="158.3425" calcext:value-type="float">
            <text:p>158.3425</text:p>
          </table:table-cell>
          <table:table-cell office:value-type="float" office:value="1738626665" calcext:value-type="float">
            <text:p>1738626665</text:p>
          </table:table-cell>
          <table:table-cell office:value-type="float" office:value="169" calcext:value-type="float">
            <text:p>169</text:p>
          </table:table-cell>
          <table:table-cell office:value-type="float" office:value="-10.65747" calcext:value-type="float">
            <text:p>-10.657</text:p>
          </table:table-cell>
          <table:table-cell office:value-type="float" office:value="-10.40769" calcext:value-type="float">
            <text:p>-10.408</text:p>
          </table:table-cell>
          <table:table-cell office:value-type="float" office:value="5.604569" calcext:value-type="float">
            <text:p>5.605</text:p>
          </table:table-cell>
          <table:table-cell office:value-type="float" office:value="656680671" calcext:value-type="float">
            <text:p>656680671</text:p>
          </table:table-cell>
          <table:table-cell office:value-type="float" office:value="26" calcext:value-type="float">
            <text:p>26</text:p>
          </table:table-cell>
          <table:table-cell table:formula="of:=[.I295]-18" office:value-type="float" office:value="8" calcext:value-type="float">
            <text:p>8</text:p>
          </table:table-cell>
          <table:table-cell table:formula="of:=[.E295]+[.J295]" office:value-type="float" office:value="-2.65747" calcext:value-type="float">
            <text:p>-2.657</text:p>
          </table:table-cell>
        </table:table-row>
        <table:table-row table:style-name="ro1">
          <table:table-cell office:value-type="float" office:value="1738627689" calcext:value-type="float">
            <text:p>1738627689</text:p>
          </table:table-cell>
          <table:table-cell office:value-type="float" office:value="237.5823" calcext:value-type="float">
            <text:p>237.5823</text:p>
          </table:table-cell>
          <table:table-cell office:value-type="float" office:value="1738627689" calcext:value-type="float">
            <text:p>1738627689</text:p>
          </table:table-cell>
          <table:table-cell office:value-type="float" office:value="202" calcext:value-type="float">
            <text:p>202</text:p>
          </table:table-cell>
          <table:table-cell office:value-type="float" office:value="35.58232" calcext:value-type="float">
            <text:p>35.582</text:p>
          </table:table-cell>
          <table:table-cell office:value-type="float" office:value="34.74836" calcext:value-type="float">
            <text:p>34.748</text:p>
          </table:table-cell>
          <table:table-cell office:value-type="float" office:value="6.439043" calcext:value-type="float">
            <text:p>6.439</text:p>
          </table:table-cell>
          <table:table-cell office:value-type="float" office:value="657704744" calcext:value-type="float">
            <text:p>657704744</text:p>
          </table:table-cell>
          <table:table-cell office:value-type="float" office:value="61" calcext:value-type="float">
            <text:p>61</text:p>
          </table:table-cell>
          <table:table-cell table:formula="of:=[.I296]-18" office:value-type="float" office:value="43" calcext:value-type="float">
            <text:p>43</text:p>
          </table:table-cell>
          <table:table-cell table:formula="of:=[.E296]+[.J296]" office:value-type="float" office:value="78.58232" calcext:value-type="float">
            <text:p>78.582</text:p>
          </table:table-cell>
        </table:table-row>
        <table:table-row table:style-name="ro1">
          <table:table-cell office:value-type="float" office:value="1738628713" calcext:value-type="float">
            <text:p>1738628713</text:p>
          </table:table-cell>
          <table:table-cell office:value-type="float" office:value="337.9297" calcext:value-type="float">
            <text:p>337.9297</text:p>
          </table:table-cell>
          <table:table-cell office:value-type="float" office:value="1738628713" calcext:value-type="float">
            <text:p>1738628713</text:p>
          </table:table-cell>
          <table:table-cell office:value-type="float" office:value="318" calcext:value-type="float">
            <text:p>318</text:p>
          </table:table-cell>
          <table:table-cell office:value-type="float" office:value="19.92975" calcext:value-type="float">
            <text:p>19.930</text:p>
          </table:table-cell>
          <table:table-cell office:value-type="float" office:value="19.46264" calcext:value-type="float">
            <text:p>19.463</text:p>
          </table:table-cell>
          <table:table-cell office:value-type="float" office:value="8.42754" calcext:value-type="float">
            <text:p>8.428</text:p>
          </table:table-cell>
          <table:table-cell office:value-type="float" office:value="658728839" calcext:value-type="float">
            <text:p>658728839</text:p>
          </table:table-cell>
          <table:table-cell office:value-type="float" office:value="82" calcext:value-type="float">
            <text:p>82</text:p>
          </table:table-cell>
          <table:table-cell table:formula="of:=[.I297]-18" office:value-type="float" office:value="64" calcext:value-type="float">
            <text:p>64</text:p>
          </table:table-cell>
          <table:table-cell table:formula="of:=[.E297]+[.J297]" office:value-type="float" office:value="83.92975" calcext:value-type="float">
            <text:p>83.930</text:p>
          </table:table-cell>
        </table:table-row>
        <table:table-row table:style-name="ro1">
          <table:table-cell office:value-type="float" office:value="1738629737" calcext:value-type="float">
            <text:p>1738629737</text:p>
          </table:table-cell>
          <table:table-cell office:value-type="float" office:value="439.2883" calcext:value-type="float">
            <text:p>439.2883</text:p>
          </table:table-cell>
          <table:table-cell office:value-type="float" office:value="1738629737" calcext:value-type="float">
            <text:p>1738629737</text:p>
          </table:table-cell>
          <table:table-cell office:value-type="float" office:value="439" calcext:value-type="float">
            <text:p>439</text:p>
          </table:table-cell>
          <table:table-cell office:value-type="float" office:value="0.2882996" calcext:value-type="float">
            <text:p>0.288</text:p>
          </table:table-cell>
          <table:table-cell office:value-type="float" office:value="0.2815425" calcext:value-type="float">
            <text:p>0.282</text:p>
          </table:table-cell>
          <table:table-cell office:value-type="float" office:value="9.415844" calcext:value-type="float">
            <text:p>9.416</text:p>
          </table:table-cell>
          <table:table-cell office:value-type="float" office:value="659752934" calcext:value-type="float">
            <text:p>659752934</text:p>
          </table:table-cell>
          <table:table-cell office:value-type="float" office:value="84" calcext:value-type="float">
            <text:p>84</text:p>
          </table:table-cell>
          <table:table-cell table:formula="of:=[.I298]-18" office:value-type="float" office:value="66" calcext:value-type="float">
            <text:p>66</text:p>
          </table:table-cell>
          <table:table-cell table:formula="of:=[.E298]+[.J298]" office:value-type="float" office:value="66.2882996" calcext:value-type="float">
            <text:p>66.288</text:p>
          </table:table-cell>
        </table:table-row>
        <table:table-row table:style-name="ro1">
          <table:table-cell office:value-type="float" office:value="1738630761" calcext:value-type="float">
            <text:p>1738630761</text:p>
          </table:table-cell>
          <table:table-cell office:value-type="float" office:value="482.4781" calcext:value-type="float">
            <text:p>482.4781</text:p>
          </table:table-cell>
          <table:table-cell office:value-type="float" office:value="1738630761" calcext:value-type="float">
            <text:p>1738630761</text:p>
          </table:table-cell>
          <table:table-cell office:value-type="float" office:value="541" calcext:value-type="float">
            <text:p>541</text:p>
          </table:table-cell>
          <table:table-cell office:value-type="float" office:value="-58.52188" calcext:value-type="float">
            <text:p>-58.522</text:p>
          </table:table-cell>
          <table:table-cell office:value-type="float" office:value="-57.15027" calcext:value-type="float">
            <text:p>-57.150</text:p>
          </table:table-cell>
          <table:table-cell office:value-type="float" office:value="2.319773" calcext:value-type="float">
            <text:p>2.320</text:p>
          </table:table-cell>
          <table:table-cell office:value-type="float" office:value="660777223" calcext:value-type="float">
            <text:p>660777223</text:p>
          </table:table-cell>
          <table:table-cell office:value-type="float" office:value="280" calcext:value-type="float">
            <text:p>280</text:p>
          </table:table-cell>
          <table:table-cell table:formula="of:=[.I299]-18" office:value-type="float" office:value="262" calcext:value-type="float">
            <text:p>262</text:p>
          </table:table-cell>
          <table:table-cell table:formula="of:=[.E299]+[.J299]" office:value-type="float" office:value="203.47812" calcext:value-type="float">
            <text:p>203.478</text:p>
          </table:table-cell>
        </table:table-row>
        <table:table-row table:style-name="ro1">
          <table:table-cell office:value-type="float" office:value="1738631785" calcext:value-type="float">
            <text:p>1738631785</text:p>
          </table:table-cell>
          <table:table-cell office:value-type="float" office:value="778.7888" calcext:value-type="float">
            <text:p>778.7888</text:p>
          </table:table-cell>
          <table:table-cell office:value-type="float" office:value="1738631785" calcext:value-type="float">
            <text:p>1738631785</text:p>
          </table:table-cell>
          <table:table-cell office:value-type="float" office:value="776" calcext:value-type="float">
            <text:p>776</text:p>
          </table:table-cell>
          <table:table-cell office:value-type="float" office:value="2.788757" calcext:value-type="float">
            <text:p>2.789</text:p>
          </table:table-cell>
          <table:table-cell office:value-type="float" office:value="2.723396" calcext:value-type="float">
            <text:p>2.723</text:p>
          </table:table-cell>
          <table:table-cell office:value-type="float" office:value="2.189608" calcext:value-type="float">
            <text:p>2.190</text:p>
          </table:table-cell>
          <table:table-cell office:value-type="float" office:value="661801260" calcext:value-type="float">
            <text:p>661801260</text:p>
          </table:table-cell>
          <table:table-cell office:value-type="float" office:value="26" calcext:value-type="float">
            <text:p>26</text:p>
          </table:table-cell>
          <table:table-cell table:formula="of:=[.I300]-18" office:value-type="float" office:value="8" calcext:value-type="float">
            <text:p>8</text:p>
          </table:table-cell>
          <table:table-cell table:formula="of:=[.E300]+[.J300]" office:value-type="float" office:value="10.788757" calcext:value-type="float">
            <text:p>10.789</text:p>
          </table:table-cell>
        </table:table-row>
        <table:table-row table:style-name="ro1">
          <table:table-cell office:value-type="float" office:value="1738632809" calcext:value-type="float">
            <text:p>1738632809</text:p>
          </table:table-cell>
          <table:table-cell office:value-type="float" office:value="824.1533" calcext:value-type="float">
            <text:p>824.1533</text:p>
          </table:table-cell>
          <table:table-cell office:value-type="float" office:value="1738632809" calcext:value-type="float">
            <text:p>1738632809</text:p>
          </table:table-cell>
          <table:table-cell office:value-type="float" office:value="820" calcext:value-type="float">
            <text:p>820</text:p>
          </table:table-cell>
          <table:table-cell office:value-type="float" office:value="4.15332" calcext:value-type="float">
            <text:p>4.153</text:p>
          </table:table-cell>
          <table:table-cell office:value-type="float" office:value="4.055977" calcext:value-type="float">
            <text:p>4.056</text:p>
          </table:table-cell>
          <table:table-cell office:value-type="float" office:value="2.769585" calcext:value-type="float">
            <text:p>2.770</text:p>
          </table:table-cell>
          <table:table-cell office:value-type="float" office:value="662825300" calcext:value-type="float">
            <text:p>662825300</text:p>
          </table:table-cell>
          <table:table-cell office:value-type="float" office:value="26" calcext:value-type="float">
            <text:p>26</text:p>
          </table:table-cell>
          <table:table-cell table:formula="of:=[.I301]-18" office:value-type="float" office:value="8" calcext:value-type="float">
            <text:p>8</text:p>
          </table:table-cell>
          <table:table-cell table:formula="of:=[.E301]+[.J301]" office:value-type="float" office:value="12.15332" calcext:value-type="float">
            <text:p>12.153</text:p>
          </table:table-cell>
        </table:table-row>
        <table:table-row table:style-name="ro1">
          <table:table-cell office:value-type="float" office:value="1738633833" calcext:value-type="float">
            <text:p>1738633833</text:p>
          </table:table-cell>
          <table:table-cell office:value-type="float" office:value="894.6099" calcext:value-type="float">
            <text:p>894.6099</text:p>
          </table:table-cell>
          <table:table-cell office:value-type="float" office:value="1738633833" calcext:value-type="float">
            <text:p>1738633833</text:p>
          </table:table-cell>
          <table:table-cell office:value-type="float" office:value="887" calcext:value-type="float">
            <text:p>887</text:p>
          </table:table-cell>
          <table:table-cell office:value-type="float" office:value="7.609924" calcext:value-type="float">
            <text:p>7.610</text:p>
          </table:table-cell>
          <table:table-cell office:value-type="float" office:value="7.431566" calcext:value-type="float">
            <text:p>7.432</text:p>
          </table:table-cell>
          <table:table-cell office:value-type="float" office:value="3.704612" calcext:value-type="float">
            <text:p>3.705</text:p>
          </table:table-cell>
          <table:table-cell office:value-type="float" office:value="663849364" calcext:value-type="float">
            <text:p>663849364</text:p>
          </table:table-cell>
          <table:table-cell office:value-type="float" office:value="28" calcext:value-type="float">
            <text:p>28</text:p>
          </table:table-cell>
          <table:table-cell table:formula="of:=[.I302]-18" office:value-type="float" office:value="10" calcext:value-type="float">
            <text:p>10</text:p>
          </table:table-cell>
          <table:table-cell table:formula="of:=[.E302]+[.J302]" office:value-type="float" office:value="17.609924" calcext:value-type="float">
            <text:p>17.610</text:p>
          </table:table-cell>
        </table:table-row>
        <table:table-row table:style-name="ro1">
          <table:table-cell office:value-type="float" office:value="1738634857" calcext:value-type="float">
            <text:p>1738634857</text:p>
          </table:table-cell>
          <table:table-cell office:value-type="float" office:value="938.544" calcext:value-type="float">
            <text:p>938.544</text:p>
          </table:table-cell>
          <table:table-cell office:value-type="float" office:value="1738634857" calcext:value-type="float">
            <text:p>1738634857</text:p>
          </table:table-cell>
          <table:table-cell office:value-type="float" office:value="939" calcext:value-type="float">
            <text:p>939</text:p>
          </table:table-cell>
          <table:table-cell office:value-type="float" office:value="-0.4559937" calcext:value-type="float">
            <text:p>-0.456</text:p>
          </table:table-cell>
          <table:table-cell office:value-type="float" office:value="-0.4453063" calcext:value-type="float">
            <text:p>-0.445</text:p>
          </table:table-cell>
          <table:table-cell office:value-type="float" office:value="4.077439" calcext:value-type="float">
            <text:p>4.077</text:p>
          </table:table-cell>
          <table:table-cell office:value-type="float" office:value="664873402" calcext:value-type="float">
            <text:p>664873402</text:p>
          </table:table-cell>
          <table:table-cell office:value-type="float" office:value="26" calcext:value-type="float">
            <text:p>26</text:p>
          </table:table-cell>
          <table:table-cell table:formula="of:=[.I303]-18" office:value-type="float" office:value="8" calcext:value-type="float">
            <text:p>8</text:p>
          </table:table-cell>
          <table:table-cell table:formula="of:=[.E303]+[.J303]" office:value-type="float" office:value="7.5440063" calcext:value-type="float">
            <text:p>7.544</text:p>
          </table:table-cell>
        </table:table-row>
        <table:table-row table:style-name="ro1">
          <table:table-cell office:value-type="float" office:value="1738635881" calcext:value-type="float">
            <text:p>1738635881</text:p>
          </table:table-cell>
          <table:table-cell office:value-type="float" office:value="982.8184" calcext:value-type="float">
            <text:p>982.8184</text:p>
          </table:table-cell>
          <table:table-cell office:value-type="float" office:value="1738635881" calcext:value-type="float">
            <text:p>1738635881</text:p>
          </table:table-cell>
          <table:table-cell office:value-type="float" office:value="979" calcext:value-type="float">
            <text:p>979</text:p>
          </table:table-cell>
          <table:table-cell office:value-type="float" office:value="3.818359" calcext:value-type="float">
            <text:p>3.818</text:p>
          </table:table-cell>
          <table:table-cell office:value-type="float" office:value="3.728866" calcext:value-type="float">
            <text:p>3.729</text:p>
          </table:table-cell>
          <table:table-cell office:value-type="float" office:value="4.752091" calcext:value-type="float">
            <text:p>4.752</text:p>
          </table:table-cell>
          <table:table-cell office:value-type="float" office:value="665897440" calcext:value-type="float">
            <text:p>665897440</text:p>
          </table:table-cell>
          <table:table-cell office:value-type="float" office:value="27" calcext:value-type="float">
            <text:p>27</text:p>
          </table:table-cell>
          <table:table-cell table:formula="of:=[.I304]-18" office:value-type="float" office:value="9" calcext:value-type="float">
            <text:p>9</text:p>
          </table:table-cell>
          <table:table-cell table:formula="of:=[.E304]+[.J304]" office:value-type="float" office:value="12.818359" calcext:value-type="float">
            <text:p>12.818</text:p>
          </table:table-cell>
        </table:table-row>
        <table:table-row table:style-name="ro1">
          <table:table-cell office:value-type="float" office:value="1738636906" calcext:value-type="float">
            <text:p>1738636906</text:p>
          </table:table-cell>
          <table:table-cell office:value-type="float" office:value="29.78042" calcext:value-type="float">
            <text:p>29.78042</text:p>
          </table:table-cell>
          <table:table-cell office:value-type="float" office:value="1738636906" calcext:value-type="float">
            <text:p>1738636906</text:p>
          </table:table-cell>
          <table:table-cell office:value-type="float" office:value="27" calcext:value-type="float">
            <text:p>27</text:p>
          </table:table-cell>
          <table:table-cell office:value-type="float" office:value="2.780418" calcext:value-type="float">
            <text:p>2.780</text:p>
          </table:table-cell>
          <table:table-cell office:value-type="float" office:value="2.715252" calcext:value-type="float">
            <text:p>2.715</text:p>
          </table:table-cell>
          <table:table-cell office:value-type="float" office:value="5.438615" calcext:value-type="float">
            <text:p>5.439</text:p>
          </table:table-cell>
          <table:table-cell office:value-type="float" office:value="666921480" calcext:value-type="float">
            <text:p>666921480</text:p>
          </table:table-cell>
          <table:table-cell office:value-type="float" office:value="28" calcext:value-type="float">
            <text:p>28</text:p>
          </table:table-cell>
          <table:table-cell table:formula="of:=[.I305]-18" office:value-type="float" office:value="10" calcext:value-type="float">
            <text:p>10</text:p>
          </table:table-cell>
          <table:table-cell table:formula="of:=[.E305]+[.J305]" office:value-type="float" office:value="12.780418" calcext:value-type="float">
            <text:p>12.780</text:p>
          </table:table-cell>
        </table:table-row>
        <table:table-row table:style-name="ro1">
          <table:table-cell office:value-type="float" office:value="1738637930" calcext:value-type="float">
            <text:p>1738637930</text:p>
          </table:table-cell>
          <table:table-cell office:value-type="float" office:value="77.80759" calcext:value-type="float">
            <text:p>77.80759</text:p>
          </table:table-cell>
          <table:table-cell office:value-type="float" office:value="1738637930" calcext:value-type="float">
            <text:p>1738637930</text:p>
          </table:table-cell>
          <table:table-cell office:value-type="float" office:value="76" calcext:value-type="float">
            <text:p>76</text:p>
          </table:table-cell>
          <table:table-cell office:value-type="float" office:value="1.807587" calcext:value-type="float">
            <text:p>1.808</text:p>
          </table:table-cell>
          <table:table-cell office:value-type="float" office:value="1.765221" calcext:value-type="float">
            <text:p>1.765</text:p>
          </table:table-cell>
          <table:table-cell office:value-type="float" office:value="7.25555" calcext:value-type="float">
            <text:p>7.256</text:p>
          </table:table-cell>
          <table:table-cell office:value-type="float" office:value="667945522" calcext:value-type="float">
            <text:p>667945522</text:p>
          </table:table-cell>
          <table:table-cell office:value-type="float" office:value="29" calcext:value-type="float">
            <text:p>29</text:p>
          </table:table-cell>
          <table:table-cell table:formula="of:=[.I306]-18" office:value-type="float" office:value="11" calcext:value-type="float">
            <text:p>11</text:p>
          </table:table-cell>
          <table:table-cell table:formula="of:=[.E306]+[.J306]" office:value-type="float" office:value="12.807587" calcext:value-type="float">
            <text:p>12.808</text:p>
          </table:table-cell>
        </table:table-row>
        <table:table-row table:style-name="ro1">
          <table:table-cell office:value-type="float" office:value="1738638954" calcext:value-type="float">
            <text:p>1738638954</text:p>
          </table:table-cell>
          <table:table-cell office:value-type="float" office:value="163.7796" calcext:value-type="float">
            <text:p>163.7796</text:p>
          </table:table-cell>
          <table:table-cell office:value-type="float" office:value="1738638954" calcext:value-type="float">
            <text:p>1738638954</text:p>
          </table:table-cell>
          <table:table-cell office:value-type="float" office:value="156" calcext:value-type="float">
            <text:p>156</text:p>
          </table:table-cell>
          <table:table-cell office:value-type="float" office:value="7.779587" calcext:value-type="float">
            <text:p>7.780</text:p>
          </table:table-cell>
          <table:table-cell office:value-type="float" office:value="7.597252" calcext:value-type="float">
            <text:p>7.597</text:p>
          </table:table-cell>
          <table:table-cell office:value-type="float" office:value="10.18516" calcext:value-type="float">
            <text:p>10.185</text:p>
          </table:table-cell>
          <table:table-cell office:value-type="float" office:value="668969602" calcext:value-type="float">
            <text:p>668969602</text:p>
          </table:table-cell>
          <table:table-cell office:value-type="float" office:value="37" calcext:value-type="float">
            <text:p>37</text:p>
          </table:table-cell>
          <table:table-cell table:formula="of:=[.I307]-18" office:value-type="float" office:value="19" calcext:value-type="float">
            <text:p>19</text:p>
          </table:table-cell>
          <table:table-cell table:formula="of:=[.E307]+[.J307]" office:value-type="float" office:value="26.779587" calcext:value-type="float">
            <text:p>26.780</text:p>
          </table:table-cell>
        </table:table-row>
        <table:table-row table:style-name="ro1">
          <table:table-cell office:value-type="float" office:value="1738639978" calcext:value-type="float">
            <text:p>1738639978</text:p>
          </table:table-cell>
          <table:table-cell office:value-type="float" office:value="471.2026" calcext:value-type="float">
            <text:p>471.2026</text:p>
          </table:table-cell>
          <table:table-cell office:value-type="float" office:value="1738639978" calcext:value-type="float">
            <text:p>1738639978</text:p>
          </table:table-cell>
          <table:table-cell office:value-type="float" office:value="227" calcext:value-type="float">
            <text:p>227</text:p>
          </table:table-cell>
          <table:table-cell office:value-type="float" office:value="244.2026" calcext:value-type="float">
            <text:p>244.203</text:p>
          </table:table-cell>
          <table:table-cell office:value-type="float" office:value="238.4791" calcext:value-type="float">
            <text:p>238.479</text:p>
          </table:table-cell>
          <table:table-cell office:value-type="float" office:value="19.92659" calcext:value-type="float">
            <text:p>19.927</text:p>
          </table:table-cell>
          <table:table-cell office:value-type="float" office:value="669993904" calcext:value-type="float">
            <text:p>669993904</text:p>
          </table:table-cell>
          <table:table-cell office:value-type="float" office:value="286" calcext:value-type="float">
            <text:p>286</text:p>
          </table:table-cell>
          <table:table-cell table:formula="of:=[.I308]-18" office:value-type="float" office:value="268" calcext:value-type="float">
            <text:p>268</text:p>
          </table:table-cell>
          <table:table-cell table:formula="of:=[.E308]+[.J308]" office:value-type="float" office:value="512.2026" calcext:value-type="float">
            <text:p>512.203</text:p>
          </table:table-cell>
        </table:table-row>
        <table:table-row table:style-name="ro1">
          <table:table-cell office:value-type="float" office:value="1738641002" calcext:value-type="float">
            <text:p>1738641002</text:p>
          </table:table-cell>
          <table:table-cell office:value-type="float" office:value="576.8921" calcext:value-type="float">
            <text:p>576.8921</text:p>
          </table:table-cell>
          <table:table-cell office:value-type="float" office:value="1738641002" calcext:value-type="float">
            <text:p>1738641002</text:p>
          </table:table-cell>
          <table:table-cell office:value-type="float" office:value="788" calcext:value-type="float">
            <text:p>788</text:p>
          </table:table-cell>
          <table:table-cell office:value-type="float" office:value="-211.1079" calcext:value-type="float">
            <text:p>-211.108</text:p>
          </table:table-cell>
          <table:table-cell office:value-type="float" office:value="-206.1601" calcext:value-type="float">
            <text:p>-206.160</text:p>
          </table:table-cell>
          <table:table-cell office:value-type="float" office:value="13.35735" calcext:value-type="float">
            <text:p>13.357</text:p>
          </table:table-cell>
          <table:table-cell office:value-type="float" office:value="671018003" calcext:value-type="float">
            <text:p>671018003</text:p>
          </table:table-cell>
          <table:table-cell office:value-type="float" office:value="89" calcext:value-type="float">
            <text:p>89</text:p>
          </table:table-cell>
          <table:table-cell table:formula="of:=[.I309]-18" office:value-type="float" office:value="71" calcext:value-type="float">
            <text:p>71</text:p>
          </table:table-cell>
          <table:table-cell table:formula="of:=[.E309]+[.J309]" office:value-type="float" office:value="-140.1079" calcext:value-type="float">
            <text:p>-140.108</text:p>
          </table:table-cell>
        </table:table-row>
        <table:table-row table:style-name="ro1">
          <table:table-cell office:value-type="float" office:value="1738642026" calcext:value-type="float">
            <text:p>1738642026</text:p>
          </table:table-cell>
          <table:table-cell office:value-type="float" office:value="622.642" calcext:value-type="float">
            <text:p>622.642</text:p>
          </table:table-cell>
          <table:table-cell office:value-type="float" office:value="1738642026" calcext:value-type="float">
            <text:p>1738642026</text:p>
          </table:table-cell>
          <table:table-cell office:value-type="float" office:value="690" calcext:value-type="float">
            <text:p>690</text:p>
          </table:table-cell>
          <table:table-cell office:value-type="float" office:value="-67.35803" calcext:value-type="float">
            <text:p>-67.358</text:p>
          </table:table-cell>
          <table:table-cell office:value-type="float" office:value="-65.77933" calcext:value-type="float">
            <text:p>-65.779</text:p>
          </table:table-cell>
          <table:table-cell office:value-type="float" office:value="11.39835" calcext:value-type="float">
            <text:p>11.398</text:p>
          </table:table-cell>
          <table:table-cell office:value-type="float" office:value="672042042" calcext:value-type="float">
            <text:p>672042042</text:p>
          </table:table-cell>
          <table:table-cell office:value-type="float" office:value="28" calcext:value-type="float">
            <text:p>28</text:p>
          </table:table-cell>
          <table:table-cell table:formula="of:=[.I310]-18" office:value-type="float" office:value="10" calcext:value-type="float">
            <text:p>10</text:p>
          </table:table-cell>
          <table:table-cell table:formula="of:=[.E310]+[.J310]" office:value-type="float" office:value="-57.35803" calcext:value-type="float">
            <text:p>-57.358</text:p>
          </table:table-cell>
        </table:table-row>
        <table:table-row table:style-name="ro1">
          <table:table-cell office:value-type="float" office:value="1738643050" calcext:value-type="float">
            <text:p>1738643050</text:p>
          </table:table-cell>
          <table:table-cell office:value-type="float" office:value="687.34" calcext:value-type="float">
            <text:p>687.34</text:p>
          </table:table-cell>
          <table:table-cell office:value-type="float" office:value="1738643050" calcext:value-type="float">
            <text:p>1738643050</text:p>
          </table:table-cell>
          <table:table-cell office:value-type="float" office:value="692" calcext:value-type="float">
            <text:p>692</text:p>
          </table:table-cell>
          <table:table-cell office:value-type="float" office:value="-4.660034" calcext:value-type="float">
            <text:p>-4.660</text:p>
          </table:table-cell>
          <table:table-cell office:value-type="float" office:value="-4.550815" calcext:value-type="float">
            <text:p>-4.551</text:p>
          </table:table-cell>
          <table:table-cell office:value-type="float" office:value="9.427624" calcext:value-type="float">
            <text:p>9.428</text:p>
          </table:table-cell>
          <table:table-cell office:value-type="float" office:value="673066101" calcext:value-type="float">
            <text:p>673066101</text:p>
          </table:table-cell>
          <table:table-cell office:value-type="float" office:value="28" calcext:value-type="float">
            <text:p>28</text:p>
          </table:table-cell>
          <table:table-cell table:formula="of:=[.I311]-18" office:value-type="float" office:value="10" calcext:value-type="float">
            <text:p>10</text:p>
          </table:table-cell>
          <table:table-cell table:formula="of:=[.E311]+[.J311]" office:value-type="float" office:value="5.339966" calcext:value-type="float">
            <text:p>5.340</text:p>
          </table:table-cell>
        </table:table-row>
        <table:table-row table:style-name="ro1">
          <table:table-cell office:value-type="float" office:value="1738644074" calcext:value-type="float">
            <text:p>1738644074</text:p>
          </table:table-cell>
          <table:table-cell office:value-type="float" office:value="735.3244" calcext:value-type="float">
            <text:p>735.3244</text:p>
          </table:table-cell>
          <table:table-cell office:value-type="float" office:value="1738644074" calcext:value-type="float">
            <text:p>1738644074</text:p>
          </table:table-cell>
          <table:table-cell office:value-type="float" office:value="737" calcext:value-type="float">
            <text:p>737</text:p>
          </table:table-cell>
          <table:table-cell office:value-type="float" office:value="-1.675598" calcext:value-type="float">
            <text:p>-1.676</text:p>
          </table:table-cell>
          <table:table-cell office:value-type="float" office:value="-1.636326" calcext:value-type="float">
            <text:p>-1.636</text:p>
          </table:table-cell>
          <table:table-cell office:value-type="float" office:value="7.533895" calcext:value-type="float">
            <text:p>7.534</text:p>
          </table:table-cell>
          <table:table-cell office:value-type="float" office:value="674090143" calcext:value-type="float">
            <text:p>674090143</text:p>
          </table:table-cell>
          <table:table-cell office:value-type="float" office:value="29" calcext:value-type="float">
            <text:p>29</text:p>
          </table:table-cell>
          <table:table-cell table:formula="of:=[.I312]-18" office:value-type="float" office:value="11" calcext:value-type="float">
            <text:p>11</text:p>
          </table:table-cell>
          <table:table-cell table:formula="of:=[.E312]+[.J312]" office:value-type="float" office:value="9.324402" calcext:value-type="float">
            <text:p>9.324</text:p>
          </table:table-cell>
        </table:table-row>
        <table:table-row table:style-name="ro1">
          <table:table-cell office:value-type="float" office:value="1738645098" calcext:value-type="float">
            <text:p>1738645098</text:p>
          </table:table-cell>
          <table:table-cell office:value-type="float" office:value="786.4863" calcext:value-type="float">
            <text:p>786.4863</text:p>
          </table:table-cell>
          <table:table-cell office:value-type="float" office:value="1738645098" calcext:value-type="float">
            <text:p>1738645098</text:p>
          </table:table-cell>
          <table:table-cell office:value-type="float" office:value="787" calcext:value-type="float">
            <text:p>787</text:p>
          </table:table-cell>
          <table:table-cell office:value-type="float" office:value="-0.5137329" calcext:value-type="float">
            <text:p>-0.514</text:p>
          </table:table-cell>
          <table:table-cell office:value-type="float" office:value="-0.5016923" calcext:value-type="float">
            <text:p>-0.502</text:p>
          </table:table-cell>
          <table:table-cell office:value-type="float" office:value="5.604691" calcext:value-type="float">
            <text:p>5.605</text:p>
          </table:table-cell>
          <table:table-cell office:value-type="float" office:value="675114188" calcext:value-type="float">
            <text:p>675114188</text:p>
          </table:table-cell>
          <table:table-cell office:value-type="float" office:value="30" calcext:value-type="float">
            <text:p>30</text:p>
          </table:table-cell>
          <table:table-cell table:formula="of:=[.I313]-18" office:value-type="float" office:value="12" calcext:value-type="float">
            <text:p>12</text:p>
          </table:table-cell>
          <table:table-cell table:formula="of:=[.E313]+[.J313]" office:value-type="float" office:value="11.4862671" calcext:value-type="float">
            <text:p>11.486</text:p>
          </table:table-cell>
        </table:table-row>
        <table:table-row table:style-name="ro1">
          <table:table-cell office:value-type="float" office:value="1738646122" calcext:value-type="float">
            <text:p>1738646122</text:p>
          </table:table-cell>
          <table:table-cell office:value-type="float" office:value="837.0408" calcext:value-type="float">
            <text:p>837.0408</text:p>
          </table:table-cell>
          <table:table-cell office:value-type="float" office:value="1738646122" calcext:value-type="float">
            <text:p>1738646122</text:p>
          </table:table-cell>
          <table:table-cell office:value-type="float" office:value="837" calcext:value-type="float">
            <text:p>837</text:p>
          </table:table-cell>
          <table:table-cell office:value-type="float" office:value="0.04083252" calcext:value-type="float">
            <text:p>0.041</text:p>
          </table:table-cell>
          <table:table-cell office:value-type="float" office:value="0.03987551" calcext:value-type="float">
            <text:p>0.040</text:p>
          </table:table-cell>
          <table:table-cell office:value-type="float" office:value="3.50976" calcext:value-type="float">
            <text:p>3.510</text:p>
          </table:table-cell>
          <table:table-cell office:value-type="float" office:value="676138232" calcext:value-type="float">
            <text:p>676138232</text:p>
          </table:table-cell>
          <table:table-cell office:value-type="float" office:value="31" calcext:value-type="float">
            <text:p>31</text:p>
          </table:table-cell>
          <table:table-cell table:formula="of:=[.I314]-18" office:value-type="float" office:value="13" calcext:value-type="float">
            <text:p>13</text:p>
          </table:table-cell>
          <table:table-cell table:formula="of:=[.E314]+[.J314]" office:value-type="float" office:value="13.04083252" calcext:value-type="float">
            <text:p>13.041</text:p>
          </table:table-cell>
        </table:table-row>
        <table:table-row table:style-name="ro1">
          <table:table-cell office:value-type="float" office:value="1738647146" calcext:value-type="float">
            <text:p>1738647146</text:p>
          </table:table-cell>
          <table:table-cell office:value-type="float" office:value="889.1004" calcext:value-type="float">
            <text:p>889.1004</text:p>
          </table:table-cell>
          <table:table-cell office:value-type="float" office:value="1738647146" calcext:value-type="float">
            <text:p>1738647146</text:p>
          </table:table-cell>
          <table:table-cell office:value-type="float" office:value="886" calcext:value-type="float">
            <text:p>886</text:p>
          </table:table-cell>
          <table:table-cell office:value-type="float" office:value="3.100403" calcext:value-type="float">
            <text:p>3.100</text:p>
          </table:table-cell>
          <table:table-cell office:value-type="float" office:value="3.027737" calcext:value-type="float">
            <text:p>3.028</text:p>
          </table:table-cell>
          <table:table-cell office:value-type="float" office:value="1.645562" calcext:value-type="float">
            <text:p>1.646</text:p>
          </table:table-cell>
          <table:table-cell office:value-type="float" office:value="677162278" calcext:value-type="float">
            <text:p>677162278</text:p>
          </table:table-cell>
          <table:table-cell office:value-type="float" office:value="30" calcext:value-type="float">
            <text:p>30</text:p>
          </table:table-cell>
          <table:table-cell table:formula="of:=[.I315]-18" office:value-type="float" office:value="12" calcext:value-type="float">
            <text:p>12</text:p>
          </table:table-cell>
          <table:table-cell table:formula="of:=[.E315]+[.J315]" office:value-type="float" office:value="15.100403" calcext:value-type="float">
            <text:p>15.100</text:p>
          </table:table-cell>
        </table:table-row>
        <table:table-row table:style-name="ro1">
          <table:table-cell office:value-type="float" office:value="1738648170" calcext:value-type="float">
            <text:p>1738648170</text:p>
          </table:table-cell>
          <table:table-cell office:value-type="float" office:value="988.0911" calcext:value-type="float">
            <text:p>988.0911</text:p>
          </table:table-cell>
          <table:table-cell office:value-type="float" office:value="1738648170" calcext:value-type="float">
            <text:p>1738648170</text:p>
          </table:table-cell>
          <table:table-cell office:value-type="float" office:value="936" calcext:value-type="float">
            <text:p>936</text:p>
          </table:table-cell>
          <table:table-cell office:value-type="float" office:value="52.09106" calcext:value-type="float">
            <text:p>52.091</text:p>
          </table:table-cell>
          <table:table-cell office:value-type="float" office:value="50.87018" calcext:value-type="float">
            <text:p>50.870</text:p>
          </table:table-cell>
          <table:table-cell office:value-type="float" office:value="0.970813" calcext:value-type="float">
            <text:p>0.971</text:p>
          </table:table-cell>
          <table:table-cell office:value-type="float" office:value="678186371" calcext:value-type="float">
            <text:p>678186371</text:p>
          </table:table-cell>
          <table:table-cell office:value-type="float" office:value="77" calcext:value-type="float">
            <text:p>77</text:p>
          </table:table-cell>
          <table:table-cell table:formula="of:=[.I316]-18" office:value-type="float" office:value="59" calcext:value-type="float">
            <text:p>59</text:p>
          </table:table-cell>
          <table:table-cell table:formula="of:=[.E316]+[.J316]" office:value-type="float" office:value="111.09106" calcext:value-type="float">
            <text:p>111.091</text:p>
          </table:table-cell>
        </table:table-row>
        <table:table-row table:style-name="ro1">
          <table:table-cell office:value-type="float" office:value="1738649195" calcext:value-type="float">
            <text:p>1738649195</text:p>
          </table:table-cell>
          <table:table-cell office:value-type="float" office:value="496.0832" calcext:value-type="float">
            <text:p>496.0832</text:p>
          </table:table-cell>
          <table:table-cell office:value-type="float" office:value="1738649195" calcext:value-type="float">
            <text:p>1738649195</text:p>
          </table:table-cell>
          <table:table-cell office:value-type="float" office:value="76" calcext:value-type="float">
            <text:p>76</text:p>
          </table:table-cell>
          <table:table-cell office:value-type="float" office:value="420.0832" calcext:value-type="float">
            <text:p>420.083</text:p>
          </table:table-cell>
          <table:table-cell office:value-type="float" office:value="410.2375" calcext:value-type="float">
            <text:p>410.238</text:p>
          </table:table-cell>
          <table:table-cell office:value-type="float" office:value="11.31676" calcext:value-type="float">
            <text:p>11.317</text:p>
          </table:table-cell>
          <table:table-cell office:value-type="float" office:value="679210873" calcext:value-type="float">
            <text:p>679210873</text:p>
          </table:table-cell>
          <table:table-cell office:value-type="float" office:value="491" calcext:value-type="float">
            <text:p>491</text:p>
          </table:table-cell>
          <table:table-cell table:formula="of:=[.I317]-18" office:value-type="float" office:value="473" calcext:value-type="float">
            <text:p>473</text:p>
          </table:table-cell>
          <table:table-cell table:formula="of:=[.E317]+[.J317]" office:value-type="float" office:value="893.0832" calcext:value-type="float">
            <text:p>893.083</text:p>
          </table:table-cell>
        </table:table-row>
        <table:table-row table:style-name="ro1">
          <table:table-cell office:value-type="float" office:value="1738650219" calcext:value-type="float">
            <text:p>1738650219</text:p>
          </table:table-cell>
          <table:table-cell office:value-type="float" office:value="603.5269" calcext:value-type="float">
            <text:p>603.5269</text:p>
          </table:table-cell>
          <table:table-cell office:value-type="float" office:value="1738650220" calcext:value-type="float">
            <text:p>1738650220</text:p>
          </table:table-cell>
          <table:table-cell office:value-type="float" office:value="16" calcext:value-type="float">
            <text:p>16</text:p>
          </table:table-cell>
          <table:table-cell office:value-type="float" office:value="-412.4731" calcext:value-type="float">
            <text:p>-412.473</text:p>
          </table:table-cell>
          <table:table-cell office:value-type="float" office:value="-402.8057" calcext:value-type="float">
            <text:p>-402.806</text:p>
          </table:table-cell>
          <table:table-cell office:value-type="float" office:value="16.2338" calcext:value-type="float">
            <text:p>16.234</text:p>
          </table:table-cell>
          <table:table-cell office:value-type="float" office:value="680234974" calcext:value-type="float">
            <text:p>680234974</text:p>
          </table:table-cell>
          <table:table-cell office:value-type="float" office:value="84" calcext:value-type="float">
            <text:p>84</text:p>
          </table:table-cell>
          <table:table-cell table:formula="of:=[.I318]-18" office:value-type="float" office:value="66" calcext:value-type="float">
            <text:p>66</text:p>
          </table:table-cell>
          <table:table-cell table:formula="of:=[.E318]+[.J318]" office:value-type="float" office:value="-346.4731" calcext:value-type="float">
            <text:p>-346.473</text:p>
          </table:table-cell>
        </table:table-row>
        <table:table-row table:style-name="ro1">
          <table:table-cell office:value-type="float" office:value="1738651243" calcext:value-type="float">
            <text:p>1738651243</text:p>
          </table:table-cell>
          <table:table-cell office:value-type="float" office:value="704.7418" calcext:value-type="float">
            <text:p>704.7418</text:p>
          </table:table-cell>
          <table:table-cell office:value-type="float" office:value="1738651243" calcext:value-type="float">
            <text:p>1738651243</text:p>
          </table:table-cell>
          <table:table-cell office:value-type="float" office:value="747" calcext:value-type="float">
            <text:p>747</text:p>
          </table:table-cell>
          <table:table-cell office:value-type="float" office:value="-42.25818" calcext:value-type="float">
            <text:p>-42.258</text:p>
          </table:table-cell>
          <table:table-cell office:value-type="float" office:value="-41.26775" calcext:value-type="float">
            <text:p>-41.268</text:p>
          </table:table-cell>
          <table:table-cell office:value-type="float" office:value="14.97875" calcext:value-type="float">
            <text:p>14.979</text:p>
          </table:table-cell>
          <table:table-cell office:value-type="float" office:value="681259069" calcext:value-type="float">
            <text:p>681259069</text:p>
          </table:table-cell>
          <table:table-cell office:value-type="float" office:value="52" calcext:value-type="float">
            <text:p>52</text:p>
          </table:table-cell>
          <table:table-cell table:formula="of:=[.I319]-18" office:value-type="float" office:value="34" calcext:value-type="float">
            <text:p>34</text:p>
          </table:table-cell>
          <table:table-cell table:formula="of:=[.E319]+[.J319]" office:value-type="float" office:value="-8.25818" calcext:value-type="float">
            <text:p>-8.258</text:p>
          </table:table-cell>
        </table:table-row>
        <table:table-row table:style-name="ro1">
          <table:table-cell office:value-type="float" office:value="1738652267" calcext:value-type="float">
            <text:p>1738652267</text:p>
          </table:table-cell>
          <table:table-cell office:value-type="float" office:value="810.3558" calcext:value-type="float">
            <text:p>810.3558</text:p>
          </table:table-cell>
          <table:table-cell office:value-type="float" office:value="1738652267" calcext:value-type="float">
            <text:p>1738652267</text:p>
          </table:table-cell>
          <table:table-cell office:value-type="float" office:value="786" calcext:value-type="float">
            <text:p>786</text:p>
          </table:table-cell>
          <table:table-cell office:value-type="float" office:value="24.35583" calcext:value-type="float">
            <text:p>24.356</text:p>
          </table:table-cell>
          <table:table-cell office:value-type="float" office:value="23.78499" calcext:value-type="float">
            <text:p>23.785</text:p>
          </table:table-cell>
          <table:table-cell office:value-type="float" office:value="12.97243" calcext:value-type="float">
            <text:p>12.972</text:p>
          </table:table-cell>
          <table:table-cell office:value-type="float" office:value="682283169" calcext:value-type="float">
            <text:p>682283169</text:p>
          </table:table-cell>
          <table:table-cell office:value-type="float" office:value="85" calcext:value-type="float">
            <text:p>85</text:p>
          </table:table-cell>
          <table:table-cell table:formula="of:=[.I320]-18" office:value-type="float" office:value="67" calcext:value-type="float">
            <text:p>67</text:p>
          </table:table-cell>
          <table:table-cell table:formula="of:=[.E320]+[.J320]" office:value-type="float" office:value="91.35583" calcext:value-type="float">
            <text:p>91.356</text:p>
          </table:table-cell>
        </table:table-row>
        <table:table-row table:style-name="ro1">
          <table:table-cell office:value-type="float" office:value="1738653291" calcext:value-type="float">
            <text:p>1738653291</text:p>
          </table:table-cell>
          <table:table-cell office:value-type="float" office:value="888.0491" calcext:value-type="float">
            <text:p>888.0491</text:p>
          </table:table-cell>
          <table:table-cell office:value-type="float" office:value="1738653291" calcext:value-type="float">
            <text:p>1738653291</text:p>
          </table:table-cell>
          <table:table-cell office:value-type="float" office:value="920" calcext:value-type="float">
            <text:p>920</text:p>
          </table:table-cell>
          <table:table-cell office:value-type="float" office:value="-31.95093" calcext:value-type="float">
            <text:p>-31.951</text:p>
          </table:table-cell>
          <table:table-cell office:value-type="float" office:value="-31.20208" calcext:value-type="float">
            <text:p>-31.202</text:p>
          </table:table-cell>
          <table:table-cell office:value-type="float" office:value="9.788707" calcext:value-type="float">
            <text:p>9.789</text:p>
          </table:table-cell>
          <table:table-cell office:value-type="float" office:value="683307248" calcext:value-type="float">
            <text:p>683307248</text:p>
          </table:table-cell>
          <table:table-cell office:value-type="float" office:value="69" calcext:value-type="float">
            <text:p>69</text:p>
          </table:table-cell>
          <table:table-cell table:formula="of:=[.I321]-18" office:value-type="float" office:value="51" calcext:value-type="float">
            <text:p>51</text:p>
          </table:table-cell>
          <table:table-cell table:formula="of:=[.E321]+[.J321]" office:value-type="float" office:value="19.04907" calcext:value-type="float">
            <text:p>19.049</text:p>
          </table:table-cell>
        </table:table-row>
        <table:table-row table:style-name="ro1">
          <table:table-cell office:value-type="float" office:value="1738654315" calcext:value-type="float">
            <text:p>1738654315</text:p>
          </table:table-cell>
          <table:table-cell office:value-type="float" office:value="941.3738" calcext:value-type="float">
            <text:p>941.3738</text:p>
          </table:table-cell>
          <table:table-cell office:value-type="float" office:value="1738654315" calcext:value-type="float">
            <text:p>1738654315</text:p>
          </table:table-cell>
          <table:table-cell office:value-type="float" office:value="977" calcext:value-type="float">
            <text:p>977</text:p>
          </table:table-cell>
          <table:table-cell office:value-type="float" office:value="-35.62616" calcext:value-type="float">
            <text:p>-35.626</text:p>
          </table:table-cell>
          <table:table-cell office:value-type="float" office:value="-34.79117" calcext:value-type="float">
            <text:p>-34.791</text:p>
          </table:table-cell>
          <table:table-cell office:value-type="float" office:value="5.711585" calcext:value-type="float">
            <text:p>5.712</text:p>
          </table:table-cell>
          <table:table-cell office:value-type="float" office:value="684331289" calcext:value-type="float">
            <text:p>684331289</text:p>
          </table:table-cell>
          <table:table-cell office:value-type="float" office:value="28" calcext:value-type="float">
            <text:p>28</text:p>
          </table:table-cell>
          <table:table-cell table:formula="of:=[.I322]-18" office:value-type="float" office:value="10" calcext:value-type="float">
            <text:p>10</text:p>
          </table:table-cell>
          <table:table-cell table:formula="of:=[.E322]+[.J322]" office:value-type="float" office:value="-25.62616" calcext:value-type="float">
            <text:p>-25.626</text:p>
          </table:table-cell>
        </table:table-row>
        <table:table-row table:style-name="ro1">
          <table:table-cell office:value-type="float" office:value="1738655340" calcext:value-type="float">
            <text:p>1738655340</text:p>
          </table:table-cell>
          <table:table-cell office:value-type="float" office:value="12.36443" calcext:value-type="float">
            <text:p>12.36443</text:p>
          </table:table-cell>
          <table:table-cell office:value-type="float" office:value="1738655339" calcext:value-type="float">
            <text:p>1738655339</text:p>
          </table:table-cell>
          <table:table-cell office:value-type="float" office:value="993" calcext:value-type="float">
            <text:p>993</text:p>
          </table:table-cell>
          <table:table-cell office:value-type="float" office:value="19.36444" calcext:value-type="float">
            <text:p>19.364</text:p>
          </table:table-cell>
          <table:table-cell office:value-type="float" office:value="18.91059" calcext:value-type="float">
            <text:p>18.911</text:p>
          </table:table-cell>
          <table:table-cell office:value-type="float" office:value="2.226121" calcext:value-type="float">
            <text:p>2.226</text:p>
          </table:table-cell>
          <table:table-cell office:value-type="float" office:value="685355354" calcext:value-type="float">
            <text:p>685355354</text:p>
          </table:table-cell>
          <table:table-cell office:value-type="float" office:value="49" calcext:value-type="float">
            <text:p>49</text:p>
          </table:table-cell>
          <table:table-cell table:formula="of:=[.I323]-18" office:value-type="float" office:value="31" calcext:value-type="float">
            <text:p>31</text:p>
          </table:table-cell>
          <table:table-cell table:formula="of:=[.E323]+[.J323]" office:value-type="float" office:value="50.36444" calcext:value-type="float">
            <text:p>50.364</text:p>
          </table:table-cell>
        </table:table-row>
        <table:table-row table:style-name="ro1">
          <table:table-cell office:value-type="float" office:value="1738656364" calcext:value-type="float">
            <text:p>1738656364</text:p>
          </table:table-cell>
          <table:table-cell office:value-type="float" office:value="74.13656" calcext:value-type="float">
            <text:p>74.13656</text:p>
          </table:table-cell>
          <table:table-cell office:value-type="float" office:value="1738656364" calcext:value-type="float">
            <text:p>1738656364</text:p>
          </table:table-cell>
          <table:table-cell office:value-type="float" office:value="77" calcext:value-type="float">
            <text:p>77</text:p>
          </table:table-cell>
          <table:table-cell office:value-type="float" office:value="-2.863441" calcext:value-type="float">
            <text:p>-2.863</text:p>
          </table:table-cell>
          <table:table-cell office:value-type="float" office:value="-2.796329" calcext:value-type="float">
            <text:p>-2.796</text:p>
          </table:table-cell>
          <table:table-cell office:value-type="float" office:value="-1.490352" calcext:value-type="float">
            <text:p>-1.490</text:p>
          </table:table-cell>
          <table:table-cell office:value-type="float" office:value="686379408" calcext:value-type="float">
            <text:p>686379408</text:p>
          </table:table-cell>
          <table:table-cell office:value-type="float" office:value="40" calcext:value-type="float">
            <text:p>40</text:p>
          </table:table-cell>
          <table:table-cell table:formula="of:=[.I324]-18" office:value-type="float" office:value="22" calcext:value-type="float">
            <text:p>22</text:p>
          </table:table-cell>
          <table:table-cell table:formula="of:=[.E324]+[.J324]" office:value-type="float" office:value="19.136559" calcext:value-type="float">
            <text:p>19.137</text:p>
          </table:table-cell>
        </table:table-row>
        <table:table-row table:style-name="ro1">
          <table:table-cell office:value-type="float" office:value="1738657388" calcext:value-type="float">
            <text:p>1738657388</text:p>
          </table:table-cell>
          <table:table-cell office:value-type="float" office:value="121.5225" calcext:value-type="float">
            <text:p>121.5225</text:p>
          </table:table-cell>
          <table:table-cell office:value-type="float" office:value="1738657388" calcext:value-type="float">
            <text:p>1738657388</text:p>
          </table:table-cell>
          <table:table-cell office:value-type="float" office:value="126" calcext:value-type="float">
            <text:p>126</text:p>
          </table:table-cell>
          <table:table-cell office:value-type="float" office:value="-4.477539" calcext:value-type="float">
            <text:p>-4.478</text:p>
          </table:table-cell>
          <table:table-cell office:value-type="float" office:value="-4.372597" calcext:value-type="float">
            <text:p>-4.373</text:p>
          </table:table-cell>
          <table:table-cell office:value-type="float" office:value="-5.591914" calcext:value-type="float">
            <text:p>-5.592</text:p>
          </table:table-cell>
          <table:table-cell office:value-type="float" office:value="687403450" calcext:value-type="float">
            <text:p>687403450</text:p>
          </table:table-cell>
          <table:table-cell office:value-type="float" office:value="27" calcext:value-type="float">
            <text:p>27</text:p>
          </table:table-cell>
          <table:table-cell table:formula="of:=[.I325]-18" office:value-type="float" office:value="9" calcext:value-type="float">
            <text:p>9</text:p>
          </table:table-cell>
          <table:table-cell table:formula="of:=[.E325]+[.J325]" office:value-type="float" office:value="4.522461" calcext:value-type="float">
            <text:p>4.522</text:p>
          </table:table-cell>
        </table:table-row>
        <table:table-row table:style-name="ro1">
          <table:table-cell office:value-type="float" office:value="1738658412" calcext:value-type="float">
            <text:p>1738658412</text:p>
          </table:table-cell>
          <table:table-cell office:value-type="float" office:value="223.3216" calcext:value-type="float">
            <text:p>223.3216</text:p>
          </table:table-cell>
          <table:table-cell office:value-type="float" office:value="1738658412" calcext:value-type="float">
            <text:p>1738658412</text:p>
          </table:table-cell>
          <table:table-cell office:value-type="float" office:value="156" calcext:value-type="float">
            <text:p>156</text:p>
          </table:table-cell>
          <table:table-cell office:value-type="float" office:value="67.32159" calcext:value-type="float">
            <text:p>67.322</text:p>
          </table:table-cell>
          <table:table-cell office:value-type="float" office:value="65.74374" calcext:value-type="float">
            <text:p>65.744</text:p>
          </table:table-cell>
          <table:table-cell office:value-type="float" office:value="-6.598547" calcext:value-type="float">
            <text:p>-6.599</text:p>
          </table:table-cell>
          <table:table-cell office:value-type="float" office:value="688427546" calcext:value-type="float">
            <text:p>688427546</text:p>
          </table:table-cell>
          <table:table-cell office:value-type="float" office:value="83" calcext:value-type="float">
            <text:p>83</text:p>
          </table:table-cell>
          <table:table-cell table:formula="of:=[.I326]-18" office:value-type="float" office:value="65" calcext:value-type="float">
            <text:p>65</text:p>
          </table:table-cell>
          <table:table-cell table:formula="of:=[.E326]+[.J326]" office:value-type="float" office:value="132.32159" calcext:value-type="float">
            <text:p>132.322</text:p>
          </table:table-cell>
        </table:table-row>
        <table:table-row table:style-name="ro1">
          <table:table-cell office:value-type="float" office:value="1738659436" calcext:value-type="float">
            <text:p>1738659436</text:p>
          </table:table-cell>
          <table:table-cell office:value-type="float" office:value="527.9862" calcext:value-type="float">
            <text:p>527.9862</text:p>
          </table:table-cell>
          <table:table-cell office:value-type="float" office:value="1738659436" calcext:value-type="float">
            <text:p>1738659436</text:p>
          </table:table-cell>
          <table:table-cell office:value-type="float" office:value="309" calcext:value-type="float">
            <text:p>309</text:p>
          </table:table-cell>
          <table:table-cell office:value-type="float" office:value="218.9862" calcext:value-type="float">
            <text:p>218.986</text:p>
          </table:table-cell>
          <table:table-cell office:value-type="float" office:value="213.8537" calcext:value-type="float">
            <text:p>213.854</text:p>
          </table:table-cell>
          <table:table-cell office:value-type="float" office:value="11.17359" calcext:value-type="float">
            <text:p>11.174</text:p>
          </table:table-cell>
          <table:table-cell office:value-type="float" office:value="689451844" calcext:value-type="float">
            <text:p>689451844</text:p>
          </table:table-cell>
          <table:table-cell office:value-type="float" office:value="288" calcext:value-type="float">
            <text:p>288</text:p>
          </table:table-cell>
          <table:table-cell table:formula="of:=[.I327]-18" office:value-type="float" office:value="270" calcext:value-type="float">
            <text:p>270</text:p>
          </table:table-cell>
          <table:table-cell table:formula="of:=[.E327]+[.J327]" office:value-type="float" office:value="488.9862" calcext:value-type="float">
            <text:p>488.986</text:p>
          </table:table-cell>
        </table:table-row>
        <table:table-row table:style-name="ro1">
          <table:table-cell office:value-type="float" office:value="1738660460" calcext:value-type="float">
            <text:p>1738660460</text:p>
          </table:table-cell>
          <table:table-cell office:value-type="float" office:value="568.6812" calcext:value-type="float">
            <text:p>568.6812</text:p>
          </table:table-cell>
          <table:table-cell office:value-type="float" office:value="1738660460" calcext:value-type="float">
            <text:p>1738660460</text:p>
          </table:table-cell>
          <table:table-cell office:value-type="float" office:value="837" calcext:value-type="float">
            <text:p>837</text:p>
          </table:table-cell>
          <table:table-cell office:value-type="float" office:value="-268.3188" calcext:value-type="float">
            <text:p>-268.319</text:p>
          </table:table-cell>
          <table:table-cell office:value-type="float" office:value="-262.0301" calcext:value-type="float">
            <text:p>-262.030</text:p>
          </table:table-cell>
          <table:table-cell office:value-type="float" office:value="8.818116" calcext:value-type="float">
            <text:p>8.818</text:p>
          </table:table-cell>
          <table:table-cell office:value-type="float" office:value="690475922" calcext:value-type="float">
            <text:p>690475922</text:p>
          </table:table-cell>
          <table:table-cell office:value-type="float" office:value="68" calcext:value-type="float">
            <text:p>68</text:p>
          </table:table-cell>
          <table:table-cell table:formula="of:=[.I328]-18" office:value-type="float" office:value="50" calcext:value-type="float">
            <text:p>50</text:p>
          </table:table-cell>
          <table:table-cell table:formula="of:=[.E328]+[.J328]" office:value-type="float" office:value="-218.3188" calcext:value-type="float">
            <text:p>-218.319</text:p>
          </table:table-cell>
        </table:table-row>
        <table:table-row table:style-name="ro1">
          <table:table-cell office:value-type="float" office:value="1738661484" calcext:value-type="float">
            <text:p>1738661484</text:p>
          </table:table-cell>
          <table:table-cell office:value-type="float" office:value="683.1727" calcext:value-type="float">
            <text:p>683.1727</text:p>
          </table:table-cell>
          <table:table-cell office:value-type="float" office:value="1738661484" calcext:value-type="float">
            <text:p>1738661484</text:p>
          </table:table-cell>
          <table:table-cell office:value-type="float" office:value="680" calcext:value-type="float">
            <text:p>680</text:p>
          </table:table-cell>
          <table:table-cell office:value-type="float" office:value="3.172729" calcext:value-type="float">
            <text:p>3.173</text:p>
          </table:table-cell>
          <table:table-cell office:value-type="float" office:value="3.098368" calcext:value-type="float">
            <text:p>3.098</text:p>
          </table:table-cell>
          <table:table-cell office:value-type="float" office:value="7.243883" calcext:value-type="float">
            <text:p>7.244</text:p>
          </table:table-cell>
          <table:table-cell office:value-type="float" office:value="691499986" calcext:value-type="float">
            <text:p>691499986</text:p>
          </table:table-cell>
          <table:table-cell office:value-type="float" office:value="30" calcext:value-type="float">
            <text:p>30</text:p>
          </table:table-cell>
          <table:table-cell table:formula="of:=[.I329]-18" office:value-type="float" office:value="12" calcext:value-type="float">
            <text:p>12</text:p>
          </table:table-cell>
          <table:table-cell table:formula="of:=[.E329]+[.J329]" office:value-type="float" office:value="15.172729" calcext:value-type="float">
            <text:p>15.173</text:p>
          </table:table-cell>
        </table:table-row>
        <table:table-row table:style-name="ro1">
          <table:table-cell office:value-type="float" office:value="1738662508" calcext:value-type="float">
            <text:p>1738662508</text:p>
          </table:table-cell>
          <table:table-cell office:value-type="float" office:value="745.0858" calcext:value-type="float">
            <text:p>745.0858</text:p>
          </table:table-cell>
          <table:table-cell office:value-type="float" office:value="1738662508" calcext:value-type="float">
            <text:p>1738662508</text:p>
          </table:table-cell>
          <table:table-cell office:value-type="float" office:value="730" calcext:value-type="float">
            <text:p>730</text:p>
          </table:table-cell>
          <table:table-cell office:value-type="float" office:value="15.08575" calcext:value-type="float">
            <text:p>15.086</text:p>
          </table:table-cell>
          <table:table-cell office:value-type="float" office:value="14.73218" calcext:value-type="float">
            <text:p>14.732</text:p>
          </table:table-cell>
          <table:table-cell office:value-type="float" office:value="7.326682" calcext:value-type="float">
            <text:p>7.327</text:p>
          </table:table-cell>
          <table:table-cell office:value-type="float" office:value="692524042" calcext:value-type="float">
            <text:p>692524042</text:p>
          </table:table-cell>
          <table:table-cell office:value-type="float" office:value="45" calcext:value-type="float">
            <text:p>45</text:p>
          </table:table-cell>
          <table:table-cell table:formula="of:=[.I330]-18" office:value-type="float" office:value="27" calcext:value-type="float">
            <text:p>27</text:p>
          </table:table-cell>
          <table:table-cell table:formula="of:=[.E330]+[.J330]" office:value-type="float" office:value="42.08575" calcext:value-type="float">
            <text:p>42.086</text:p>
          </table:table-cell>
        </table:table-row>
        <table:table-row table:style-name="ro1">
          <table:table-cell office:value-type="float" office:value="1738663532" calcext:value-type="float">
            <text:p>1738663532</text:p>
          </table:table-cell>
          <table:table-cell office:value-type="float" office:value="791.5046" calcext:value-type="float">
            <text:p>791.5046</text:p>
          </table:table-cell>
          <table:table-cell office:value-type="float" office:value="1738663532" calcext:value-type="float">
            <text:p>1738663532</text:p>
          </table:table-cell>
          <table:table-cell office:value-type="float" office:value="809" calcext:value-type="float">
            <text:p>809</text:p>
          </table:table-cell>
          <table:table-cell office:value-type="float" office:value="-17.49536" calcext:value-type="float">
            <text:p>-17.495</text:p>
          </table:table-cell>
          <table:table-cell office:value-type="float" office:value="-17.08531" calcext:value-type="float">
            <text:p>-17.085</text:p>
          </table:table-cell>
          <table:table-cell office:value-type="float" office:value="6.107602" calcext:value-type="float">
            <text:p>6.108</text:p>
          </table:table-cell>
          <table:table-cell office:value-type="float" office:value="693548082" calcext:value-type="float">
            <text:p>693548082</text:p>
          </table:table-cell>
          <table:table-cell office:value-type="float" office:value="28" calcext:value-type="float">
            <text:p>28</text:p>
          </table:table-cell>
          <table:table-cell table:formula="of:=[.I331]-18" office:value-type="float" office:value="10" calcext:value-type="float">
            <text:p>10</text:p>
          </table:table-cell>
          <table:table-cell table:formula="of:=[.E331]+[.J331]" office:value-type="float" office:value="-7.49536" calcext:value-type="float">
            <text:p>-7.495</text:p>
          </table:table-cell>
        </table:table-row>
        <table:table-row table:style-name="ro1">
          <table:table-cell office:value-type="float" office:value="1738664556" calcext:value-type="float">
            <text:p>1738664556</text:p>
          </table:table-cell>
          <table:table-cell office:value-type="float" office:value="837.2756" calcext:value-type="float">
            <text:p>837.2756</text:p>
          </table:table-cell>
          <table:table-cell office:value-type="float" office:value="1738664556" calcext:value-type="float">
            <text:p>1738664556</text:p>
          </table:table-cell>
          <table:table-cell office:value-type="float" office:value="836" calcext:value-type="float">
            <text:p>836</text:p>
          </table:table-cell>
          <table:table-cell office:value-type="float" office:value="1.275635" calcext:value-type="float">
            <text:p>1.276</text:p>
          </table:table-cell>
          <table:table-cell office:value-type="float" office:value="1.245737" calcext:value-type="float">
            <text:p>1.246</text:p>
          </table:table-cell>
          <table:table-cell office:value-type="float" office:value="4.14289" calcext:value-type="float">
            <text:p>4.143</text:p>
          </table:table-cell>
          <table:table-cell office:value-type="float" office:value="694572127" calcext:value-type="float">
            <text:p>694572127</text:p>
          </table:table-cell>
          <table:table-cell office:value-type="float" office:value="34" calcext:value-type="float">
            <text:p>34</text:p>
          </table:table-cell>
          <table:table-cell table:formula="of:=[.I332]-18" office:value-type="float" office:value="16" calcext:value-type="float">
            <text:p>16</text:p>
          </table:table-cell>
          <table:table-cell table:formula="of:=[.E332]+[.J332]" office:value-type="float" office:value="17.275635" calcext:value-type="float">
            <text:p>17.276</text:p>
          </table:table-cell>
        </table:table-row>
        <table:table-row table:style-name="ro1">
          <table:table-cell office:value-type="float" office:value="1738665580" calcext:value-type="float">
            <text:p>1738665580</text:p>
          </table:table-cell>
          <table:table-cell office:value-type="float" office:value="888.0301" calcext:value-type="float">
            <text:p>888.0301</text:p>
          </table:table-cell>
          <table:table-cell office:value-type="float" office:value="1738665580" calcext:value-type="float">
            <text:p>1738665580</text:p>
          </table:table-cell>
          <table:table-cell office:value-type="float" office:value="887" calcext:value-type="float">
            <text:p>887</text:p>
          </table:table-cell>
          <table:table-cell office:value-type="float" office:value="1.03009" calcext:value-type="float">
            <text:p>1.030</text:p>
          </table:table-cell>
          <table:table-cell office:value-type="float" office:value="1.005948" calcext:value-type="float">
            <text:p>1.006</text:p>
          </table:table-cell>
          <table:table-cell office:value-type="float" office:value="2.864629" calcext:value-type="float">
            <text:p>2.865</text:p>
          </table:table-cell>
          <table:table-cell office:value-type="float" office:value="695596166" calcext:value-type="float">
            <text:p>695596166</text:p>
          </table:table-cell>
          <table:table-cell office:value-type="float" office:value="27" calcext:value-type="float">
            <text:p>27</text:p>
          </table:table-cell>
          <table:table-cell table:formula="of:=[.I333]-18" office:value-type="float" office:value="9" calcext:value-type="float">
            <text:p>9</text:p>
          </table:table-cell>
          <table:table-cell table:formula="of:=[.E333]+[.J333]" office:value-type="float" office:value="10.03009" calcext:value-type="float">
            <text:p>10.030</text:p>
          </table:table-cell>
        </table:table-row>
        <table:table-row table:style-name="ro1">
          <table:table-cell office:value-type="float" office:value="1738666604" calcext:value-type="float">
            <text:p>1738666604</text:p>
          </table:table-cell>
          <table:table-cell office:value-type="float" office:value="931.0229" calcext:value-type="float">
            <text:p>931.0229</text:p>
          </table:table-cell>
          <table:table-cell office:value-type="float" office:value="1738666604" calcext:value-type="float">
            <text:p>1738666604</text:p>
          </table:table-cell>
          <table:table-cell office:value-type="float" office:value="928" calcext:value-type="float">
            <text:p>928</text:p>
          </table:table-cell>
          <table:table-cell office:value-type="float" office:value="3.022888" calcext:value-type="float">
            <text:p>3.023</text:p>
          </table:table-cell>
          <table:table-cell office:value-type="float" office:value="2.952039" calcext:value-type="float">
            <text:p>2.952</text:p>
          </table:table-cell>
          <table:table-cell office:value-type="float" office:value="1.467957" calcext:value-type="float">
            <text:p>1.468</text:p>
          </table:table-cell>
          <table:table-cell office:value-type="float" office:value="696620204" calcext:value-type="float">
            <text:p>696620204</text:p>
          </table:table-cell>
          <table:table-cell office:value-type="float" office:value="27" calcext:value-type="float">
            <text:p>27</text:p>
          </table:table-cell>
          <table:table-cell table:formula="of:=[.I334]-18" office:value-type="float" office:value="9" calcext:value-type="float">
            <text:p>9</text:p>
          </table:table-cell>
          <table:table-cell table:formula="of:=[.E334]+[.J334]" office:value-type="float" office:value="12.022888" calcext:value-type="float">
            <text:p>12.023</text:p>
          </table:table-cell>
        </table:table-row>
        <table:table-row table:style-name="ro1">
          <table:table-cell office:value-type="float" office:value="1738667628" calcext:value-type="float">
            <text:p>1738667628</text:p>
          </table:table-cell>
          <table:table-cell office:value-type="float" office:value="977.7586" calcext:value-type="float">
            <text:p>977.7586</text:p>
          </table:table-cell>
          <table:table-cell office:value-type="float" office:value="1738667628" calcext:value-type="float">
            <text:p>1738667628</text:p>
          </table:table-cell>
          <table:table-cell office:value-type="float" office:value="971" calcext:value-type="float">
            <text:p>971</text:p>
          </table:table-cell>
          <table:table-cell office:value-type="float" office:value="6.758606" calcext:value-type="float">
            <text:p>6.759</text:p>
          </table:table-cell>
          <table:table-cell office:value-type="float" office:value="6.600201" calcext:value-type="float">
            <text:p>6.600</text:p>
          </table:table-cell>
          <table:table-cell office:value-type="float" office:value="-0.2424916" calcext:value-type="float">
            <text:p>-0.242</text:p>
          </table:table-cell>
          <table:table-cell office:value-type="float" office:value="697644245" calcext:value-type="float">
            <text:p>697644245</text:p>
          </table:table-cell>
          <table:table-cell office:value-type="float" office:value="29" calcext:value-type="float">
            <text:p>29</text:p>
          </table:table-cell>
          <table:table-cell table:formula="of:=[.I335]-18" office:value-type="float" office:value="11" calcext:value-type="float">
            <text:p>11</text:p>
          </table:table-cell>
          <table:table-cell table:formula="of:=[.E335]+[.J335]" office:value-type="float" office:value="17.758606" calcext:value-type="float">
            <text:p>17.759</text:p>
          </table:table-cell>
        </table:table-row>
        <table:table-row table:style-name="ro1">
          <table:table-cell office:value-type="float" office:value="1738668653" calcext:value-type="float">
            <text:p>1738668653</text:p>
          </table:table-cell>
          <table:table-cell office:value-type="float" office:value="38.70571" calcext:value-type="float">
            <text:p>38.70571</text:p>
          </table:table-cell>
          <table:table-cell office:value-type="float" office:value="1738668653" calcext:value-type="float">
            <text:p>1738668653</text:p>
          </table:table-cell>
          <table:table-cell office:value-type="float" office:value="19" calcext:value-type="float">
            <text:p>19</text:p>
          </table:table-cell>
          <table:table-cell office:value-type="float" office:value="19.70571" calcext:value-type="float">
            <text:p>19.706</text:p>
          </table:table-cell>
          <table:table-cell office:value-type="float" office:value="19.24386" calcext:value-type="float">
            <text:p>19.244</text:p>
          </table:table-cell>
          <table:table-cell office:value-type="float" office:value="0.2190826" calcext:value-type="float">
            <text:p>0.219</text:p>
          </table:table-cell>
          <table:table-cell office:value-type="float" office:value="698668298" calcext:value-type="float">
            <text:p>698668298</text:p>
          </table:table-cell>
          <table:table-cell office:value-type="float" office:value="40" calcext:value-type="float">
            <text:p>40</text:p>
          </table:table-cell>
          <table:table-cell table:formula="of:=[.I336]-18" office:value-type="float" office:value="22" calcext:value-type="float">
            <text:p>22</text:p>
          </table:table-cell>
          <table:table-cell table:formula="of:=[.E336]+[.J336]" office:value-type="float" office:value="41.70571" calcext:value-type="float">
            <text:p>41.706</text:p>
          </table:table-cell>
        </table:table-row>
        <table:table-row table:style-name="ro1">
          <table:table-cell office:value-type="float" office:value="1738669677" calcext:value-type="float">
            <text:p>1738669677</text:p>
          </table:table-cell>
          <table:table-cell office:value-type="float" office:value="84.21568" calcext:value-type="float">
            <text:p>84.21568</text:p>
          </table:table-cell>
          <table:table-cell office:value-type="float" office:value="1738669677" calcext:value-type="float">
            <text:p>1738669677</text:p>
          </table:table-cell>
          <table:table-cell office:value-type="float" office:value="88" calcext:value-type="float">
            <text:p>88</text:p>
          </table:table-cell>
          <table:table-cell office:value-type="float" office:value="-3.784325" calcext:value-type="float">
            <text:p>-3.784</text:p>
          </table:table-cell>
          <table:table-cell office:value-type="float" office:value="-3.695629" calcext:value-type="float">
            <text:p>-3.696</text:p>
          </table:table-cell>
          <table:table-cell office:value-type="float" office:value="7.374164" calcext:value-type="float">
            <text:p>7.374</text:p>
          </table:table-cell>
          <table:table-cell office:value-type="float" office:value="699692338" calcext:value-type="float">
            <text:p>699692338</text:p>
          </table:table-cell>
          <table:table-cell office:value-type="float" office:value="30" calcext:value-type="float">
            <text:p>30</text:p>
          </table:table-cell>
          <table:table-cell table:formula="of:=[.I337]-18" office:value-type="float" office:value="12" calcext:value-type="float">
            <text:p>12</text:p>
          </table:table-cell>
          <table:table-cell table:formula="of:=[.E337]+[.J337]" office:value-type="float" office:value="8.215675" calcext:value-type="float">
            <text:p>8.216</text:p>
          </table:table-cell>
        </table:table-row>
        <table:table-row table:style-name="ro1">
          <table:table-cell office:value-type="float" office:value="1738670701" calcext:value-type="float">
            <text:p>1738670701</text:p>
          </table:table-cell>
          <table:table-cell office:value-type="float" office:value="141.2062" calcext:value-type="float">
            <text:p>141.2062</text:p>
          </table:table-cell>
          <table:table-cell office:value-type="float" office:value="1738670701" calcext:value-type="float">
            <text:p>1738670701</text:p>
          </table:table-cell>
          <table:table-cell office:value-type="float" office:value="136" calcext:value-type="float">
            <text:p>136</text:p>
          </table:table-cell>
          <table:table-cell office:value-type="float" office:value="5.206223" calcext:value-type="float">
            <text:p>5.206</text:p>
          </table:table-cell>
          <table:table-cell office:value-type="float" office:value="5.084201" calcext:value-type="float">
            <text:p>5.084</text:p>
          </table:table-cell>
          <table:table-cell office:value-type="float" office:value="6.24378" calcext:value-type="float">
            <text:p>6.244</text:p>
          </table:table-cell>
          <table:table-cell office:value-type="float" office:value="700716388" calcext:value-type="float">
            <text:p>700716388</text:p>
          </table:table-cell>
          <table:table-cell office:value-type="float" office:value="36" calcext:value-type="float">
            <text:p>36</text:p>
          </table:table-cell>
          <table:table-cell table:formula="of:=[.I338]-18" office:value-type="float" office:value="18" calcext:value-type="float">
            <text:p>18</text:p>
          </table:table-cell>
          <table:table-cell table:formula="of:=[.E338]+[.J338]" office:value-type="float" office:value="23.206223" calcext:value-type="float">
            <text:p>23.206</text:p>
          </table:table-cell>
        </table:table-row>
        <table:table-row table:style-name="ro1">
          <table:table-cell office:value-type="float" office:value="1738671725" calcext:value-type="float">
            <text:p>1738671725</text:p>
          </table:table-cell>
          <table:table-cell office:value-type="float" office:value="197.0897" calcext:value-type="float">
            <text:p>197.0897</text:p>
          </table:table-cell>
          <table:table-cell office:value-type="float" office:value="1738671725" calcext:value-type="float">
            <text:p>1738671725</text:p>
          </table:table-cell>
          <table:table-cell office:value-type="float" office:value="197" calcext:value-type="float">
            <text:p>197</text:p>
          </table:table-cell>
          <table:table-cell office:value-type="float" office:value="0.08966064" calcext:value-type="float">
            <text:p>0.090</text:p>
          </table:table-cell>
          <table:table-cell office:value-type="float" office:value="0.08755921" calcext:value-type="float">
            <text:p>0.088</text:p>
          </table:table-cell>
          <table:table-cell office:value-type="float" office:value="6.095818" calcext:value-type="float">
            <text:p>6.096</text:p>
          </table:table-cell>
          <table:table-cell office:value-type="float" office:value="701740448" calcext:value-type="float">
            <text:p>701740448</text:p>
          </table:table-cell>
          <table:table-cell office:value-type="float" office:value="46" calcext:value-type="float">
            <text:p>46</text:p>
          </table:table-cell>
          <table:table-cell table:formula="of:=[.I339]-18" office:value-type="float" office:value="28" calcext:value-type="float">
            <text:p>28</text:p>
          </table:table-cell>
          <table:table-cell table:formula="of:=[.E339]+[.J339]" office:value-type="float" office:value="28.08966064" calcext:value-type="float">
            <text:p>28.090</text:p>
          </table:table-cell>
        </table:table-row>
        <table:table-row table:style-name="ro1">
          <table:table-cell office:value-type="float" office:value="1738672749" calcext:value-type="float">
            <text:p>1738672749</text:p>
          </table:table-cell>
          <table:table-cell office:value-type="float" office:value="255.2381" calcext:value-type="float">
            <text:p>255.2381</text:p>
          </table:table-cell>
          <table:table-cell office:value-type="float" office:value="1738672749" calcext:value-type="float">
            <text:p>1738672749</text:p>
          </table:table-cell>
          <table:table-cell office:value-type="float" office:value="259" calcext:value-type="float">
            <text:p>259</text:p>
          </table:table-cell>
          <table:table-cell office:value-type="float" office:value="-3.761871" calcext:value-type="float">
            <text:p>-3.762</text:p>
          </table:table-cell>
          <table:table-cell office:value-type="float" office:value="-3.673702" calcext:value-type="float">
            <text:p>-3.674</text:p>
          </table:table-cell>
          <table:table-cell office:value-type="float" office:value="6.403558" calcext:value-type="float">
            <text:p>6.404</text:p>
          </table:table-cell>
          <table:table-cell office:value-type="float" office:value="702764492" calcext:value-type="float">
            <text:p>702764492</text:p>
          </table:table-cell>
          <table:table-cell office:value-type="float" office:value="32" calcext:value-type="float">
            <text:p>32</text:p>
          </table:table-cell>
          <table:table-cell table:formula="of:=[.I340]-18" office:value-type="float" office:value="14" calcext:value-type="float">
            <text:p>14</text:p>
          </table:table-cell>
          <table:table-cell table:formula="of:=[.E340]+[.J340]" office:value-type="float" office:value="10.238129" calcext:value-type="float">
            <text:p>10.238</text:p>
          </table:table-cell>
        </table:table-row>
        <table:table-row table:style-name="ro1">
          <table:table-cell office:value-type="float" office:value="1738673773" calcext:value-type="float">
            <text:p>1738673773</text:p>
          </table:table-cell>
          <table:table-cell office:value-type="float" office:value="304.8962" calcext:value-type="float">
            <text:p>304.8962</text:p>
          </table:table-cell>
          <table:table-cell office:value-type="float" office:value="1738673773" calcext:value-type="float">
            <text:p>1738673773</text:p>
          </table:table-cell>
          <table:table-cell office:value-type="float" office:value="309" calcext:value-type="float">
            <text:p>309</text:p>
          </table:table-cell>
          <table:table-cell office:value-type="float" office:value="-4.10376" calcext:value-type="float">
            <text:p>-4.104</text:p>
          </table:table-cell>
          <table:table-cell office:value-type="float" office:value="-4.007578" calcext:value-type="float">
            <text:p>-4.008</text:p>
          </table:table-cell>
          <table:table-cell office:value-type="float" office:value="6.297025" calcext:value-type="float">
            <text:p>6.297</text:p>
          </table:table-cell>
          <table:table-cell office:value-type="float" office:value="703788533" calcext:value-type="float">
            <text:p>703788533</text:p>
          </table:table-cell>
          <table:table-cell office:value-type="float" office:value="26" calcext:value-type="float">
            <text:p>26</text:p>
          </table:table-cell>
          <table:table-cell table:formula="of:=[.I341]-18" office:value-type="float" office:value="8" calcext:value-type="float">
            <text:p>8</text:p>
          </table:table-cell>
          <table:table-cell table:formula="of:=[.E341]+[.J341]" office:value-type="float" office:value="3.89624" calcext:value-type="float">
            <text:p>3.896</text:p>
          </table:table-cell>
        </table:table-row>
        <table:table-row table:style-name="ro1">
          <table:table-cell office:value-type="float" office:value="1738674797" calcext:value-type="float">
            <text:p>1738674797</text:p>
          </table:table-cell>
          <table:table-cell office:value-type="float" office:value="346.7739" calcext:value-type="float">
            <text:p>346.7739</text:p>
          </table:table-cell>
          <table:table-cell office:value-type="float" office:value="1738674797" calcext:value-type="float">
            <text:p>1738674797</text:p>
          </table:table-cell>
          <table:table-cell office:value-type="float" office:value="348" calcext:value-type="float">
            <text:p>348</text:p>
          </table:table-cell>
          <table:table-cell office:value-type="float" office:value="-1.226135" calcext:value-type="float">
            <text:p>-1.226</text:p>
          </table:table-cell>
          <table:table-cell office:value-type="float" office:value="-1.197398" calcext:value-type="float">
            <text:p>-1.197</text:p>
          </table:table-cell>
          <table:table-cell office:value-type="float" office:value="6.149068" calcext:value-type="float">
            <text:p>6.149</text:p>
          </table:table-cell>
          <table:table-cell office:value-type="float" office:value="704812568" calcext:value-type="float">
            <text:p>704812568</text:p>
          </table:table-cell>
          <table:table-cell office:value-type="float" office:value="25" calcext:value-type="float">
            <text:p>25</text:p>
          </table:table-cell>
          <table:table-cell table:formula="of:=[.I342]-18" office:value-type="float" office:value="7" calcext:value-type="float">
            <text:p>7</text:p>
          </table:table-cell>
          <table:table-cell table:formula="of:=[.E342]+[.J342]" office:value-type="float" office:value="5.773865" calcext:value-type="float">
            <text:p>5.774</text:p>
          </table:table-cell>
        </table:table-row>
        <table:table-row table:style-name="ro1">
          <table:table-cell office:value-type="float" office:value="1738675821" calcext:value-type="float">
            <text:p>1738675821</text:p>
          </table:table-cell>
          <table:table-cell office:value-type="float" office:value="393.1989" calcext:value-type="float">
            <text:p>393.1989</text:p>
          </table:table-cell>
          <table:table-cell office:value-type="float" office:value="1738675821" calcext:value-type="float">
            <text:p>1738675821</text:p>
          </table:table-cell>
          <table:table-cell office:value-type="float" office:value="388" calcext:value-type="float">
            <text:p>388</text:p>
          </table:table-cell>
          <table:table-cell office:value-type="float" office:value="5.198883" calcext:value-type="float">
            <text:p>5.199</text:p>
          </table:table-cell>
          <table:table-cell office:value-type="float" office:value="5.077034" calcext:value-type="float">
            <text:p>5.077</text:p>
          </table:table-cell>
          <table:table-cell office:value-type="float" office:value="6.04846" calcext:value-type="float">
            <text:p>6.048</text:p>
          </table:table-cell>
          <table:table-cell office:value-type="float" office:value="705836609" calcext:value-type="float">
            <text:p>705836609</text:p>
          </table:table-cell>
          <table:table-cell office:value-type="float" office:value="29" calcext:value-type="float">
            <text:p>29</text:p>
          </table:table-cell>
          <table:table-cell table:formula="of:=[.I343]-18" office:value-type="float" office:value="11" calcext:value-type="float">
            <text:p>11</text:p>
          </table:table-cell>
          <table:table-cell table:formula="of:=[.E343]+[.J343]" office:value-type="float" office:value="16.198883" calcext:value-type="float">
            <text:p>16.199</text:p>
          </table:table-cell>
        </table:table-row>
        <table:table-row table:style-name="ro1">
          <table:table-cell office:value-type="float" office:value="1738676845" calcext:value-type="float">
            <text:p>1738676845</text:p>
          </table:table-cell>
          <table:table-cell office:value-type="float" office:value="468.3438" calcext:value-type="float">
            <text:p>468.3438</text:p>
          </table:table-cell>
          <table:table-cell office:value-type="float" office:value="1738676845" calcext:value-type="float">
            <text:p>1738676845</text:p>
          </table:table-cell>
          <table:table-cell office:value-type="float" office:value="466" calcext:value-type="float">
            <text:p>466</text:p>
          </table:table-cell>
          <table:table-cell office:value-type="float" office:value="2.34375" calcext:value-type="float">
            <text:p>2.344</text:p>
          </table:table-cell>
          <table:table-cell office:value-type="float" office:value="2.288818" calcext:value-type="float">
            <text:p>2.289</text:p>
          </table:table-cell>
          <table:table-cell office:value-type="float" office:value="6.012949" calcext:value-type="float">
            <text:p>6.013</text:p>
          </table:table-cell>
          <table:table-cell office:value-type="float" office:value="706860677" calcext:value-type="float">
            <text:p>706860677</text:p>
          </table:table-cell>
          <table:table-cell office:value-type="float" office:value="32" calcext:value-type="float">
            <text:p>32</text:p>
          </table:table-cell>
          <table:table-cell table:formula="of:=[.I344]-18" office:value-type="float" office:value="14" calcext:value-type="float">
            <text:p>14</text:p>
          </table:table-cell>
          <table:table-cell table:formula="of:=[.E344]+[.J344]" office:value-type="float" office:value="16.34375" calcext:value-type="float">
            <text:p>16.344</text:p>
          </table:table-cell>
        </table:table-row>
        <table:table-row table:style-name="ro1">
          <table:table-cell office:value-type="float" office:value="1738677869" calcext:value-type="float">
            <text:p>1738677869</text:p>
          </table:table-cell>
          <table:table-cell office:value-type="float" office:value="514.0411" calcext:value-type="float">
            <text:p>514.0411</text:p>
          </table:table-cell>
          <table:table-cell office:value-type="float" office:value="1738677869" calcext:value-type="float">
            <text:p>1738677869</text:p>
          </table:table-cell>
          <table:table-cell office:value-type="float" office:value="517" calcext:value-type="float">
            <text:p>517</text:p>
          </table:table-cell>
          <table:table-cell office:value-type="float" office:value="-2.958923" calcext:value-type="float">
            <text:p>-2.959</text:p>
          </table:table-cell>
          <table:table-cell office:value-type="float" office:value="-2.889573" calcext:value-type="float">
            <text:p>-2.890</text:p>
          </table:table-cell>
          <table:table-cell office:value-type="float" office:value="5.557244" calcext:value-type="float">
            <text:p>5.557</text:p>
          </table:table-cell>
          <table:table-cell office:value-type="float" office:value="707884727" calcext:value-type="float">
            <text:p>707884727</text:p>
          </table:table-cell>
          <table:table-cell office:value-type="float" office:value="38" calcext:value-type="float">
            <text:p>38</text:p>
          </table:table-cell>
          <table:table-cell table:formula="of:=[.I345]-18" office:value-type="float" office:value="20" calcext:value-type="float">
            <text:p>20</text:p>
          </table:table-cell>
          <table:table-cell table:formula="of:=[.E345]+[.J345]" office:value-type="float" office:value="17.041077" calcext:value-type="float">
            <text:p>17.041</text:p>
          </table:table-cell>
        </table:table-row>
        <table:table-row table:style-name="ro1">
          <table:table-cell office:value-type="float" office:value="1738678893" calcext:value-type="float">
            <text:p>1738678893</text:p>
          </table:table-cell>
          <table:table-cell office:value-type="float" office:value="567.8271" calcext:value-type="float">
            <text:p>567.8271</text:p>
          </table:table-cell>
          <table:table-cell office:value-type="float" office:value="1738678893" calcext:value-type="float">
            <text:p>1738678893</text:p>
          </table:table-cell>
          <table:table-cell office:value-type="float" office:value="568" calcext:value-type="float">
            <text:p>568</text:p>
          </table:table-cell>
          <table:table-cell office:value-type="float" office:value="-0.1729126" calcext:value-type="float">
            <text:p>-0.173</text:p>
          </table:table-cell>
          <table:table-cell office:value-type="float" office:value="-0.1688599" calcext:value-type="float">
            <text:p>-0.169</text:p>
          </table:table-cell>
          <table:table-cell office:value-type="float" office:value="5.912337" calcext:value-type="float">
            <text:p>5.912</text:p>
          </table:table-cell>
          <table:table-cell office:value-type="float" office:value="708908764" calcext:value-type="float">
            <text:p>708908764</text:p>
          </table:table-cell>
          <table:table-cell office:value-type="float" office:value="26" calcext:value-type="float">
            <text:p>26</text:p>
          </table:table-cell>
          <table:table-cell table:formula="of:=[.I346]-18" office:value-type="float" office:value="8" calcext:value-type="float">
            <text:p>8</text:p>
          </table:table-cell>
          <table:table-cell table:formula="of:=[.E346]+[.J346]" office:value-type="float" office:value="7.8270874" calcext:value-type="float">
            <text:p>7.827</text:p>
          </table:table-cell>
        </table:table-row>
        <table:table-row table:style-name="ro1">
          <table:table-cell office:value-type="float" office:value="1738679917" calcext:value-type="float">
            <text:p>1738679917</text:p>
          </table:table-cell>
          <table:table-cell office:value-type="float" office:value="611.2846" calcext:value-type="float">
            <text:p>611.2846</text:p>
          </table:table-cell>
          <table:table-cell office:value-type="float" office:value="1738679917" calcext:value-type="float">
            <text:p>1738679917</text:p>
          </table:table-cell>
          <table:table-cell office:value-type="float" office:value="609" calcext:value-type="float">
            <text:p>609</text:p>
          </table:table-cell>
          <table:table-cell office:value-type="float" office:value="2.284607" calcext:value-type="float">
            <text:p>2.285</text:p>
          </table:table-cell>
          <table:table-cell office:value-type="float" office:value="2.231061" calcext:value-type="float">
            <text:p>2.231</text:p>
          </table:table-cell>
          <table:table-cell office:value-type="float" office:value="5.936015" calcext:value-type="float">
            <text:p>5.936</text:p>
          </table:table-cell>
          <table:table-cell office:value-type="float" office:value="709932801" calcext:value-type="float">
            <text:p>709932801</text:p>
          </table:table-cell>
          <table:table-cell office:value-type="float" office:value="26" calcext:value-type="float">
            <text:p>26</text:p>
          </table:table-cell>
          <table:table-cell table:formula="of:=[.I347]-18" office:value-type="float" office:value="8" calcext:value-type="float">
            <text:p>8</text:p>
          </table:table-cell>
          <table:table-cell table:formula="of:=[.E347]+[.J347]" office:value-type="float" office:value="10.284607" calcext:value-type="float">
            <text:p>10.285</text:p>
          </table:table-cell>
        </table:table-row>
        <table:table-row table:style-name="ro1">
          <table:table-cell office:value-type="float" office:value="1738680941" calcext:value-type="float">
            <text:p>1738680941</text:p>
          </table:table-cell>
          <table:table-cell office:value-type="float" office:value="658.5577" calcext:value-type="float">
            <text:p>658.5577</text:p>
          </table:table-cell>
          <table:table-cell office:value-type="float" office:value="1738680941" calcext:value-type="float">
            <text:p>1738680941</text:p>
          </table:table-cell>
          <table:table-cell office:value-type="float" office:value="657" calcext:value-type="float">
            <text:p>657</text:p>
          </table:table-cell>
          <table:table-cell office:value-type="float" office:value="1.557739" calcext:value-type="float">
            <text:p>1.558</text:p>
          </table:table-cell>
          <table:table-cell office:value-type="float" office:value="1.52123" calcext:value-type="float">
            <text:p>1.521</text:p>
          </table:table-cell>
          <table:table-cell office:value-type="float" office:value="6.172749" calcext:value-type="float">
            <text:p>6.173</text:p>
          </table:table-cell>
          <table:table-cell office:value-type="float" office:value="710956843" calcext:value-type="float">
            <text:p>710956843</text:p>
          </table:table-cell>
          <table:table-cell office:value-type="float" office:value="28" calcext:value-type="float">
            <text:p>28</text:p>
          </table:table-cell>
          <table:table-cell table:formula="of:=[.I348]-18" office:value-type="float" office:value="10" calcext:value-type="float">
            <text:p>10</text:p>
          </table:table-cell>
          <table:table-cell table:formula="of:=[.E348]+[.J348]" office:value-type="float" office:value="11.557739" calcext:value-type="float">
            <text:p>11.558</text:p>
          </table:table-cell>
        </table:table-row>
        <table:table-row table:style-name="ro1">
          <table:table-cell office:value-type="float" office:value="1738681965" calcext:value-type="float">
            <text:p>1738681965</text:p>
          </table:table-cell>
          <table:table-cell office:value-type="float" office:value="710.3094" calcext:value-type="float">
            <text:p>710.3094</text:p>
          </table:table-cell>
          <table:table-cell office:value-type="float" office:value="1738681965" calcext:value-type="float">
            <text:p>1738681965</text:p>
          </table:table-cell>
          <table:table-cell office:value-type="float" office:value="710" calcext:value-type="float">
            <text:p>710</text:p>
          </table:table-cell>
          <table:table-cell office:value-type="float" office:value="0.3094482" calcext:value-type="float">
            <text:p>0.309</text:p>
          </table:table-cell>
          <table:table-cell office:value-type="float" office:value="0.3021955" calcext:value-type="float">
            <text:p>0.302</text:p>
          </table:table-cell>
          <table:table-cell office:value-type="float" office:value="6.190505" calcext:value-type="float">
            <text:p>6.191</text:p>
          </table:table-cell>
          <table:table-cell office:value-type="float" office:value="711980887" calcext:value-type="float">
            <text:p>711980887</text:p>
          </table:table-cell>
          <table:table-cell office:value-type="float" office:value="28" calcext:value-type="float">
            <text:p>28</text:p>
          </table:table-cell>
          <table:table-cell table:formula="of:=[.I349]-18" office:value-type="float" office:value="10" calcext:value-type="float">
            <text:p>10</text:p>
          </table:table-cell>
          <table:table-cell table:formula="of:=[.E349]+[.J349]" office:value-type="float" office:value="10.3094482" calcext:value-type="float">
            <text:p>10.309</text:p>
          </table:table-cell>
        </table:table-row>
        <table:table-row table:style-name="ro1">
          <table:table-cell office:value-type="float" office:value="1738682989" calcext:value-type="float">
            <text:p>1738682989</text:p>
          </table:table-cell>
          <table:table-cell office:value-type="float" office:value="757.2685" calcext:value-type="float">
            <text:p>757.2685</text:p>
          </table:table-cell>
          <table:table-cell office:value-type="float" office:value="1738682989" calcext:value-type="float">
            <text:p>1738682989</text:p>
          </table:table-cell>
          <table:table-cell office:value-type="float" office:value="757" calcext:value-type="float">
            <text:p>757</text:p>
          </table:table-cell>
          <table:table-cell office:value-type="float" office:value="0.2684937" calcext:value-type="float">
            <text:p>0.268</text:p>
          </table:table-cell>
          <table:table-cell office:value-type="float" office:value="0.2622008" calcext:value-type="float">
            <text:p>0.262</text:p>
          </table:table-cell>
          <table:table-cell office:value-type="float" office:value="6.166833" calcext:value-type="float">
            <text:p>6.167</text:p>
          </table:table-cell>
          <table:table-cell office:value-type="float" office:value="713004928" calcext:value-type="float">
            <text:p>713004928</text:p>
          </table:table-cell>
          <table:table-cell office:value-type="float" office:value="27" calcext:value-type="float">
            <text:p>27</text:p>
          </table:table-cell>
          <table:table-cell table:formula="of:=[.I350]-18" office:value-type="float" office:value="9" calcext:value-type="float">
            <text:p>9</text:p>
          </table:table-cell>
          <table:table-cell table:formula="of:=[.E350]+[.J350]" office:value-type="float" office:value="9.2684937" calcext:value-type="float">
            <text:p>9.268</text:p>
          </table:table-cell>
        </table:table-row>
        <table:table-row table:style-name="ro1">
          <table:table-cell office:value-type="float" office:value="1738684013" calcext:value-type="float">
            <text:p>1738684013</text:p>
          </table:table-cell>
          <table:table-cell office:value-type="float" office:value="803.5405" calcext:value-type="float">
            <text:p>803.5405</text:p>
          </table:table-cell>
          <table:table-cell office:value-type="float" office:value="1738684013" calcext:value-type="float">
            <text:p>1738684013</text:p>
          </table:table-cell>
          <table:table-cell office:value-type="float" office:value="801" calcext:value-type="float">
            <text:p>801</text:p>
          </table:table-cell>
          <table:table-cell office:value-type="float" office:value="2.540527" calcext:value-type="float">
            <text:p>2.541</text:p>
          </table:table-cell>
          <table:table-cell office:value-type="float" office:value="2.480984" calcext:value-type="float">
            <text:p>2.481</text:p>
          </table:table-cell>
          <table:table-cell office:value-type="float" office:value="6.308874" calcext:value-type="float">
            <text:p>6.309</text:p>
          </table:table-cell>
          <table:table-cell office:value-type="float" office:value="714028968" calcext:value-type="float">
            <text:p>714028968</text:p>
          </table:table-cell>
          <table:table-cell office:value-type="float" office:value="29" calcext:value-type="float">
            <text:p>29</text:p>
          </table:table-cell>
          <table:table-cell table:formula="of:=[.I351]-18" office:value-type="float" office:value="11" calcext:value-type="float">
            <text:p>11</text:p>
          </table:table-cell>
          <table:table-cell table:formula="of:=[.E351]+[.J351]" office:value-type="float" office:value="13.540527" calcext:value-type="float">
            <text:p>13.541</text:p>
          </table:table-cell>
        </table:table-row>
        <table:table-row table:style-name="ro1">
          <table:table-cell office:value-type="float" office:value="1738685037" calcext:value-type="float">
            <text:p>1738685037</text:p>
          </table:table-cell>
          <table:table-cell office:value-type="float" office:value="850.8039" calcext:value-type="float">
            <text:p>850.8039</text:p>
          </table:table-cell>
          <table:table-cell office:value-type="float" office:value="1738685037" calcext:value-type="float">
            <text:p>1738685037</text:p>
          </table:table-cell>
          <table:table-cell office:value-type="float" office:value="850" calcext:value-type="float">
            <text:p>850</text:p>
          </table:table-cell>
          <table:table-cell office:value-type="float" office:value="0.803894" calcext:value-type="float">
            <text:p>0.804</text:p>
          </table:table-cell>
          <table:table-cell office:value-type="float" office:value="0.7850527" calcext:value-type="float">
            <text:p>0.785</text:p>
          </table:table-cell>
          <table:table-cell office:value-type="float" office:value="6.326636" calcext:value-type="float">
            <text:p>6.327</text:p>
          </table:table-cell>
          <table:table-cell office:value-type="float" office:value="715053009" calcext:value-type="float">
            <text:p>715053009</text:p>
          </table:table-cell>
          <table:table-cell office:value-type="float" office:value="30" calcext:value-type="float">
            <text:p>30</text:p>
          </table:table-cell>
          <table:table-cell table:formula="of:=[.I352]-18" office:value-type="float" office:value="12" calcext:value-type="float">
            <text:p>12</text:p>
          </table:table-cell>
          <table:table-cell table:formula="of:=[.E352]+[.J352]" office:value-type="float" office:value="12.803894" calcext:value-type="float">
            <text:p>12.804</text:p>
          </table:table-cell>
        </table:table-row>
        <table:table-row table:style-name="ro1">
          <table:table-cell office:value-type="float" office:value="1738686061" calcext:value-type="float">
            <text:p>1738686061</text:p>
          </table:table-cell>
          <table:table-cell office:value-type="float" office:value="901.6006" calcext:value-type="float">
            <text:p>901.6006</text:p>
          </table:table-cell>
          <table:table-cell office:value-type="float" office:value="1738686061" calcext:value-type="float">
            <text:p>1738686061</text:p>
          </table:table-cell>
          <table:table-cell office:value-type="float" office:value="897" calcext:value-type="float">
            <text:p>897</text:p>
          </table:table-cell>
          <table:table-cell office:value-type="float" office:value="4.600586" calcext:value-type="float">
            <text:p>4.601</text:p>
          </table:table-cell>
          <table:table-cell office:value-type="float" office:value="4.49276" calcext:value-type="float">
            <text:p>4.493</text:p>
          </table:table-cell>
          <table:table-cell office:value-type="float" office:value="6.498276" calcext:value-type="float">
            <text:p>6.498</text:p>
          </table:table-cell>
          <table:table-cell office:value-type="float" office:value="716077055" calcext:value-type="float">
            <text:p>716077055</text:p>
          </table:table-cell>
          <table:table-cell office:value-type="float" office:value="35" calcext:value-type="float">
            <text:p>35</text:p>
          </table:table-cell>
          <table:table-cell table:formula="of:=[.I353]-18" office:value-type="float" office:value="17" calcext:value-type="float">
            <text:p>17</text:p>
          </table:table-cell>
          <table:table-cell table:formula="of:=[.E353]+[.J353]" office:value-type="float" office:value="21.600586" calcext:value-type="float">
            <text:p>21.601</text:p>
          </table:table-cell>
        </table:table-row>
        <table:table-row table:style-name="ro1">
          <table:table-cell office:value-type="float" office:value="1738687085" calcext:value-type="float">
            <text:p>1738687085</text:p>
          </table:table-cell>
          <table:table-cell office:value-type="float" office:value="951.772" calcext:value-type="float">
            <text:p>951.772</text:p>
          </table:table-cell>
          <table:table-cell office:value-type="float" office:value="1738687085" calcext:value-type="float">
            <text:p>1738687085</text:p>
          </table:table-cell>
          <table:table-cell office:value-type="float" office:value="956" calcext:value-type="float">
            <text:p>956</text:p>
          </table:table-cell>
          <table:table-cell office:value-type="float" office:value="-4.227966" calcext:value-type="float">
            <text:p>-4.228</text:p>
          </table:table-cell>
          <table:table-cell office:value-type="float" office:value="-4.128873" calcext:value-type="float">
            <text:p>-4.129</text:p>
          </table:table-cell>
          <table:table-cell office:value-type="float" office:value="6.652149" calcext:value-type="float">
            <text:p>6.652</text:p>
          </table:table-cell>
          <table:table-cell office:value-type="float" office:value="717101097" calcext:value-type="float">
            <text:p>717101097</text:p>
          </table:table-cell>
          <table:table-cell office:value-type="float" office:value="30" calcext:value-type="float">
            <text:p>30</text:p>
          </table:table-cell>
          <table:table-cell table:formula="of:=[.I354]-18" office:value-type="float" office:value="12" calcext:value-type="float">
            <text:p>12</text:p>
          </table:table-cell>
          <table:table-cell table:formula="of:=[.E354]+[.J354]" office:value-type="float" office:value="7.772034" calcext:value-type="float">
            <text:p>7.772</text:p>
          </table:table-cell>
        </table:table-row>
        <table:table-row table:style-name="ro1">
          <table:table-cell office:value-type="float" office:value="1738688110" calcext:value-type="float">
            <text:p>1738688110</text:p>
          </table:table-cell>
          <table:table-cell office:value-type="float" office:value="0.2953787" calcext:value-type="float">
            <text:p>0.2953787</text:p>
          </table:table-cell>
          <table:table-cell office:value-type="float" office:value="1738688109" calcext:value-type="float">
            <text:p>1738688109</text:p>
          </table:table-cell>
          <table:table-cell office:value-type="float" office:value="999" calcext:value-type="float">
            <text:p>999</text:p>
          </table:table-cell>
          <table:table-cell office:value-type="float" office:value="1.295349" calcext:value-type="float">
            <text:p>1.295</text:p>
          </table:table-cell>
          <table:table-cell office:value-type="float" office:value="1.264989" calcext:value-type="float">
            <text:p>1.265</text:p>
          </table:table-cell>
          <table:table-cell office:value-type="float" office:value="6.50419" calcext:value-type="float">
            <text:p>6.504</text:p>
          </table:table-cell>
          <table:table-cell office:value-type="float" office:value="718125139" calcext:value-type="float">
            <text:p>718125139</text:p>
          </table:table-cell>
          <table:table-cell office:value-type="float" office:value="31" calcext:value-type="float">
            <text:p>31</text:p>
          </table:table-cell>
          <table:table-cell table:formula="of:=[.I355]-18" office:value-type="float" office:value="13" calcext:value-type="float">
            <text:p>13</text:p>
          </table:table-cell>
          <table:table-cell table:formula="of:=[.E355]+[.J355]" office:value-type="float" office:value="14.295349" calcext:value-type="float">
            <text:p>14.295</text:p>
          </table:table-cell>
        </table:table-row>
        <table:table-row table:style-name="ro1">
          <table:table-cell office:value-type="float" office:value="1738689134" calcext:value-type="float">
            <text:p>1738689134</text:p>
          </table:table-cell>
          <table:table-cell office:value-type="float" office:value="43.5442" calcext:value-type="float">
            <text:p>43.5442</text:p>
          </table:table-cell>
          <table:table-cell office:value-type="float" office:value="1738689134" calcext:value-type="float">
            <text:p>1738689134</text:p>
          </table:table-cell>
          <table:table-cell office:value-type="float" office:value="49" calcext:value-type="float">
            <text:p>49</text:p>
          </table:table-cell>
          <table:table-cell office:value-type="float" office:value="-5.455799" calcext:value-type="float">
            <text:p>-5.456</text:p>
          </table:table-cell>
          <table:table-cell office:value-type="float" office:value="-5.327929" calcext:value-type="float">
            <text:p>-5.328</text:p>
          </table:table-cell>
          <table:table-cell office:value-type="float" office:value="6.40358" calcext:value-type="float">
            <text:p>6.404</text:p>
          </table:table-cell>
          <table:table-cell office:value-type="float" office:value="719149176" calcext:value-type="float">
            <text:p>719149176</text:p>
          </table:table-cell>
          <table:table-cell office:value-type="float" office:value="25" calcext:value-type="float">
            <text:p>25</text:p>
          </table:table-cell>
          <table:table-cell table:formula="of:=[.I356]-18" office:value-type="float" office:value="7" calcext:value-type="float">
            <text:p>7</text:p>
          </table:table-cell>
          <table:table-cell table:formula="of:=[.E356]+[.J356]" office:value-type="float" office:value="1.544201" calcext:value-type="float">
            <text:p>1.544</text:p>
          </table:table-cell>
        </table:table-row>
        <table:table-row table:style-name="ro1">
          <table:table-cell office:value-type="float" office:value="1738690158" calcext:value-type="float">
            <text:p>1738690158</text:p>
          </table:table-cell>
          <table:table-cell office:value-type="float" office:value="90.56767" calcext:value-type="float">
            <text:p>90.56767</text:p>
          </table:table-cell>
          <table:table-cell office:value-type="float" office:value="1738690158" calcext:value-type="float">
            <text:p>1738690158</text:p>
          </table:table-cell>
          <table:table-cell office:value-type="float" office:value="87" calcext:value-type="float">
            <text:p>87</text:p>
          </table:table-cell>
          <table:table-cell office:value-type="float" office:value="3.567673" calcext:value-type="float">
            <text:p>3.568</text:p>
          </table:table-cell>
          <table:table-cell office:value-type="float" office:value="3.484055" calcext:value-type="float">
            <text:p>3.484</text:p>
          </table:table-cell>
          <table:table-cell office:value-type="float" office:value="6.504191" calcext:value-type="float">
            <text:p>6.504</text:p>
          </table:table-cell>
          <table:table-cell office:value-type="float" office:value="720173216" calcext:value-type="float">
            <text:p>720173216</text:p>
          </table:table-cell>
          <table:table-cell office:value-type="float" office:value="28" calcext:value-type="float">
            <text:p>28</text:p>
          </table:table-cell>
          <table:table-cell table:formula="of:=[.I357]-18" office:value-type="float" office:value="10" calcext:value-type="float">
            <text:p>10</text:p>
          </table:table-cell>
          <table:table-cell table:formula="of:=[.E357]+[.J357]" office:value-type="float" office:value="13.567673" calcext:value-type="float">
            <text:p>13.568</text:p>
          </table:table-cell>
        </table:table-row>
        <table:table-row table:style-name="ro1">
          <table:table-cell office:value-type="float" office:value="1738691182" calcext:value-type="float">
            <text:p>1738691182</text:p>
          </table:table-cell>
          <table:table-cell office:value-type="float" office:value="135.093" calcext:value-type="float">
            <text:p>135.093</text:p>
          </table:table-cell>
          <table:table-cell office:value-type="float" office:value="1738691182" calcext:value-type="float">
            <text:p>1738691182</text:p>
          </table:table-cell>
          <table:table-cell office:value-type="float" office:value="138" calcext:value-type="float">
            <text:p>138</text:p>
          </table:table-cell>
          <table:table-cell office:value-type="float" office:value="-2.906998" calcext:value-type="float">
            <text:p>-2.907</text:p>
          </table:table-cell>
          <table:table-cell office:value-type="float" office:value="-2.838865" calcext:value-type="float">
            <text:p>-2.839</text:p>
          </table:table-cell>
          <table:table-cell office:value-type="float" office:value="6.184608" calcext:value-type="float">
            <text:p>6.185</text:p>
          </table:table-cell>
          <table:table-cell office:value-type="float" office:value="721197259" calcext:value-type="float">
            <text:p>721197259</text:p>
          </table:table-cell>
          <table:table-cell office:value-type="float" office:value="28" calcext:value-type="float">
            <text:p>28</text:p>
          </table:table-cell>
          <table:table-cell table:formula="of:=[.I358]-18" office:value-type="float" office:value="10" calcext:value-type="float">
            <text:p>10</text:p>
          </table:table-cell>
          <table:table-cell table:formula="of:=[.E358]+[.J358]" office:value-type="float" office:value="7.093002" calcext:value-type="float">
            <text:p>7.093</text:p>
          </table:table-cell>
        </table:table-row>
        <table:table-row table:style-name="ro1">
          <table:table-cell office:value-type="float" office:value="1738692206" calcext:value-type="float">
            <text:p>1738692206</text:p>
          </table:table-cell>
          <table:table-cell office:value-type="float" office:value="209.8213" calcext:value-type="float">
            <text:p>209.8213</text:p>
          </table:table-cell>
          <table:table-cell office:value-type="float" office:value="1738692206" calcext:value-type="float">
            <text:p>1738692206</text:p>
          </table:table-cell>
          <table:table-cell office:value-type="float" office:value="210" calcext:value-type="float">
            <text:p>210</text:p>
          </table:table-cell>
          <table:table-cell office:value-type="float" office:value="-0.1786957" calcext:value-type="float">
            <text:p>-0.179</text:p>
          </table:table-cell>
          <table:table-cell office:value-type="float" office:value="-0.1745075" calcext:value-type="float">
            <text:p>-0.175</text:p>
          </table:table-cell>
          <table:table-cell office:value-type="float" office:value="6.012969" calcext:value-type="float">
            <text:p>6.013</text:p>
          </table:table-cell>
          <table:table-cell office:value-type="float" office:value="722221328" calcext:value-type="float">
            <text:p>722221328</text:p>
          </table:table-cell>
          <table:table-cell office:value-type="float" office:value="31" calcext:value-type="float">
            <text:p>31</text:p>
          </table:table-cell>
          <table:table-cell table:formula="of:=[.I359]-18" office:value-type="float" office:value="13" calcext:value-type="float">
            <text:p>13</text:p>
          </table:table-cell>
          <table:table-cell table:formula="of:=[.E359]+[.J359]" office:value-type="float" office:value="12.8213043" calcext:value-type="float">
            <text:p>12.821</text:p>
          </table:table-cell>
        </table:table-row>
        <table:table-row table:style-name="ro1">
          <table:table-cell office:value-type="float" office:value="1738693230" calcext:value-type="float">
            <text:p>1738693230</text:p>
          </table:table-cell>
          <table:table-cell office:value-type="float" office:value="264.4983" calcext:value-type="float">
            <text:p>264.4983</text:p>
          </table:table-cell>
          <table:table-cell office:value-type="float" office:value="1738693230" calcext:value-type="float">
            <text:p>1738693230</text:p>
          </table:table-cell>
          <table:table-cell office:value-type="float" office:value="258" calcext:value-type="float">
            <text:p>258</text:p>
          </table:table-cell>
          <table:table-cell office:value-type="float" office:value="6.49826" calcext:value-type="float">
            <text:p>6.498</text:p>
          </table:table-cell>
          <table:table-cell office:value-type="float" office:value="6.345957" calcext:value-type="float">
            <text:p>6.346</text:p>
          </table:table-cell>
          <table:table-cell office:value-type="float" office:value="5.98929" calcext:value-type="float">
            <text:p>5.989</text:p>
          </table:table-cell>
          <table:table-cell office:value-type="float" office:value="723245371" calcext:value-type="float">
            <text:p>723245371</text:p>
          </table:table-cell>
          <table:table-cell office:value-type="float" office:value="30" calcext:value-type="float">
            <text:p>30</text:p>
          </table:table-cell>
          <table:table-cell table:formula="of:=[.I360]-18" office:value-type="float" office:value="12" calcext:value-type="float">
            <text:p>12</text:p>
          </table:table-cell>
          <table:table-cell table:formula="of:=[.E360]+[.J360]" office:value-type="float" office:value="18.49826" calcext:value-type="float">
            <text:p>18.498</text:p>
          </table:table-cell>
        </table:table-row>
        <table:table-row table:style-name="ro1">
          <table:table-cell office:value-type="float" office:value="1738694254" calcext:value-type="float">
            <text:p>1738694254</text:p>
          </table:table-cell>
          <table:table-cell office:value-type="float" office:value="314.2524" calcext:value-type="float">
            <text:p>314.2524</text:p>
          </table:table-cell>
          <table:table-cell office:value-type="float" office:value="1738694254" calcext:value-type="float">
            <text:p>1738694254</text:p>
          </table:table-cell>
          <table:table-cell office:value-type="float" office:value="316" calcext:value-type="float">
            <text:p>316</text:p>
          </table:table-cell>
          <table:table-cell office:value-type="float" office:value="-1.747589" calcext:value-type="float">
            <text:p>-1.748</text:p>
          </table:table-cell>
          <table:table-cell office:value-type="float" office:value="-1.70663" calcext:value-type="float">
            <text:p>-1.707</text:p>
          </table:table-cell>
          <table:table-cell office:value-type="float" office:value="6.054386" calcext:value-type="float">
            <text:p>6.054</text:p>
          </table:table-cell>
          <table:table-cell office:value-type="float" office:value="724269415" calcext:value-type="float">
            <text:p>724269415</text:p>
          </table:table-cell>
          <table:table-cell office:value-type="float" office:value="29" calcext:value-type="float">
            <text:p>29</text:p>
          </table:table-cell>
          <table:table-cell table:formula="of:=[.I361]-18" office:value-type="float" office:value="11" calcext:value-type="float">
            <text:p>11</text:p>
          </table:table-cell>
          <table:table-cell table:formula="of:=[.E361]+[.J361]" office:value-type="float" office:value="9.252411" calcext:value-type="float">
            <text:p>9.252</text:p>
          </table:table-cell>
        </table:table-row>
        <table:table-row table:style-name="ro1">
          <table:table-cell office:value-type="float" office:value="1738695278" calcext:value-type="float">
            <text:p>1738695278</text:p>
          </table:table-cell>
          <table:table-cell office:value-type="float" office:value="356.8898" calcext:value-type="float">
            <text:p>356.8898</text:p>
          </table:table-cell>
          <table:table-cell office:value-type="float" office:value="1738695278" calcext:value-type="float">
            <text:p>1738695278</text:p>
          </table:table-cell>
          <table:table-cell office:value-type="float" office:value="360" calcext:value-type="float">
            <text:p>360</text:p>
          </table:table-cell>
          <table:table-cell office:value-type="float" office:value="-3.110168" calcext:value-type="float">
            <text:p>-3.110</text:p>
          </table:table-cell>
          <table:table-cell office:value-type="float" office:value="-3.037274" calcext:value-type="float">
            <text:p>-3.037</text:p>
          </table:table-cell>
          <table:table-cell office:value-type="float" office:value="6.048467" calcext:value-type="float">
            <text:p>6.048</text:p>
          </table:table-cell>
          <table:table-cell office:value-type="float" office:value="725293450" calcext:value-type="float">
            <text:p>725293450</text:p>
          </table:table-cell>
          <table:table-cell office:value-type="float" office:value="25" calcext:value-type="float">
            <text:p>25</text:p>
          </table:table-cell>
          <table:table-cell table:formula="of:=[.I362]-18" office:value-type="float" office:value="7" calcext:value-type="float">
            <text:p>7</text:p>
          </table:table-cell>
          <table:table-cell table:formula="of:=[.E362]+[.J362]" office:value-type="float" office:value="3.889832" calcext:value-type="float">
            <text:p>3.890</text:p>
          </table:table-cell>
        </table:table-row>
        <table:table-row table:style-name="ro1">
          <table:table-cell office:value-type="float" office:value="1738696302" calcext:value-type="float">
            <text:p>1738696302</text:p>
          </table:table-cell>
          <table:table-cell office:value-type="float" office:value="403.0714" calcext:value-type="float">
            <text:p>403.0714</text:p>
          </table:table-cell>
          <table:table-cell office:value-type="float" office:value="1738696302" calcext:value-type="float">
            <text:p>1738696302</text:p>
          </table:table-cell>
          <table:table-cell office:value-type="float" office:value="399" calcext:value-type="float">
            <text:p>399</text:p>
          </table:table-cell>
          <table:table-cell office:value-type="float" office:value="4.071442" calcext:value-type="float">
            <text:p>4.071</text:p>
          </table:table-cell>
          <table:table-cell office:value-type="float" office:value="3.976017" calcext:value-type="float">
            <text:p>3.976</text:p>
          </table:table-cell>
          <table:table-cell office:value-type="float" office:value="6.154994" calcext:value-type="float">
            <text:p>6.155</text:p>
          </table:table-cell>
          <table:table-cell office:value-type="float" office:value="726317491" calcext:value-type="float">
            <text:p>726317491</text:p>
          </table:table-cell>
          <table:table-cell office:value-type="float" office:value="28" calcext:value-type="float">
            <text:p>28</text:p>
          </table:table-cell>
          <table:table-cell table:formula="of:=[.I363]-18" office:value-type="float" office:value="10" calcext:value-type="float">
            <text:p>10</text:p>
          </table:table-cell>
          <table:table-cell table:formula="of:=[.E363]+[.J363]" office:value-type="float" office:value="14.071442" calcext:value-type="float">
            <text:p>14.071</text:p>
          </table:table-cell>
        </table:table-row>
        <table:table-row table:style-name="ro1">
          <table:table-cell office:value-type="float" office:value="1738697326" calcext:value-type="float">
            <text:p>1738697326</text:p>
          </table:table-cell>
          <table:table-cell office:value-type="float" office:value="455.1625" calcext:value-type="float">
            <text:p>455.1625</text:p>
          </table:table-cell>
          <table:table-cell office:value-type="float" office:value="1738697326" calcext:value-type="float">
            <text:p>1738697326</text:p>
          </table:table-cell>
          <table:table-cell office:value-type="float" office:value="450" calcext:value-type="float">
            <text:p>450</text:p>
          </table:table-cell>
          <table:table-cell office:value-type="float" office:value="5.162476" calcext:value-type="float">
            <text:p>5.162</text:p>
          </table:table-cell>
          <table:table-cell office:value-type="float" office:value="5.04148" calcext:value-type="float">
            <text:p>5.041</text:p>
          </table:table-cell>
          <table:table-cell office:value-type="float" office:value="6.379887" calcext:value-type="float">
            <text:p>6.380</text:p>
          </table:table-cell>
          <table:table-cell office:value-type="float" office:value="727341536" calcext:value-type="float">
            <text:p>727341536</text:p>
          </table:table-cell>
          <table:table-cell office:value-type="float" office:value="34" calcext:value-type="float">
            <text:p>34</text:p>
          </table:table-cell>
          <table:table-cell table:formula="of:=[.I364]-18" office:value-type="float" office:value="16" calcext:value-type="float">
            <text:p>16</text:p>
          </table:table-cell>
          <table:table-cell table:formula="of:=[.E364]+[.J364]" office:value-type="float" office:value="21.162476" calcext:value-type="float">
            <text:p>21.162</text:p>
          </table:table-cell>
        </table:table-row>
        <table:table-row table:style-name="ro1">
          <table:table-cell office:value-type="float" office:value="1738698350" calcext:value-type="float">
            <text:p>1738698350</text:p>
          </table:table-cell>
          <table:table-cell office:value-type="float" office:value="501.4543" calcext:value-type="float">
            <text:p>501.4543</text:p>
          </table:table-cell>
          <table:table-cell office:value-type="float" office:value="1738698350" calcext:value-type="float">
            <text:p>1738698350</text:p>
          </table:table-cell>
          <table:table-cell office:value-type="float" office:value="509" calcext:value-type="float">
            <text:p>509</text:p>
          </table:table-cell>
          <table:table-cell office:value-type="float" office:value="-7.545715" calcext:value-type="float">
            <text:p>-7.546</text:p>
          </table:table-cell>
          <table:table-cell office:value-type="float" office:value="-7.368862" calcext:value-type="float">
            <text:p>-7.369</text:p>
          </table:table-cell>
          <table:table-cell office:value-type="float" office:value="6.433152" calcext:value-type="float">
            <text:p>6.433</text:p>
          </table:table-cell>
          <table:table-cell office:value-type="float" office:value="728365577" calcext:value-type="float">
            <text:p>728365577</text:p>
          </table:table-cell>
          <table:table-cell office:value-type="float" office:value="26" calcext:value-type="float">
            <text:p>26</text:p>
          </table:table-cell>
          <table:table-cell table:formula="of:=[.I365]-18" office:value-type="float" office:value="8" calcext:value-type="float">
            <text:p>8</text:p>
          </table:table-cell>
          <table:table-cell table:formula="of:=[.E365]+[.J365]" office:value-type="float" office:value="0.454285" calcext:value-type="float">
            <text:p>0.454</text:p>
          </table:table-cell>
        </table:table-row>
        <table:table-row table:style-name="ro1">
          <table:table-cell office:value-type="float" office:value="1738699374" calcext:value-type="float">
            <text:p>1738699374</text:p>
          </table:table-cell>
          <table:table-cell office:value-type="float" office:value="550.1696" calcext:value-type="float">
            <text:p>550.1696</text:p>
          </table:table-cell>
          <table:table-cell office:value-type="float" office:value="1738699374" calcext:value-type="float">
            <text:p>1738699374</text:p>
          </table:table-cell>
          <table:table-cell office:value-type="float" office:value="549" calcext:value-type="float">
            <text:p>549</text:p>
          </table:table-cell>
          <table:table-cell office:value-type="float" office:value="1.169556" calcext:value-type="float">
            <text:p>1.170</text:p>
          </table:table-cell>
          <table:table-cell office:value-type="float" office:value="1.142144" calcext:value-type="float">
            <text:p>1.142</text:p>
          </table:table-cell>
          <table:table-cell office:value-type="float" office:value="6.373975" calcext:value-type="float">
            <text:p>6.374</text:p>
          </table:table-cell>
          <table:table-cell office:value-type="float" office:value="729389619" calcext:value-type="float">
            <text:p>729389619</text:p>
          </table:table-cell>
          <table:table-cell office:value-type="float" office:value="26" calcext:value-type="float">
            <text:p>26</text:p>
          </table:table-cell>
          <table:table-cell table:formula="of:=[.I366]-18" office:value-type="float" office:value="8" calcext:value-type="float">
            <text:p>8</text:p>
          </table:table-cell>
          <table:table-cell table:formula="of:=[.E366]+[.J366]" office:value-type="float" office:value="9.169556" calcext:value-type="float">
            <text:p>9.170</text:p>
          </table:table-cell>
        </table:table-row>
        <table:table-row table:style-name="ro1">
          <table:table-cell office:value-type="float" office:value="1738700398" calcext:value-type="float">
            <text:p>1738700398</text:p>
          </table:table-cell>
          <table:table-cell office:value-type="float" office:value="596.4407" calcext:value-type="float">
            <text:p>596.4407</text:p>
          </table:table-cell>
          <table:table-cell office:value-type="float" office:value="1738700398" calcext:value-type="float">
            <text:p>1738700398</text:p>
          </table:table-cell>
          <table:table-cell office:value-type="float" office:value="596" calcext:value-type="float">
            <text:p>596</text:p>
          </table:table-cell>
          <table:table-cell office:value-type="float" office:value="0.4406738" calcext:value-type="float">
            <text:p>0.441</text:p>
          </table:table-cell>
          <table:table-cell office:value-type="float" office:value="0.4303455" calcext:value-type="float">
            <text:p>0.430</text:p>
          </table:table-cell>
          <table:table-cell office:value-type="float" office:value="6.474594" calcext:value-type="float">
            <text:p>6.475</text:p>
          </table:table-cell>
          <table:table-cell office:value-type="float" office:value="730413659" calcext:value-type="float">
            <text:p>730413659</text:p>
          </table:table-cell>
          <table:table-cell office:value-type="float" office:value="27" calcext:value-type="float">
            <text:p>27</text:p>
          </table:table-cell>
          <table:table-cell table:formula="of:=[.I367]-18" office:value-type="float" office:value="9" calcext:value-type="float">
            <text:p>9</text:p>
          </table:table-cell>
          <table:table-cell table:formula="of:=[.E367]+[.J367]" office:value-type="float" office:value="9.4406738" calcext:value-type="float">
            <text:p>9.441</text:p>
          </table:table-cell>
        </table:table-row>
        <table:table-row table:style-name="ro1">
          <table:table-cell office:value-type="float" office:value="1738701422" calcext:value-type="float">
            <text:p>1738701422</text:p>
          </table:table-cell>
          <table:table-cell office:value-type="float" office:value="649.762" calcext:value-type="float">
            <text:p>649.762</text:p>
          </table:table-cell>
          <table:table-cell office:value-type="float" office:value="1738701422" calcext:value-type="float">
            <text:p>1738701422</text:p>
          </table:table-cell>
          <table:table-cell office:value-type="float" office:value="646" calcext:value-type="float">
            <text:p>646</text:p>
          </table:table-cell>
          <table:table-cell office:value-type="float" office:value="3.761963" calcext:value-type="float">
            <text:p>3.762</text:p>
          </table:table-cell>
          <table:table-cell office:value-type="float" office:value="3.673792" calcext:value-type="float">
            <text:p>3.674</text:p>
          </table:table-cell>
          <table:table-cell office:value-type="float" office:value="6.44501" calcext:value-type="float">
            <text:p>6.445</text:p>
          </table:table-cell>
          <table:table-cell office:value-type="float" office:value="731437706" calcext:value-type="float">
            <text:p>731437706</text:p>
          </table:table-cell>
          <table:table-cell office:value-type="float" office:value="31" calcext:value-type="float">
            <text:p>31</text:p>
          </table:table-cell>
          <table:table-cell table:formula="of:=[.I368]-18" office:value-type="float" office:value="13" calcext:value-type="float">
            <text:p>13</text:p>
          </table:table-cell>
          <table:table-cell table:formula="of:=[.E368]+[.J368]" office:value-type="float" office:value="16.761963" calcext:value-type="float">
            <text:p>16.762</text:p>
          </table:table-cell>
        </table:table-row>
        <table:table-row table:style-name="ro1">
          <table:table-cell office:value-type="float" office:value="1738702446" calcext:value-type="float">
            <text:p>1738702446</text:p>
          </table:table-cell>
          <table:table-cell office:value-type="float" office:value="693.0096" calcext:value-type="float">
            <text:p>693.0096</text:p>
          </table:table-cell>
          <table:table-cell office:value-type="float" office:value="1738702446" calcext:value-type="float">
            <text:p>1738702446</text:p>
          </table:table-cell>
          <table:table-cell office:value-type="float" office:value="697" calcext:value-type="float">
            <text:p>697</text:p>
          </table:table-cell>
          <table:table-cell office:value-type="float" office:value="-3.990417" calcext:value-type="float">
            <text:p>-3.990</text:p>
          </table:table-cell>
          <table:table-cell office:value-type="float" office:value="-3.896892" calcext:value-type="float">
            <text:p>-3.897</text:p>
          </table:table-cell>
          <table:table-cell office:value-type="float" office:value="6.048489" calcext:value-type="float">
            <text:p>6.048</text:p>
          </table:table-cell>
          <table:table-cell office:value-type="float" office:value="732461743" calcext:value-type="float">
            <text:p>732461743</text:p>
          </table:table-cell>
          <table:table-cell office:value-type="float" office:value="26" calcext:value-type="float">
            <text:p>26</text:p>
          </table:table-cell>
          <table:table-cell table:formula="of:=[.I369]-18" office:value-type="float" office:value="8" calcext:value-type="float">
            <text:p>8</text:p>
          </table:table-cell>
          <table:table-cell table:formula="of:=[.E369]+[.J369]" office:value-type="float" office:value="4.009583" calcext:value-type="float">
            <text:p>4.010</text:p>
          </table:table-cell>
        </table:table-row>
        <table:table-row table:style-name="ro1">
          <table:table-cell office:value-type="float" office:value="1738703470" calcext:value-type="float">
            <text:p>1738703470</text:p>
          </table:table-cell>
          <table:table-cell office:value-type="float" office:value="730.9523" calcext:value-type="float">
            <text:p>730.9523</text:p>
          </table:table-cell>
          <table:table-cell office:value-type="float" office:value="1738703470" calcext:value-type="float">
            <text:p>1738703470</text:p>
          </table:table-cell>
          <table:table-cell office:value-type="float" office:value="738" calcext:value-type="float">
            <text:p>738</text:p>
          </table:table-cell>
          <table:table-cell office:value-type="float" office:value="-7.047729" calcext:value-type="float">
            <text:p>-7.048</text:p>
          </table:table-cell>
          <table:table-cell office:value-type="float" office:value="-6.882548" calcext:value-type="float">
            <text:p>-6.883</text:p>
          </table:table-cell>
          <table:table-cell office:value-type="float" office:value="-3.243402" calcext:value-type="float">
            <text:p>-3.243</text:p>
          </table:table-cell>
          <table:table-cell office:value-type="float" office:value="733486119" calcext:value-type="float">
            <text:p>733486119</text:p>
          </table:table-cell>
          <table:table-cell office:value-type="float" office:value="364" calcext:value-type="float">
            <text:p>364</text:p>
          </table:table-cell>
          <table:table-cell table:formula="of:=[.I370]-18" office:value-type="float" office:value="346" calcext:value-type="float">
            <text:p>346</text:p>
          </table:table-cell>
          <table:table-cell table:formula="of:=[.E370]+[.J370]" office:value-type="float" office:value="338.952271" calcext:value-type="float">
            <text:p>338.952</text:p>
          </table:table-cell>
        </table:table-row>
        <table:table-row table:style-name="ro1">
          <table:table-cell office:value-type="float" office:value="1738704495" calcext:value-type="float">
            <text:p>1738704495</text:p>
          </table:table-cell>
          <table:table-cell office:value-type="float" office:value="124.7723" calcext:value-type="float">
            <text:p>124.7723</text:p>
          </table:table-cell>
          <table:table-cell office:value-type="float" office:value="1738704495" calcext:value-type="float">
            <text:p>1738704495</text:p>
          </table:table-cell>
          <table:table-cell office:value-type="float" office:value="109" calcext:value-type="float">
            <text:p>109</text:p>
          </table:table-cell>
          <table:table-cell office:value-type="float" office:value="15.77229" calcext:value-type="float">
            <text:p>15.772</text:p>
          </table:table-cell>
          <table:table-cell office:value-type="float" office:value="15.40263" calcext:value-type="float">
            <text:p>15.403</text:p>
          </table:table-cell>
          <table:table-cell office:value-type="float" office:value="-1.171835" calcext:value-type="float">
            <text:p>-1.172</text:p>
          </table:table-cell>
          <table:table-cell office:value-type="float" office:value="734510163" calcext:value-type="float">
            <text:p>734510163</text:p>
          </table:table-cell>
          <table:table-cell office:value-type="float" office:value="27" calcext:value-type="float">
            <text:p>27</text:p>
          </table:table-cell>
          <table:table-cell table:formula="of:=[.I371]-18" office:value-type="float" office:value="9" calcext:value-type="float">
            <text:p>9</text:p>
          </table:table-cell>
          <table:table-cell table:formula="of:=[.E371]+[.J371]" office:value-type="float" office:value="24.77229" calcext:value-type="float">
            <text:p>24.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20:04:00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20:12:30.530000000</dc:date>
    <meta:editing-duration>PT16M24S</meta:editing-duration>
    <meta:editing-cycles>2</meta:editing-cycles>
    <meta:generator>LibreOffice/7.6.1.2$Windows_X86_64 LibreOffice_project/f5defcebd022c5bc36bbb79be232cb6926d8f674</meta:generator>
    <meta:document-statistic meta:table-count="1" meta:cell-count="4081" meta:object-count="0"/>
  </office:meta>
</office:document-meta>
</file>